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9.3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1.01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35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Local ~50us" table:style-name="ta1">
        <table:shapes>
          <draw:frame draw:z-index="0" draw:style-name="gr1" draw:text-style-name="P1" svg:width="159.97mm" svg:height="90.05mm" svg:x="503.83mm" svg:y="143.44mm">
            <draw:object draw:notify-on-update-of-ranges="'Local ~50us'.E1:'Local ~50us'.E1 'Local ~50us'.G2:'Local ~50us'.G101 'Local ~50us'.H1:'Local ~50us'.H1 'Local ~50us'.J2:'Local ~50us'.J101 'Local ~50us'.K1:'Local ~50us'.K1 'Local ~50us'.M2:'Local ~50us'.M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88mm" svg:height="90.04mm" svg:x="510.13mm" svg:y="246.76mm">
            <draw:object draw:notify-on-update-of-ranges="'Local ~50us'.C2:'Local ~50us'.C101 'Local ~50us'.D2:'Local ~50us'.D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Number of writes before flush</text:p>
          </table:table-cell>
          <table:table-cell table:style-name="ce1" office:value-type="string" calcext:value-type="string" table:number-columns-spanned="2" table:number-rows-spanned="1">
            <text:p>No Client</text:p>
          </table:table-cell>
          <table:covered-table-cell table:style-name="ce1"/>
          <table:table-cell table:style-name="ce1"/>
          <table:table-cell table:style-name="ce2" office:value-type="string" calcext:value-type="string" table:number-columns-spanned="3" table:number-rows-spanned="1">
            <text:p>Async</text:p>
          </table:table-cell>
          <table:covered-table-cell table:number-columns-repeated="2" table:style-name="ce1"/>
          <table:table-cell table:style-name="ce2" office:value-type="string" calcext:value-type="string" table:number-columns-spanned="3" table:number-rows-spanned="1">
            <text:p>Flush</text:p>
          </table:table-cell>
          <table:covered-table-cell table:number-columns-repeated="2" table:style-name="ce1"/>
          <table:table-cell table:style-name="ce2" office:value-type="string" calcext:value-type="string" table:number-columns-spanned="3" table:number-rows-spanned="1">
            <text:p>Sync</text:p>
          </table:table-cell>
          <table:covered-table-cell table:number-columns-repeated="2" table:style-name="ce1"/>
          <table:table-cell office:value-type="string" calcext:value-type="string">
            <text:p>Overhead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table:number-matrix-columns-spanned="1" table:number-matrix-rows-spanned="100" table:formula="of:=MMULT([.$P$33:.$P$132] ; [.$Q$30]) + [.$Q$29]" office:value-type="float" office:value="0.411158217821782" calcext:value-type="float">
            <text:p>0.411158217821782</text:p>
          </table:table-cell>
          <table:table-cell office:value-type="float" office:value="59404" calcext:value-type="float">
            <text:p>59404</text:p>
          </table:table-cell>
          <table:table-cell office:value-type="float" office:value="0.642" calcext:value-type="float">
            <text:p>0.642</text:p>
          </table:table-cell>
          <table:table-cell table:formula="of:=[.F2]-[.D2]" office:value-type="float" office:value="0.230841782178218" calcext:value-type="float">
            <text:p>0.230841782178218</text:p>
          </table:table-cell>
          <table:table-cell office:value-type="float" office:value="58283" calcext:value-type="float">
            <text:p>58283</text:p>
          </table:table-cell>
          <table:table-cell office:value-type="float" office:value="0.569" calcext:value-type="float">
            <text:p>0.569</text:p>
          </table:table-cell>
          <table:table-cell table:formula="of:=[.I2]-[.D2]" office:value-type="float" office:value="0.157841782178218" calcext:value-type="float">
            <text:p>0.157841782178218</text:p>
          </table:table-cell>
          <table:table-cell office:value-type="float" office:value="198769" calcext:value-type="float">
            <text:p>198769</text:p>
          </table:table-cell>
          <table:table-cell office:value-type="float" office:value="0.754" calcext:value-type="float">
            <text:p>0.754</text:p>
          </table:table-cell>
          <table:table-cell table:formula="of:=[.L2]-[.D2]" office:value-type="float" office:value="0.342841782178218" calcext:value-type="float">
            <text:p>0.342841782178218</text:p>
          </table:table-cell>
          <table:table-cell table:formula="of:=([.M2]-[.G2])/[.G2]" office:value-type="float" office:value="0.485180797614585" calcext:value-type="float">
            <text:p>0.485180797614585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525" calcext:value-type="float">
            <text:p>0.525</text:p>
          </table:table-cell>
          <table:table-cell office:value-type="float" office:value="0.428304920492049" calcext:value-type="float">
            <text:p>0.428304920492049</text:p>
          </table:table-cell>
          <table:table-cell office:value-type="float" office:value="114949" calcext:value-type="float">
            <text:p>114949</text:p>
          </table:table-cell>
          <table:table-cell office:value-type="float" office:value="0.755" calcext:value-type="float">
            <text:p>0.755</text:p>
          </table:table-cell>
          <table:table-cell table:formula="of:=[.F3]-[.D3]" office:value-type="float" office:value="0.326695079507951" calcext:value-type="float">
            <text:p>0.326695079507951</text:p>
          </table:table-cell>
          <table:table-cell office:value-type="float" office:value="113175" calcext:value-type="float">
            <text:p>113175</text:p>
          </table:table-cell>
          <table:table-cell office:value-type="float" office:value="0.696" calcext:value-type="float">
            <text:p>0.696</text:p>
          </table:table-cell>
          <table:table-cell table:formula="of:=[.I3]-[.D3]" office:value-type="float" office:value="0.267695079507951" calcext:value-type="float">
            <text:p>0.267695079507951</text:p>
          </table:table-cell>
          <table:table-cell office:value-type="float" office:value="380665" calcext:value-type="float">
            <text:p>380665</text:p>
          </table:table-cell>
          <table:table-cell office:value-type="float" office:value="0.629" calcext:value-type="float">
            <text:p>0.629</text:p>
          </table:table-cell>
          <table:table-cell table:formula="of:=[.L3]-[.D3]" office:value-type="float" office:value="0.200695079507951" calcext:value-type="float">
            <text:p>0.200695079507951</text:p>
          </table:table-cell>
          <table:table-cell table:formula="of:=([.M3]-[.G3])/[.G3]" office:value-type="float" office:value="-0.385680739941887" calcext:value-type="float">
            <text:p>-0.385680739941887</text:p>
          </table:table-cell>
          <table:table-cell/>
          <table:table-cell office:value-type="string" calcext:value-type="string">
            <text:p><text:span text:style-name="T1">Regression</text:span>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577" calcext:value-type="float">
            <text:p>0.577</text:p>
          </table:table-cell>
          <table:table-cell office:value-type="float" office:value="0.445451623162316" calcext:value-type="float">
            <text:p>0.445451623162316</text:p>
          </table:table-cell>
          <table:table-cell office:value-type="float" office:value="165078" calcext:value-type="float">
            <text:p>165078</text:p>
          </table:table-cell>
          <table:table-cell office:value-type="float" office:value="0.718" calcext:value-type="float">
            <text:p>0.718</text:p>
          </table:table-cell>
          <table:table-cell table:formula="of:=[.F4]-[.D4]" office:value-type="float" office:value="0.272548376837684" calcext:value-type="float">
            <text:p>0.272548376837684</text:p>
          </table:table-cell>
          <table:table-cell office:value-type="float" office:value="164786" calcext:value-type="float">
            <text:p>164786</text:p>
          </table:table-cell>
          <table:table-cell office:value-type="float" office:value="0.748" calcext:value-type="float">
            <text:p>0.748</text:p>
          </table:table-cell>
          <table:table-cell table:formula="of:=[.I4]-[.D4]" office:value-type="float" office:value="0.302548376837684" calcext:value-type="float">
            <text:p>0.302548376837684</text:p>
          </table:table-cell>
          <table:table-cell office:value-type="float" office:value="562665" calcext:value-type="float">
            <text:p>562665</text:p>
          </table:table-cell>
          <table:table-cell office:value-type="float" office:value="0.672" calcext:value-type="float">
            <text:p>0.672</text:p>
          </table:table-cell>
          <table:table-cell table:formula="of:=[.L4]-[.D4]" office:value-type="float" office:value="0.226548376837684" calcext:value-type="float">
            <text:p>0.226548376837684</text:p>
          </table:table-cell>
          <table:table-cell table:formula="of:=([.M4]-[.G4])/[.G4]" office:value-type="float" office:value="-0.168777376455979" calcext:value-type="float">
            <text:p>-0.168777376455979</text:p>
          </table:table-cell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701" calcext:value-type="float">
            <text:p>0.701</text:p>
          </table:table-cell>
          <table:table-cell office:value-type="float" office:value="0.462598325832583" calcext:value-type="float">
            <text:p>0.462598325832583</text:p>
          </table:table-cell>
          <table:table-cell office:value-type="float" office:value="221110" calcext:value-type="float">
            <text:p>221110</text:p>
          </table:table-cell>
          <table:table-cell office:value-type="float" office:value="0.82" calcext:value-type="float">
            <text:p>0.82</text:p>
          </table:table-cell>
          <table:table-cell table:formula="of:=[.F5]-[.D5]" office:value-type="float" office:value="0.357401674167417" calcext:value-type="float">
            <text:p>0.357401674167417</text:p>
          </table:table-cell>
          <table:table-cell office:value-type="float" office:value="219681" calcext:value-type="float">
            <text:p>219681</text:p>
          </table:table-cell>
          <table:table-cell office:value-type="float" office:value="0.654" calcext:value-type="float">
            <text:p>0.654</text:p>
          </table:table-cell>
          <table:table-cell table:formula="of:=[.I5]-[.D5]" office:value-type="float" office:value="0.191401674167417" calcext:value-type="float">
            <text:p>0.191401674167417</text:p>
          </table:table-cell>
          <table:table-cell office:value-type="float" office:value="744665" calcext:value-type="float">
            <text:p>744665</text:p>
          </table:table-cell>
          <table:table-cell office:value-type="float" office:value="0.689" calcext:value-type="float">
            <text:p>0.689</text:p>
          </table:table-cell>
          <table:table-cell table:formula="of:=[.L5]-[.D5]" office:value-type="float" office:value="0.226401674167417" calcext:value-type="float">
            <text:p>0.226401674167417</text:p>
          </table:table-cell>
          <table:table-cell table:formula="of:=([.M5]-[.G5])/[.G5]" office:value-type="float" office:value="-0.366534377056768" calcext:value-type="float">
            <text:p>-0.366534377056768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557" calcext:value-type="float">
            <text:p>0.557</text:p>
          </table:table-cell>
          <table:table-cell office:value-type="float" office:value="0.47974502850285" calcext:value-type="float">
            <text:p>0.47974502850285</text:p>
          </table:table-cell>
          <table:table-cell office:value-type="float" office:value="274868" calcext:value-type="float">
            <text:p>274868</text:p>
          </table:table-cell>
          <table:table-cell office:value-type="float" office:value="0.712" calcext:value-type="float">
            <text:p>0.712</text:p>
          </table:table-cell>
          <table:table-cell table:formula="of:=[.F6]-[.D6]" office:value-type="float" office:value="0.23225497149715" calcext:value-type="float">
            <text:p>0.23225497149715</text:p>
          </table:table-cell>
          <table:table-cell office:value-type="float" office:value="281262" calcext:value-type="float">
            <text:p>281262</text:p>
          </table:table-cell>
          <table:table-cell office:value-type="float" office:value="0.69" calcext:value-type="float">
            <text:p>0.69</text:p>
          </table:table-cell>
          <table:table-cell table:formula="of:=[.I6]-[.D6]" office:value-type="float" office:value="0.21025497149715" calcext:value-type="float">
            <text:p>0.21025497149715</text:p>
          </table:table-cell>
          <table:table-cell office:value-type="float" office:value="926665" calcext:value-type="float">
            <text:p>926665</text:p>
          </table:table-cell>
          <table:table-cell office:value-type="float" office:value="0.665" calcext:value-type="float">
            <text:p>0.665</text:p>
          </table:table-cell>
          <table:table-cell table:formula="of:=[.L6]-[.D6]" office:value-type="float" office:value="0.18525497149715" calcext:value-type="float">
            <text:p>0.18525497149715</text:p>
          </table:table-cell>
          <table:table-cell table:formula="of:=([.M6]-[.G6])/[.G6]" office:value-type="float" office:value="-0.202363806023316" calcext:value-type="float">
            <text:p>-0.202363806023316</text:p>
          </table:table-cell>
          <table:table-cell/>
          <table:table-cell office:value-type="string" calcext:value-type="string">
            <text:p>LINEST raw output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535" calcext:value-type="float">
            <text:p>0.535</text:p>
          </table:table-cell>
          <table:table-cell office:value-type="float" office:value="0.496891731173117" calcext:value-type="float">
            <text:p>0.496891731173117</text:p>
          </table:table-cell>
          <table:table-cell office:value-type="float" office:value="330893" calcext:value-type="float">
            <text:p>330893</text:p>
          </table:table-cell>
          <table:table-cell office:value-type="float" office:value="0.694" calcext:value-type="float">
            <text:p>0.694</text:p>
          </table:table-cell>
          <table:table-cell table:formula="of:=[.F7]-[.D7]" office:value-type="float" office:value="0.197108268826883" calcext:value-type="float">
            <text:p>0.197108268826883</text:p>
          </table:table-cell>
          <table:table-cell office:value-type="float" office:value="330890" calcext:value-type="float">
            <text:p>330890</text:p>
          </table:table-cell>
          <table:table-cell office:value-type="float" office:value="0.747" calcext:value-type="float">
            <text:p>0.747</text:p>
          </table:table-cell>
          <table:table-cell table:formula="of:=[.I7]-[.D7]" office:value-type="float" office:value="0.250108268826883" calcext:value-type="float">
            <text:p>0.250108268826883</text:p>
          </table:table-cell>
          <table:table-cell office:value-type="float" office:value="1108665" calcext:value-type="float">
            <text:p>1108665</text:p>
          </table:table-cell>
          <table:table-cell office:value-type="float" office:value="0.68" calcext:value-type="float">
            <text:p>0.68</text:p>
          </table:table-cell>
          <table:table-cell table:formula="of:=[.L7]-[.D7]" office:value-type="float" office:value="0.183108268826883" calcext:value-type="float">
            <text:p>0.183108268826883</text:p>
          </table:table-cell>
          <table:table-cell table:formula="of:=([.M7]-[.G7])/[.G7]" office:value-type="float" office:value="-0.071026954289249" calcext:value-type="float">
            <text:p>-0.071026954289249</text:p>
          </table:table-cell>
          <table:table-cell/>
          <table:table-cell table:number-matrix-columns-spanned="2" table:number-matrix-rows-spanned="5" table:formula="of:=LINEST([.$C$2:.$C$101] ; [.$A$2:.$A$101] ; 1 ; 1)" office:value-type="float" office:value="0.0017146702670267" calcext:value-type="float">
            <text:p>0.001714670267027</text:p>
          </table:table-cell>
          <table:table-cell office:value-type="float" office:value="0.394011515151515" calcext:value-type="float">
            <text:p>0.394011515151515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501" calcext:value-type="float">
            <text:p>0.501</text:p>
          </table:table-cell>
          <table:table-cell office:value-type="float" office:value="0.514038433843384" calcext:value-type="float">
            <text:p>0.514038433843384</text:p>
          </table:table-cell>
          <table:table-cell office:value-type="float" office:value="385469" calcext:value-type="float">
            <text:p>385469</text:p>
          </table:table-cell>
          <table:table-cell office:value-type="float" office:value="0.622" calcext:value-type="float">
            <text:p>0.622</text:p>
          </table:table-cell>
          <table:table-cell table:formula="of:=[.F8]-[.D8]" office:value-type="float" office:value="0.107961566156616" calcext:value-type="float">
            <text:p>0.107961566156616</text:p>
          </table:table-cell>
          <table:table-cell office:value-type="float" office:value="386377" calcext:value-type="float">
            <text:p>386377</text:p>
          </table:table-cell>
          <table:table-cell office:value-type="float" office:value="0.721" calcext:value-type="float">
            <text:p>0.721</text:p>
          </table:table-cell>
          <table:table-cell table:formula="of:=[.I8]-[.D8]" office:value-type="float" office:value="0.206961566156616" calcext:value-type="float">
            <text:p>0.206961566156616</text:p>
          </table:table-cell>
          <table:table-cell office:value-type="float" office:value="1290665" calcext:value-type="float">
            <text:p>1290665</text:p>
          </table:table-cell>
          <table:table-cell office:value-type="float" office:value="0.745" calcext:value-type="float">
            <text:p>0.745</text:p>
          </table:table-cell>
          <table:table-cell table:formula="of:=[.L8]-[.D8]" office:value-type="float" office:value="0.230961566156616" calcext:value-type="float">
            <text:p>0.230961566156616</text:p>
          </table:table-cell>
          <table:table-cell table:formula="of:=([.M8]-[.G8])/[.G8]" office:value-type="float" office:value="1.13929432833133" calcext:value-type="float">
            <text:p>1.13929432833133</text:p>
          </table:table-cell>
          <table:table-cell/>
          <table:table-cell office:value-type="float" office:value="0.0000220704118113467" calcext:value-type="float">
            <text:p>2.20704118113467E-05</text:p>
          </table:table-cell>
          <table:table-cell office:value-type="float" office:value="0.0128378863634056" calcext:value-type="float">
            <text:p>0.012837886363406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595" calcext:value-type="float">
            <text:p>0.595</text:p>
          </table:table-cell>
          <table:table-cell office:value-type="float" office:value="0.531185136513651" calcext:value-type="float">
            <text:p>0.531185136513651</text:p>
          </table:table-cell>
          <table:table-cell office:value-type="float" office:value="441241" calcext:value-type="float">
            <text:p>441241</text:p>
          </table:table-cell>
          <table:table-cell office:value-type="float" office:value="0.69" calcext:value-type="float">
            <text:p>0.69</text:p>
          </table:table-cell>
          <table:table-cell table:formula="of:=[.F9]-[.D9]" office:value-type="float" office:value="0.158814863486349" calcext:value-type="float">
            <text:p>0.158814863486349</text:p>
          </table:table-cell>
          <table:table-cell office:value-type="float" office:value="442416" calcext:value-type="float">
            <text:p>442416</text:p>
          </table:table-cell>
          <table:table-cell office:value-type="float" office:value="0.671" calcext:value-type="float">
            <text:p>0.671</text:p>
          </table:table-cell>
          <table:table-cell table:formula="of:=[.I9]-[.D9]" office:value-type="float" office:value="0.139814863486349" calcext:value-type="float">
            <text:p>0.139814863486349</text:p>
          </table:table-cell>
          <table:table-cell office:value-type="float" office:value="1472665" calcext:value-type="float">
            <text:p>1472665</text:p>
          </table:table-cell>
          <table:table-cell office:value-type="float" office:value="0.838" calcext:value-type="float">
            <text:p>0.838</text:p>
          </table:table-cell>
          <table:table-cell table:formula="of:=[.L9]-[.D9]" office:value-type="float" office:value="0.306814863486349" calcext:value-type="float">
            <text:p>0.306814863486349</text:p>
          </table:table-cell>
          <table:table-cell table:formula="of:=([.M9]-[.G9])/[.G9]" office:value-type="float" office:value="0.931902699477002" calcext:value-type="float">
            <text:p>0.931902699477002</text:p>
          </table:table-cell>
          <table:table-cell/>
          <table:table-cell office:value-type="float" office:value="0.984023154602881" calcext:value-type="float">
            <text:p>0.984023154602881</text:p>
          </table:table-cell>
          <table:table-cell office:value-type="float" office:value="0.0637086053328408" calcext:value-type="float">
            <text:p>0.063708605332841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596" calcext:value-type="float">
            <text:p>0.596</text:p>
          </table:table-cell>
          <table:table-cell office:value-type="float" office:value="0.548331839183918" calcext:value-type="float">
            <text:p>0.548331839183918</text:p>
          </table:table-cell>
          <table:table-cell office:value-type="float" office:value="494954" calcext:value-type="float">
            <text:p>494954</text:p>
          </table:table-cell>
          <table:table-cell office:value-type="float" office:value="0.632" calcext:value-type="float">
            <text:p>0.632</text:p>
          </table:table-cell>
          <table:table-cell table:formula="of:=[.F10]-[.D10]" office:value-type="float" office:value="0.0836681608160817" calcext:value-type="float">
            <text:p>0.083668160816082</text:p>
          </table:table-cell>
          <table:table-cell office:value-type="float" office:value="490721" calcext:value-type="float">
            <text:p>490721</text:p>
          </table:table-cell>
          <table:table-cell office:value-type="float" office:value="0.584" calcext:value-type="float">
            <text:p>0.584</text:p>
          </table:table-cell>
          <table:table-cell table:formula="of:=[.I10]-[.D10]" office:value-type="float" office:value="0.0356681608160817" calcext:value-type="float">
            <text:p>0.035668160816082</text:p>
          </table:table-cell>
          <table:table-cell office:value-type="float" office:value="1654665" calcext:value-type="float">
            <text:p>1654665</text:p>
          </table:table-cell>
          <table:table-cell office:value-type="float" office:value="0.807" calcext:value-type="float">
            <text:p>0.807</text:p>
          </table:table-cell>
          <table:table-cell table:formula="of:=[.L10]-[.D10]" office:value-type="float" office:value="0.258668160816082" calcext:value-type="float">
            <text:p>0.258668160816082</text:p>
          </table:table-cell>
          <table:table-cell table:formula="of:=([.M10]-[.G10])/[.G10]" office:value-type="float" office:value="2.09159611366004" calcext:value-type="float">
            <text:p>2.09159611366004</text:p>
          </table:table-cell>
          <table:table-cell/>
          <table:table-cell office:value-type="float" office:value="6035.87671746956" calcext:value-type="float">
            <text:p>6035.87671746956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48" calcext:value-type="float">
            <text:p>0.648</text:p>
          </table:table-cell>
          <table:table-cell office:value-type="float" office:value="0.565478541854185" calcext:value-type="float">
            <text:p>0.565478541854185</text:p>
          </table:table-cell>
          <table:table-cell office:value-type="float" office:value="547980" calcext:value-type="float">
            <text:p>547980</text:p>
          </table:table-cell>
          <table:table-cell office:value-type="float" office:value="0.605" calcext:value-type="float">
            <text:p>0.605</text:p>
          </table:table-cell>
          <table:table-cell table:formula="of:=[.F11]-[.D11]" office:value-type="float" office:value="0.0395214581458148" calcext:value-type="float">
            <text:p>0.039521458145815</text:p>
          </table:table-cell>
          <table:table-cell office:value-type="float" office:value="549041" calcext:value-type="float">
            <text:p>549041</text:p>
          </table:table-cell>
          <table:table-cell office:value-type="float" office:value="0.601" calcext:value-type="float">
            <text:p>0.601</text:p>
          </table:table-cell>
          <table:table-cell table:formula="of:=[.I11]-[.D11]" office:value-type="float" office:value="0.0355214581458148" calcext:value-type="float">
            <text:p>0.035521458145815</text:p>
          </table:table-cell>
          <table:table-cell office:value-type="float" office:value="1836665" calcext:value-type="float">
            <text:p>1836665</text:p>
          </table:table-cell>
          <table:table-cell office:value-type="float" office:value="0.85" calcext:value-type="float">
            <text:p>0.85</text:p>
          </table:table-cell>
          <table:table-cell table:formula="of:=[.L11]-[.D11]" office:value-type="float" office:value="0.284521458145815" calcext:value-type="float">
            <text:p>0.284521458145815</text:p>
          </table:table-cell>
          <table:table-cell table:formula="of:=([.M11]-[.G11])/[.G11]" office:value-type="float" office:value="6.19916398570292" calcext:value-type="float">
            <text:p>6.19916398570292</text:p>
          </table:table-cell>
          <table:table-cell/>
          <table:table-cell office:value-type="float" office:value="24.4983342934413" calcext:value-type="float">
            <text:p>24.4983342934413</text:p>
          </table:table-cell>
          <table:table-cell office:value-type="float" office:value="0.397761066558656" calcext:value-type="float">
            <text:p>0.397761066558656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0.598" calcext:value-type="float">
            <text:p>0.598</text:p>
          </table:table-cell>
          <table:table-cell office:value-type="float" office:value="0.582625244524452" calcext:value-type="float">
            <text:p>0.582625244524452</text:p>
          </table:table-cell>
          <table:table-cell office:value-type="float" office:value="604033" calcext:value-type="float">
            <text:p>604033</text:p>
          </table:table-cell>
          <table:table-cell office:value-type="float" office:value="0.657" calcext:value-type="float">
            <text:p>0.657</text:p>
          </table:table-cell>
          <table:table-cell table:formula="of:=[.F12]-[.D12]" office:value-type="float" office:value="0.0743747554755477" calcext:value-type="float">
            <text:p>0.074374755475548</text:p>
          </table:table-cell>
          <table:table-cell office:value-type="float" office:value="605489" calcext:value-type="float">
            <text:p>605489</text:p>
          </table:table-cell>
          <table:table-cell office:value-type="float" office:value="0.594" calcext:value-type="float">
            <text:p>0.594</text:p>
          </table:table-cell>
          <table:table-cell table:formula="of:=[.I12]-[.D12]" office:value-type="float" office:value="0.0113747554755477" calcext:value-type="float">
            <text:p>0.011374755475548</text:p>
          </table:table-cell>
          <table:table-cell office:value-type="float" office:value="2018665" calcext:value-type="float">
            <text:p>2018665</text:p>
          </table:table-cell>
          <table:table-cell office:value-type="float" office:value="0.893" calcext:value-type="float">
            <text:p>0.893</text:p>
          </table:table-cell>
          <table:table-cell table:formula="of:=[.L12]-[.D12]" office:value-type="float" office:value="0.310374755475548" calcext:value-type="float">
            <text:p>0.310374755475548</text:p>
          </table:table-cell>
          <table:table-cell table:formula="of:=([.M12]-[.G12])/[.G12]" office:value-type="float" office:value="3.17311967603833" calcext:value-type="float">
            <text:p>3.17311967603833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514" calcext:value-type="float">
            <text:p>0.514</text:p>
          </table:table-cell>
          <table:table-cell office:value-type="float" office:value="0.599771947194719" calcext:value-type="float">
            <text:p>0.599771947194719</text:p>
          </table:table-cell>
          <table:table-cell office:value-type="float" office:value="663913" calcext:value-type="float">
            <text:p>663913</text:p>
          </table:table-cell>
          <table:table-cell office:value-type="float" office:value="0.567" calcext:value-type="float">
            <text:p>0.567</text:p>
          </table:table-cell>
          <table:table-cell table:formula="of:=[.F13]-[.D13]" office:value-type="float" office:value="-0.0327719471947193" calcext:value-type="float">
            <text:p>-0.032771947194719</text:p>
          </table:table-cell>
          <table:table-cell office:value-type="float" office:value="666773" calcext:value-type="float">
            <text:p>666773</text:p>
          </table:table-cell>
          <table:table-cell office:value-type="float" office:value="0.579" calcext:value-type="float">
            <text:p>0.579</text:p>
          </table:table-cell>
          <table:table-cell table:formula="of:=[.I13]-[.D13]" office:value-type="float" office:value="-0.0207719471947194" calcext:value-type="float">
            <text:p>-0.02077194719472</text:p>
          </table:table-cell>
          <table:table-cell office:value-type="float" office:value="2200665" calcext:value-type="float">
            <text:p>2200665</text:p>
          </table:table-cell>
          <table:table-cell office:value-type="float" office:value="0.985" calcext:value-type="float">
            <text:p>0.985</text:p>
          </table:table-cell>
          <table:table-cell table:formula="of:=[.L13]-[.D13]" office:value-type="float" office:value="0.385228052805281" calcext:value-type="float">
            <text:p>0.385228052805281</text:p>
          </table:table-cell>
          <table:table-cell table:formula="of:=([.M13]-[.G13])/[.G13]" office:value-type="float" office:value="-12.7548112266992" calcext:value-type="float">
            <text:p>-12.7548112266992</text:p>
          </table:table-cell>
          <table:table-cell/>
          <table:table-cell office:value-type="string" calcext:value-type="string">
            <text:p>Regression Statistics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0.606" calcext:value-type="float">
            <text:p>0.606</text:p>
          </table:table-cell>
          <table:table-cell office:value-type="float" office:value="0.616918649864986" calcext:value-type="float">
            <text:p>0.616918649864986</text:p>
          </table:table-cell>
          <table:table-cell office:value-type="float" office:value="724856" calcext:value-type="float">
            <text:p>724856</text:p>
          </table:table-cell>
          <table:table-cell office:value-type="float" office:value="0.634" calcext:value-type="float">
            <text:p>0.634</text:p>
          </table:table-cell>
          <table:table-cell table:formula="of:=[.F14]-[.D14]" office:value-type="float" office:value="0.0170813501350137" calcext:value-type="float">
            <text:p>0.017081350135014</text:p>
          </table:table-cell>
          <table:table-cell office:value-type="float" office:value="726549" calcext:value-type="float">
            <text:p>726549</text:p>
          </table:table-cell>
          <table:table-cell office:value-type="float" office:value="0.626" calcext:value-type="float">
            <text:p>0.626</text:p>
          </table:table-cell>
          <table:table-cell table:formula="of:=[.I14]-[.D14]" office:value-type="float" office:value="0.00908135013501365" calcext:value-type="float">
            <text:p>0.009081350135014</text:p>
          </table:table-cell>
          <table:table-cell office:value-type="float" office:value="2382665" calcext:value-type="float">
            <text:p>2382665</text:p>
          </table:table-cell>
          <table:table-cell office:value-type="float" office:value="1.033" calcext:value-type="float">
            <text:p>1.033</text:p>
          </table:table-cell>
          <table:table-cell table:formula="of:=[.L14]-[.D14]" office:value-type="float" office:value="0.416081350135014" calcext:value-type="float">
            <text:p>0.416081350135014</text:p>
          </table:table-cell>
          <table:table-cell table:formula="of:=([.M14]-[.G14])/[.G14]" office:value-type="float" office:value="23.3588092771497" calcext:value-type="float">
            <text:p>23.3588092771497</text:p>
          </table:table-cell>
          <table:table-cell/>
          <table:table-cell office:value-type="string" calcext:value-type="string">
            <text:p>R^2</text:p>
          </table:table-cell>
          <table:table-cell table:formula="of:=[.$P$9]" office:value-type="float" office:value="0.984023154602881" calcext:value-type="float">
            <text:p>0.984023154602881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0.596" calcext:value-type="float">
            <text:p>0.596</text:p>
          </table:table-cell>
          <table:table-cell office:value-type="float" office:value="0.634065352535253" calcext:value-type="float">
            <text:p>0.634065352535253</text:p>
          </table:table-cell>
          <table:table-cell office:value-type="float" office:value="801850" calcext:value-type="float">
            <text:p>801850</text:p>
          </table:table-cell>
          <table:table-cell office:value-type="float" office:value="0.598" calcext:value-type="float">
            <text:p>0.598</text:p>
          </table:table-cell>
          <table:table-cell table:formula="of:=[.F15]-[.D15]" office:value-type="float" office:value="-0.0360653525352534" calcext:value-type="float">
            <text:p>-0.036065352535254</text:p>
          </table:table-cell>
          <table:table-cell office:value-type="float" office:value="783361" calcext:value-type="float">
            <text:p>783361</text:p>
          </table:table-cell>
          <table:table-cell office:value-type="float" office:value="0.615" calcext:value-type="float">
            <text:p>0.615</text:p>
          </table:table-cell>
          <table:table-cell table:formula="of:=[.I15]-[.D15]" office:value-type="float" office:value="-0.0190653525352534" calcext:value-type="float">
            <text:p>-0.019065352535254</text:p>
          </table:table-cell>
          <table:table-cell office:value-type="float" office:value="2564665" calcext:value-type="float">
            <text:p>2564665</text:p>
          </table:table-cell>
          <table:table-cell office:value-type="float" office:value="1.083" calcext:value-type="float">
            <text:p>1.083</text:p>
          </table:table-cell>
          <table:table-cell table:formula="of:=[.L15]-[.D15]" office:value-type="float" office:value="0.448934647464747" calcext:value-type="float">
            <text:p>0.448934647464747</text:p>
          </table:table-cell>
          <table:table-cell table:formula="of:=([.M15]-[.G15])/[.G15]" office:value-type="float" office:value="-13.4478097649515" calcext:value-type="float">
            <text:p>-13.4478097649515</text:p>
          </table:table-cell>
          <table:table-cell/>
          <table:table-cell office:value-type="string" calcext:value-type="string">
            <text:p>Standard Error</text:p>
          </table:table-cell>
          <table:table-cell table:formula="of:=[.$Q$9]" office:value-type="float" office:value="0.0637086053328408" calcext:value-type="float">
            <text:p>0.063708605332841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0.689" calcext:value-type="float">
            <text:p>0.689</text:p>
          </table:table-cell>
          <table:table-cell office:value-type="float" office:value="0.65121205520552" calcext:value-type="float">
            <text:p>0.65121205520552</text:p>
          </table:table-cell>
          <table:table-cell office:value-type="float" office:value="837157" calcext:value-type="float">
            <text:p>837157</text:p>
          </table:table-cell>
          <table:table-cell office:value-type="float" office:value="0.638" calcext:value-type="float">
            <text:p>0.638</text:p>
          </table:table-cell>
          <table:table-cell table:formula="of:=[.F16]-[.D16]" office:value-type="float" office:value="-0.0132120552055205" calcext:value-type="float">
            <text:p>-0.013212055205521</text:p>
          </table:table-cell>
          <table:table-cell office:value-type="float" office:value="835649" calcext:value-type="float">
            <text:p>835649</text:p>
          </table:table-cell>
          <table:table-cell office:value-type="float" office:value="0.632" calcext:value-type="float">
            <text:p>0.632</text:p>
          </table:table-cell>
          <table:table-cell table:formula="of:=[.I16]-[.D16]" office:value-type="float" office:value="-0.0192120552055205" calcext:value-type="float">
            <text:p>-0.019212055205521</text:p>
          </table:table-cell>
          <table:table-cell office:value-type="float" office:value="2746665" calcext:value-type="float">
            <text:p>2746665</text:p>
          </table:table-cell>
          <table:table-cell office:value-type="float" office:value="1.067" calcext:value-type="float">
            <text:p>1.067</text:p>
          </table:table-cell>
          <table:table-cell table:formula="of:=[.L16]-[.D16]" office:value-type="float" office:value="0.415787944794479" calcext:value-type="float">
            <text:p>0.415787944794479</text:p>
          </table:table-cell>
          <table:table-cell table:formula="of:=([.M16]-[.G16])/[.G16]" office:value-type="float" office:value="-32.4703457052426" calcext:value-type="float">
            <text:p>-32.4703457052426</text:p>
          </table:table-cell>
          <table:table-cell/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0.707" calcext:value-type="float">
            <text:p>0.707</text:p>
          </table:table-cell>
          <table:table-cell office:value-type="float" office:value="0.668358757875788" calcext:value-type="float">
            <text:p>0.668358757875788</text:p>
          </table:table-cell>
          <table:table-cell office:value-type="float" office:value="894021" calcext:value-type="float">
            <text:p>894021</text:p>
          </table:table-cell>
          <table:table-cell office:value-type="float" office:value="0.664" calcext:value-type="float">
            <text:p>0.664</text:p>
          </table:table-cell>
          <table:table-cell table:formula="of:=[.F17]-[.D17]" office:value-type="float" office:value="-0.00435875787578743" calcext:value-type="float">
            <text:p>-0.004358757875787</text:p>
          </table:table-cell>
          <table:table-cell office:value-type="float" office:value="894177" calcext:value-type="float">
            <text:p>894177</text:p>
          </table:table-cell>
          <table:table-cell office:value-type="float" office:value="0.708" calcext:value-type="float">
            <text:p>0.708</text:p>
          </table:table-cell>
          <table:table-cell table:formula="of:=[.I17]-[.D17]" office:value-type="float" office:value="0.0396412421242125" calcext:value-type="float">
            <text:p>0.039641242124213</text:p>
          </table:table-cell>
          <table:table-cell office:value-type="float" office:value="2928665" calcext:value-type="float">
            <text:p>2928665</text:p>
          </table:table-cell>
          <table:table-cell office:value-type="float" office:value="1.163" calcext:value-type="float">
            <text:p>1.163</text:p>
          </table:table-cell>
          <table:table-cell table:formula="of:=[.L17]-[.D17]" office:value-type="float" office:value="0.494641242124213" calcext:value-type="float">
            <text:p>0.494641242124213</text:p>
          </table:table-cell>
          <table:table-cell table:formula="of:=([.M17]-[.G17])/[.G17]" office:value-type="float" office:value="-114.482156205993" calcext:value-type="float">
            <text:p>-114.482156205993</text:p>
          </table:table-cell>
          <table:table-cell/>
          <table:table-cell office:value-type="string" calcext:value-type="string">
            <text:p>Observations</text:p>
          </table:table-cell>
          <table:table-cell table:formula="of:=100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5505460546054" calcext:value-type="float">
            <text:p>0.685505460546054</text:p>
          </table:table-cell>
          <table:table-cell office:value-type="float" office:value="956397" calcext:value-type="float">
            <text:p>956397</text:p>
          </table:table-cell>
          <table:table-cell office:value-type="float" office:value="0.676" calcext:value-type="float">
            <text:p>0.676</text:p>
          </table:table-cell>
          <table:table-cell table:formula="of:=[.F18]-[.D18]" office:value-type="float" office:value="-0.00950546054605439" calcext:value-type="float">
            <text:p>-0.009505460546054</text:p>
          </table:table-cell>
          <table:table-cell office:value-type="float" office:value="948649" calcext:value-type="float">
            <text:p>948649</text:p>
          </table:table-cell>
          <table:table-cell office:value-type="float" office:value="0.671" calcext:value-type="float">
            <text:p>0.671</text:p>
          </table:table-cell>
          <table:table-cell table:formula="of:=[.I18]-[.D18]" office:value-type="float" office:value="-0.0145054605460544" calcext:value-type="float">
            <text:p>-0.014505460546054</text:p>
          </table:table-cell>
          <table:table-cell office:value-type="float" office:value="3110665" calcext:value-type="float">
            <text:p>3110665</text:p>
          </table:table-cell>
          <table:table-cell office:value-type="float" office:value="1.189" calcext:value-type="float">
            <text:p>1.189</text:p>
          </table:table-cell>
          <table:table-cell table:formula="of:=[.L18]-[.D18]" office:value-type="float" office:value="0.503494539453946" calcext:value-type="float">
            <text:p>0.503494539453946</text:p>
          </table:table-cell>
          <table:table-cell table:formula="of:=([.M18]-[.G18])/[.G18]" office:value-type="float" office:value="-53.9689789373689" calcext:value-type="float">
            <text:p>-53.9689789373689</text:p>
          </table:table-cell>
          <table:table-cell/>
          <table:table-cell office:value-type="string" calcext:value-type="string">
            <text:p>Adjusted R^2</text:p>
          </table:table-cell>
          <table:table-cell table:formula="of:=1 - (1 - [.$P$9])*([.$Q$17] - 1)/([.$Q$17] - [.$Q$16] - 1)" office:value-type="float" office:value="0.983860125568216" calcext:value-type="float">
            <text:p>0.983860125568216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654" calcext:value-type="float">
            <text:p>0.654</text:p>
          </table:table-cell>
          <table:table-cell office:value-type="float" office:value="0.702652163216322" calcext:value-type="float">
            <text:p>0.702652163216322</text:p>
          </table:table-cell>
          <table:table-cell office:value-type="float" office:value="1004681" calcext:value-type="float">
            <text:p>1004681</text:p>
          </table:table-cell>
          <table:table-cell office:value-type="float" office:value="0.708" calcext:value-type="float">
            <text:p>0.708</text:p>
          </table:table-cell>
          <table:table-cell table:formula="of:=[.F19]-[.D19]" office:value-type="float" office:value="0.00534783678367845" calcext:value-type="float">
            <text:p>0.005347836783678</text:p>
          </table:table-cell>
          <table:table-cell office:value-type="float" office:value="1009153" calcext:value-type="float">
            <text:p>1009153</text:p>
          </table:table-cell>
          <table:table-cell office:value-type="float" office:value="0.701" calcext:value-type="float">
            <text:p>0.701</text:p>
          </table:table-cell>
          <table:table-cell table:formula="of:=[.I19]-[.D19]" office:value-type="float" office:value="-0.00165216321632145" calcext:value-type="float">
            <text:p>-0.001652163216321</text:p>
          </table:table-cell>
          <table:table-cell office:value-type="float" office:value="3292665" calcext:value-type="float">
            <text:p>3292665</text:p>
          </table:table-cell>
          <table:table-cell office:value-type="float" office:value="1.301" calcext:value-type="float">
            <text:p>1.301</text:p>
          </table:table-cell>
          <table:table-cell table:formula="of:=[.L19]-[.D19]" office:value-type="float" office:value="0.598347836783678" calcext:value-type="float">
            <text:p>0.598347836783678</text:p>
          </table:table-cell>
          <table:table-cell table:formula="of:=([.M19]-[.G19])/[.G19]" office:value-type="float" office:value="110.885957067693" calcext:value-type="float">
            <text:p>110.885957067693</text:p>
          </table:table-cell>
          <table:table-cell table:number-columns-repeated="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0.667" calcext:value-type="float">
            <text:p>0.667</text:p>
          </table:table-cell>
          <table:table-cell office:value-type="float" office:value="0.719798865886589" calcext:value-type="float">
            <text:p>0.719798865886589</text:p>
          </table:table-cell>
          <table:table-cell office:value-type="float" office:value="1065133" calcext:value-type="float">
            <text:p>1065133</text:p>
          </table:table-cell>
          <table:table-cell office:value-type="float" office:value="0.74" calcext:value-type="float">
            <text:p>0.74</text:p>
          </table:table-cell>
          <table:table-cell table:formula="of:=[.F20]-[.D20]" office:value-type="float" office:value="0.0202011341134114" calcext:value-type="float">
            <text:p>0.020201134113411</text:p>
          </table:table-cell>
          <table:table-cell office:value-type="float" office:value="1062872" calcext:value-type="float">
            <text:p>1062872</text:p>
          </table:table-cell>
          <table:table-cell office:value-type="float" office:value="0.751" calcext:value-type="float">
            <text:p>0.751</text:p>
          </table:table-cell>
          <table:table-cell table:formula="of:=[.I20]-[.D20]" office:value-type="float" office:value="0.0312011341134114" calcext:value-type="float">
            <text:p>0.031201134113412</text:p>
          </table:table-cell>
          <table:table-cell office:value-type="float" office:value="3474665" calcext:value-type="float">
            <text:p>3474665</text:p>
          </table:table-cell>
          <table:table-cell office:value-type="float" office:value="1.273" calcext:value-type="float">
            <text:p>1.273</text:p>
          </table:table-cell>
          <table:table-cell table:formula="of:=[.L20]-[.D20]" office:value-type="float" office:value="0.553201134113412" calcext:value-type="float">
            <text:p>0.553201134113412</text:p>
          </table:table-cell>
          <table:table-cell table:formula="of:=([.M20]-[.G20])/[.G20]" office:value-type="float" office:value="26.3846572676405" calcext:value-type="float">
            <text:p>26.3846572676405</text:p>
          </table:table-cell>
          <table:table-cell/>
          <table:table-cell office:value-type="string" calcext:value-type="string">
            <text:p>Analysis of Variance (ANOVA)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697" calcext:value-type="float">
            <text:p>0.697</text:p>
          </table:table-cell>
          <table:table-cell office:value-type="float" office:value="0.736945568556856" calcext:value-type="float">
            <text:p>0.736945568556856</text:p>
          </table:table-cell>
          <table:table-cell office:value-type="float" office:value="1123708" calcext:value-type="float">
            <text:p>1123708</text:p>
          </table:table-cell>
          <table:table-cell office:value-type="float" office:value="0.74" calcext:value-type="float">
            <text:p>0.74</text:p>
          </table:table-cell>
          <table:table-cell table:formula="of:=[.F21]-[.D21]" office:value-type="float" office:value="0.00305443144314443" calcext:value-type="float">
            <text:p>0.003054431443144</text:p>
          </table:table-cell>
          <table:table-cell office:value-type="float" office:value="1129926" calcext:value-type="float">
            <text:p>1129926</text:p>
          </table:table-cell>
          <table:table-cell office:value-type="float" office:value="0.734" calcext:value-type="float">
            <text:p>0.734</text:p>
          </table:table-cell>
          <table:table-cell table:formula="of:=[.I21]-[.D21]" office:value-type="float" office:value="-0.00294556855685557" calcext:value-type="float">
            <text:p>-0.002945568556856</text:p>
          </table:table-cell>
          <table:table-cell office:value-type="float" office:value="3656665" calcext:value-type="float">
            <text:p>3656665</text:p>
          </table:table-cell>
          <table:table-cell office:value-type="float" office:value="1.368" calcext:value-type="float">
            <text:p>1.368</text:p>
          </table:table-cell>
          <table:table-cell table:formula="of:=[.L21]-[.D21]" office:value-type="float" office:value="0.631054431443144" calcext:value-type="float">
            <text:p>0.631054431443144</text:p>
          </table:table-cell>
          <table:table-cell table:formula="of:=([.M21]-[.G21])/[.G21]" office:value-type="float" office:value="205.60291225705" calcext:value-type="float">
            <text:p>205.60291225705</text:p>
          </table:table-cell>
          <table:table-cell table:number-columns-repeated="2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0.729" calcext:value-type="float">
            <text:p>0.729</text:p>
          </table:table-cell>
          <table:table-cell office:value-type="float" office:value="0.754092271227123" calcext:value-type="float">
            <text:p>0.754092271227123</text:p>
          </table:table-cell>
          <table:table-cell office:value-type="float" office:value="1198405" calcext:value-type="float">
            <text:p>1198405</text:p>
          </table:table-cell>
          <table:table-cell office:value-type="float" office:value="0.76" calcext:value-type="float">
            <text:p>0.76</text:p>
          </table:table-cell>
          <table:table-cell table:formula="of:=[.F22]-[.D22]" office:value-type="float" office:value="0.00590772877287749" calcext:value-type="float">
            <text:p>0.005907728772877</text:p>
          </table:table-cell>
          <table:table-cell office:value-type="float" office:value="1188845" calcext:value-type="float">
            <text:p>1188845</text:p>
          </table:table-cell>
          <table:table-cell office:value-type="float" office:value="0.788" calcext:value-type="float">
            <text:p>0.788</text:p>
          </table:table-cell>
          <table:table-cell table:formula="of:=[.I22]-[.D22]" office:value-type="float" office:value="0.0339077287728775" calcext:value-type="float">
            <text:p>0.033907728772878</text:p>
          </table:table-cell>
          <table:table-cell office:value-type="float" office:value="3838665" calcext:value-type="float">
            <text:p>3838665</text:p>
          </table:table-cell>
          <table:table-cell office:value-type="float" office:value="1.38" calcext:value-type="float">
            <text:p>1.38</text:p>
          </table:table-cell>
          <table:table-cell table:formula="of:=[.L22]-[.D22]" office:value-type="float" office:value="0.625907728772877" calcext:value-type="float">
            <text:p>0.625907728772877</text:p>
          </table:table-cell>
          <table:table-cell table:formula="of:=([.M22]-[.G22])/[.G22]" office:value-type="float" office:value="104.947268880459" calcext:value-type="float">
            <text:p>104.947268880459</text:p>
          </table:table-cell>
          <table:table-cell/>
          <table:table-cell office:value-type="string" calcext:value-type="string">
            <text:p>Regression</text:p>
          </table:table-cell>
          <table:table-cell table:formula="of:=[.$Q$16]" office:value-type="float" office:value="1" calcext:value-type="float">
            <text:p>1</text:p>
          </table:table-cell>
          <table:table-cell table:formula="of:=[.$P$11]" office:value-type="float" office:value="24.4983342934413" calcext:value-type="float">
            <text:p>24.4983342934413</text:p>
          </table:table-cell>
          <table:table-cell table:formula="of:=[.$P$11] / [.$Q$22]" office:value-type="float" office:value="24.4983342934413" calcext:value-type="float">
            <text:p>24.4983342934413</text:p>
          </table:table-cell>
          <table:table-cell table:formula="of:=[.$P$10]" office:value-type="float" office:value="6035.87671746956" calcext:value-type="float">
            <text:p>6035.87671746956</text:p>
          </table:table-cell>
          <table:table-cell table:formula="of:=LEGACY.FDIST([.$P$10] ; [.$Q$22] ; [.$Q$10])" office:value-type="float" office:value="7.58065280208599E-090" calcext:value-type="float">
            <text:p>7.58065280208599E-9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0.688" calcext:value-type="float">
            <text:p>0.688</text:p>
          </table:table-cell>
          <table:table-cell office:value-type="float" office:value="0.77123897389739" calcext:value-type="float">
            <text:p>0.77123897389739</text:p>
          </table:table-cell>
          <table:table-cell office:value-type="float" office:value="1231501" calcext:value-type="float">
            <text:p>1231501</text:p>
          </table:table-cell>
          <table:table-cell office:value-type="float" office:value="0.789" calcext:value-type="float">
            <text:p>0.789</text:p>
          </table:table-cell>
          <table:table-cell table:formula="of:=[.F23]-[.D23]" office:value-type="float" office:value="0.0177610261026104" calcext:value-type="float">
            <text:p>0.017761026102611</text:p>
          </table:table-cell>
          <table:table-cell office:value-type="float" office:value="1241466" calcext:value-type="float">
            <text:p>1241466</text:p>
          </table:table-cell>
          <table:table-cell office:value-type="float" office:value="0.759" calcext:value-type="float">
            <text:p>0.759</text:p>
          </table:table-cell>
          <table:table-cell table:formula="of:=[.I23]-[.D23]" office:value-type="float" office:value="-0.0122389738973896" calcext:value-type="float">
            <text:p>-0.01223897389739</text:p>
          </table:table-cell>
          <table:table-cell office:value-type="float" office:value="4020665" calcext:value-type="float">
            <text:p>4020665</text:p>
          </table:table-cell>
          <table:table-cell office:value-type="float" office:value="1.509" calcext:value-type="float">
            <text:p>1.509</text:p>
          </table:table-cell>
          <table:table-cell table:formula="of:=[.L23]-[.D23]" office:value-type="float" office:value="0.73776102610261" calcext:value-type="float">
            <text:p>0.73776102610261</text:p>
          </table:table-cell>
          <table:table-cell table:formula="of:=([.M23]-[.G23])/[.G23]" office:value-type="float" office:value="40.5381984036484" calcext:value-type="float">
            <text:p>40.5381984036484</text:p>
          </table:table-cell>
          <table:table-cell/>
          <table:table-cell office:value-type="string" calcext:value-type="string">
            <text:p>Residual</text:p>
          </table:table-cell>
          <table:table-cell table:formula="of:=[.$Q$10]" office:value-type="float" office:value="98" calcext:value-type="float">
            <text:p>98</text:p>
          </table:table-cell>
          <table:table-cell table:formula="of:=[.$Q$11]" office:value-type="float" office:value="0.397761066558656" calcext:value-type="float">
            <text:p>0.397761066558656</text:p>
          </table:table-cell>
          <table:table-cell table:formula="of:=[.$Q$11] / [.$Q$10]" office:value-type="float" office:value="0.00405878639345567" calcext:value-type="float">
            <text:p>0.004058786393456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0.697" calcext:value-type="float">
            <text:p>0.697</text:p>
          </table:table-cell>
          <table:table-cell office:value-type="float" office:value="0.788385676567657" calcext:value-type="float">
            <text:p>0.788385676567657</text:p>
          </table:table-cell>
          <table:table-cell office:value-type="float" office:value="1283621" calcext:value-type="float">
            <text:p>1283621</text:p>
          </table:table-cell>
          <table:table-cell office:value-type="float" office:value="0.811" calcext:value-type="float">
            <text:p>0.811</text:p>
          </table:table-cell>
          <table:table-cell table:formula="of:=[.F24]-[.D24]" office:value-type="float" office:value="0.0226143234323434" calcext:value-type="float">
            <text:p>0.022614323432343</text:p>
          </table:table-cell>
          <table:table-cell office:value-type="float" office:value="1287919" calcext:value-type="float">
            <text:p>1287919</text:p>
          </table:table-cell>
          <table:table-cell office:value-type="float" office:value="0.829" calcext:value-type="float">
            <text:p>0.829</text:p>
          </table:table-cell>
          <table:table-cell table:formula="of:=[.I24]-[.D24]" office:value-type="float" office:value="0.0406143234323434" calcext:value-type="float">
            <text:p>0.040614323432343</text:p>
          </table:table-cell>
          <table:table-cell office:value-type="float" office:value="4202665" calcext:value-type="float">
            <text:p>4202665</text:p>
          </table:table-cell>
          <table:table-cell office:value-type="float" office:value="1.527" calcext:value-type="float">
            <text:p>1.527</text:p>
          </table:table-cell>
          <table:table-cell table:formula="of:=[.L24]-[.D24]" office:value-type="float" office:value="0.738614323432343" calcext:value-type="float">
            <text:p>0.738614323432343</text:p>
          </table:table-cell>
          <table:table-cell table:formula="of:=([.M24]-[.G24])/[.G24]" office:value-type="float" office:value="31.6613495929737" calcext:value-type="float">
            <text:p>31.6613495929737</text:p>
          </table:table-cell>
          <table:table-cell/>
          <table:table-cell office:value-type="string" calcext:value-type="string">
            <text:p>Total</text:p>
          </table:table-cell>
          <table:table-cell table:formula="of:=[.$Q$22] + [.$Q$10]" office:value-type="float" office:value="99" calcext:value-type="float">
            <text:p>99</text:p>
          </table:table-cell>
          <table:table-cell table:formula="of:=[.$P$11] + [.$Q$11]" office:value-type="float" office:value="24.89609536" calcext:value-type="float">
            <text:p>24.89609536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0.778" calcext:value-type="float">
            <text:p>0.778</text:p>
          </table:table-cell>
          <table:table-cell office:value-type="float" office:value="0.805532379237924" calcext:value-type="float">
            <text:p>0.805532379237924</text:p>
          </table:table-cell>
          <table:table-cell office:value-type="float" office:value="1353155" calcext:value-type="float">
            <text:p>1353155</text:p>
          </table:table-cell>
          <table:table-cell office:value-type="float" office:value="0.812" calcext:value-type="float">
            <text:p>0.812</text:p>
          </table:table-cell>
          <table:table-cell table:formula="of:=[.F25]-[.D25]" office:value-type="float" office:value="0.00646762076207641" calcext:value-type="float">
            <text:p>0.006467620762076</text:p>
          </table:table-cell>
          <table:table-cell office:value-type="float" office:value="1353373" calcext:value-type="float">
            <text:p>1353373</text:p>
          </table:table-cell>
          <table:table-cell office:value-type="float" office:value="0.856" calcext:value-type="float">
            <text:p>0.856</text:p>
          </table:table-cell>
          <table:table-cell table:formula="of:=[.I25]-[.D25]" office:value-type="float" office:value="0.0504676207620763" calcext:value-type="float">
            <text:p>0.050467620762076</text:p>
          </table:table-cell>
          <table:table-cell office:value-type="float" office:value="4384665" calcext:value-type="float">
            <text:p>4384665</text:p>
          </table:table-cell>
          <table:table-cell office:value-type="float" office:value="1.557" calcext:value-type="float">
            <text:p>1.557</text:p>
          </table:table-cell>
          <table:table-cell table:formula="of:=[.L25]-[.D25]" office:value-type="float" office:value="0.751467620762076" calcext:value-type="float">
            <text:p>0.751467620762076</text:p>
          </table:table-cell>
          <table:table-cell table:formula="of:=([.M25]-[.G25])/[.G25]" office:value-type="float" office:value="115.189190493108" calcext:value-type="float">
            <text:p>115.189190493108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0.747" calcext:value-type="float">
            <text:p>0.747</text:p>
          </table:table-cell>
          <table:table-cell office:value-type="float" office:value="0.822679081908191" calcext:value-type="float">
            <text:p>0.822679081908191</text:p>
          </table:table-cell>
          <table:table-cell office:value-type="float" office:value="1407283" calcext:value-type="float">
            <text:p>1407283</text:p>
          </table:table-cell>
          <table:table-cell office:value-type="float" office:value="0.845" calcext:value-type="float">
            <text:p>0.845</text:p>
          </table:table-cell>
          <table:table-cell table:formula="of:=[.F26]-[.D26]" office:value-type="float" office:value="0.0223209180918092" calcext:value-type="float">
            <text:p>0.022320918091809</text:p>
          </table:table-cell>
          <table:table-cell office:value-type="float" office:value="1408485" calcext:value-type="float">
            <text:p>1408485</text:p>
          </table:table-cell>
          <table:table-cell office:value-type="float" office:value="0.853" calcext:value-type="float">
            <text:p>0.853</text:p>
          </table:table-cell>
          <table:table-cell table:formula="of:=[.I26]-[.D26]" office:value-type="float" office:value="0.0303209180918093" calcext:value-type="float">
            <text:p>0.030320918091809</text:p>
          </table:table-cell>
          <table:table-cell office:value-type="float" office:value="4566665" calcext:value-type="float">
            <text:p>4566665</text:p>
          </table:table-cell>
          <table:table-cell office:value-type="float" office:value="1.615" calcext:value-type="float">
            <text:p>1.615</text:p>
          </table:table-cell>
          <table:table-cell table:formula="of:=[.L26]-[.D26]" office:value-type="float" office:value="0.792320918091809" calcext:value-type="float">
            <text:p>0.792320918091809</text:p>
          </table:table-cell>
          <table:table-cell table:formula="of:=([.M26]-[.G26])/[.G26]" office:value-type="float" office:value="34.496788923864" calcext:value-type="float">
            <text:p>34.496788923864</text:p>
          </table:table-cell>
          <table:table-cell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0.838" calcext:value-type="float">
            <text:p>0.838</text:p>
          </table:table-cell>
          <table:table-cell office:value-type="float" office:value="0.839825784578458" calcext:value-type="float">
            <text:p>0.839825784578458</text:p>
          </table:table-cell>
          <table:table-cell office:value-type="float" office:value="1466337" calcext:value-type="float">
            <text:p>1466337</text:p>
          </table:table-cell>
          <table:table-cell office:value-type="float" office:value="0.916" calcext:value-type="float">
            <text:p>0.916</text:p>
          </table:table-cell>
          <table:table-cell table:formula="of:=[.F27]-[.D27]" office:value-type="float" office:value="0.0761742154215422" calcext:value-type="float">
            <text:p>0.076174215421542</text:p>
          </table:table-cell>
          <table:table-cell office:value-type="float" office:value="1467221" calcext:value-type="float">
            <text:p>1467221</text:p>
          </table:table-cell>
          <table:table-cell office:value-type="float" office:value="0.898" calcext:value-type="float">
            <text:p>0.898</text:p>
          </table:table-cell>
          <table:table-cell table:formula="of:=[.I27]-[.D27]" office:value-type="float" office:value="0.0581742154215422" calcext:value-type="float">
            <text:p>0.058174215421542</text:p>
          </table:table-cell>
          <table:table-cell office:value-type="float" office:value="4748665" calcext:value-type="float">
            <text:p>4748665</text:p>
          </table:table-cell>
          <table:table-cell office:value-type="float" office:value="1.64" calcext:value-type="float">
            <text:p>1.64</text:p>
          </table:table-cell>
          <table:table-cell table:formula="of:=[.L27]-[.D27]" office:value-type="float" office:value="0.800174215421542" calcext:value-type="float">
            <text:p>0.800174215421542</text:p>
          </table:table-cell>
          <table:table-cell table:formula="of:=([.M27]-[.G27])/[.G27]" office:value-type="float" office:value="9.50452848110663" calcext:value-type="float">
            <text:p>9.50452848110663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0.808" calcext:value-type="float">
            <text:p>0.808</text:p>
          </table:table-cell>
          <table:table-cell office:value-type="float" office:value="0.856972487248725" calcext:value-type="float">
            <text:p>0.856972487248725</text:p>
          </table:table-cell>
          <table:table-cell office:value-type="float" office:value="1530655" calcext:value-type="float">
            <text:p>1530655</text:p>
          </table:table-cell>
          <table:table-cell office:value-type="float" office:value="0.897" calcext:value-type="float">
            <text:p>0.897</text:p>
          </table:table-cell>
          <table:table-cell table:formula="of:=[.F28]-[.D28]" office:value-type="float" office:value="0.0400275127512753" calcext:value-type="float">
            <text:p>0.040027512751275</text:p>
          </table:table-cell>
          <table:table-cell office:value-type="float" office:value="1527826" calcext:value-type="float">
            <text:p>1527826</text:p>
          </table:table-cell>
          <table:table-cell office:value-type="float" office:value="0.883" calcext:value-type="float">
            <text:p>0.883</text:p>
          </table:table-cell>
          <table:table-cell table:formula="of:=[.I28]-[.D28]" office:value-type="float" office:value="0.0260275127512752" calcext:value-type="float">
            <text:p>0.026027512751275</text:p>
          </table:table-cell>
          <table:table-cell office:value-type="float" office:value="4930665" calcext:value-type="float">
            <text:p>4930665</text:p>
          </table:table-cell>
          <table:table-cell office:value-type="float" office:value="1.728" calcext:value-type="float">
            <text:p>1.728</text:p>
          </table:table-cell>
          <table:table-cell table:formula="of:=[.L28]-[.D28]" office:value-type="float" office:value="0.871027512751275" calcext:value-type="float">
            <text:p>0.871027512751275</text:p>
          </table:table-cell>
          <table:table-cell table:formula="of:=([.M28]-[.G28])/[.G28]" office:value-type="float" office:value="20.7607203865927" calcext:value-type="float">
            <text:p>20.7607203865927</text:p>
          </table:table-cell>
          <table:table-cell table:number-columns-repeated="2"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Q$26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Q$26] * 100) ; &quot;%&quot;)" office:value-type="string" office:string-value="Upper 95%" calcext:value-type="string">
            <text:p>Upper 95%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0.822" calcext:value-type="float">
            <text:p>0.822</text:p>
          </table:table-cell>
          <table:table-cell office:value-type="float" office:value="0.874119189918992" calcext:value-type="float">
            <text:p>0.874119189918992</text:p>
          </table:table-cell>
          <table:table-cell office:value-type="float" office:value="1586741" calcext:value-type="float">
            <text:p>1586741</text:p>
          </table:table-cell>
          <table:table-cell office:value-type="float" office:value="0.886" calcext:value-type="float">
            <text:p>0.886</text:p>
          </table:table-cell>
          <table:table-cell table:formula="of:=[.F29]-[.D29]" office:value-type="float" office:value="0.0118808100810083" calcext:value-type="float">
            <text:p>0.011880810081008</text:p>
          </table:table-cell>
          <table:table-cell office:value-type="float" office:value="1590990" calcext:value-type="float">
            <text:p>1590990</text:p>
          </table:table-cell>
          <table:table-cell office:value-type="float" office:value="0.916" calcext:value-type="float">
            <text:p>0.916</text:p>
          </table:table-cell>
          <table:table-cell table:formula="of:=[.I29]-[.D29]" office:value-type="float" office:value="0.0418808100810083" calcext:value-type="float">
            <text:p>0.041880810081008</text:p>
          </table:table-cell>
          <table:table-cell office:value-type="float" office:value="5112665" calcext:value-type="float">
            <text:p>5112665</text:p>
          </table:table-cell>
          <table:table-cell office:value-type="float" office:value="1.79" calcext:value-type="float">
            <text:p>1.79</text:p>
          </table:table-cell>
          <table:table-cell table:formula="of:=[.L29]-[.D29]" office:value-type="float" office:value="0.915880810081008" calcext:value-type="float">
            <text:p>0.915880810081008</text:p>
          </table:table-cell>
          <table:table-cell table:formula="of:=([.M29]-[.G29])/[.G29]" office:value-type="float" office:value="76.0890876830918" calcext:value-type="float">
            <text:p>76.0890876830918</text:p>
          </table:table-cell>
          <table:table-cell/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P$7:.$Q$7]; 1 ; 31 - ROW())" office:value-type="float" office:value="0.394011515151515" calcext:value-type="float">
            <text:p>0.394011515151515</text:p>
          </table:table-cell>
          <table:table-cell table:number-matrix-columns-spanned="1" table:number-matrix-rows-spanned="2" table:formula="of:=INDEX([.$P$8:.$Q$8]; 1 ; 31 - ROW())" office:value-type="float" office:value="0.0128378863634056" calcext:value-type="float">
            <text:p>0.012837886363406</text:p>
          </table:table-cell>
          <table:table-cell table:number-matrix-columns-spanned="1" table:number-matrix-rows-spanned="2" table:formula="of:=[.$Q$29:.$Q$30] / [.$R$29:.$R$30]" office:value-type="float" office:value="30.6913072758336" calcext:value-type="float">
            <text:p>30.6913072758336</text:p>
          </table:table-cell>
          <table:table-cell table:number-matrix-columns-spanned="1" table:number-matrix-rows-spanned="2" table:formula="of:=LEGACY.TDIST(ABS([.$S$29:.$S$30]) ; [.$Q$10] ; 2 )" office:value-type="float" office:value="4.59830788305742E-052" calcext:value-type="float">
            <text:p>4.59830788305742E-52</text:p>
          </table:table-cell>
          <table:table-cell table:number-matrix-columns-spanned="1" table:number-matrix-rows-spanned="2" table:formula="of:=[.$Q$29:.$Q$30] - [.$R$29:.$R$30] * TINV(1 - [.$Q$26] ; [.$Q$10])" office:value-type="float" office:value="0.368535147478658" calcext:value-type="float">
            <text:p>0.368535147478658</text:p>
          </table:table-cell>
          <table:table-cell table:number-matrix-columns-spanned="1" table:number-matrix-rows-spanned="2" table:formula="of:=[.$Q$29:.$Q$30] + [.$R$29:.$R$30] * TINV(1 - [.$Q$26] ; [.$Q$10])" office:value-type="float" office:value="0.419487882824372" calcext:value-type="float">
            <text:p>0.41948788282437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891265892589259" calcext:value-type="float">
            <text:p>0.891265892589259</text:p>
          </table:table-cell>
          <table:table-cell office:value-type="float" office:value="1639515" calcext:value-type="float">
            <text:p>1639515</text:p>
          </table:table-cell>
          <table:table-cell office:value-type="float" office:value="0.959" calcext:value-type="float">
            <text:p>0.959</text:p>
          </table:table-cell>
          <table:table-cell table:formula="of:=[.F30]-[.D30]" office:value-type="float" office:value="0.0677341074107413" calcext:value-type="float">
            <text:p>0.067734107410741</text:p>
          </table:table-cell>
          <table:table-cell office:value-type="float" office:value="1635905" calcext:value-type="float">
            <text:p>1635905</text:p>
          </table:table-cell>
          <table:table-cell office:value-type="float" office:value="0.957" calcext:value-type="float">
            <text:p>0.957</text:p>
          </table:table-cell>
          <table:table-cell table:formula="of:=[.I30]-[.D30]" office:value-type="float" office:value="0.0657341074107413" calcext:value-type="float">
            <text:p>0.065734107410741</text:p>
          </table:table-cell>
          <table:table-cell office:value-type="float" office:value="5294665" calcext:value-type="float">
            <text:p>5294665</text:p>
          </table:table-cell>
          <table:table-cell office:value-type="float" office:value="1.786" calcext:value-type="float">
            <text:p>1.786</text:p>
          </table:table-cell>
          <table:table-cell table:formula="of:=[.L30]-[.D30]" office:value-type="float" office:value="0.894734107410741" calcext:value-type="float">
            <text:p>0.894734107410741</text:p>
          </table:table-cell>
          <table:table-cell table:formula="of:=([.M30]-[.G30])/[.G30]" office:value-type="float" office:value="12.2095061352924" calcext:value-type="float">
            <text:p>12.2095061352924</text:p>
          </table:table-cell>
          <table:table-cell/>
          <table:table-cell table:formula="of:=&quot;X1&quot;" office:value-type="string" office:string-value="X1" calcext:value-type="string">
            <text:p>X1</text:p>
          </table:table-cell>
          <table:table-cell office:value-type="float" office:value="0.0017146702670267" calcext:value-type="float">
            <text:p>0.001714670267027</text:p>
          </table:table-cell>
          <table:table-cell office:value-type="float" office:value="0.0000220704118113467" calcext:value-type="float">
            <text:p>2.20704118113467E-05</text:p>
          </table:table-cell>
          <table:table-cell office:value-type="float" office:value="77.690904985523" calcext:value-type="float">
            <text:p>77.690904985523</text:p>
          </table:table-cell>
          <table:table-cell office:value-type="float" office:value="7.58065280208577E-090" calcext:value-type="float">
            <text:p>7.58065280208577E-90</text:p>
          </table:table-cell>
          <table:table-cell office:value-type="float" office:value="0.00167087225307949" calcext:value-type="float">
            <text:p>0.001670872253079</text:p>
          </table:table-cell>
          <table:table-cell office:value-type="float" office:value="0.00175846828097392" calcext:value-type="float">
            <text:p>0.00175846828097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0.831" calcext:value-type="float">
            <text:p>0.831</text:p>
          </table:table-cell>
          <table:table-cell office:value-type="float" office:value="0.908412595259526" calcext:value-type="float">
            <text:p>0.908412595259526</text:p>
          </table:table-cell>
          <table:table-cell office:value-type="float" office:value="1696689" calcext:value-type="float">
            <text:p>1696689</text:p>
          </table:table-cell>
          <table:table-cell office:value-type="float" office:value="0.946" calcext:value-type="float">
            <text:p>0.946</text:p>
          </table:table-cell>
          <table:table-cell table:formula="of:=[.F31]-[.D31]" office:value-type="float" office:value="0.0375874047404742" calcext:value-type="float">
            <text:p>0.037587404740474</text:p>
          </table:table-cell>
          <table:table-cell office:value-type="float" office:value="1697148" calcext:value-type="float">
            <text:p>1697148</text:p>
          </table:table-cell>
          <table:table-cell office:value-type="float" office:value="0.948" calcext:value-type="float">
            <text:p>0.948</text:p>
          </table:table-cell>
          <table:table-cell table:formula="of:=[.I31]-[.D31]" office:value-type="float" office:value="0.0395874047404742" calcext:value-type="float">
            <text:p>0.039587404740474</text:p>
          </table:table-cell>
          <table:table-cell office:value-type="float" office:value="5476665" calcext:value-type="float">
            <text:p>5476665</text:p>
          </table:table-cell>
          <table:table-cell office:value-type="float" office:value="1.866" calcext:value-type="float">
            <text:p>1.866</text:p>
          </table:table-cell>
          <table:table-cell table:formula="of:=[.L31]-[.D31]" office:value-type="float" office:value="0.957587404740474" calcext:value-type="float">
            <text:p>0.957587404740474</text:p>
          </table:table-cell>
          <table:table-cell table:formula="of:=([.M31]-[.G31])/[.G31]" office:value-type="float" office:value="24.4762841795604" calcext:value-type="float">
            <text:p>24.4762841795604</text:p>
          </table:table-cell>
          <table:table-cell table:number-columns-repeated="8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0.903" calcext:value-type="float">
            <text:p>0.903</text:p>
          </table:table-cell>
          <table:table-cell office:value-type="float" office:value="0.925559297929793" calcext:value-type="float">
            <text:p>0.925559297929793</text:p>
          </table:table-cell>
          <table:table-cell office:value-type="float" office:value="1763151" calcext:value-type="float">
            <text:p>1763151</text:p>
          </table:table-cell>
          <table:table-cell office:value-type="float" office:value="0.989" calcext:value-type="float">
            <text:p>0.989</text:p>
          </table:table-cell>
          <table:table-cell table:formula="of:=[.F32]-[.D32]" office:value-type="float" office:value="0.0634407020702071" calcext:value-type="float">
            <text:p>0.063440702070207</text:p>
          </table:table-cell>
          <table:table-cell office:value-type="float" office:value="1753394" calcext:value-type="float">
            <text:p>1753394</text:p>
          </table:table-cell>
          <table:table-cell office:value-type="float" office:value="1.02" calcext:value-type="float">
            <text:p>1.02</text:p>
          </table:table-cell>
          <table:table-cell table:formula="of:=[.I32]-[.D32]" office:value-type="float" office:value="0.0944407020702072" calcext:value-type="float">
            <text:p>0.094440702070207</text:p>
          </table:table-cell>
          <table:table-cell office:value-type="float" office:value="5658665" calcext:value-type="float">
            <text:p>5658665</text:p>
          </table:table-cell>
          <table:table-cell office:value-type="float" office:value="1.898" calcext:value-type="float">
            <text:p>1.898</text:p>
          </table:table-cell>
          <table:table-cell table:formula="of:=[.L32]-[.D32]" office:value-type="float" office:value="0.972440702070207" calcext:value-type="float">
            <text:p>0.972440702070207</text:p>
          </table:table-cell>
          <table:table-cell table:formula="of:=([.M32]-[.G32])/[.G32]" office:value-type="float" office:value="14.3283408023141" calcext:value-type="float">
            <text:p>14.3283408023141</text:p>
          </table:table-cell>
          <table:table-cell/>
          <table:table-cell table:formula="of:=&quot;X1&quot;" office:value-type="string" office:string-value="X1" calcext:value-type="string">
            <text:p>X1</text:p>
          </table:table-cell>
          <table:table-cell office:value-type="string" calcext:value-type="string">
            <text:p>Predicted Y</text:p>
          </table:table-cell>
          <table:table-cell table:formula="of:=&quot;Y&quot;" office:value-type="string" office:string-value="Y" calcext:value-type="string">
            <text:p>Y</text:p>
          </table:table-cell>
          <table:table-cell office:value-type="string" calcext:value-type="string">
            <text:p>Residual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0.949" calcext:value-type="float">
            <text:p>0.949</text:p>
          </table:table-cell>
          <table:table-cell office:value-type="float" office:value="0.94270600060006" calcext:value-type="float">
            <text:p>0.94270600060006</text:p>
          </table:table-cell>
          <table:table-cell office:value-type="float" office:value="1813155" calcext:value-type="float">
            <text:p>1813155</text:p>
          </table:table-cell>
          <table:table-cell office:value-type="float" office:value="0.983" calcext:value-type="float">
            <text:p>0.983</text:p>
          </table:table-cell>
          <table:table-cell table:formula="of:=[.F33]-[.D33]" office:value-type="float" office:value="0.0402939993999401" calcext:value-type="float">
            <text:p>0.04029399939994</text:p>
          </table:table-cell>
          <table:table-cell office:value-type="float" office:value="1817575" calcext:value-type="float">
            <text:p>1817575</text:p>
          </table:table-cell>
          <table:table-cell office:value-type="float" office:value="1.005" calcext:value-type="float">
            <text:p>1.005</text:p>
          </table:table-cell>
          <table:table-cell table:formula="of:=[.I33]-[.D33]" office:value-type="float" office:value="0.06229399939994" calcext:value-type="float">
            <text:p>0.06229399939994</text:p>
          </table:table-cell>
          <table:table-cell office:value-type="float" office:value="5840665" calcext:value-type="float">
            <text:p>5840665</text:p>
          </table:table-cell>
          <table:table-cell office:value-type="float" office:value="2.05" calcext:value-type="float">
            <text:p>2.05</text:p>
          </table:table-cell>
          <table:table-cell table:formula="of:=[.L33]-[.D33]" office:value-type="float" office:value="1.10729399939994" calcext:value-type="float">
            <text:p>1.10729399939994</text:p>
          </table:table-cell>
          <table:table-cell table:formula="of:=([.M33]-[.G33])/[.G33]" office:value-type="float" office:value="26.4803696800965" calcext:value-type="float">
            <text:p>26.4803696800965</text:p>
          </table:table-cell>
          <table:table-cell/>
          <table:table-cell table:number-matrix-columns-spanned="1" table:number-matrix-rows-spanned="100" table:formula="of:=[.$A$2:.$A$101]" office:value-type="float" office:value="10" calcext:value-type="float">
            <text:p>10</text:p>
          </table:table-cell>
          <table:table-cell table:number-matrix-columns-spanned="1" table:number-matrix-rows-spanned="100" table:formula="of:=MMULT([.$P$33:.$P$132] ; [.$Q$30]) + [.$Q$29]" office:value-type="float" office:value="0.411158217821782" calcext:value-type="float">
            <text:p>0.411158217821782</text:p>
          </table:table-cell>
          <table:table-cell table:number-matrix-columns-spanned="1" table:number-matrix-rows-spanned="100" table:formula="of:=[.$C$2:.$C$101]" office:value-type="float" office:value="0.61" calcext:value-type="float">
            <text:p>0.61</text:p>
          </table:table-cell>
          <table:table-cell table:number-matrix-columns-spanned="1" table:number-matrix-rows-spanned="100" table:formula="of:=[.$R$33:.$R$132] - [.$Q$33:.$Q$132]" office:value-type="float" office:value="0.198841782178218" calcext:value-type="float">
            <text:p>0.198841782178218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1.074" calcext:value-type="float">
            <text:p>1.074</text:p>
          </table:table-cell>
          <table:table-cell office:value-type="float" office:value="0.959852703270327" calcext:value-type="float">
            <text:p>0.959852703270327</text:p>
          </table:table-cell>
          <table:table-cell office:value-type="float" office:value="1876546" calcext:value-type="float">
            <text:p>1876546</text:p>
          </table:table-cell>
          <table:table-cell office:value-type="float" office:value="1.022" calcext:value-type="float">
            <text:p>1.022</text:p>
          </table:table-cell>
          <table:table-cell table:formula="of:=[.F34]-[.D34]" office:value-type="float" office:value="0.0621472967296731" calcext:value-type="float">
            <text:p>0.062147296729673</text:p>
          </table:table-cell>
          <table:table-cell office:value-type="float" office:value="1870381" calcext:value-type="float">
            <text:p>1870381</text:p>
          </table:table-cell>
          <table:table-cell office:value-type="float" office:value="1.052" calcext:value-type="float">
            <text:p>1.052</text:p>
          </table:table-cell>
          <table:table-cell table:formula="of:=[.I34]-[.D34]" office:value-type="float" office:value="0.0921472967296731" calcext:value-type="float">
            <text:p>0.092147296729673</text:p>
          </table:table-cell>
          <table:table-cell office:value-type="float" office:value="6022665" calcext:value-type="float">
            <text:p>6022665</text:p>
          </table:table-cell>
          <table:table-cell office:value-type="float" office:value="2.031" calcext:value-type="float">
            <text:p>2.031</text:p>
          </table:table-cell>
          <table:table-cell table:formula="of:=[.L34]-[.D34]" office:value-type="float" office:value="1.07114729672967" calcext:value-type="float">
            <text:p>1.07114729672967</text:p>
          </table:table-cell>
          <table:table-cell table:formula="of:=([.M34]-[.G34])/[.G34]" office:value-type="float" office:value="16.2356217099663" calcext:value-type="float">
            <text:p>16.235621709966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428304920492049" calcext:value-type="float">
            <text:p>0.428304920492049</text:p>
          </table:table-cell>
          <table:table-cell office:value-type="float" office:value="0.525" calcext:value-type="float">
            <text:p>0.525</text:p>
          </table:table-cell>
          <table:table-cell office:value-type="float" office:value="0.096695079507951" calcext:value-type="float">
            <text:p>0.096695079507951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.011" calcext:value-type="float">
            <text:p>1.011</text:p>
          </table:table-cell>
          <table:table-cell office:value-type="float" office:value="0.976999405940594" calcext:value-type="float">
            <text:p>0.976999405940594</text:p>
          </table:table-cell>
          <table:table-cell office:value-type="float" office:value="1932028" calcext:value-type="float">
            <text:p>1932028</text:p>
          </table:table-cell>
          <table:table-cell office:value-type="float" office:value="1.084" calcext:value-type="float">
            <text:p>1.084</text:p>
          </table:table-cell>
          <table:table-cell table:formula="of:=[.F35]-[.D35]" office:value-type="float" office:value="0.107000594059406" calcext:value-type="float">
            <text:p>0.107000594059406</text:p>
          </table:table-cell>
          <table:table-cell office:value-type="float" office:value="1935765" calcext:value-type="float">
            <text:p>1935765</text:p>
          </table:table-cell>
          <table:table-cell office:value-type="float" office:value="1.072" calcext:value-type="float">
            <text:p>1.072</text:p>
          </table:table-cell>
          <table:table-cell table:formula="of:=[.I35]-[.D35]" office:value-type="float" office:value="0.0950005940594061" calcext:value-type="float">
            <text:p>0.095000594059406</text:p>
          </table:table-cell>
          <table:table-cell office:value-type="float" office:value="6204665" calcext:value-type="float">
            <text:p>6204665</text:p>
          </table:table-cell>
          <table:table-cell office:value-type="float" office:value="2.085" calcext:value-type="float">
            <text:p>2.085</text:p>
          </table:table-cell>
          <table:table-cell table:formula="of:=[.L35]-[.D35]" office:value-type="float" office:value="1.10800059405941" calcext:value-type="float">
            <text:p>1.10800059405941</text:p>
          </table:table-cell>
          <table:table-cell table:formula="of:=([.M35]-[.G35])/[.G35]" office:value-type="float" office:value="9.35508824786758" calcext:value-type="float">
            <text:p>9.3550882478675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445451623162316" calcext:value-type="float">
            <text:p>0.445451623162316</text:p>
          </table:table-cell>
          <table:table-cell office:value-type="float" office:value="0.577" calcext:value-type="float">
            <text:p>0.577</text:p>
          </table:table-cell>
          <table:table-cell office:value-type="float" office:value="0.131548376837684" calcext:value-type="float">
            <text:p>0.131548376837684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0.973" calcext:value-type="float">
            <text:p>0.973</text:p>
          </table:table-cell>
          <table:table-cell office:value-type="float" office:value="0.994146108610861" calcext:value-type="float">
            <text:p>0.994146108610861</text:p>
          </table:table-cell>
          <table:table-cell office:value-type="float" office:value="1997682" calcext:value-type="float">
            <text:p>1997682</text:p>
          </table:table-cell>
          <table:table-cell office:value-type="float" office:value="1.059" calcext:value-type="float">
            <text:p>1.059</text:p>
          </table:table-cell>
          <table:table-cell table:formula="of:=[.F36]-[.D36]" office:value-type="float" office:value="0.064853891389139" calcext:value-type="float">
            <text:p>0.064853891389139</text:p>
          </table:table-cell>
          <table:table-cell office:value-type="float" office:value="2005579" calcext:value-type="float">
            <text:p>2005579</text:p>
          </table:table-cell>
          <table:table-cell office:value-type="float" office:value="1.061" calcext:value-type="float">
            <text:p>1.061</text:p>
          </table:table-cell>
          <table:table-cell table:formula="of:=[.I36]-[.D36]" office:value-type="float" office:value="0.066853891389139" calcext:value-type="float">
            <text:p>0.066853891389139</text:p>
          </table:table-cell>
          <table:table-cell office:value-type="float" office:value="6386665" calcext:value-type="float">
            <text:p>6386665</text:p>
          </table:table-cell>
          <table:table-cell office:value-type="float" office:value="2.102" calcext:value-type="float">
            <text:p>2.102</text:p>
          </table:table-cell>
          <table:table-cell table:formula="of:=[.L36]-[.D36]" office:value-type="float" office:value="1.10785389138914" calcext:value-type="float">
            <text:p>1.10785389138914</text:p>
          </table:table-cell>
          <table:table-cell table:formula="of:=([.M36]-[.G36])/[.G36]" office:value-type="float" office:value="16.0823040477517" calcext:value-type="float">
            <text:p>16.082304047751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462598325832583" calcext:value-type="float">
            <text:p>0.462598325832583</text:p>
          </table:table-cell>
          <table:table-cell office:value-type="float" office:value="0.701" calcext:value-type="float">
            <text:p>0.701</text:p>
          </table:table-cell>
          <table:table-cell office:value-type="float" office:value="0.238401674167417" calcext:value-type="float">
            <text:p>0.238401674167417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1.005" calcext:value-type="float">
            <text:p>1.005</text:p>
          </table:table-cell>
          <table:table-cell office:value-type="float" office:value="1.01129281128113" calcext:value-type="float">
            <text:p>1.01129281128113</text:p>
          </table:table-cell>
          <table:table-cell office:value-type="float" office:value="2049946" calcext:value-type="float">
            <text:p>2049946</text:p>
          </table:table-cell>
          <table:table-cell office:value-type="float" office:value="1.077" calcext:value-type="float">
            <text:p>1.077</text:p>
          </table:table-cell>
          <table:table-cell table:formula="of:=[.F37]-[.D37]" office:value-type="float" office:value="0.0657071887188718" calcext:value-type="float">
            <text:p>0.065707188718872</text:p>
          </table:table-cell>
          <table:table-cell office:value-type="float" office:value="2062080" calcext:value-type="float">
            <text:p>2062080</text:p>
          </table:table-cell>
          <table:table-cell office:value-type="float" office:value="1.112" calcext:value-type="float">
            <text:p>1.112</text:p>
          </table:table-cell>
          <table:table-cell table:formula="of:=[.I37]-[.D37]" office:value-type="float" office:value="0.100707188718872" calcext:value-type="float">
            <text:p>0.100707188718872</text:p>
          </table:table-cell>
          <table:table-cell office:value-type="float" office:value="6568665" calcext:value-type="float">
            <text:p>6568665</text:p>
          </table:table-cell>
          <table:table-cell office:value-type="float" office:value="2.242" calcext:value-type="float">
            <text:p>2.242</text:p>
          </table:table-cell>
          <table:table-cell table:formula="of:=[.L37]-[.D37]" office:value-type="float" office:value="1.23070718871887" calcext:value-type="float">
            <text:p>1.23070718871887</text:p>
          </table:table-cell>
          <table:table-cell table:formula="of:=([.M37]-[.G37])/[.G37]" office:value-type="float" office:value="17.7301756887584" calcext:value-type="float">
            <text:p>17.730175688758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47974502850285" calcext:value-type="float">
            <text:p>0.47974502850285</text:p>
          </table:table-cell>
          <table:table-cell office:value-type="float" office:value="0.557" calcext:value-type="float">
            <text:p>0.557</text:p>
          </table:table-cell>
          <table:table-cell office:value-type="float" office:value="0.0772549714971499" calcext:value-type="float">
            <text:p>0.07725497149715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1.02843951395139" calcext:value-type="float">
            <text:p>1.02843951395139</text:p>
          </table:table-cell>
          <table:table-cell office:value-type="float" office:value="2102629" calcext:value-type="float">
            <text:p>2102629</text:p>
          </table:table-cell>
          <table:table-cell office:value-type="float" office:value="1.124" calcext:value-type="float">
            <text:p>1.124</text:p>
          </table:table-cell>
          <table:table-cell table:formula="of:=[.F38]-[.D38]" office:value-type="float" office:value="0.0955604860486052" calcext:value-type="float">
            <text:p>0.095560486048605</text:p>
          </table:table-cell>
          <table:table-cell office:value-type="float" office:value="2101306" calcext:value-type="float">
            <text:p>2101306</text:p>
          </table:table-cell>
          <table:table-cell office:value-type="float" office:value="1.127" calcext:value-type="float">
            <text:p>1.127</text:p>
          </table:table-cell>
          <table:table-cell table:formula="of:=[.I38]-[.D38]" office:value-type="float" office:value="0.0985604860486051" calcext:value-type="float">
            <text:p>0.098560486048605</text:p>
          </table:table-cell>
          <table:table-cell office:value-type="float" office:value="6750665" calcext:value-type="float">
            <text:p>6750665</text:p>
          </table:table-cell>
          <table:table-cell office:value-type="float" office:value="2.264" calcext:value-type="float">
            <text:p>2.264</text:p>
          </table:table-cell>
          <table:table-cell table:formula="of:=[.L38]-[.D38]" office:value-type="float" office:value="1.23556048604861" calcext:value-type="float">
            <text:p>1.23556048604861</text:p>
          </table:table-cell>
          <table:table-cell table:formula="of:=([.M38]-[.G38])/[.G38]" office:value-type="float" office:value="11.9296170115769" calcext:value-type="float">
            <text:p>11.929617011576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496891731173117" calcext:value-type="float">
            <text:p>0.496891731173117</text:p>
          </table:table-cell>
          <table:table-cell office:value-type="float" office:value="0.535" calcext:value-type="float">
            <text:p>0.535</text:p>
          </table:table-cell>
          <table:table-cell office:value-type="float" office:value="0.0381082688268829" calcext:value-type="float">
            <text:p>0.038108268826883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1.04558621662166" calcext:value-type="float">
            <text:p>1.04558621662166</text:p>
          </table:table-cell>
          <table:table-cell office:value-type="float" office:value="2161449" calcext:value-type="float">
            <text:p>2161449</text:p>
          </table:table-cell>
          <table:table-cell office:value-type="float" office:value="1.142" calcext:value-type="float">
            <text:p>1.142</text:p>
          </table:table-cell>
          <table:table-cell table:formula="of:=[.F39]-[.D39]" office:value-type="float" office:value="0.0964137833783378" calcext:value-type="float">
            <text:p>0.096413783378338</text:p>
          </table:table-cell>
          <table:table-cell office:value-type="float" office:value="2167067" calcext:value-type="float">
            <text:p>2167067</text:p>
          </table:table-cell>
          <table:table-cell office:value-type="float" office:value="1.145" calcext:value-type="float">
            <text:p>1.145</text:p>
          </table:table-cell>
          <table:table-cell table:formula="of:=[.I39]-[.D39]" office:value-type="float" office:value="0.099413783378338" calcext:value-type="float">
            <text:p>0.099413783378338</text:p>
          </table:table-cell>
          <table:table-cell office:value-type="float" office:value="6932665" calcext:value-type="float">
            <text:p>6932665</text:p>
          </table:table-cell>
          <table:table-cell office:value-type="float" office:value="2.281" calcext:value-type="float">
            <text:p>2.281</text:p>
          </table:table-cell>
          <table:table-cell table:formula="of:=[.L39]-[.D39]" office:value-type="float" office:value="1.23541378337834" calcext:value-type="float">
            <text:p>1.23541378337834</text:p>
          </table:table-cell>
          <table:table-cell table:formula="of:=([.M39]-[.G39])/[.G39]" office:value-type="float" office:value="11.8136635664472" calcext:value-type="float">
            <text:p>11.813663566447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514038433843384" calcext:value-type="float">
            <text:p>0.514038433843384</text:p>
          </table:table-cell>
          <table:table-cell office:value-type="float" office:value="0.501" calcext:value-type="float">
            <text:p>0.501</text:p>
          </table:table-cell>
          <table:table-cell office:value-type="float" office:value="-0.0130384338433842" calcext:value-type="float">
            <text:p>-0.013038433843384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0.989" calcext:value-type="float">
            <text:p>0.989</text:p>
          </table:table-cell>
          <table:table-cell office:value-type="float" office:value="1.06273291929193" calcext:value-type="float">
            <text:p>1.06273291929193</text:p>
          </table:table-cell>
          <table:table-cell office:value-type="float" office:value="2221993" calcext:value-type="float">
            <text:p>2221993</text:p>
          </table:table-cell>
          <table:table-cell office:value-type="float" office:value="1.145" calcext:value-type="float">
            <text:p>1.145</text:p>
          </table:table-cell>
          <table:table-cell table:formula="of:=[.F40]-[.D40]" office:value-type="float" office:value="0.082267080708071" calcext:value-type="float">
            <text:p>0.082267080708071</text:p>
          </table:table-cell>
          <table:table-cell office:value-type="float" office:value="2219511" calcext:value-type="float">
            <text:p>2219511</text:p>
          </table:table-cell>
          <table:table-cell office:value-type="float" office:value="1.171" calcext:value-type="float">
            <text:p>1.171</text:p>
          </table:table-cell>
          <table:table-cell table:formula="of:=[.I40]-[.D40]" office:value-type="float" office:value="0.108267080708071" calcext:value-type="float">
            <text:p>0.108267080708071</text:p>
          </table:table-cell>
          <table:table-cell office:value-type="float" office:value="7114665" calcext:value-type="float">
            <text:p>7114665</text:p>
          </table:table-cell>
          <table:table-cell office:value-type="float" office:value="2.349" calcext:value-type="float">
            <text:p>2.349</text:p>
          </table:table-cell>
          <table:table-cell table:formula="of:=[.L40]-[.D40]" office:value-type="float" office:value="1.28626708070807" calcext:value-type="float">
            <text:p>1.28626708070807</text:p>
          </table:table-cell>
          <table:table-cell table:formula="of:=([.M40]-[.G40])/[.G40]" office:value-type="float" office:value="14.6352585947769" calcext:value-type="float">
            <text:p>14.635258594776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531185136513651" calcext:value-type="float">
            <text:p>0.531185136513651</text:p>
          </table:table-cell>
          <table:table-cell office:value-type="float" office:value="0.595" calcext:value-type="float">
            <text:p>0.595</text:p>
          </table:table-cell>
          <table:table-cell office:value-type="float" office:value="0.0638148634863487" calcext:value-type="float">
            <text:p>0.063814863486349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.021" calcext:value-type="float">
            <text:p>1.021</text:p>
          </table:table-cell>
          <table:table-cell office:value-type="float" office:value="1.0798796219622" calcext:value-type="float">
            <text:p>1.0798796219622</text:p>
          </table:table-cell>
          <table:table-cell office:value-type="float" office:value="2287619" calcext:value-type="float">
            <text:p>2287619</text:p>
          </table:table-cell>
          <table:table-cell office:value-type="float" office:value="1.129" calcext:value-type="float">
            <text:p>1.129</text:p>
          </table:table-cell>
          <table:table-cell table:formula="of:=[.F41]-[.D41]" office:value-type="float" office:value="0.049120378037804" calcext:value-type="float">
            <text:p>0.049120378037804</text:p>
          </table:table-cell>
          <table:table-cell office:value-type="float" office:value="2279799" calcext:value-type="float">
            <text:p>2279799</text:p>
          </table:table-cell>
          <table:table-cell office:value-type="float" office:value="1.198" calcext:value-type="float">
            <text:p>1.198</text:p>
          </table:table-cell>
          <table:table-cell table:formula="of:=[.I41]-[.D41]" office:value-type="float" office:value="0.118120378037804" calcext:value-type="float">
            <text:p>0.118120378037804</text:p>
          </table:table-cell>
          <table:table-cell office:value-type="float" office:value="7296665" calcext:value-type="float">
            <text:p>7296665</text:p>
          </table:table-cell>
          <table:table-cell office:value-type="float" office:value="2.435" calcext:value-type="float">
            <text:p>2.435</text:p>
          </table:table-cell>
          <table:table-cell table:formula="of:=[.L41]-[.D41]" office:value-type="float" office:value="1.3551203780378" calcext:value-type="float">
            <text:p>1.3551203780378</text:p>
          </table:table-cell>
          <table:table-cell table:formula="of:=([.M41]-[.G41])/[.G41]" office:value-type="float" office:value="26.5877432578975" calcext:value-type="float">
            <text:p>26.587743257897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548331839183918" calcext:value-type="float">
            <text:p>0.548331839183918</text:p>
          </table:table-cell>
          <table:table-cell office:value-type="float" office:value="0.596" calcext:value-type="float">
            <text:p>0.596</text:p>
          </table:table-cell>
          <table:table-cell office:value-type="float" office:value="0.0476681608160817" calcext:value-type="float">
            <text:p>0.047668160816082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1.118" calcext:value-type="float">
            <text:p>1.118</text:p>
          </table:table-cell>
          <table:table-cell office:value-type="float" office:value="1.09702632463246" calcext:value-type="float">
            <text:p>1.09702632463246</text:p>
          </table:table-cell>
          <table:table-cell office:value-type="float" office:value="2349157" calcext:value-type="float">
            <text:p>2349157</text:p>
          </table:table-cell>
          <table:table-cell office:value-type="float" office:value="1.184" calcext:value-type="float">
            <text:p>1.184</text:p>
          </table:table-cell>
          <table:table-cell table:formula="of:=[.F42]-[.D42]" office:value-type="float" office:value="0.0869736753675367" calcext:value-type="float">
            <text:p>0.086973675367537</text:p>
          </table:table-cell>
          <table:table-cell office:value-type="float" office:value="2341451" calcext:value-type="float">
            <text:p>2341451</text:p>
          </table:table-cell>
          <table:table-cell office:value-type="float" office:value="1.222" calcext:value-type="float">
            <text:p>1.222</text:p>
          </table:table-cell>
          <table:table-cell table:formula="of:=[.I42]-[.D42]" office:value-type="float" office:value="0.124973675367537" calcext:value-type="float">
            <text:p>0.124973675367537</text:p>
          </table:table-cell>
          <table:table-cell office:value-type="float" office:value="7478665" calcext:value-type="float">
            <text:p>7478665</text:p>
          </table:table-cell>
          <table:table-cell office:value-type="float" office:value="2.437" calcext:value-type="float">
            <text:p>2.437</text:p>
          </table:table-cell>
          <table:table-cell table:formula="of:=[.L42]-[.D42]" office:value-type="float" office:value="1.33997367536754" calcext:value-type="float">
            <text:p>1.33997367536754</text:p>
          </table:table-cell>
          <table:table-cell table:formula="of:=([.M42]-[.G42])/[.G42]" office:value-type="float" office:value="14.406658045725" calcext:value-type="float">
            <text:p>14.4066580457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565478541854185" calcext:value-type="float">
            <text:p>0.565478541854185</text:p>
          </table:table-cell>
          <table:table-cell office:value-type="float" office:value="0.648" calcext:value-type="float">
            <text:p>0.648</text:p>
          </table:table-cell>
          <table:table-cell office:value-type="float" office:value="0.0825214581458148" calcext:value-type="float">
            <text:p>0.082521458145815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1.066" calcext:value-type="float">
            <text:p>1.066</text:p>
          </table:table-cell>
          <table:table-cell office:value-type="float" office:value="1.11417302730273" calcext:value-type="float">
            <text:p>1.11417302730273</text:p>
          </table:table-cell>
          <table:table-cell office:value-type="float" office:value="2399837" calcext:value-type="float">
            <text:p>2399837</text:p>
          </table:table-cell>
          <table:table-cell office:value-type="float" office:value="1.218" calcext:value-type="float">
            <text:p>1.218</text:p>
          </table:table-cell>
          <table:table-cell table:formula="of:=[.F43]-[.D43]" office:value-type="float" office:value="0.10382697269727" calcext:value-type="float">
            <text:p>0.10382697269727</text:p>
          </table:table-cell>
          <table:table-cell office:value-type="float" office:value="2400615" calcext:value-type="float">
            <text:p>2400615</text:p>
          </table:table-cell>
          <table:table-cell office:value-type="float" office:value="1.232" calcext:value-type="float">
            <text:p>1.232</text:p>
          </table:table-cell>
          <table:table-cell table:formula="of:=[.I43]-[.D43]" office:value-type="float" office:value="0.11782697269727" calcext:value-type="float">
            <text:p>0.11782697269727</text:p>
          </table:table-cell>
          <table:table-cell office:value-type="float" office:value="7660665" calcext:value-type="float">
            <text:p>7660665</text:p>
          </table:table-cell>
          <table:table-cell office:value-type="float" office:value="2.54" calcext:value-type="float">
            <text:p>2.54</text:p>
          </table:table-cell>
          <table:table-cell table:formula="of:=[.L43]-[.D43]" office:value-type="float" office:value="1.42582697269727" calcext:value-type="float">
            <text:p>1.42582697269727</text:p>
          </table:table-cell>
          <table:table-cell table:formula="of:=([.M43]-[.G43])/[.G43]" office:value-type="float" office:value="12.7327221978684" calcext:value-type="float">
            <text:p>12.732722197868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582625244524452" calcext:value-type="float">
            <text:p>0.582625244524452</text:p>
          </table:table-cell>
          <table:table-cell office:value-type="float" office:value="0.598" calcext:value-type="float">
            <text:p>0.598</text:p>
          </table:table-cell>
          <table:table-cell office:value-type="float" office:value="0.0153747554755477" calcext:value-type="float">
            <text:p>0.015374755475548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1.138" calcext:value-type="float">
            <text:p>1.138</text:p>
          </table:table-cell>
          <table:table-cell office:value-type="float" office:value="1.131319729973" calcext:value-type="float">
            <text:p>1.131319729973</text:p>
          </table:table-cell>
          <table:table-cell office:value-type="float" office:value="2451011" calcext:value-type="float">
            <text:p>2451011</text:p>
          </table:table-cell>
          <table:table-cell office:value-type="float" office:value="1.253" calcext:value-type="float">
            <text:p>1.253</text:p>
          </table:table-cell>
          <table:table-cell table:formula="of:=[.F44]-[.D44]" office:value-type="float" office:value="0.121680270027003" calcext:value-type="float">
            <text:p>0.121680270027003</text:p>
          </table:table-cell>
          <table:table-cell office:value-type="float" office:value="2462031" calcext:value-type="float">
            <text:p>2462031</text:p>
          </table:table-cell>
          <table:table-cell office:value-type="float" office:value="1.261" calcext:value-type="float">
            <text:p>1.261</text:p>
          </table:table-cell>
          <table:table-cell table:formula="of:=[.I44]-[.D44]" office:value-type="float" office:value="0.129680270027003" calcext:value-type="float">
            <text:p>0.129680270027003</text:p>
          </table:table-cell>
          <table:table-cell office:value-type="float" office:value="7842665" calcext:value-type="float">
            <text:p>7842665</text:p>
          </table:table-cell>
          <table:table-cell office:value-type="float" office:value="2.538" calcext:value-type="float">
            <text:p>2.538</text:p>
          </table:table-cell>
          <table:table-cell table:formula="of:=[.L44]-[.D44]" office:value-type="float" office:value="1.406680270027" calcext:value-type="float">
            <text:p>1.406680270027</text:p>
          </table:table-cell>
          <table:table-cell table:formula="of:=([.M44]-[.G44])/[.G44]" office:value-type="float" office:value="10.5604630867012" calcext:value-type="float">
            <text:p>10.560463086701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599771947194719" calcext:value-type="float">
            <text:p>0.599771947194719</text:p>
          </table:table-cell>
          <table:table-cell office:value-type="float" office:value="0.514" calcext:value-type="float">
            <text:p>0.514</text:p>
          </table:table-cell>
          <table:table-cell office:value-type="float" office:value="-0.0857719471947194" calcext:value-type="float">
            <text:p>-0.085771947194719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1.087" calcext:value-type="float">
            <text:p>1.087</text:p>
          </table:table-cell>
          <table:table-cell office:value-type="float" office:value="1.14846643264326" calcext:value-type="float">
            <text:p>1.14846643264326</text:p>
          </table:table-cell>
          <table:table-cell office:value-type="float" office:value="2518897" calcext:value-type="float">
            <text:p>2518897</text:p>
          </table:table-cell>
          <table:table-cell office:value-type="float" office:value="1.247" calcext:value-type="float">
            <text:p>1.247</text:p>
          </table:table-cell>
          <table:table-cell table:formula="of:=[.F45]-[.D45]" office:value-type="float" office:value="0.0985335673567356" calcext:value-type="float">
            <text:p>0.098533567356736</text:p>
          </table:table-cell>
          <table:table-cell office:value-type="float" office:value="2514648" calcext:value-type="float">
            <text:p>2514648</text:p>
          </table:table-cell>
          <table:table-cell office:value-type="float" office:value="1.278" calcext:value-type="float">
            <text:p>1.278</text:p>
          </table:table-cell>
          <table:table-cell table:formula="of:=[.I45]-[.D45]" office:value-type="float" office:value="0.129533567356736" calcext:value-type="float">
            <text:p>0.129533567356736</text:p>
          </table:table-cell>
          <table:table-cell office:value-type="float" office:value="8024665" calcext:value-type="float">
            <text:p>8024665</text:p>
          </table:table-cell>
          <table:table-cell office:value-type="float" office:value="2.574" calcext:value-type="float">
            <text:p>2.574</text:p>
          </table:table-cell>
          <table:table-cell table:formula="of:=[.L45]-[.D45]" office:value-type="float" office:value="1.42553356735674" calcext:value-type="float">
            <text:p>1.42553356735674</text:p>
          </table:table-cell>
          <table:table-cell table:formula="of:=([.M45]-[.G45])/[.G45]" office:value-type="float" office:value="13.4674916944361" calcext:value-type="float">
            <text:p>13.467491694436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616918649864986" calcext:value-type="float">
            <text:p>0.616918649864986</text:p>
          </table:table-cell>
          <table:table-cell office:value-type="float" office:value="0.606" calcext:value-type="float">
            <text:p>0.606</text:p>
          </table:table-cell>
          <table:table-cell office:value-type="float" office:value="-0.0109186498649864" calcext:value-type="float">
            <text:p>-0.010918649864986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.142" calcext:value-type="float">
            <text:p>1.142</text:p>
          </table:table-cell>
          <table:table-cell office:value-type="float" office:value="1.16561313531353" calcext:value-type="float">
            <text:p>1.16561313531353</text:p>
          </table:table-cell>
          <table:table-cell office:value-type="float" office:value="2566049" calcext:value-type="float">
            <text:p>2566049</text:p>
          </table:table-cell>
          <table:table-cell office:value-type="float" office:value="1.275" calcext:value-type="float">
            <text:p>1.275</text:p>
          </table:table-cell>
          <table:table-cell table:formula="of:=[.F46]-[.D46]" office:value-type="float" office:value="0.109386864686469" calcext:value-type="float">
            <text:p>0.109386864686469</text:p>
          </table:table-cell>
          <table:table-cell office:value-type="float" office:value="2575656" calcext:value-type="float">
            <text:p>2575656</text:p>
          </table:table-cell>
          <table:table-cell office:value-type="float" office:value="1.287" calcext:value-type="float">
            <text:p>1.287</text:p>
          </table:table-cell>
          <table:table-cell table:formula="of:=[.I46]-[.D46]" office:value-type="float" office:value="0.121386864686469" calcext:value-type="float">
            <text:p>0.121386864686469</text:p>
          </table:table-cell>
          <table:table-cell office:value-type="float" office:value="8206665" calcext:value-type="float">
            <text:p>8206665</text:p>
          </table:table-cell>
          <table:table-cell office:value-type="float" office:value="2.663" calcext:value-type="float">
            <text:p>2.663</text:p>
          </table:table-cell>
          <table:table-cell table:formula="of:=[.L46]-[.D46]" office:value-type="float" office:value="1.49738686468647" calcext:value-type="float">
            <text:p>1.49738686468647</text:p>
          </table:table-cell>
          <table:table-cell table:formula="of:=([.M46]-[.G46])/[.G46]" office:value-type="float" office:value="12.6889092577831" calcext:value-type="float">
            <text:p>12.688909257783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634065352535253" calcext:value-type="float">
            <text:p>0.634065352535253</text:p>
          </table:table-cell>
          <table:table-cell office:value-type="float" office:value="0.596" calcext:value-type="float">
            <text:p>0.596</text:p>
          </table:table-cell>
          <table:table-cell office:value-type="float" office:value="-0.0380653525352534" calcext:value-type="float">
            <text:p>-0.038065352535254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1.179" calcext:value-type="float">
            <text:p>1.179</text:p>
          </table:table-cell>
          <table:table-cell office:value-type="float" office:value="1.1827598379838" calcext:value-type="float">
            <text:p>1.1827598379838</text:p>
          </table:table-cell>
          <table:table-cell office:value-type="float" office:value="2630443" calcext:value-type="float">
            <text:p>2630443</text:p>
          </table:table-cell>
          <table:table-cell office:value-type="float" office:value="1.274" calcext:value-type="float">
            <text:p>1.274</text:p>
          </table:table-cell>
          <table:table-cell table:formula="of:=[.F47]-[.D47]" office:value-type="float" office:value="0.0912401620162018" calcext:value-type="float">
            <text:p>0.091240162016202</text:p>
          </table:table-cell>
          <table:table-cell office:value-type="float" office:value="2632391" calcext:value-type="float">
            <text:p>2632391</text:p>
          </table:table-cell>
          <table:table-cell office:value-type="float" office:value="1.291" calcext:value-type="float">
            <text:p>1.291</text:p>
          </table:table-cell>
          <table:table-cell table:formula="of:=[.I47]-[.D47]" office:value-type="float" office:value="0.108240162016202" calcext:value-type="float">
            <text:p>0.108240162016202</text:p>
          </table:table-cell>
          <table:table-cell office:value-type="float" office:value="8388665" calcext:value-type="float">
            <text:p>8388665</text:p>
          </table:table-cell>
          <table:table-cell office:value-type="float" office:value="2.741" calcext:value-type="float">
            <text:p>2.741</text:p>
          </table:table-cell>
          <table:table-cell table:formula="of:=[.L47]-[.D47]" office:value-type="float" office:value="1.5582401620162" calcext:value-type="float">
            <text:p>1.5582401620162</text:p>
          </table:table-cell>
          <table:table-cell table:formula="of:=([.M47]-[.G47])/[.G47]" office:value-type="float" office:value="16.0784458026225" calcext:value-type="float">
            <text:p>16.07844580262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65121205520552" calcext:value-type="float">
            <text:p>0.65121205520552</text:p>
          </table:table-cell>
          <table:table-cell office:value-type="float" office:value="0.689" calcext:value-type="float">
            <text:p>0.689</text:p>
          </table:table-cell>
          <table:table-cell office:value-type="float" office:value="0.0377879447944796" calcext:value-type="float">
            <text:p>0.03778794479448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1.163" calcext:value-type="float">
            <text:p>1.163</text:p>
          </table:table-cell>
          <table:table-cell office:value-type="float" office:value="1.19990654065407" calcext:value-type="float">
            <text:p>1.19990654065407</text:p>
          </table:table-cell>
          <table:table-cell office:value-type="float" office:value="2703686" calcext:value-type="float">
            <text:p>2703686</text:p>
          </table:table-cell>
          <table:table-cell office:value-type="float" office:value="1.293" calcext:value-type="float">
            <text:p>1.293</text:p>
          </table:table-cell>
          <table:table-cell table:formula="of:=[.F48]-[.D48]" office:value-type="float" office:value="0.0930934593459345" calcext:value-type="float">
            <text:p>0.093093459345935</text:p>
          </table:table-cell>
          <table:table-cell office:value-type="float" office:value="2681653" calcext:value-type="float">
            <text:p>2681653</text:p>
          </table:table-cell>
          <table:table-cell office:value-type="float" office:value="1.335" calcext:value-type="float">
            <text:p>1.335</text:p>
          </table:table-cell>
          <table:table-cell table:formula="of:=[.I48]-[.D48]" office:value-type="float" office:value="0.135093459345935" calcext:value-type="float">
            <text:p>0.135093459345935</text:p>
          </table:table-cell>
          <table:table-cell office:value-type="float" office:value="8570665" calcext:value-type="float">
            <text:p>8570665</text:p>
          </table:table-cell>
          <table:table-cell office:value-type="float" office:value="2.791" calcext:value-type="float">
            <text:p>2.791</text:p>
          </table:table-cell>
          <table:table-cell table:formula="of:=[.L48]-[.D48]" office:value-type="float" office:value="1.59109345934593" calcext:value-type="float">
            <text:p>1.59109345934593</text:p>
          </table:table-cell>
          <table:table-cell table:formula="of:=([.M48]-[.G48])/[.G48]" office:value-type="float" office:value="16.0913560471896" calcext:value-type="float">
            <text:p>16.091356047189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668358757875788" calcext:value-type="float">
            <text:p>0.668358757875788</text:p>
          </table:table-cell>
          <table:table-cell office:value-type="float" office:value="0.707" calcext:value-type="float">
            <text:p>0.707</text:p>
          </table:table-cell>
          <table:table-cell office:value-type="float" office:value="0.0386412421242125" calcext:value-type="float">
            <text:p>0.038641242124213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1.158" calcext:value-type="float">
            <text:p>1.158</text:p>
          </table:table-cell>
          <table:table-cell office:value-type="float" office:value="1.21705324332433" calcext:value-type="float">
            <text:p>1.21705324332433</text:p>
          </table:table-cell>
          <table:table-cell office:value-type="float" office:value="2744710" calcext:value-type="float">
            <text:p>2744710</text:p>
          </table:table-cell>
          <table:table-cell office:value-type="float" office:value="1.334" calcext:value-type="float">
            <text:p>1.334</text:p>
          </table:table-cell>
          <table:table-cell table:formula="of:=[.F49]-[.D49]" office:value-type="float" office:value="0.116946756675668" calcext:value-type="float">
            <text:p>0.116946756675668</text:p>
          </table:table-cell>
          <table:table-cell office:value-type="float" office:value="2747905" calcext:value-type="float">
            <text:p>2747905</text:p>
          </table:table-cell>
          <table:table-cell office:value-type="float" office:value="1.384" calcext:value-type="float">
            <text:p>1.384</text:p>
          </table:table-cell>
          <table:table-cell table:formula="of:=[.I49]-[.D49]" office:value-type="float" office:value="0.166946756675668" calcext:value-type="float">
            <text:p>0.166946756675668</text:p>
          </table:table-cell>
          <table:table-cell office:value-type="float" office:value="8752665" calcext:value-type="float">
            <text:p>8752665</text:p>
          </table:table-cell>
          <table:table-cell office:value-type="float" office:value="2.797" calcext:value-type="float">
            <text:p>2.797</text:p>
          </table:table-cell>
          <table:table-cell table:formula="of:=[.L49]-[.D49]" office:value-type="float" office:value="1.57994675667567" calcext:value-type="float">
            <text:p>1.57994675667567</text:p>
          </table:table-cell>
          <table:table-cell table:formula="of:=([.M49]-[.G49])/[.G49]" office:value-type="float" office:value="12.5099664290595" calcext:value-type="float">
            <text:p>12.5099664290595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685505460546054" calcext:value-type="float">
            <text:p>0.685505460546054</text:p>
          </table:table-cell>
          <table:table-cell office:value-type="float" office:value="0.687" calcext:value-type="float">
            <text:p>0.687</text:p>
          </table:table-cell>
          <table:table-cell office:value-type="float" office:value="0.00149453945394562" calcext:value-type="float">
            <text:p>0.001494539453946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1.191" calcext:value-type="float">
            <text:p>1.191</text:p>
          </table:table-cell>
          <table:table-cell office:value-type="float" office:value="1.2341999459946" calcext:value-type="float">
            <text:p>1.2341999459946</text:p>
          </table:table-cell>
          <table:table-cell office:value-type="float" office:value="2812240" calcext:value-type="float">
            <text:p>2812240</text:p>
          </table:table-cell>
          <table:table-cell office:value-type="float" office:value="1.321" calcext:value-type="float">
            <text:p>1.321</text:p>
          </table:table-cell>
          <table:table-cell table:formula="of:=[.F50]-[.D50]" office:value-type="float" office:value="0.0868000540054006" calcext:value-type="float">
            <text:p>0.086800054005401</text:p>
          </table:table-cell>
          <table:table-cell office:value-type="float" office:value="2806757" calcext:value-type="float">
            <text:p>2806757</text:p>
          </table:table-cell>
          <table:table-cell office:value-type="float" office:value="1.384" calcext:value-type="float">
            <text:p>1.384</text:p>
          </table:table-cell>
          <table:table-cell table:formula="of:=[.I50]-[.D50]" office:value-type="float" office:value="0.149800054005401" calcext:value-type="float">
            <text:p>0.149800054005401</text:p>
          </table:table-cell>
          <table:table-cell office:value-type="float" office:value="8934665" calcext:value-type="float">
            <text:p>8934665</text:p>
          </table:table-cell>
          <table:table-cell office:value-type="float" office:value="2.866" calcext:value-type="float">
            <text:p>2.866</text:p>
          </table:table-cell>
          <table:table-cell table:formula="of:=[.L50]-[.D50]" office:value-type="float" office:value="1.6318000540054" calcext:value-type="float">
            <text:p>1.6318000540054</text:p>
          </table:table-cell>
          <table:table-cell table:formula="of:=([.M50]-[.G50])/[.G50]" office:value-type="float" office:value="17.7995280959603" calcext:value-type="float">
            <text:p>17.799528095960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702652163216322" calcext:value-type="float">
            <text:p>0.702652163216322</text:p>
          </table:table-cell>
          <table:table-cell office:value-type="float" office:value="0.654" calcext:value-type="float">
            <text:p>0.654</text:p>
          </table:table-cell>
          <table:table-cell office:value-type="float" office:value="-0.0486521632163215" calcext:value-type="float">
            <text:p>-0.048652163216322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.224" calcext:value-type="float">
            <text:p>1.224</text:p>
          </table:table-cell>
          <table:table-cell office:value-type="float" office:value="1.25134664866487" calcext:value-type="float">
            <text:p>1.25134664866487</text:p>
          </table:table-cell>
          <table:table-cell office:value-type="float" office:value="2862062" calcext:value-type="float">
            <text:p>2862062</text:p>
          </table:table-cell>
          <table:table-cell office:value-type="float" office:value="1.381" calcext:value-type="float">
            <text:p>1.381</text:p>
          </table:table-cell>
          <table:table-cell table:formula="of:=[.F51]-[.D51]" office:value-type="float" office:value="0.129653351335133" calcext:value-type="float">
            <text:p>0.129653351335133</text:p>
          </table:table-cell>
          <table:table-cell office:value-type="float" office:value="2863671" calcext:value-type="float">
            <text:p>2863671</text:p>
          </table:table-cell>
          <table:table-cell office:value-type="float" office:value="1.428" calcext:value-type="float">
            <text:p>1.428</text:p>
          </table:table-cell>
          <table:table-cell table:formula="of:=[.I51]-[.D51]" office:value-type="float" office:value="0.176653351335133" calcext:value-type="float">
            <text:p>0.176653351335133</text:p>
          </table:table-cell>
          <table:table-cell office:value-type="float" office:value="9116665" calcext:value-type="float">
            <text:p>9116665</text:p>
          </table:table-cell>
          <table:table-cell office:value-type="float" office:value="2.926" calcext:value-type="float">
            <text:p>2.926</text:p>
          </table:table-cell>
          <table:table-cell table:formula="of:=[.L51]-[.D51]" office:value-type="float" office:value="1.67465335133513" calcext:value-type="float">
            <text:p>1.67465335133513</text:p>
          </table:table-cell>
          <table:table-cell table:formula="of:=([.M51]-[.G51])/[.G51]" office:value-type="float" office:value="11.9163907765594" calcext:value-type="float">
            <text:p>11.916390776559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719798865886589" calcext:value-type="float">
            <text:p>0.719798865886589</text:p>
          </table:table-cell>
          <table:table-cell office:value-type="float" office:value="0.667" calcext:value-type="float">
            <text:p>0.667</text:p>
          </table:table-cell>
          <table:table-cell office:value-type="float" office:value="-0.0527988658865886" calcext:value-type="float">
            <text:p>-0.052798865886589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1.259" calcext:value-type="float">
            <text:p>1.259</text:p>
          </table:table-cell>
          <table:table-cell office:value-type="float" office:value="1.26849335133513" calcext:value-type="float">
            <text:p>1.26849335133513</text:p>
          </table:table-cell>
          <table:table-cell office:value-type="float" office:value="2925597" calcext:value-type="float">
            <text:p>2925597</text:p>
          </table:table-cell>
          <table:table-cell office:value-type="float" office:value="1.409" calcext:value-type="float">
            <text:p>1.409</text:p>
          </table:table-cell>
          <table:table-cell table:formula="of:=[.F52]-[.D52]" office:value-type="float" office:value="0.140506648664867" calcext:value-type="float">
            <text:p>0.140506648664867</text:p>
          </table:table-cell>
          <table:table-cell office:value-type="float" office:value="2928358" calcext:value-type="float">
            <text:p>2928358</text:p>
          </table:table-cell>
          <table:table-cell office:value-type="float" office:value="1.425" calcext:value-type="float">
            <text:p>1.425</text:p>
          </table:table-cell>
          <table:table-cell table:formula="of:=[.I52]-[.D52]" office:value-type="float" office:value="0.156506648664867" calcext:value-type="float">
            <text:p>0.156506648664867</text:p>
          </table:table-cell>
          <table:table-cell office:value-type="float" office:value="9298665" calcext:value-type="float">
            <text:p>9298665</text:p>
          </table:table-cell>
          <table:table-cell office:value-type="float" office:value="3.011" calcext:value-type="float">
            <text:p>3.011</text:p>
          </table:table-cell>
          <table:table-cell table:formula="of:=[.L52]-[.D52]" office:value-type="float" office:value="1.74250664866487" calcext:value-type="float">
            <text:p>1.74250664866487</text:p>
          </table:table-cell>
          <table:table-cell table:formula="of:=([.M52]-[.G52])/[.G52]" office:value-type="float" office:value="11.4015956911837" calcext:value-type="float">
            <text:p>11.401595691183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736945568556856" calcext:value-type="float">
            <text:p>0.736945568556856</text:p>
          </table:table-cell>
          <table:table-cell office:value-type="float" office:value="0.697" calcext:value-type="float">
            <text:p>0.697</text:p>
          </table:table-cell>
          <table:table-cell office:value-type="float" office:value="-0.0399455685568555" calcext:value-type="float">
            <text:p>-0.039945568556856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1.259" calcext:value-type="float">
            <text:p>1.259</text:p>
          </table:table-cell>
          <table:table-cell office:value-type="float" office:value="1.2856400540054" calcext:value-type="float">
            <text:p>1.2856400540054</text:p>
          </table:table-cell>
          <table:table-cell office:value-type="float" office:value="2989847" calcext:value-type="float">
            <text:p>2989847</text:p>
          </table:table-cell>
          <table:table-cell office:value-type="float" office:value="1.395" calcext:value-type="float">
            <text:p>1.395</text:p>
          </table:table-cell>
          <table:table-cell table:formula="of:=[.F53]-[.D53]" office:value-type="float" office:value="0.1093599459946" calcext:value-type="float">
            <text:p>0.1093599459946</text:p>
          </table:table-cell>
          <table:table-cell office:value-type="float" office:value="2985266" calcext:value-type="float">
            <text:p>2985266</text:p>
          </table:table-cell>
          <table:table-cell office:value-type="float" office:value="1.462" calcext:value-type="float">
            <text:p>1.462</text:p>
          </table:table-cell>
          <table:table-cell table:formula="of:=[.I53]-[.D53]" office:value-type="float" office:value="0.176359945994599" calcext:value-type="float">
            <text:p>0.176359945994599</text:p>
          </table:table-cell>
          <table:table-cell office:value-type="float" office:value="9480665" calcext:value-type="float">
            <text:p>9480665</text:p>
          </table:table-cell>
          <table:table-cell office:value-type="float" office:value="3.041" calcext:value-type="float">
            <text:p>3.041</text:p>
          </table:table-cell>
          <table:table-cell table:formula="of:=[.L53]-[.D53]" office:value-type="float" office:value="1.7553599459946" calcext:value-type="float">
            <text:p>1.7553599459946</text:p>
          </table:table-cell>
          <table:table-cell table:formula="of:=([.M53]-[.G53])/[.G53]" office:value-type="float" office:value="15.0512144554395" calcext:value-type="float">
            <text:p>15.0512144554395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754092271227123" calcext:value-type="float">
            <text:p>0.754092271227123</text:p>
          </table:table-cell>
          <table:table-cell office:value-type="float" office:value="0.729" calcext:value-type="float">
            <text:p>0.729</text:p>
          </table:table-cell>
          <table:table-cell office:value-type="float" office:value="-0.0250922712271225" calcext:value-type="float">
            <text:p>-0.025092271227123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1.239" calcext:value-type="float">
            <text:p>1.239</text:p>
          </table:table-cell>
          <table:table-cell office:value-type="float" office:value="1.30278675667567" calcext:value-type="float">
            <text:p>1.30278675667567</text:p>
          </table:table-cell>
          <table:table-cell office:value-type="float" office:value="3051761" calcext:value-type="float">
            <text:p>3051761</text:p>
          </table:table-cell>
          <table:table-cell office:value-type="float" office:value="1.408" calcext:value-type="float">
            <text:p>1.408</text:p>
          </table:table-cell>
          <table:table-cell table:formula="of:=[.F54]-[.D54]" office:value-type="float" office:value="0.105213243324332" calcext:value-type="float">
            <text:p>0.105213243324332</text:p>
          </table:table-cell>
          <table:table-cell office:value-type="float" office:value="3052127" calcext:value-type="float">
            <text:p>3052127</text:p>
          </table:table-cell>
          <table:table-cell office:value-type="float" office:value="1.476" calcext:value-type="float">
            <text:p>1.476</text:p>
          </table:table-cell>
          <table:table-cell table:formula="of:=[.I54]-[.D54]" office:value-type="float" office:value="0.173213243324333" calcext:value-type="float">
            <text:p>0.173213243324333</text:p>
          </table:table-cell>
          <table:table-cell office:value-type="float" office:value="9662665" calcext:value-type="float">
            <text:p>9662665</text:p>
          </table:table-cell>
          <table:table-cell office:value-type="float" office:value="3.057" calcext:value-type="float">
            <text:p>3.057</text:p>
          </table:table-cell>
          <table:table-cell table:formula="of:=[.L54]-[.D54]" office:value-type="float" office:value="1.75421324332433" calcext:value-type="float">
            <text:p>1.75421324332433</text:p>
          </table:table-cell>
          <table:table-cell table:formula="of:=([.M54]-[.G54])/[.G54]" office:value-type="float" office:value="15.6729319228071" calcext:value-type="float">
            <text:p>15.672931922807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77123897389739" calcext:value-type="float">
            <text:p>0.77123897389739</text:p>
          </table:table-cell>
          <table:table-cell office:value-type="float" office:value="0.688" calcext:value-type="float">
            <text:p>0.688</text:p>
          </table:table-cell>
          <table:table-cell office:value-type="float" office:value="-0.0832389738973895" calcext:value-type="float">
            <text:p>-0.08323897389739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1.273" calcext:value-type="float">
            <text:p>1.273</text:p>
          </table:table-cell>
          <table:table-cell office:value-type="float" office:value="1.31993345934593" calcext:value-type="float">
            <text:p>1.31993345934593</text:p>
          </table:table-cell>
          <table:table-cell office:value-type="float" office:value="3098015" calcext:value-type="float">
            <text:p>3098015</text:p>
          </table:table-cell>
          <table:table-cell office:value-type="float" office:value="1.475" calcext:value-type="float">
            <text:p>1.475</text:p>
          </table:table-cell>
          <table:table-cell table:formula="of:=[.F55]-[.D55]" office:value-type="float" office:value="0.155066540654066" calcext:value-type="float">
            <text:p>0.155066540654066</text:p>
          </table:table-cell>
          <table:table-cell office:value-type="float" office:value="3098277" calcext:value-type="float">
            <text:p>3098277</text:p>
          </table:table-cell>
          <table:table-cell office:value-type="float" office:value="1.499" calcext:value-type="float">
            <text:p>1.499</text:p>
          </table:table-cell>
          <table:table-cell table:formula="of:=[.I55]-[.D55]" office:value-type="float" office:value="0.179066540654066" calcext:value-type="float">
            <text:p>0.179066540654066</text:p>
          </table:table-cell>
          <table:table-cell office:value-type="float" office:value="9844665" calcext:value-type="float">
            <text:p>9844665</text:p>
          </table:table-cell>
          <table:table-cell office:value-type="float" office:value="3.071" calcext:value-type="float">
            <text:p>3.071</text:p>
          </table:table-cell>
          <table:table-cell table:formula="of:=[.L55]-[.D55]" office:value-type="float" office:value="1.75106654065407" calcext:value-type="float">
            <text:p>1.75106654065407</text:p>
          </table:table-cell>
          <table:table-cell table:formula="of:=([.M55]-[.G55])/[.G55]" office:value-type="float" office:value="10.2923557414006" calcext:value-type="float">
            <text:p>10.292355741400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788385676567657" calcext:value-type="float">
            <text:p>0.788385676567657</text:p>
          </table:table-cell>
          <table:table-cell office:value-type="float" office:value="0.697" calcext:value-type="float">
            <text:p>0.697</text:p>
          </table:table-cell>
          <table:table-cell office:value-type="float" office:value="-0.0913856765676566" calcext:value-type="float">
            <text:p>-0.091385676567657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1.296" calcext:value-type="float">
            <text:p>1.296</text:p>
          </table:table-cell>
          <table:table-cell office:value-type="float" office:value="1.3370801620162" calcext:value-type="float">
            <text:p>1.3370801620162</text:p>
          </table:table-cell>
          <table:table-cell office:value-type="float" office:value="3165635" calcext:value-type="float">
            <text:p>3165635</text:p>
          </table:table-cell>
          <table:table-cell office:value-type="float" office:value="1.512" calcext:value-type="float">
            <text:p>1.512</text:p>
          </table:table-cell>
          <table:table-cell table:formula="of:=[.F56]-[.D56]" office:value-type="float" office:value="0.174919837983798" calcext:value-type="float">
            <text:p>0.174919837983798</text:p>
          </table:table-cell>
          <table:table-cell office:value-type="float" office:value="3159710" calcext:value-type="float">
            <text:p>3159710</text:p>
          </table:table-cell>
          <table:table-cell office:value-type="float" office:value="1.546" calcext:value-type="float">
            <text:p>1.546</text:p>
          </table:table-cell>
          <table:table-cell table:formula="of:=[.I56]-[.D56]" office:value-type="float" office:value="0.208919837983798" calcext:value-type="float">
            <text:p>0.208919837983798</text:p>
          </table:table-cell>
          <table:table-cell office:value-type="float" office:value="10026665" calcext:value-type="float">
            <text:p>10026665</text:p>
          </table:table-cell>
          <table:table-cell office:value-type="float" office:value="3.179" calcext:value-type="float">
            <text:p>3.179</text:p>
          </table:table-cell>
          <table:table-cell table:formula="of:=[.L56]-[.D56]" office:value-type="float" office:value="1.8419198379838" calcext:value-type="float">
            <text:p>1.8419198379838</text:p>
          </table:table-cell>
          <table:table-cell table:formula="of:=([.M56]-[.G56])/[.G56]" office:value-type="float" office:value="9.53007971659797" calcext:value-type="float">
            <text:p>9.5300797165979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805532379237924" calcext:value-type="float">
            <text:p>0.805532379237924</text:p>
          </table:table-cell>
          <table:table-cell office:value-type="float" office:value="0.778" calcext:value-type="float">
            <text:p>0.778</text:p>
          </table:table-cell>
          <table:table-cell office:value-type="float" office:value="-0.0275323792379236" calcext:value-type="float">
            <text:p>-0.027532379237924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1.372" calcext:value-type="float">
            <text:p>1.372</text:p>
          </table:table-cell>
          <table:table-cell office:value-type="float" office:value="1.35422686468647" calcext:value-type="float">
            <text:p>1.35422686468647</text:p>
          </table:table-cell>
          <table:table-cell office:value-type="float" office:value="3216937" calcext:value-type="float">
            <text:p>3216937</text:p>
          </table:table-cell>
          <table:table-cell office:value-type="float" office:value="1.483" calcext:value-type="float">
            <text:p>1.483</text:p>
          </table:table-cell>
          <table:table-cell table:formula="of:=[.F57]-[.D57]" office:value-type="float" office:value="0.128773135313532" calcext:value-type="float">
            <text:p>0.128773135313532</text:p>
          </table:table-cell>
          <table:table-cell office:value-type="float" office:value="3222170" calcext:value-type="float">
            <text:p>3222170</text:p>
          </table:table-cell>
          <table:table-cell office:value-type="float" office:value="1.527" calcext:value-type="float">
            <text:p>1.527</text:p>
          </table:table-cell>
          <table:table-cell table:formula="of:=[.I57]-[.D57]" office:value-type="float" office:value="0.172773135313532" calcext:value-type="float">
            <text:p>0.172773135313532</text:p>
          </table:table-cell>
          <table:table-cell office:value-type="float" office:value="10208665" calcext:value-type="float">
            <text:p>10208665</text:p>
          </table:table-cell>
          <table:table-cell office:value-type="float" office:value="3.251" calcext:value-type="float">
            <text:p>3.251</text:p>
          </table:table-cell>
          <table:table-cell table:formula="of:=[.L57]-[.D57]" office:value-type="float" office:value="1.89677313531353" calcext:value-type="float">
            <text:p>1.89677313531353</text:p>
          </table:table-cell>
          <table:table-cell table:formula="of:=([.M57]-[.G57])/[.G57]" office:value-type="float" office:value="13.7295717441013" calcext:value-type="float">
            <text:p>13.729571744101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822679081908191" calcext:value-type="float">
            <text:p>0.822679081908191</text:p>
          </table:table-cell>
          <table:table-cell office:value-type="float" office:value="0.747" calcext:value-type="float">
            <text:p>0.747</text:p>
          </table:table-cell>
          <table:table-cell office:value-type="float" office:value="-0.0756790819081907" calcext:value-type="float">
            <text:p>-0.075679081908191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float" office:value="1.298" calcext:value-type="float">
            <text:p>1.298</text:p>
          </table:table-cell>
          <table:table-cell office:value-type="float" office:value="1.37137356735674" calcext:value-type="float">
            <text:p>1.37137356735674</text:p>
          </table:table-cell>
          <table:table-cell office:value-type="float" office:value="3288275" calcext:value-type="float">
            <text:p>3288275</text:p>
          </table:table-cell>
          <table:table-cell office:value-type="float" office:value="1.563" calcext:value-type="float">
            <text:p>1.563</text:p>
          </table:table-cell>
          <table:table-cell table:formula="of:=[.F58]-[.D58]" office:value-type="float" office:value="0.191626432643265" calcext:value-type="float">
            <text:p>0.191626432643265</text:p>
          </table:table-cell>
          <table:table-cell office:value-type="float" office:value="3264777" calcext:value-type="float">
            <text:p>3264777</text:p>
          </table:table-cell>
          <table:table-cell office:value-type="float" office:value="1.572" calcext:value-type="float">
            <text:p>1.572</text:p>
          </table:table-cell>
          <table:table-cell table:formula="of:=[.I58]-[.D58]" office:value-type="float" office:value="0.200626432643265" calcext:value-type="float">
            <text:p>0.200626432643265</text:p>
          </table:table-cell>
          <table:table-cell office:value-type="float" office:value="10390665" calcext:value-type="float">
            <text:p>10390665</text:p>
          </table:table-cell>
          <table:table-cell office:value-type="float" office:value="3.276" calcext:value-type="float">
            <text:p>3.276</text:p>
          </table:table-cell>
          <table:table-cell table:formula="of:=[.L58]-[.D58]" office:value-type="float" office:value="1.90462643264326" calcext:value-type="float">
            <text:p>1.90462643264326</text:p>
          </table:table-cell>
          <table:table-cell table:formula="of:=([.M58]-[.G58])/[.G58]" office:value-type="float" office:value="8.9392678054439" calcext:value-type="float">
            <text:p>8.9392678054439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0.839825784578458" calcext:value-type="float">
            <text:p>0.839825784578458</text:p>
          </table:table-cell>
          <table:table-cell office:value-type="float" office:value="0.838" calcext:value-type="float">
            <text:p>0.838</text:p>
          </table:table-cell>
          <table:table-cell office:value-type="float" office:value="-0.00182578457845783" calcext:value-type="float">
            <text:p>-0.001825784578458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1.353" calcext:value-type="float">
            <text:p>1.353</text:p>
          </table:table-cell>
          <table:table-cell office:value-type="float" office:value="1.388520270027" calcext:value-type="float">
            <text:p>1.388520270027</text:p>
          </table:table-cell>
          <table:table-cell office:value-type="float" office:value="3344691" calcext:value-type="float">
            <text:p>3344691</text:p>
          </table:table-cell>
          <table:table-cell office:value-type="float" office:value="1.529" calcext:value-type="float">
            <text:p>1.529</text:p>
          </table:table-cell>
          <table:table-cell table:formula="of:=[.F59]-[.D59]" office:value-type="float" office:value="0.140479729972997" calcext:value-type="float">
            <text:p>0.140479729972997</text:p>
          </table:table-cell>
          <table:table-cell office:value-type="float" office:value="3330152" calcext:value-type="float">
            <text:p>3330152</text:p>
          </table:table-cell>
          <table:table-cell office:value-type="float" office:value="1.593" calcext:value-type="float">
            <text:p>1.593</text:p>
          </table:table-cell>
          <table:table-cell table:formula="of:=[.I59]-[.D59]" office:value-type="float" office:value="0.204479729972997" calcext:value-type="float">
            <text:p>0.204479729972997</text:p>
          </table:table-cell>
          <table:table-cell office:value-type="float" office:value="10572665" calcext:value-type="float">
            <text:p>10572665</text:p>
          </table:table-cell>
          <table:table-cell office:value-type="float" office:value="3.319" calcext:value-type="float">
            <text:p>3.319</text:p>
          </table:table-cell>
          <table:table-cell table:formula="of:=[.L59]-[.D59]" office:value-type="float" office:value="1.930479729973" calcext:value-type="float">
            <text:p>1.930479729973</text:p>
          </table:table-cell>
          <table:table-cell table:formula="of:=([.M59]-[.G59])/[.G59]" office:value-type="float" office:value="12.7420518272926" calcext:value-type="float">
            <text:p>12.7420518272926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0.856972487248725" calcext:value-type="float">
            <text:p>0.856972487248725</text:p>
          </table:table-cell>
          <table:table-cell office:value-type="float" office:value="0.808" calcext:value-type="float">
            <text:p>0.808</text:p>
          </table:table-cell>
          <table:table-cell office:value-type="float" office:value="-0.0489724872487247" calcext:value-type="float">
            <text:p>-0.048972487248725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1.352" calcext:value-type="float">
            <text:p>1.352</text:p>
          </table:table-cell>
          <table:table-cell office:value-type="float" office:value="1.40566697269727" calcext:value-type="float">
            <text:p>1.40566697269727</text:p>
          </table:table-cell>
          <table:table-cell office:value-type="float" office:value="3400601" calcext:value-type="float">
            <text:p>3400601</text:p>
          </table:table-cell>
          <table:table-cell office:value-type="float" office:value="1.587" calcext:value-type="float">
            <text:p>1.587</text:p>
          </table:table-cell>
          <table:table-cell table:formula="of:=[.F60]-[.D60]" office:value-type="float" office:value="0.18133302730273" calcext:value-type="float">
            <text:p>0.18133302730273</text:p>
          </table:table-cell>
          <table:table-cell office:value-type="float" office:value="3399156" calcext:value-type="float">
            <text:p>3399156</text:p>
          </table:table-cell>
          <table:table-cell office:value-type="float" office:value="1.64" calcext:value-type="float">
            <text:p>1.64</text:p>
          </table:table-cell>
          <table:table-cell table:formula="of:=[.I60]-[.D60]" office:value-type="float" office:value="0.234333027302731" calcext:value-type="float">
            <text:p>0.234333027302731</text:p>
          </table:table-cell>
          <table:table-cell office:value-type="float" office:value="10754665" calcext:value-type="float">
            <text:p>10754665</text:p>
          </table:table-cell>
          <table:table-cell office:value-type="float" office:value="3.345" calcext:value-type="float">
            <text:p>3.345</text:p>
          </table:table-cell>
          <table:table-cell table:formula="of:=[.L60]-[.D60]" office:value-type="float" office:value="1.93933302730273" calcext:value-type="float">
            <text:p>1.93933302730273</text:p>
          </table:table-cell>
          <table:table-cell table:formula="of:=([.M60]-[.G60])/[.G60]" office:value-type="float" office:value="9.69486930290458" calcext:value-type="float">
            <text:p>9.6948693029045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0.874119189918992" calcext:value-type="float">
            <text:p>0.874119189918992</text:p>
          </table:table-cell>
          <table:table-cell office:value-type="float" office:value="0.822" calcext:value-type="float">
            <text:p>0.822</text:p>
          </table:table-cell>
          <table:table-cell office:value-type="float" office:value="-0.0521191899189917" calcext:value-type="float">
            <text:p>-0.052119189918992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.366" calcext:value-type="float">
            <text:p>1.366</text:p>
          </table:table-cell>
          <table:table-cell office:value-type="float" office:value="1.42281367536754" calcext:value-type="float">
            <text:p>1.42281367536754</text:p>
          </table:table-cell>
          <table:table-cell office:value-type="float" office:value="3456303" calcext:value-type="float">
            <text:p>3456303</text:p>
          </table:table-cell>
          <table:table-cell office:value-type="float" office:value="1.628" calcext:value-type="float">
            <text:p>1.628</text:p>
          </table:table-cell>
          <table:table-cell table:formula="of:=[.F61]-[.D61]" office:value-type="float" office:value="0.205186324632463" calcext:value-type="float">
            <text:p>0.205186324632463</text:p>
          </table:table-cell>
          <table:table-cell office:value-type="float" office:value="3441125" calcext:value-type="float">
            <text:p>3441125</text:p>
          </table:table-cell>
          <table:table-cell office:value-type="float" office:value="1.642" calcext:value-type="float">
            <text:p>1.642</text:p>
          </table:table-cell>
          <table:table-cell table:formula="of:=[.I61]-[.D61]" office:value-type="float" office:value="0.219186324632463" calcext:value-type="float">
            <text:p>0.219186324632463</text:p>
          </table:table-cell>
          <table:table-cell office:value-type="float" office:value="10936665" calcext:value-type="float">
            <text:p>10936665</text:p>
          </table:table-cell>
          <table:table-cell office:value-type="float" office:value="3.422" calcext:value-type="float">
            <text:p>3.422</text:p>
          </table:table-cell>
          <table:table-cell table:formula="of:=[.L61]-[.D61]" office:value-type="float" office:value="1.99918632463246" calcext:value-type="float">
            <text:p>1.99918632463246</text:p>
          </table:table-cell>
          <table:table-cell table:formula="of:=([.M61]-[.G61])/[.G61]" office:value-type="float" office:value="8.74327274594675" calcext:value-type="float">
            <text:p>8.74327274594675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0.891265892589259" calcext:value-type="float">
            <text:p>0.891265892589259</text:p>
          </table:table-cell>
          <table:table-cell office:value-type="float" office:value="0.8" calcext:value-type="float">
            <text:p>0.8</text:p>
          </table:table-cell>
          <table:table-cell office:value-type="float" office:value="-0.0912658925892588" calcext:value-type="float">
            <text:p>-0.091265892589259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1.482" calcext:value-type="float">
            <text:p>1.482</text:p>
          </table:table-cell>
          <table:table-cell office:value-type="float" office:value="1.4399603780378" calcext:value-type="float">
            <text:p>1.4399603780378</text:p>
          </table:table-cell>
          <table:table-cell office:value-type="float" office:value="3510451" calcext:value-type="float">
            <text:p>3510451</text:p>
          </table:table-cell>
          <table:table-cell office:value-type="float" office:value="1.6" calcext:value-type="float">
            <text:p>1.6</text:p>
          </table:table-cell>
          <table:table-cell table:formula="of:=[.F62]-[.D62]" office:value-type="float" office:value="0.160039621962196" calcext:value-type="float">
            <text:p>0.160039621962196</text:p>
          </table:table-cell>
          <table:table-cell office:value-type="float" office:value="3515671" calcext:value-type="float">
            <text:p>3515671</text:p>
          </table:table-cell>
          <table:table-cell office:value-type="float" office:value="1.659" calcext:value-type="float">
            <text:p>1.659</text:p>
          </table:table-cell>
          <table:table-cell table:formula="of:=[.I62]-[.D62]" office:value-type="float" office:value="0.219039621962196" calcext:value-type="float">
            <text:p>0.219039621962196</text:p>
          </table:table-cell>
          <table:table-cell office:value-type="float" office:value="11118665" calcext:value-type="float">
            <text:p>11118665</text:p>
          </table:table-cell>
          <table:table-cell office:value-type="float" office:value="3.537" calcext:value-type="float">
            <text:p>3.537</text:p>
          </table:table-cell>
          <table:table-cell table:formula="of:=[.L62]-[.D62]" office:value-type="float" office:value="2.0970396219622" calcext:value-type="float">
            <text:p>2.0970396219622</text:p>
          </table:table-cell>
          <table:table-cell table:formula="of:=([.M62]-[.G62])/[.G62]" office:value-type="float" office:value="12.1032527835985" calcext:value-type="float">
            <text:p>12.103252783598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908412595259526" calcext:value-type="float">
            <text:p>0.908412595259526</text:p>
          </table:table-cell>
          <table:table-cell office:value-type="float" office:value="0.831" calcext:value-type="float">
            <text:p>0.831</text:p>
          </table:table-cell>
          <table:table-cell office:value-type="float" office:value="-0.0774125952595258" calcext:value-type="float">
            <text:p>-0.077412595259526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1.399" calcext:value-type="float">
            <text:p>1.399</text:p>
          </table:table-cell>
          <table:table-cell office:value-type="float" office:value="1.45710708070807" calcext:value-type="float">
            <text:p>1.45710708070807</text:p>
          </table:table-cell>
          <table:table-cell office:value-type="float" office:value="3567881" calcext:value-type="float">
            <text:p>3567881</text:p>
          </table:table-cell>
          <table:table-cell office:value-type="float" office:value="1.649" calcext:value-type="float">
            <text:p>1.649</text:p>
          </table:table-cell>
          <table:table-cell table:formula="of:=[.F63]-[.D63]" office:value-type="float" office:value="0.191892919291929" calcext:value-type="float">
            <text:p>0.191892919291929</text:p>
          </table:table-cell>
          <table:table-cell office:value-type="float" office:value="3575555" calcext:value-type="float">
            <text:p>3575555</text:p>
          </table:table-cell>
          <table:table-cell office:value-type="float" office:value="1.676" calcext:value-type="float">
            <text:p>1.676</text:p>
          </table:table-cell>
          <table:table-cell table:formula="of:=[.I63]-[.D63]" office:value-type="float" office:value="0.21889291929193" calcext:value-type="float">
            <text:p>0.21889291929193</text:p>
          </table:table-cell>
          <table:table-cell office:value-type="float" office:value="11300665" calcext:value-type="float">
            <text:p>11300665</text:p>
          </table:table-cell>
          <table:table-cell office:value-type="float" office:value="3.477" calcext:value-type="float">
            <text:p>3.477</text:p>
          </table:table-cell>
          <table:table-cell table:formula="of:=[.L63]-[.D63]" office:value-type="float" office:value="2.01989291929193" calcext:value-type="float">
            <text:p>2.01989291929193</text:p>
          </table:table-cell>
          <table:table-cell table:formula="of:=([.M63]-[.G63])/[.G63]" office:value-type="float" office:value="9.5261461795734" calcext:value-type="float">
            <text:p>9.5261461795734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0.925559297929793" calcext:value-type="float">
            <text:p>0.925559297929793</text:p>
          </table:table-cell>
          <table:table-cell office:value-type="float" office:value="0.903" calcext:value-type="float">
            <text:p>0.903</text:p>
          </table:table-cell>
          <table:table-cell office:value-type="float" office:value="-0.0225592979297928" calcext:value-type="float">
            <text:p>-0.022559297929793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1.438" calcext:value-type="float">
            <text:p>1.438</text:p>
          </table:table-cell>
          <table:table-cell office:value-type="float" office:value="1.47425378337834" calcext:value-type="float">
            <text:p>1.47425378337834</text:p>
          </table:table-cell>
          <table:table-cell office:value-type="float" office:value="3620554" calcext:value-type="float">
            <text:p>3620554</text:p>
          </table:table-cell>
          <table:table-cell office:value-type="float" office:value="1.674" calcext:value-type="float">
            <text:p>1.674</text:p>
          </table:table-cell>
          <table:table-cell table:formula="of:=[.F64]-[.D64]" office:value-type="float" office:value="0.199746216621662" calcext:value-type="float">
            <text:p>0.199746216621662</text:p>
          </table:table-cell>
          <table:table-cell office:value-type="float" office:value="3630887" calcext:value-type="float">
            <text:p>3630887</text:p>
          </table:table-cell>
          <table:table-cell office:value-type="float" office:value="1.724" calcext:value-type="float">
            <text:p>1.724</text:p>
          </table:table-cell>
          <table:table-cell table:formula="of:=[.I64]-[.D64]" office:value-type="float" office:value="0.249746216621662" calcext:value-type="float">
            <text:p>0.249746216621662</text:p>
          </table:table-cell>
          <table:table-cell office:value-type="float" office:value="11482665" calcext:value-type="float">
            <text:p>11482665</text:p>
          </table:table-cell>
          <table:table-cell office:value-type="float" office:value="3.528" calcext:value-type="float">
            <text:p>3.528</text:p>
          </table:table-cell>
          <table:table-cell table:formula="of:=[.L64]-[.D64]" office:value-type="float" office:value="2.05374621662166" calcext:value-type="float">
            <text:p>2.05374621662166</text:p>
          </table:table-cell>
          <table:table-cell table:formula="of:=([.M64]-[.G64])/[.G64]" office:value-type="float" office:value="9.28177780464122" calcext:value-type="float">
            <text:p>9.28177780464122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0.94270600060006" calcext:value-type="float">
            <text:p>0.94270600060006</text:p>
          </table:table-cell>
          <table:table-cell office:value-type="float" office:value="0.949" calcext:value-type="float">
            <text:p>0.949</text:p>
          </table:table-cell>
          <table:table-cell office:value-type="float" office:value="0.00629399939994013" calcext:value-type="float">
            <text:p>0.00629399939994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1.421" calcext:value-type="float">
            <text:p>1.421</text:p>
          </table:table-cell>
          <table:table-cell office:value-type="float" office:value="1.49140048604861" calcext:value-type="float">
            <text:p>1.49140048604861</text:p>
          </table:table-cell>
          <table:table-cell office:value-type="float" office:value="3684482" calcext:value-type="float">
            <text:p>3684482</text:p>
          </table:table-cell>
          <table:table-cell office:value-type="float" office:value="1.695" calcext:value-type="float">
            <text:p>1.695</text:p>
          </table:table-cell>
          <table:table-cell table:formula="of:=[.F65]-[.D65]" office:value-type="float" office:value="0.203599513951395" calcext:value-type="float">
            <text:p>0.203599513951395</text:p>
          </table:table-cell>
          <table:table-cell office:value-type="float" office:value="3675985" calcext:value-type="float">
            <text:p>3675985</text:p>
          </table:table-cell>
          <table:table-cell office:value-type="float" office:value="1.746" calcext:value-type="float">
            <text:p>1.746</text:p>
          </table:table-cell>
          <table:table-cell table:formula="of:=[.I65]-[.D65]" office:value-type="float" office:value="0.254599513951395" calcext:value-type="float">
            <text:p>0.254599513951395</text:p>
          </table:table-cell>
          <table:table-cell office:value-type="float" office:value="11664665" calcext:value-type="float">
            <text:p>11664665</text:p>
          </table:table-cell>
          <table:table-cell office:value-type="float" office:value="3.61" calcext:value-type="float">
            <text:p>3.61</text:p>
          </table:table-cell>
          <table:table-cell table:formula="of:=[.L65]-[.D65]" office:value-type="float" office:value="2.11859951395139" calcext:value-type="float">
            <text:p>2.11859951395139</text:p>
          </table:table-cell>
          <table:table-cell table:formula="of:=([.M65]-[.G65])/[.G65]" office:value-type="float" office:value="9.40571989998544" calcext:value-type="float">
            <text:p>9.40571989998544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0.959852703270327" calcext:value-type="float">
            <text:p>0.959852703270327</text:p>
          </table:table-cell>
          <table:table-cell office:value-type="float" office:value="1.074" calcext:value-type="float">
            <text:p>1.074</text:p>
          </table:table-cell>
          <table:table-cell office:value-type="float" office:value="0.114147296729673" calcext:value-type="float">
            <text:p>0.114147296729673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1.545" calcext:value-type="float">
            <text:p>1.545</text:p>
          </table:table-cell>
          <table:table-cell office:value-type="float" office:value="1.50854718871887" calcext:value-type="float">
            <text:p>1.50854718871887</text:p>
          </table:table-cell>
          <table:table-cell office:value-type="float" office:value="3745387" calcext:value-type="float">
            <text:p>3745387</text:p>
          </table:table-cell>
          <table:table-cell office:value-type="float" office:value="1.704" calcext:value-type="float">
            <text:p>1.704</text:p>
          </table:table-cell>
          <table:table-cell table:formula="of:=[.F66]-[.D66]" office:value-type="float" office:value="0.195452811281128" calcext:value-type="float">
            <text:p>0.195452811281128</text:p>
          </table:table-cell>
          <table:table-cell office:value-type="float" office:value="3734791" calcext:value-type="float">
            <text:p>3734791</text:p>
          </table:table-cell>
          <table:table-cell office:value-type="float" office:value="1.81" calcext:value-type="float">
            <text:p>1.81</text:p>
          </table:table-cell>
          <table:table-cell table:formula="of:=[.I66]-[.D66]" office:value-type="float" office:value="0.301452811281128" calcext:value-type="float">
            <text:p>0.301452811281128</text:p>
          </table:table-cell>
          <table:table-cell office:value-type="float" office:value="11846665" calcext:value-type="float">
            <text:p>11846665</text:p>
          </table:table-cell>
          <table:table-cell office:value-type="float" office:value="3.703" calcext:value-type="float">
            <text:p>3.703</text:p>
          </table:table-cell>
          <table:table-cell table:formula="of:=[.L66]-[.D66]" office:value-type="float" office:value="2.19445281128113" calcext:value-type="float">
            <text:p>2.19445281128113</text:p>
          </table:table-cell>
          <table:table-cell table:formula="of:=([.M66]-[.G66])/[.G66]" office:value-type="float" office:value="10.2275326044032" calcext:value-type="float">
            <text:p>10.2275326044032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0.976999405940594" calcext:value-type="float">
            <text:p>0.976999405940594</text:p>
          </table:table-cell>
          <table:table-cell office:value-type="float" office:value="1.011" calcext:value-type="float">
            <text:p>1.011</text:p>
          </table:table-cell>
          <table:table-cell office:value-type="float" office:value="0.0340005940594059" calcext:value-type="float">
            <text:p>0.034000594059406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1.535" calcext:value-type="float">
            <text:p>1.535</text:p>
          </table:table-cell>
          <table:table-cell office:value-type="float" office:value="1.52569389138914" calcext:value-type="float">
            <text:p>1.52569389138914</text:p>
          </table:table-cell>
          <table:table-cell office:value-type="float" office:value="3811599" calcext:value-type="float">
            <text:p>3811599</text:p>
          </table:table-cell>
          <table:table-cell office:value-type="float" office:value="1.739" calcext:value-type="float">
            <text:p>1.739</text:p>
          </table:table-cell>
          <table:table-cell table:formula="of:=[.F67]-[.D67]" office:value-type="float" office:value="0.213306108610861" calcext:value-type="float">
            <text:p>0.213306108610861</text:p>
          </table:table-cell>
          <table:table-cell office:value-type="float" office:value="3809051" calcext:value-type="float">
            <text:p>3809051</text:p>
          </table:table-cell>
          <table:table-cell office:value-type="float" office:value="1.822" calcext:value-type="float">
            <text:p>1.822</text:p>
          </table:table-cell>
          <table:table-cell table:formula="of:=[.I67]-[.D67]" office:value-type="float" office:value="0.296306108610861" calcext:value-type="float">
            <text:p>0.296306108610861</text:p>
          </table:table-cell>
          <table:table-cell office:value-type="float" office:value="12028665" calcext:value-type="float">
            <text:p>12028665</text:p>
          </table:table-cell>
          <table:table-cell office:value-type="float" office:value="3.745" calcext:value-type="float">
            <text:p>3.745</text:p>
          </table:table-cell>
          <table:table-cell table:formula="of:=[.L67]-[.D67]" office:value-type="float" office:value="2.21930610861086" calcext:value-type="float">
            <text:p>2.21930610861086</text:p>
          </table:table-cell>
          <table:table-cell table:formula="of:=([.M67]-[.G67])/[.G67]" office:value-type="float" office:value="9.40432514129068" calcext:value-type="float">
            <text:p>9.40432514129068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0.994146108610861" calcext:value-type="float">
            <text:p>0.994146108610861</text:p>
          </table:table-cell>
          <table:table-cell office:value-type="float" office:value="0.973" calcext:value-type="float">
            <text:p>0.973</text:p>
          </table:table-cell>
          <table:table-cell office:value-type="float" office:value="-0.021146108610861" calcext:value-type="float">
            <text:p>-0.021146108610861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office:value-type="float" office:value="1.495" calcext:value-type="float">
            <text:p>1.495</text:p>
          </table:table-cell>
          <table:table-cell office:value-type="float" office:value="1.54284059405941" calcext:value-type="float">
            <text:p>1.54284059405941</text:p>
          </table:table-cell>
          <table:table-cell office:value-type="float" office:value="3865804" calcext:value-type="float">
            <text:p>3865804</text:p>
          </table:table-cell>
          <table:table-cell office:value-type="float" office:value="1.731" calcext:value-type="float">
            <text:p>1.731</text:p>
          </table:table-cell>
          <table:table-cell table:formula="of:=[.F68]-[.D68]" office:value-type="float" office:value="0.188159405940594" calcext:value-type="float">
            <text:p>0.188159405940594</text:p>
          </table:table-cell>
          <table:table-cell office:value-type="float" office:value="3852169" calcext:value-type="float">
            <text:p>3852169</text:p>
          </table:table-cell>
          <table:table-cell office:value-type="float" office:value="1.867" calcext:value-type="float">
            <text:p>1.867</text:p>
          </table:table-cell>
          <table:table-cell table:formula="of:=[.I68]-[.D68]" office:value-type="float" office:value="0.324159405940594" calcext:value-type="float">
            <text:p>0.324159405940594</text:p>
          </table:table-cell>
          <table:table-cell office:value-type="float" office:value="12210665" calcext:value-type="float">
            <text:p>12210665</text:p>
          </table:table-cell>
          <table:table-cell office:value-type="float" office:value="3.738" calcext:value-type="float">
            <text:p>3.738</text:p>
          </table:table-cell>
          <table:table-cell table:formula="of:=[.L68]-[.D68]" office:value-type="float" office:value="2.19515940594059" calcext:value-type="float">
            <text:p>2.19515940594059</text:p>
          </table:table-cell>
          <table:table-cell table:formula="of:=([.M68]-[.G68])/[.G68]" office:value-type="float" office:value="10.6664877579049" calcext:value-type="float">
            <text:p>10.6664877579049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.01129281128113" calcext:value-type="float">
            <text:p>1.01129281128113</text:p>
          </table:table-cell>
          <table:table-cell office:value-type="float" office:value="1.005" calcext:value-type="float">
            <text:p>1.005</text:p>
          </table:table-cell>
          <table:table-cell office:value-type="float" office:value="-0.00629281128112824" calcext:value-type="float">
            <text:p>-0.006292811281128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office:value-type="float" office:value="1.528" calcext:value-type="float">
            <text:p>1.528</text:p>
          </table:table-cell>
          <table:table-cell office:value-type="float" office:value="1.55998729672967" calcext:value-type="float">
            <text:p>1.55998729672967</text:p>
          </table:table-cell>
          <table:table-cell office:value-type="float" office:value="3924782" calcext:value-type="float">
            <text:p>3924782</text:p>
          </table:table-cell>
          <table:table-cell office:value-type="float" office:value="1.765" calcext:value-type="float">
            <text:p>1.765</text:p>
          </table:table-cell>
          <table:table-cell table:formula="of:=[.F69]-[.D69]" office:value-type="float" office:value="0.205012703270327" calcext:value-type="float">
            <text:p>0.205012703270327</text:p>
          </table:table-cell>
          <table:table-cell office:value-type="float" office:value="3911703" calcext:value-type="float">
            <text:p>3911703</text:p>
          </table:table-cell>
          <table:table-cell office:value-type="float" office:value="1.99" calcext:value-type="float">
            <text:p>1.99</text:p>
          </table:table-cell>
          <table:table-cell table:formula="of:=[.I69]-[.D69]" office:value-type="float" office:value="0.430012703270327" calcext:value-type="float">
            <text:p>0.430012703270327</text:p>
          </table:table-cell>
          <table:table-cell office:value-type="float" office:value="12392665" calcext:value-type="float">
            <text:p>12392665</text:p>
          </table:table-cell>
          <table:table-cell office:value-type="float" office:value="3.847" calcext:value-type="float">
            <text:p>3.847</text:p>
          </table:table-cell>
          <table:table-cell table:formula="of:=[.L69]-[.D69]" office:value-type="float" office:value="2.28701270327033" calcext:value-type="float">
            <text:p>2.28701270327033</text:p>
          </table:table-cell>
          <table:table-cell table:formula="of:=([.M69]-[.G69])/[.G69]" office:value-type="float" office:value="10.1554682553242" calcext:value-type="float">
            <text:p>10.1554682553242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.02843951395139" calcext:value-type="float">
            <text:p>1.02843951395139</text:p>
          </table:table-cell>
          <table:table-cell office:value-type="float" office:value="0.94" calcext:value-type="float">
            <text:p>0.94</text:p>
          </table:table-cell>
          <table:table-cell office:value-type="float" office:value="-0.0884395139513948" calcext:value-type="float">
            <text:p>-0.088439513951395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office:value-type="float" office:value="1.594" calcext:value-type="float">
            <text:p>1.594</text:p>
          </table:table-cell>
          <table:table-cell office:value-type="float" office:value="1.57713399939994" calcext:value-type="float">
            <text:p>1.57713399939994</text:p>
          </table:table-cell>
          <table:table-cell office:value-type="float" office:value="3976125" calcext:value-type="float">
            <text:p>3976125</text:p>
          </table:table-cell>
          <table:table-cell office:value-type="float" office:value="1.816" calcext:value-type="float">
            <text:p>1.816</text:p>
          </table:table-cell>
          <table:table-cell table:formula="of:=[.F70]-[.D70]" office:value-type="float" office:value="0.23886600060006" calcext:value-type="float">
            <text:p>0.23886600060006</text:p>
          </table:table-cell>
          <table:table-cell office:value-type="float" office:value="3979267" calcext:value-type="float">
            <text:p>3979267</text:p>
          </table:table-cell>
          <table:table-cell office:value-type="float" office:value="1.883" calcext:value-type="float">
            <text:p>1.883</text:p>
          </table:table-cell>
          <table:table-cell table:formula="of:=[.I70]-[.D70]" office:value-type="float" office:value="0.30586600060006" calcext:value-type="float">
            <text:p>0.30586600060006</text:p>
          </table:table-cell>
          <table:table-cell office:value-type="float" office:value="12574665" calcext:value-type="float">
            <text:p>12574665</text:p>
          </table:table-cell>
          <table:table-cell office:value-type="float" office:value="3.875" calcext:value-type="float">
            <text:p>3.875</text:p>
          </table:table-cell>
          <table:table-cell table:formula="of:=[.L70]-[.D70]" office:value-type="float" office:value="2.29786600060006" calcext:value-type="float">
            <text:p>2.29786600060006</text:p>
          </table:table-cell>
          <table:table-cell table:formula="of:=([.M70]-[.G70])/[.G70]" office:value-type="float" office:value="8.61989565207081" calcext:value-type="float">
            <text:p>8.61989565207081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1.04558621662166" calcext:value-type="float">
            <text:p>1.04558621662166</text:p>
          </table:table-cell>
          <table:table-cell office:value-type="float" office:value="0.98" calcext:value-type="float">
            <text:p>0.98</text:p>
          </table:table-cell>
          <table:table-cell office:value-type="float" office:value="-0.0655862166216621" calcext:value-type="float">
            <text:p>-0.065586216621662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.565" calcext:value-type="float">
            <text:p>1.565</text:p>
          </table:table-cell>
          <table:table-cell office:value-type="float" office:value="1.59428070207021" calcext:value-type="float">
            <text:p>1.59428070207021</text:p>
          </table:table-cell>
          <table:table-cell office:value-type="float" office:value="4037032" calcext:value-type="float">
            <text:p>4037032</text:p>
          </table:table-cell>
          <table:table-cell office:value-type="float" office:value="1.817" calcext:value-type="float">
            <text:p>1.817</text:p>
          </table:table-cell>
          <table:table-cell table:formula="of:=[.F71]-[.D71]" office:value-type="float" office:value="0.222719297929793" calcext:value-type="float">
            <text:p>0.222719297929793</text:p>
          </table:table-cell>
          <table:table-cell office:value-type="float" office:value="4034225" calcext:value-type="float">
            <text:p>4034225</text:p>
          </table:table-cell>
          <table:table-cell office:value-type="float" office:value="1.933" calcext:value-type="float">
            <text:p>1.933</text:p>
          </table:table-cell>
          <table:table-cell table:formula="of:=[.I71]-[.D71]" office:value-type="float" office:value="0.338719297929793" calcext:value-type="float">
            <text:p>0.338719297929793</text:p>
          </table:table-cell>
          <table:table-cell office:value-type="float" office:value="12756665" calcext:value-type="float">
            <text:p>12756665</text:p>
          </table:table-cell>
          <table:table-cell office:value-type="float" office:value="3.983" calcext:value-type="float">
            <text:p>3.983</text:p>
          </table:table-cell>
          <table:table-cell table:formula="of:=[.L71]-[.D71]" office:value-type="float" office:value="2.38871929792979" calcext:value-type="float">
            <text:p>2.38871929792979</text:p>
          </table:table-cell>
          <table:table-cell table:formula="of:=([.M71]-[.G71])/[.G71]" office:value-type="float" office:value="9.72524617369608" calcext:value-type="float">
            <text:p>9.72524617369608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.06273291929193" calcext:value-type="float">
            <text:p>1.06273291929193</text:p>
          </table:table-cell>
          <table:table-cell office:value-type="float" office:value="0.989" calcext:value-type="float">
            <text:p>0.989</text:p>
          </table:table-cell>
          <table:table-cell office:value-type="float" office:value="-0.073732919291929" calcext:value-type="float">
            <text:p>-0.073732919291929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1.583" calcext:value-type="float">
            <text:p>1.583</text:p>
          </table:table-cell>
          <table:table-cell office:value-type="float" office:value="1.61142740474047" calcext:value-type="float">
            <text:p>1.61142740474047</text:p>
          </table:table-cell>
          <table:table-cell office:value-type="float" office:value="4086842" calcext:value-type="float">
            <text:p>4086842</text:p>
          </table:table-cell>
          <table:table-cell office:value-type="float" office:value="1.847" calcext:value-type="float">
            <text:p>1.847</text:p>
          </table:table-cell>
          <table:table-cell table:formula="of:=[.F72]-[.D72]" office:value-type="float" office:value="0.235572595259526" calcext:value-type="float">
            <text:p>0.235572595259526</text:p>
          </table:table-cell>
          <table:table-cell office:value-type="float" office:value="4086071" calcext:value-type="float">
            <text:p>4086071</text:p>
          </table:table-cell>
          <table:table-cell office:value-type="float" office:value="2.157" calcext:value-type="float">
            <text:p>2.157</text:p>
          </table:table-cell>
          <table:table-cell table:formula="of:=[.I72]-[.D72]" office:value-type="float" office:value="0.545572595259526" calcext:value-type="float">
            <text:p>0.545572595259526</text:p>
          </table:table-cell>
          <table:table-cell office:value-type="float" office:value="12938665" calcext:value-type="float">
            <text:p>12938665</text:p>
          </table:table-cell>
          <table:table-cell office:value-type="float" office:value="4.006" calcext:value-type="float">
            <text:p>4.006</text:p>
          </table:table-cell>
          <table:table-cell table:formula="of:=[.L72]-[.D72]" office:value-type="float" office:value="2.39457259525953" calcext:value-type="float">
            <text:p>2.39457259525953</text:p>
          </table:table-cell>
          <table:table-cell table:formula="of:=([.M72]-[.G72])/[.G72]" office:value-type="float" office:value="9.16490306362448" calcext:value-type="float">
            <text:p>9.1649030636244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.0798796219622" calcext:value-type="float">
            <text:p>1.0798796219622</text:p>
          </table:table-cell>
          <table:table-cell office:value-type="float" office:value="1.021" calcext:value-type="float">
            <text:p>1.021</text:p>
          </table:table-cell>
          <table:table-cell office:value-type="float" office:value="-0.0588796219621961" calcext:value-type="float">
            <text:p>-0.058879621962196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1.588" calcext:value-type="float">
            <text:p>1.588</text:p>
          </table:table-cell>
          <table:table-cell office:value-type="float" office:value="1.62857410741074" calcext:value-type="float">
            <text:p>1.62857410741074</text:p>
          </table:table-cell>
          <table:table-cell office:value-type="float" office:value="4168929" calcext:value-type="float">
            <text:p>4168929</text:p>
          </table:table-cell>
          <table:table-cell office:value-type="float" office:value="1.847" calcext:value-type="float">
            <text:p>1.847</text:p>
          </table:table-cell>
          <table:table-cell table:formula="of:=[.F73]-[.D73]" office:value-type="float" office:value="0.218425892589259" calcext:value-type="float">
            <text:p>0.218425892589259</text:p>
          </table:table-cell>
          <table:table-cell office:value-type="float" office:value="4161806" calcext:value-type="float">
            <text:p>4161806</text:p>
          </table:table-cell>
          <table:table-cell office:value-type="float" office:value="2.01" calcext:value-type="float">
            <text:p>2.01</text:p>
          </table:table-cell>
          <table:table-cell table:formula="of:=[.I73]-[.D73]" office:value-type="float" office:value="0.381425892589259" calcext:value-type="float">
            <text:p>0.381425892589259</text:p>
          </table:table-cell>
          <table:table-cell office:value-type="float" office:value="13120665" calcext:value-type="float">
            <text:p>13120665</text:p>
          </table:table-cell>
          <table:table-cell office:value-type="float" office:value="4.034" calcext:value-type="float">
            <text:p>4.034</text:p>
          </table:table-cell>
          <table:table-cell table:formula="of:=[.L73]-[.D73]" office:value-type="float" office:value="2.40542589258926" calcext:value-type="float">
            <text:p>2.40542589258926</text:p>
          </table:table-cell>
          <table:table-cell table:formula="of:=([.M73]-[.G73])/[.G73]" office:value-type="float" office:value="10.0125492178373" calcext:value-type="float">
            <text:p>10.0125492178373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.09702632463246" calcext:value-type="float">
            <text:p>1.09702632463246</text:p>
          </table:table-cell>
          <table:table-cell office:value-type="float" office:value="1.118" calcext:value-type="float">
            <text:p>1.118</text:p>
          </table:table-cell>
          <table:table-cell office:value-type="float" office:value="0.0209736753675369" calcext:value-type="float">
            <text:p>0.020973675367537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1.828" calcext:value-type="float">
            <text:p>1.828</text:p>
          </table:table-cell>
          <table:table-cell office:value-type="float" office:value="1.64572081008101" calcext:value-type="float">
            <text:p>1.64572081008101</text:p>
          </table:table-cell>
          <table:table-cell office:value-type="float" office:value="4193671" calcext:value-type="float">
            <text:p>4193671</text:p>
          </table:table-cell>
          <table:table-cell office:value-type="float" office:value="1.859" calcext:value-type="float">
            <text:p>1.859</text:p>
          </table:table-cell>
          <table:table-cell table:formula="of:=[.F74]-[.D74]" office:value-type="float" office:value="0.213279189918992" calcext:value-type="float">
            <text:p>0.213279189918992</text:p>
          </table:table-cell>
          <table:table-cell office:value-type="float" office:value="4215042" calcext:value-type="float">
            <text:p>4215042</text:p>
          </table:table-cell>
          <table:table-cell office:value-type="float" office:value="1.968" calcext:value-type="float">
            <text:p>1.968</text:p>
          </table:table-cell>
          <table:table-cell table:formula="of:=[.I74]-[.D74]" office:value-type="float" office:value="0.322279189918992" calcext:value-type="float">
            <text:p>0.322279189918992</text:p>
          </table:table-cell>
          <table:table-cell office:value-type="float" office:value="13302665" calcext:value-type="float">
            <text:p>13302665</text:p>
          </table:table-cell>
          <table:table-cell office:value-type="float" office:value="4.081" calcext:value-type="float">
            <text:p>4.081</text:p>
          </table:table-cell>
          <table:table-cell table:formula="of:=[.L74]-[.D74]" office:value-type="float" office:value="2.43527918991899" calcext:value-type="float">
            <text:p>2.43527918991899</text:p>
          </table:table-cell>
          <table:table-cell table:formula="of:=([.M74]-[.G74])/[.G74]" office:value-type="float" office:value="10.4182691281037" calcext:value-type="float">
            <text:p>10.4182691281037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1.11417302730273" calcext:value-type="float">
            <text:p>1.11417302730273</text:p>
          </table:table-cell>
          <table:table-cell office:value-type="float" office:value="1.066" calcext:value-type="float">
            <text:p>1.066</text:p>
          </table:table-cell>
          <table:table-cell office:value-type="float" office:value="-0.0481730273027301" calcext:value-type="float">
            <text:p>-0.04817302730273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1.678" calcext:value-type="float">
            <text:p>1.678</text:p>
          </table:table-cell>
          <table:table-cell office:value-type="float" office:value="1.66286751275128" calcext:value-type="float">
            <text:p>1.66286751275128</text:p>
          </table:table-cell>
          <table:table-cell office:value-type="float" office:value="4261121" calcext:value-type="float">
            <text:p>4261121</text:p>
          </table:table-cell>
          <table:table-cell office:value-type="float" office:value="1.889" calcext:value-type="float">
            <text:p>1.889</text:p>
          </table:table-cell>
          <table:table-cell table:formula="of:=[.F75]-[.D75]" office:value-type="float" office:value="0.226132487248725" calcext:value-type="float">
            <text:p>0.226132487248725</text:p>
          </table:table-cell>
          <table:table-cell office:value-type="float" office:value="4279563" calcext:value-type="float">
            <text:p>4279563</text:p>
          </table:table-cell>
          <table:table-cell office:value-type="float" office:value="1.966" calcext:value-type="float">
            <text:p>1.966</text:p>
          </table:table-cell>
          <table:table-cell table:formula="of:=[.I75]-[.D75]" office:value-type="float" office:value="0.303132487248725" calcext:value-type="float">
            <text:p>0.303132487248725</text:p>
          </table:table-cell>
          <table:table-cell office:value-type="float" office:value="13484665" calcext:value-type="float">
            <text:p>13484665</text:p>
          </table:table-cell>
          <table:table-cell office:value-type="float" office:value="4.111" calcext:value-type="float">
            <text:p>4.111</text:p>
          </table:table-cell>
          <table:table-cell table:formula="of:=[.L75]-[.D75]" office:value-type="float" office:value="2.44813248724872" calcext:value-type="float">
            <text:p>2.44813248724872</text:p>
          </table:table-cell>
          <table:table-cell table:formula="of:=([.M75]-[.G75])/[.G75]" office:value-type="float" office:value="9.82609808539365" calcext:value-type="float">
            <text:p>9.82609808539365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1.131319729973" calcext:value-type="float">
            <text:p>1.131319729973</text:p>
          </table:table-cell>
          <table:table-cell office:value-type="float" office:value="1.138" calcext:value-type="float">
            <text:p>1.138</text:p>
          </table:table-cell>
          <table:table-cell office:value-type="float" office:value="0.00668027002700278" calcext:value-type="float">
            <text:p>0.006680270027003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.715" calcext:value-type="float">
            <text:p>1.715</text:p>
          </table:table-cell>
          <table:table-cell office:value-type="float" office:value="1.68001421542154" calcext:value-type="float">
            <text:p>1.68001421542154</text:p>
          </table:table-cell>
          <table:table-cell office:value-type="float" office:value="4322279" calcext:value-type="float">
            <text:p>4322279</text:p>
          </table:table-cell>
          <table:table-cell office:value-type="float" office:value="1.933" calcext:value-type="float">
            <text:p>1.933</text:p>
          </table:table-cell>
          <table:table-cell table:formula="of:=[.F76]-[.D76]" office:value-type="float" office:value="0.252985784578458" calcext:value-type="float">
            <text:p>0.252985784578458</text:p>
          </table:table-cell>
          <table:table-cell office:value-type="float" office:value="4319261" calcext:value-type="float">
            <text:p>4319261</text:p>
          </table:table-cell>
          <table:table-cell office:value-type="float" office:value="1.953" calcext:value-type="float">
            <text:p>1.953</text:p>
          </table:table-cell>
          <table:table-cell table:formula="of:=[.I76]-[.D76]" office:value-type="float" office:value="0.272985784578458" calcext:value-type="float">
            <text:p>0.272985784578458</text:p>
          </table:table-cell>
          <table:table-cell office:value-type="float" office:value="13666665" calcext:value-type="float">
            <text:p>13666665</text:p>
          </table:table-cell>
          <table:table-cell office:value-type="float" office:value="4.19" calcext:value-type="float">
            <text:p>4.19</text:p>
          </table:table-cell>
          <table:table-cell table:formula="of:=[.L76]-[.D76]" office:value-type="float" office:value="2.50998578457846" calcext:value-type="float">
            <text:p>2.50998578457846</text:p>
          </table:table-cell>
          <table:table-cell table:formula="of:=([.M76]-[.G76])/[.G76]" office:value-type="float" office:value="8.92144989000377" calcext:value-type="float">
            <text:p>8.92144989000377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1.14846643264326" calcext:value-type="float">
            <text:p>1.14846643264326</text:p>
          </table:table-cell>
          <table:table-cell office:value-type="float" office:value="1.087" calcext:value-type="float">
            <text:p>1.087</text:p>
          </table:table-cell>
          <table:table-cell office:value-type="float" office:value="-0.0614664326432643" calcext:value-type="float">
            <text:p>-0.061466432643264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office:value-type="float" office:value="1.703" calcext:value-type="float">
            <text:p>1.703</text:p>
          </table:table-cell>
          <table:table-cell office:value-type="float" office:value="1.69716091809181" calcext:value-type="float">
            <text:p>1.69716091809181</text:p>
          </table:table-cell>
          <table:table-cell office:value-type="float" office:value="4366065" calcext:value-type="float">
            <text:p>4366065</text:p>
          </table:table-cell>
          <table:table-cell office:value-type="float" office:value="1.956" calcext:value-type="float">
            <text:p>1.956</text:p>
          </table:table-cell>
          <table:table-cell table:formula="of:=[.F77]-[.D77]" office:value-type="float" office:value="0.258839081908191" calcext:value-type="float">
            <text:p>0.258839081908191</text:p>
          </table:table-cell>
          <table:table-cell office:value-type="float" office:value="4387501" calcext:value-type="float">
            <text:p>4387501</text:p>
          </table:table-cell>
          <table:table-cell office:value-type="float" office:value="1.997" calcext:value-type="float">
            <text:p>1.997</text:p>
          </table:table-cell>
          <table:table-cell table:formula="of:=[.I77]-[.D77]" office:value-type="float" office:value="0.299839081908191" calcext:value-type="float">
            <text:p>0.299839081908191</text:p>
          </table:table-cell>
          <table:table-cell office:value-type="float" office:value="13848665" calcext:value-type="float">
            <text:p>13848665</text:p>
          </table:table-cell>
          <table:table-cell office:value-type="float" office:value="4.234" calcext:value-type="float">
            <text:p>4.234</text:p>
          </table:table-cell>
          <table:table-cell table:formula="of:=[.L77]-[.D77]" office:value-type="float" office:value="2.53683908190819" calcext:value-type="float">
            <text:p>2.53683908190819</text:p>
          </table:table-cell>
          <table:table-cell table:formula="of:=([.M77]-[.G77])/[.G77]" office:value-type="float" office:value="8.80083480132261" calcext:value-type="float">
            <text:p>8.80083480132261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.16561313531353" calcext:value-type="float">
            <text:p>1.16561313531353</text:p>
          </table:table-cell>
          <table:table-cell office:value-type="float" office:value="1.142" calcext:value-type="float">
            <text:p>1.142</text:p>
          </table:table-cell>
          <table:table-cell office:value-type="float" office:value="-0.0236131353135314" calcext:value-type="float">
            <text:p>-0.023613135313531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1.738" calcext:value-type="float">
            <text:p>1.738</text:p>
          </table:table-cell>
          <table:table-cell office:value-type="float" office:value="1.71430762076208" calcext:value-type="float">
            <text:p>1.71430762076208</text:p>
          </table:table-cell>
          <table:table-cell office:value-type="float" office:value="4458432" calcext:value-type="float">
            <text:p>4458432</text:p>
          </table:table-cell>
          <table:table-cell office:value-type="float" office:value="1.982" calcext:value-type="float">
            <text:p>1.982</text:p>
          </table:table-cell>
          <table:table-cell table:formula="of:=[.F78]-[.D78]" office:value-type="float" office:value="0.267692379237924" calcext:value-type="float">
            <text:p>0.267692379237924</text:p>
          </table:table-cell>
          <table:table-cell office:value-type="float" office:value="4444165" calcext:value-type="float">
            <text:p>4444165</text:p>
          </table:table-cell>
          <table:table-cell office:value-type="float" office:value="1.987" calcext:value-type="float">
            <text:p>1.987</text:p>
          </table:table-cell>
          <table:table-cell table:formula="of:=[.I78]-[.D78]" office:value-type="float" office:value="0.272692379237924" calcext:value-type="float">
            <text:p>0.272692379237924</text:p>
          </table:table-cell>
          <table:table-cell office:value-type="float" office:value="14030665" calcext:value-type="float">
            <text:p>14030665</text:p>
          </table:table-cell>
          <table:table-cell office:value-type="float" office:value="4.278" calcext:value-type="float">
            <text:p>4.278</text:p>
          </table:table-cell>
          <table:table-cell table:formula="of:=[.L78]-[.D78]" office:value-type="float" office:value="2.56369237923792" calcext:value-type="float">
            <text:p>2.56369237923792</text:p>
          </table:table-cell>
          <table:table-cell table:formula="of:=([.M78]-[.G78])/[.G78]" office:value-type="float" office:value="8.57700920189187" calcext:value-type="float">
            <text:p>8.57700920189187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1.1827598379838" calcext:value-type="float">
            <text:p>1.1827598379838</text:p>
          </table:table-cell>
          <table:table-cell office:value-type="float" office:value="1.179" calcext:value-type="float">
            <text:p>1.179</text:p>
          </table:table-cell>
          <table:table-cell office:value-type="float" office:value="-0.0037598379837982" calcext:value-type="float">
            <text:p>-0.003759837983798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office:value-type="float" office:value="1.865" calcext:value-type="float">
            <text:p>1.865</text:p>
          </table:table-cell>
          <table:table-cell office:value-type="float" office:value="1.73145432343234" calcext:value-type="float">
            <text:p>1.73145432343234</text:p>
          </table:table-cell>
          <table:table-cell office:value-type="float" office:value="4494573" calcext:value-type="float">
            <text:p>4494573</text:p>
          </table:table-cell>
          <table:table-cell office:value-type="float" office:value="1.996" calcext:value-type="float">
            <text:p>1.996</text:p>
          </table:table-cell>
          <table:table-cell table:formula="of:=[.F79]-[.D79]" office:value-type="float" office:value="0.264545676567657" calcext:value-type="float">
            <text:p>0.264545676567657</text:p>
          </table:table-cell>
          <table:table-cell office:value-type="float" office:value="4511831" calcext:value-type="float">
            <text:p>4511831</text:p>
          </table:table-cell>
          <table:table-cell office:value-type="float" office:value="2.021" calcext:value-type="float">
            <text:p>2.021</text:p>
          </table:table-cell>
          <table:table-cell table:formula="of:=[.I79]-[.D79]" office:value-type="float" office:value="0.289545676567657" calcext:value-type="float">
            <text:p>0.289545676567657</text:p>
          </table:table-cell>
          <table:table-cell office:value-type="float" office:value="14212665" calcext:value-type="float">
            <text:p>14212665</text:p>
          </table:table-cell>
          <table:table-cell office:value-type="float" office:value="4.295" calcext:value-type="float">
            <text:p>4.295</text:p>
          </table:table-cell>
          <table:table-cell table:formula="of:=[.L79]-[.D79]" office:value-type="float" office:value="2.56354567656766" calcext:value-type="float">
            <text:p>2.56354567656766</text:p>
          </table:table-cell>
          <table:table-cell table:formula="of:=([.M79]-[.G79])/[.G79]" office:value-type="float" office:value="8.69037071339941" calcext:value-type="float">
            <text:p>8.69037071339941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.19990654065407" calcext:value-type="float">
            <text:p>1.19990654065407</text:p>
          </table:table-cell>
          <table:table-cell office:value-type="float" office:value="1.163" calcext:value-type="float">
            <text:p>1.163</text:p>
          </table:table-cell>
          <table:table-cell office:value-type="float" office:value="-0.0369065406540654" calcext:value-type="float">
            <text:p>-0.036906540654065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office:value-type="float" office:value="1.863" calcext:value-type="float">
            <text:p>1.863</text:p>
          </table:table-cell>
          <table:table-cell office:value-type="float" office:value="1.74860102610261" calcext:value-type="float">
            <text:p>1.74860102610261</text:p>
          </table:table-cell>
          <table:table-cell office:value-type="float" office:value="4560068" calcext:value-type="float">
            <text:p>4560068</text:p>
          </table:table-cell>
          <table:table-cell office:value-type="float" office:value="1.996" calcext:value-type="float">
            <text:p>1.996</text:p>
          </table:table-cell>
          <table:table-cell table:formula="of:=[.F80]-[.D80]" office:value-type="float" office:value="0.24739897389739" calcext:value-type="float">
            <text:p>0.24739897389739</text:p>
          </table:table-cell>
          <table:table-cell office:value-type="float" office:value="4576435" calcext:value-type="float">
            <text:p>4576435</text:p>
          </table:table-cell>
          <table:table-cell office:value-type="float" office:value="2.05" calcext:value-type="float">
            <text:p>2.05</text:p>
          </table:table-cell>
          <table:table-cell table:formula="of:=[.I80]-[.D80]" office:value-type="float" office:value="0.30139897389739" calcext:value-type="float">
            <text:p>0.30139897389739</text:p>
          </table:table-cell>
          <table:table-cell office:value-type="float" office:value="14394665" calcext:value-type="float">
            <text:p>14394665</text:p>
          </table:table-cell>
          <table:table-cell office:value-type="float" office:value="4.368" calcext:value-type="float">
            <text:p>4.368</text:p>
          </table:table-cell>
          <table:table-cell table:formula="of:=[.L80]-[.D80]" office:value-type="float" office:value="2.61939897389739" calcext:value-type="float">
            <text:p>2.61939897389739</text:p>
          </table:table-cell>
          <table:table-cell table:formula="of:=([.M80]-[.G80])/[.G80]" office:value-type="float" office:value="9.58775197258417" calcext:value-type="float">
            <text:p>9.58775197258417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.21705324332433" calcext:value-type="float">
            <text:p>1.21705324332433</text:p>
          </table:table-cell>
          <table:table-cell office:value-type="float" office:value="1.158" calcext:value-type="float">
            <text:p>1.158</text:p>
          </table:table-cell>
          <table:table-cell office:value-type="float" office:value="-0.0590532433243323" calcext:value-type="float">
            <text:p>-0.059053243324332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.855" calcext:value-type="float">
            <text:p>1.855</text:p>
          </table:table-cell>
          <table:table-cell office:value-type="float" office:value="1.76574772877288" calcext:value-type="float">
            <text:p>1.76574772877288</text:p>
          </table:table-cell>
          <table:table-cell office:value-type="float" office:value="4630059" calcext:value-type="float">
            <text:p>4630059</text:p>
          </table:table-cell>
          <table:table-cell office:value-type="float" office:value="2.031" calcext:value-type="float">
            <text:p>2.031</text:p>
          </table:table-cell>
          <table:table-cell table:formula="of:=[.F81]-[.D81]" office:value-type="float" office:value="0.265252271227123" calcext:value-type="float">
            <text:p>0.265252271227123</text:p>
          </table:table-cell>
          <table:table-cell office:value-type="float" office:value="4617419" calcext:value-type="float">
            <text:p>4617419</text:p>
          </table:table-cell>
          <table:table-cell office:value-type="float" office:value="2.097" calcext:value-type="float">
            <text:p>2.097</text:p>
          </table:table-cell>
          <table:table-cell table:formula="of:=[.I81]-[.D81]" office:value-type="float" office:value="0.331252271227123" calcext:value-type="float">
            <text:p>0.331252271227123</text:p>
          </table:table-cell>
          <table:table-cell office:value-type="float" office:value="14576665" calcext:value-type="float">
            <text:p>14576665</text:p>
          </table:table-cell>
          <table:table-cell office:value-type="float" office:value="4.442" calcext:value-type="float">
            <text:p>4.442</text:p>
          </table:table-cell>
          <table:table-cell table:formula="of:=[.L81]-[.D81]" office:value-type="float" office:value="2.67625227122712" calcext:value-type="float">
            <text:p>2.67625227122712</text:p>
          </table:table-cell>
          <table:table-cell table:formula="of:=([.M81]-[.G81])/[.G81]" office:value-type="float" office:value="9.08946034220976" calcext:value-type="float">
            <text:p>9.08946034220976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1.2341999459946" calcext:value-type="float">
            <text:p>1.2341999459946</text:p>
          </table:table-cell>
          <table:table-cell office:value-type="float" office:value="1.191" calcext:value-type="float">
            <text:p>1.191</text:p>
          </table:table-cell>
          <table:table-cell office:value-type="float" office:value="-0.0431999459945993" calcext:value-type="float">
            <text:p>-0.043199945994599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1.852" calcext:value-type="float">
            <text:p>1.852</text:p>
          </table:table-cell>
          <table:table-cell office:value-type="float" office:value="1.78289443144314" calcext:value-type="float">
            <text:p>1.78289443144314</text:p>
          </table:table-cell>
          <table:table-cell office:value-type="float" office:value="4673077" calcext:value-type="float">
            <text:p>4673077</text:p>
          </table:table-cell>
          <table:table-cell office:value-type="float" office:value="2.034" calcext:value-type="float">
            <text:p>2.034</text:p>
          </table:table-cell>
          <table:table-cell table:formula="of:=[.F82]-[.D82]" office:value-type="float" office:value="0.251105568556856" calcext:value-type="float">
            <text:p>0.251105568556856</text:p>
          </table:table-cell>
          <table:table-cell office:value-type="float" office:value="4671689" calcext:value-type="float">
            <text:p>4671689</text:p>
          </table:table-cell>
          <table:table-cell office:value-type="float" office:value="2.15" calcext:value-type="float">
            <text:p>2.15</text:p>
          </table:table-cell>
          <table:table-cell table:formula="of:=[.I82]-[.D82]" office:value-type="float" office:value="0.367105568556856" calcext:value-type="float">
            <text:p>0.367105568556856</text:p>
          </table:table-cell>
          <table:table-cell office:value-type="float" office:value="14758665" calcext:value-type="float">
            <text:p>14758665</text:p>
          </table:table-cell>
          <table:table-cell office:value-type="float" office:value="4.457" calcext:value-type="float">
            <text:p>4.457</text:p>
          </table:table-cell>
          <table:table-cell table:formula="of:=[.L82]-[.D82]" office:value-type="float" office:value="2.67410556855686" calcext:value-type="float">
            <text:p>2.67410556855686</text:p>
          </table:table-cell>
          <table:table-cell table:formula="of:=([.M82]-[.G82])/[.G82]" office:value-type="float" office:value="9.6493280253615" calcext:value-type="float">
            <text:p>9.649328025361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.25134664866487" calcext:value-type="float">
            <text:p>1.25134664866487</text:p>
          </table:table-cell>
          <table:table-cell office:value-type="float" office:value="1.224" calcext:value-type="float">
            <text:p>1.224</text:p>
          </table:table-cell>
          <table:table-cell office:value-type="float" office:value="-0.0273466486648666" calcext:value-type="float">
            <text:p>-0.027346648664867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1.814" calcext:value-type="float">
            <text:p>1.814</text:p>
          </table:table-cell>
          <table:table-cell office:value-type="float" office:value="1.80004113411341" calcext:value-type="float">
            <text:p>1.80004113411341</text:p>
          </table:table-cell>
          <table:table-cell office:value-type="float" office:value="4726983" calcext:value-type="float">
            <text:p>4726983</text:p>
          </table:table-cell>
          <table:table-cell office:value-type="float" office:value="2.086" calcext:value-type="float">
            <text:p>2.086</text:p>
          </table:table-cell>
          <table:table-cell table:formula="of:=[.F83]-[.D83]" office:value-type="float" office:value="0.285958865886589" calcext:value-type="float">
            <text:p>0.285958865886589</text:p>
          </table:table-cell>
          <table:table-cell office:value-type="float" office:value="4722423" calcext:value-type="float">
            <text:p>4722423</text:p>
          </table:table-cell>
          <table:table-cell office:value-type="float" office:value="2.201" calcext:value-type="float">
            <text:p>2.201</text:p>
          </table:table-cell>
          <table:table-cell table:formula="of:=[.I83]-[.D83]" office:value-type="float" office:value="0.400958865886589" calcext:value-type="float">
            <text:p>0.400958865886589</text:p>
          </table:table-cell>
          <table:table-cell office:value-type="float" office:value="14940665" calcext:value-type="float">
            <text:p>14940665</text:p>
          </table:table-cell>
          <table:table-cell office:value-type="float" office:value="4.542" calcext:value-type="float">
            <text:p>4.542</text:p>
          </table:table-cell>
          <table:table-cell table:formula="of:=[.L83]-[.D83]" office:value-type="float" office:value="2.74195886588659" calcext:value-type="float">
            <text:p>2.74195886588659</text:p>
          </table:table-cell>
          <table:table-cell table:formula="of:=([.M83]-[.G83])/[.G83]" office:value-type="float" office:value="8.58864785459756" calcext:value-type="float">
            <text:p>8.58864785459756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1.26849335133513" calcext:value-type="float">
            <text:p>1.26849335133513</text:p>
          </table:table-cell>
          <table:table-cell office:value-type="float" office:value="1.259" calcext:value-type="float">
            <text:p>1.259</text:p>
          </table:table-cell>
          <table:table-cell office:value-type="float" office:value="-0.0094933513351334" calcext:value-type="float">
            <text:p>-0.009493351335133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office:value-type="float" office:value="1.799" calcext:value-type="float">
            <text:p>1.799</text:p>
          </table:table-cell>
          <table:table-cell office:value-type="float" office:value="1.81718783678368" calcext:value-type="float">
            <text:p>1.81718783678368</text:p>
          </table:table-cell>
          <table:table-cell office:value-type="float" office:value="4804693" calcext:value-type="float">
            <text:p>4804693</text:p>
          </table:table-cell>
          <table:table-cell office:value-type="float" office:value="2.071" calcext:value-type="float">
            <text:p>2.071</text:p>
          </table:table-cell>
          <table:table-cell table:formula="of:=[.F84]-[.D84]" office:value-type="float" office:value="0.253812163216322" calcext:value-type="float">
            <text:p>0.253812163216322</text:p>
          </table:table-cell>
          <table:table-cell office:value-type="float" office:value="4794011" calcext:value-type="float">
            <text:p>4794011</text:p>
          </table:table-cell>
          <table:table-cell office:value-type="float" office:value="2.233" calcext:value-type="float">
            <text:p>2.233</text:p>
          </table:table-cell>
          <table:table-cell table:formula="of:=[.I84]-[.D84]" office:value-type="float" office:value="0.415812163216322" calcext:value-type="float">
            <text:p>0.415812163216322</text:p>
          </table:table-cell>
          <table:table-cell office:value-type="float" office:value="15122665" calcext:value-type="float">
            <text:p>15122665</text:p>
          </table:table-cell>
          <table:table-cell office:value-type="float" office:value="4.556" calcext:value-type="float">
            <text:p>4.556</text:p>
          </table:table-cell>
          <table:table-cell table:formula="of:=[.L84]-[.D84]" office:value-type="float" office:value="2.73881216321632" calcext:value-type="float">
            <text:p>2.73881216321632</text:p>
          </table:table-cell>
          <table:table-cell table:formula="of:=([.M84]-[.G84])/[.G84]" office:value-type="float" office:value="9.79070493907756" calcext:value-type="float">
            <text:p>9.79070493907756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1.2856400540054" calcext:value-type="float">
            <text:p>1.2856400540054</text:p>
          </table:table-cell>
          <table:table-cell office:value-type="float" office:value="1.259" calcext:value-type="float">
            <text:p>1.259</text:p>
          </table:table-cell>
          <table:table-cell office:value-type="float" office:value="-0.0266400540054006" calcext:value-type="float">
            <text:p>-0.026640054005401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office:value-type="float" office:value="1.814" calcext:value-type="float">
            <text:p>1.814</text:p>
          </table:table-cell>
          <table:table-cell office:value-type="float" office:value="1.83433453945395" calcext:value-type="float">
            <text:p>1.83433453945395</text:p>
          </table:table-cell>
          <table:table-cell office:value-type="float" office:value="4852190" calcext:value-type="float">
            <text:p>4852190</text:p>
          </table:table-cell>
          <table:table-cell office:value-type="float" office:value="2.117" calcext:value-type="float">
            <text:p>2.117</text:p>
          </table:table-cell>
          <table:table-cell table:formula="of:=[.F85]-[.D85]" office:value-type="float" office:value="0.282665460546055" calcext:value-type="float">
            <text:p>0.282665460546055</text:p>
          </table:table-cell>
          <table:table-cell office:value-type="float" office:value="4849839" calcext:value-type="float">
            <text:p>4849839</text:p>
          </table:table-cell>
          <table:table-cell office:value-type="float" office:value="2.216" calcext:value-type="float">
            <text:p>2.216</text:p>
          </table:table-cell>
          <table:table-cell table:formula="of:=[.I85]-[.D85]" office:value-type="float" office:value="0.381665460546055" calcext:value-type="float">
            <text:p>0.381665460546055</text:p>
          </table:table-cell>
          <table:table-cell office:value-type="float" office:value="15304665" calcext:value-type="float">
            <text:p>15304665</text:p>
          </table:table-cell>
          <table:table-cell office:value-type="float" office:value="4.591" calcext:value-type="float">
            <text:p>4.591</text:p>
          </table:table-cell>
          <table:table-cell table:formula="of:=[.L85]-[.D85]" office:value-type="float" office:value="2.75666546054605" calcext:value-type="float">
            <text:p>2.75666546054605</text:p>
          </table:table-cell>
          <table:table-cell table:formula="of:=([.M85]-[.G85])/[.G85]" office:value-type="float" office:value="8.75239583648003" calcext:value-type="float">
            <text:p>8.75239583648003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1.30278675667567" calcext:value-type="float">
            <text:p>1.30278675667567</text:p>
          </table:table-cell>
          <table:table-cell office:value-type="float" office:value="1.239" calcext:value-type="float">
            <text:p>1.239</text:p>
          </table:table-cell>
          <table:table-cell office:value-type="float" office:value="-0.0637867566756674" calcext:value-type="float">
            <text:p>-0.063786756675667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office:value-type="float" office:value="1.904" calcext:value-type="float">
            <text:p>1.904</text:p>
          </table:table-cell>
          <table:table-cell office:value-type="float" office:value="1.85148124212421" calcext:value-type="float">
            <text:p>1.85148124212421</text:p>
          </table:table-cell>
          <table:table-cell office:value-type="float" office:value="4910244" calcext:value-type="float">
            <text:p>4910244</text:p>
          </table:table-cell>
          <table:table-cell office:value-type="float" office:value="2.139" calcext:value-type="float">
            <text:p>2.139</text:p>
          </table:table-cell>
          <table:table-cell table:formula="of:=[.F86]-[.D86]" office:value-type="float" office:value="0.287518757875788" calcext:value-type="float">
            <text:p>0.287518757875788</text:p>
          </table:table-cell>
          <table:table-cell office:value-type="float" office:value="4919619" calcext:value-type="float">
            <text:p>4919619</text:p>
          </table:table-cell>
          <table:table-cell office:value-type="float" office:value="2.225" calcext:value-type="float">
            <text:p>2.225</text:p>
          </table:table-cell>
          <table:table-cell table:formula="of:=[.I86]-[.D86]" office:value-type="float" office:value="0.373518757875788" calcext:value-type="float">
            <text:p>0.373518757875788</text:p>
          </table:table-cell>
          <table:table-cell office:value-type="float" office:value="15486665" calcext:value-type="float">
            <text:p>15486665</text:p>
          </table:table-cell>
          <table:table-cell office:value-type="float" office:value="4.714" calcext:value-type="float">
            <text:p>4.714</text:p>
          </table:table-cell>
          <table:table-cell table:formula="of:=[.L86]-[.D86]" office:value-type="float" office:value="2.86251875787579" calcext:value-type="float">
            <text:p>2.86251875787579</text:p>
          </table:table-cell>
          <table:table-cell table:formula="of:=([.M86]-[.G86])/[.G86]" office:value-type="float" office:value="8.95593741091646" calcext:value-type="float">
            <text:p>8.95593741091646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1.31993345934593" calcext:value-type="float">
            <text:p>1.31993345934593</text:p>
          </table:table-cell>
          <table:table-cell office:value-type="float" office:value="1.273" calcext:value-type="float">
            <text:p>1.273</text:p>
          </table:table-cell>
          <table:table-cell office:value-type="float" office:value="-0.0469334593459343" calcext:value-type="float">
            <text:p>-0.046933459345934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office:value-type="float" office:value="1.821" calcext:value-type="float">
            <text:p>1.821</text:p>
          </table:table-cell>
          <table:table-cell office:value-type="float" office:value="1.86862794479448" calcext:value-type="float">
            <text:p>1.86862794479448</text:p>
          </table:table-cell>
          <table:table-cell office:value-type="float" office:value="4968253" calcext:value-type="float">
            <text:p>4968253</text:p>
          </table:table-cell>
          <table:table-cell office:value-type="float" office:value="2.159" calcext:value-type="float">
            <text:p>2.159</text:p>
          </table:table-cell>
          <table:table-cell table:formula="of:=[.F87]-[.D87]" office:value-type="float" office:value="0.29037205520552" calcext:value-type="float">
            <text:p>0.29037205520552</text:p>
          </table:table-cell>
          <table:table-cell office:value-type="float" office:value="4959071" calcext:value-type="float">
            <text:p>4959071</text:p>
          </table:table-cell>
          <table:table-cell office:value-type="float" office:value="2.298" calcext:value-type="float">
            <text:p>2.298</text:p>
          </table:table-cell>
          <table:table-cell table:formula="of:=[.I87]-[.D87]" office:value-type="float" office:value="0.42937205520552" calcext:value-type="float">
            <text:p>0.42937205520552</text:p>
          </table:table-cell>
          <table:table-cell office:value-type="float" office:value="15668665" calcext:value-type="float">
            <text:p>15668665</text:p>
          </table:table-cell>
          <table:table-cell office:value-type="float" office:value="4.729" calcext:value-type="float">
            <text:p>4.729</text:p>
          </table:table-cell>
          <table:table-cell table:formula="of:=[.L87]-[.D87]" office:value-type="float" office:value="2.86037205520552" calcext:value-type="float">
            <text:p>2.86037205520552</text:p>
          </table:table-cell>
          <table:table-cell table:formula="of:=([.M87]-[.G87])/[.G87]" office:value-type="float" office:value="8.85071395104119" calcext:value-type="float">
            <text:p>8.85071395104119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.3370801620162" calcext:value-type="float">
            <text:p>1.3370801620162</text:p>
          </table:table-cell>
          <table:table-cell office:value-type="float" office:value="1.296" calcext:value-type="float">
            <text:p>1.296</text:p>
          </table:table-cell>
          <table:table-cell office:value-type="float" office:value="-0.0410801620162016" calcext:value-type="float">
            <text:p>-0.041080162016202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float" office:value="1.902" calcext:value-type="float">
            <text:p>1.902</text:p>
          </table:table-cell>
          <table:table-cell office:value-type="float" office:value="1.88577464746475" calcext:value-type="float">
            <text:p>1.88577464746475</text:p>
          </table:table-cell>
          <table:table-cell office:value-type="float" office:value="5040389" calcext:value-type="float">
            <text:p>5040389</text:p>
          </table:table-cell>
          <table:table-cell office:value-type="float" office:value="2.185" calcext:value-type="float">
            <text:p>2.185</text:p>
          </table:table-cell>
          <table:table-cell table:formula="of:=[.F88]-[.D88]" office:value-type="float" office:value="0.299225352535254" calcext:value-type="float">
            <text:p>0.299225352535254</text:p>
          </table:table-cell>
          <table:table-cell office:value-type="float" office:value="5034781" calcext:value-type="float">
            <text:p>5034781</text:p>
          </table:table-cell>
          <table:table-cell office:value-type="float" office:value="2.295" calcext:value-type="float">
            <text:p>2.295</text:p>
          </table:table-cell>
          <table:table-cell table:formula="of:=[.I88]-[.D88]" office:value-type="float" office:value="0.409225352535254" calcext:value-type="float">
            <text:p>0.409225352535254</text:p>
          </table:table-cell>
          <table:table-cell office:value-type="float" office:value="15850665" calcext:value-type="float">
            <text:p>15850665</text:p>
          </table:table-cell>
          <table:table-cell office:value-type="float" office:value="4.763" calcext:value-type="float">
            <text:p>4.763</text:p>
          </table:table-cell>
          <table:table-cell table:formula="of:=[.L88]-[.D88]" office:value-type="float" office:value="2.87722535253525" calcext:value-type="float">
            <text:p>2.87722535253525</text:p>
          </table:table-cell>
          <table:table-cell table:formula="of:=([.M88]-[.G88])/[.G88]" office:value-type="float" office:value="8.61558012433545" calcext:value-type="float">
            <text:p>8.61558012433545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1.35422686468647" calcext:value-type="float">
            <text:p>1.35422686468647</text:p>
          </table:table-cell>
          <table:table-cell office:value-type="float" office:value="1.372" calcext:value-type="float">
            <text:p>1.372</text:p>
          </table:table-cell>
          <table:table-cell office:value-type="float" office:value="0.0177731353135313" calcext:value-type="float">
            <text:p>0.017773135313531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1.896" calcext:value-type="float">
            <text:p>1.896</text:p>
          </table:table-cell>
          <table:table-cell office:value-type="float" office:value="1.90292135013501" calcext:value-type="float">
            <text:p>1.90292135013501</text:p>
          </table:table-cell>
          <table:table-cell office:value-type="float" office:value="5115641" calcext:value-type="float">
            <text:p>5115641</text:p>
          </table:table-cell>
          <table:table-cell office:value-type="float" office:value="2.186" calcext:value-type="float">
            <text:p>2.186</text:p>
          </table:table-cell>
          <table:table-cell table:formula="of:=[.F89]-[.D89]" office:value-type="float" office:value="0.283078649864986" calcext:value-type="float">
            <text:p>0.283078649864986</text:p>
          </table:table-cell>
          <table:table-cell office:value-type="float" office:value="5081959" calcext:value-type="float">
            <text:p>5081959</text:p>
          </table:table-cell>
          <table:table-cell office:value-type="float" office:value="2.323" calcext:value-type="float">
            <text:p>2.323</text:p>
          </table:table-cell>
          <table:table-cell table:formula="of:=[.I89]-[.D89]" office:value-type="float" office:value="0.420078649864986" calcext:value-type="float">
            <text:p>0.420078649864986</text:p>
          </table:table-cell>
          <table:table-cell office:value-type="float" office:value="16032665" calcext:value-type="float">
            <text:p>16032665</text:p>
          </table:table-cell>
          <table:table-cell office:value-type="float" office:value="4.793" calcext:value-type="float">
            <text:p>4.793</text:p>
          </table:table-cell>
          <table:table-cell table:formula="of:=[.L89]-[.D89]" office:value-type="float" office:value="2.89007864986499" calcext:value-type="float">
            <text:p>2.89007864986499</text:p>
          </table:table-cell>
          <table:table-cell table:formula="of:=([.M89]-[.G89])/[.G89]" office:value-type="float" office:value="9.20945469127891" calcext:value-type="float">
            <text:p>9.20945469127891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1.37137356735674" calcext:value-type="float">
            <text:p>1.37137356735674</text:p>
          </table:table-cell>
          <table:table-cell office:value-type="float" office:value="1.298" calcext:value-type="float">
            <text:p>1.298</text:p>
          </table:table-cell>
          <table:table-cell office:value-type="float" office:value="-0.0733735673567355" calcext:value-type="float">
            <text:p>-0.073373567356736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office:value-type="float" office:value="1.92006805280528" calcext:value-type="float">
            <text:p>1.92006805280528</text:p>
          </table:table-cell>
          <table:table-cell office:value-type="float" office:value="5130483" calcext:value-type="float">
            <text:p>5130483</text:p>
          </table:table-cell>
          <table:table-cell office:value-type="float" office:value="2.396" calcext:value-type="float">
            <text:p>2.396</text:p>
          </table:table-cell>
          <table:table-cell table:formula="of:=[.F90]-[.D90]" office:value-type="float" office:value="0.475931947194719" calcext:value-type="float">
            <text:p>0.475931947194719</text:p>
          </table:table-cell>
          <table:table-cell office:value-type="float" office:value="5145219" calcext:value-type="float">
            <text:p>5145219</text:p>
          </table:table-cell>
          <table:table-cell office:value-type="float" office:value="2.362" calcext:value-type="float">
            <text:p>2.362</text:p>
          </table:table-cell>
          <table:table-cell table:formula="of:=[.I90]-[.D90]" office:value-type="float" office:value="0.441931947194719" calcext:value-type="float">
            <text:p>0.441931947194719</text:p>
          </table:table-cell>
          <table:table-cell office:value-type="float" office:value="16214665" calcext:value-type="float">
            <text:p>16214665</text:p>
          </table:table-cell>
          <table:table-cell office:value-type="float" office:value="4.954" calcext:value-type="float">
            <text:p>4.954</text:p>
          </table:table-cell>
          <table:table-cell table:formula="of:=[.L90]-[.D90]" office:value-type="float" office:value="3.03393194719472" calcext:value-type="float">
            <text:p>3.03393194719472</text:p>
          </table:table-cell>
          <table:table-cell table:formula="of:=([.M90]-[.G90])/[.G90]" office:value-type="float" office:value="5.3747179929349" calcext:value-type="float">
            <text:p>5.3747179929349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1.388520270027" calcext:value-type="float">
            <text:p>1.388520270027</text:p>
          </table:table-cell>
          <table:table-cell office:value-type="float" office:value="1.353" calcext:value-type="float">
            <text:p>1.353</text:p>
          </table:table-cell>
          <table:table-cell office:value-type="float" office:value="-0.0355202700270028" calcext:value-type="float">
            <text:p>-0.035520270027003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.925" calcext:value-type="float">
            <text:p>1.925</text:p>
          </table:table-cell>
          <table:table-cell office:value-type="float" office:value="1.93721475547555" calcext:value-type="float">
            <text:p>1.93721475547555</text:p>
          </table:table-cell>
          <table:table-cell office:value-type="float" office:value="5203316" calcext:value-type="float">
            <text:p>5203316</text:p>
          </table:table-cell>
          <table:table-cell office:value-type="float" office:value="2.399" calcext:value-type="float">
            <text:p>2.399</text:p>
          </table:table-cell>
          <table:table-cell table:formula="of:=[.F91]-[.D91]" office:value-type="float" office:value="0.461785244524453" calcext:value-type="float">
            <text:p>0.461785244524453</text:p>
          </table:table-cell>
          <table:table-cell office:value-type="float" office:value="5198523" calcext:value-type="float">
            <text:p>5198523</text:p>
          </table:table-cell>
          <table:table-cell office:value-type="float" office:value="2.405" calcext:value-type="float">
            <text:p>2.405</text:p>
          </table:table-cell>
          <table:table-cell table:formula="of:=[.I91]-[.D91]" office:value-type="float" office:value="0.467785244524453" calcext:value-type="float">
            <text:p>0.467785244524453</text:p>
          </table:table-cell>
          <table:table-cell office:value-type="float" office:value="16396665" calcext:value-type="float">
            <text:p>16396665</text:p>
          </table:table-cell>
          <table:table-cell office:value-type="float" office:value="5.274" calcext:value-type="float">
            <text:p>5.274</text:p>
          </table:table-cell>
          <table:table-cell table:formula="of:=[.L91]-[.D91]" office:value-type="float" office:value="3.33678524452445" calcext:value-type="float">
            <text:p>3.33678524452445</text:p>
          </table:table-cell>
          <table:table-cell table:formula="of:=([.M91]-[.G91])/[.G91]" office:value-type="float" office:value="6.22583773321012" calcext:value-type="float">
            <text:p>6.22583773321012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1.40566697269727" calcext:value-type="float">
            <text:p>1.40566697269727</text:p>
          </table:table-cell>
          <table:table-cell office:value-type="float" office:value="1.352" calcext:value-type="float">
            <text:p>1.352</text:p>
          </table:table-cell>
          <table:table-cell office:value-type="float" office:value="-0.0536669726972696" calcext:value-type="float">
            <text:p>-0.05366697269727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  <table:table-cell office:value-type="float" office:value="1.951" calcext:value-type="float">
            <text:p>1.951</text:p>
          </table:table-cell>
          <table:table-cell office:value-type="float" office:value="1.95436145814581" calcext:value-type="float">
            <text:p>1.95436145814581</text:p>
          </table:table-cell>
          <table:table-cell office:value-type="float" office:value="5258524" calcext:value-type="float">
            <text:p>5258524</text:p>
          </table:table-cell>
          <table:table-cell office:value-type="float" office:value="2.34" calcext:value-type="float">
            <text:p>2.34</text:p>
          </table:table-cell>
          <table:table-cell table:formula="of:=[.F92]-[.D92]" office:value-type="float" office:value="0.385638541854185" calcext:value-type="float">
            <text:p>0.385638541854185</text:p>
          </table:table-cell>
          <table:table-cell office:value-type="float" office:value="5257505" calcext:value-type="float">
            <text:p>5257505</text:p>
          </table:table-cell>
          <table:table-cell office:value-type="float" office:value="2.416" calcext:value-type="float">
            <text:p>2.416</text:p>
          </table:table-cell>
          <table:table-cell table:formula="of:=[.I92]-[.D92]" office:value-type="float" office:value="0.461638541854185" calcext:value-type="float">
            <text:p>0.461638541854185</text:p>
          </table:table-cell>
          <table:table-cell office:value-type="float" office:value="16578665" calcext:value-type="float">
            <text:p>16578665</text:p>
          </table:table-cell>
          <table:table-cell office:value-type="float" office:value="4.843" calcext:value-type="float">
            <text:p>4.843</text:p>
          </table:table-cell>
          <table:table-cell table:formula="of:=[.L92]-[.D92]" office:value-type="float" office:value="2.88863854185419" calcext:value-type="float">
            <text:p>2.88863854185419</text:p>
          </table:table-cell>
          <table:table-cell table:formula="of:=([.M92]-[.G92])/[.G92]" office:value-type="float" office:value="6.49053382466739" calcext:value-type="float">
            <text:p>6.4905338246673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.42281367536754" calcext:value-type="float">
            <text:p>1.42281367536754</text:p>
          </table:table-cell>
          <table:table-cell office:value-type="float" office:value="1.366" calcext:value-type="float">
            <text:p>1.366</text:p>
          </table:table-cell>
          <table:table-cell office:value-type="float" office:value="-0.0568136753675366" calcext:value-type="float">
            <text:p>-0.056813675367537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office:value-type="float" office:value="1.94" calcext:value-type="float">
            <text:p>1.94</text:p>
          </table:table-cell>
          <table:table-cell office:value-type="float" office:value="1.97150816081608" calcext:value-type="float">
            <text:p>1.97150816081608</text:p>
          </table:table-cell>
          <table:table-cell office:value-type="float" office:value="5324589" calcext:value-type="float">
            <text:p>5324589</text:p>
          </table:table-cell>
          <table:table-cell office:value-type="float" office:value="2.35" calcext:value-type="float">
            <text:p>2.35</text:p>
          </table:table-cell>
          <table:table-cell table:formula="of:=[.F93]-[.D93]" office:value-type="float" office:value="0.378491839183919" calcext:value-type="float">
            <text:p>0.378491839183919</text:p>
          </table:table-cell>
          <table:table-cell office:value-type="float" office:value="5312055" calcext:value-type="float">
            <text:p>5312055</text:p>
          </table:table-cell>
          <table:table-cell office:value-type="float" office:value="2.455" calcext:value-type="float">
            <text:p>2.455</text:p>
          </table:table-cell>
          <table:table-cell table:formula="of:=[.I93]-[.D93]" office:value-type="float" office:value="0.483491839183919" calcext:value-type="float">
            <text:p>0.483491839183919</text:p>
          </table:table-cell>
          <table:table-cell office:value-type="float" office:value="16760665" calcext:value-type="float">
            <text:p>16760665</text:p>
          </table:table-cell>
          <table:table-cell office:value-type="float" office:value="4.879" calcext:value-type="float">
            <text:p>4.879</text:p>
          </table:table-cell>
          <table:table-cell table:formula="of:=[.L93]-[.D93]" office:value-type="float" office:value="2.90749183918392" calcext:value-type="float">
            <text:p>2.90749183918392</text:p>
          </table:table-cell>
          <table:table-cell table:formula="of:=([.M93]-[.G93])/[.G93]" office:value-type="float" office:value="6.68178211042245" calcext:value-type="float">
            <text:p>6.68178211042245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1.4399603780378" calcext:value-type="float">
            <text:p>1.4399603780378</text:p>
          </table:table-cell>
          <table:table-cell office:value-type="float" office:value="1.482" calcext:value-type="float">
            <text:p>1.482</text:p>
          </table:table-cell>
          <table:table-cell office:value-type="float" office:value="0.0420396219621961" calcext:value-type="float">
            <text:p>0.042039621962196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office:value-type="float" office:value="2.019" calcext:value-type="float">
            <text:p>2.019</text:p>
          </table:table-cell>
          <table:table-cell office:value-type="float" office:value="1.98865486348635" calcext:value-type="float">
            <text:p>1.98865486348635</text:p>
          </table:table-cell>
          <table:table-cell office:value-type="float" office:value="5365159" calcext:value-type="float">
            <text:p>5365159</text:p>
          </table:table-cell>
          <table:table-cell office:value-type="float" office:value="2.391" calcext:value-type="float">
            <text:p>2.391</text:p>
          </table:table-cell>
          <table:table-cell table:formula="of:=[.F94]-[.D94]" office:value-type="float" office:value="0.402345136513651" calcext:value-type="float">
            <text:p>0.402345136513651</text:p>
          </table:table-cell>
          <table:table-cell office:value-type="float" office:value="5385117" calcext:value-type="float">
            <text:p>5385117</text:p>
          </table:table-cell>
          <table:table-cell office:value-type="float" office:value="2.437" calcext:value-type="float">
            <text:p>2.437</text:p>
          </table:table-cell>
          <table:table-cell table:formula="of:=[.I94]-[.D94]" office:value-type="float" office:value="0.448345136513651" calcext:value-type="float">
            <text:p>0.448345136513651</text:p>
          </table:table-cell>
          <table:table-cell office:value-type="float" office:value="16942665" calcext:value-type="float">
            <text:p>16942665</text:p>
          </table:table-cell>
          <table:table-cell office:value-type="float" office:value="4.885" calcext:value-type="float">
            <text:p>4.885</text:p>
          </table:table-cell>
          <table:table-cell table:formula="of:=[.L94]-[.D94]" office:value-type="float" office:value="2.89634513651365" calcext:value-type="float">
            <text:p>2.89634513651365</text:p>
          </table:table-cell>
          <table:table-cell table:formula="of:=([.M94]-[.G94])/[.G94]" office:value-type="float" office:value="6.19865825050275" calcext:value-type="float">
            <text:p>6.19865825050275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1.45710708070807" calcext:value-type="float">
            <text:p>1.45710708070807</text:p>
          </table:table-cell>
          <table:table-cell office:value-type="float" office:value="1.399" calcext:value-type="float">
            <text:p>1.399</text:p>
          </table:table-cell>
          <table:table-cell office:value-type="float" office:value="-0.0581070807080706" calcext:value-type="float">
            <text:p>-0.058107080708071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office:value-type="float" office:value="2.038" calcext:value-type="float">
            <text:p>2.038</text:p>
          </table:table-cell>
          <table:table-cell office:value-type="float" office:value="2.00580156615662" calcext:value-type="float">
            <text:p>2.00580156615662</text:p>
          </table:table-cell>
          <table:table-cell office:value-type="float" office:value="5432291" calcext:value-type="float">
            <text:p>5432291</text:p>
          </table:table-cell>
          <table:table-cell office:value-type="float" office:value="2.43" calcext:value-type="float">
            <text:p>2.43</text:p>
          </table:table-cell>
          <table:table-cell table:formula="of:=[.F95]-[.D95]" office:value-type="float" office:value="0.424198433843384" calcext:value-type="float">
            <text:p>0.424198433843384</text:p>
          </table:table-cell>
          <table:table-cell office:value-type="float" office:value="5429885" calcext:value-type="float">
            <text:p>5429885</text:p>
          </table:table-cell>
          <table:table-cell office:value-type="float" office:value="2.434" calcext:value-type="float">
            <text:p>2.434</text:p>
          </table:table-cell>
          <table:table-cell table:formula="of:=[.I95]-[.D95]" office:value-type="float" office:value="0.428198433843384" calcext:value-type="float">
            <text:p>0.428198433843384</text:p>
          </table:table-cell>
          <table:table-cell office:value-type="float" office:value="17124665" calcext:value-type="float">
            <text:p>17124665</text:p>
          </table:table-cell>
          <table:table-cell office:value-type="float" office:value="5.045" calcext:value-type="float">
            <text:p>5.045</text:p>
          </table:table-cell>
          <table:table-cell table:formula="of:=[.L95]-[.D95]" office:value-type="float" office:value="3.03919843384338" calcext:value-type="float">
            <text:p>3.03919843384338</text:p>
          </table:table-cell>
          <table:table-cell table:formula="of:=([.M95]-[.G95])/[.G95]" office:value-type="float" office:value="6.16456778566388" calcext:value-type="float">
            <text:p>6.16456778566388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1.47425378337834" calcext:value-type="float">
            <text:p>1.47425378337834</text:p>
          </table:table-cell>
          <table:table-cell office:value-type="float" office:value="1.438" calcext:value-type="float">
            <text:p>1.438</text:p>
          </table:table-cell>
          <table:table-cell office:value-type="float" office:value="-0.0362537833783378" calcext:value-type="float">
            <text:p>-0.036253783378338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float" office:value="2.042" calcext:value-type="float">
            <text:p>2.042</text:p>
          </table:table-cell>
          <table:table-cell office:value-type="float" office:value="2.02294826882688" calcext:value-type="float">
            <text:p>2.02294826882688</text:p>
          </table:table-cell>
          <table:table-cell office:value-type="float" office:value="5493555" calcext:value-type="float">
            <text:p>5493555</text:p>
          </table:table-cell>
          <table:table-cell office:value-type="float" office:value="2.41" calcext:value-type="float">
            <text:p>2.41</text:p>
          </table:table-cell>
          <table:table-cell table:formula="of:=[.F96]-[.D96]" office:value-type="float" office:value="0.387051731173118" calcext:value-type="float">
            <text:p>0.387051731173118</text:p>
          </table:table-cell>
          <table:table-cell office:value-type="float" office:value="5509501" calcext:value-type="float">
            <text:p>5509501</text:p>
          </table:table-cell>
          <table:table-cell office:value-type="float" office:value="2.532" calcext:value-type="float">
            <text:p>2.532</text:p>
          </table:table-cell>
          <table:table-cell table:formula="of:=[.I96]-[.D96]" office:value-type="float" office:value="0.509051731173118" calcext:value-type="float">
            <text:p>0.509051731173118</text:p>
          </table:table-cell>
          <table:table-cell office:value-type="float" office:value="17306665" calcext:value-type="float">
            <text:p>17306665</text:p>
          </table:table-cell>
          <table:table-cell office:value-type="float" office:value="4.988" calcext:value-type="float">
            <text:p>4.988</text:p>
          </table:table-cell>
          <table:table-cell table:formula="of:=[.L96]-[.D96]" office:value-type="float" office:value="2.96505173117312" calcext:value-type="float">
            <text:p>2.96505173117312</text:p>
          </table:table-cell>
          <table:table-cell table:formula="of:=([.M96]-[.G96])/[.G96]" office:value-type="float" office:value="6.66060836929039" calcext:value-type="float">
            <text:p>6.66060836929039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1.49140048604861" calcext:value-type="float">
            <text:p>1.49140048604861</text:p>
          </table:table-cell>
          <table:table-cell office:value-type="float" office:value="1.421" calcext:value-type="float">
            <text:p>1.421</text:p>
          </table:table-cell>
          <table:table-cell office:value-type="float" office:value="-0.0704004860486049" calcext:value-type="float">
            <text:p>-0.070400486048605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float" office:value="2.027" calcext:value-type="float">
            <text:p>2.027</text:p>
          </table:table-cell>
          <table:table-cell office:value-type="float" office:value="2.04009497149715" calcext:value-type="float">
            <text:p>2.04009497149715</text:p>
          </table:table-cell>
          <table:table-cell office:value-type="float" office:value="5549021" calcext:value-type="float">
            <text:p>5549021</text:p>
          </table:table-cell>
          <table:table-cell office:value-type="float" office:value="2.426" calcext:value-type="float">
            <text:p>2.426</text:p>
          </table:table-cell>
          <table:table-cell table:formula="of:=[.F97]-[.D97]" office:value-type="float" office:value="0.38590502850285" calcext:value-type="float">
            <text:p>0.38590502850285</text:p>
          </table:table-cell>
          <table:table-cell office:value-type="float" office:value="5557470" calcext:value-type="float">
            <text:p>5557470</text:p>
          </table:table-cell>
          <table:table-cell office:value-type="float" office:value="2.526" calcext:value-type="float">
            <text:p>2.526</text:p>
          </table:table-cell>
          <table:table-cell table:formula="of:=[.I97]-[.D97]" office:value-type="float" office:value="0.48590502850285" calcext:value-type="float">
            <text:p>0.48590502850285</text:p>
          </table:table-cell>
          <table:table-cell office:value-type="float" office:value="17488665" calcext:value-type="float">
            <text:p>17488665</text:p>
          </table:table-cell>
          <table:table-cell office:value-type="float" office:value="5.045" calcext:value-type="float">
            <text:p>5.045</text:p>
          </table:table-cell>
          <table:table-cell table:formula="of:=[.L97]-[.D97]" office:value-type="float" office:value="3.00490502850285" calcext:value-type="float">
            <text:p>3.00490502850285</text:p>
          </table:table-cell>
          <table:table-cell table:formula="of:=([.M97]-[.G97])/[.G97]" office:value-type="float" office:value="6.78664388012932" calcext:value-type="float">
            <text:p>6.78664388012932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.50854718871887" calcext:value-type="float">
            <text:p>1.50854718871887</text:p>
          </table:table-cell>
          <table:table-cell office:value-type="float" office:value="1.545" calcext:value-type="float">
            <text:p>1.545</text:p>
          </table:table-cell>
          <table:table-cell office:value-type="float" office:value="0.0364528112811282" calcext:value-type="float">
            <text:p>0.036452811281128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office:value-type="float" office:value="2.147" calcext:value-type="float">
            <text:p>2.147</text:p>
          </table:table-cell>
          <table:table-cell office:value-type="float" office:value="2.05724167416742" calcext:value-type="float">
            <text:p>2.05724167416742</text:p>
          </table:table-cell>
          <table:table-cell office:value-type="float" office:value="5619737" calcext:value-type="float">
            <text:p>5619737</text:p>
          </table:table-cell>
          <table:table-cell office:value-type="float" office:value="2.464" calcext:value-type="float">
            <text:p>2.464</text:p>
          </table:table-cell>
          <table:table-cell table:formula="of:=[.F98]-[.D98]" office:value-type="float" office:value="0.406758325832583" calcext:value-type="float">
            <text:p>0.406758325832583</text:p>
          </table:table-cell>
          <table:table-cell office:value-type="float" office:value="5626226" calcext:value-type="float">
            <text:p>5626226</text:p>
          </table:table-cell>
          <table:table-cell office:value-type="float" office:value="2.487" calcext:value-type="float">
            <text:p>2.487</text:p>
          </table:table-cell>
          <table:table-cell table:formula="of:=[.I98]-[.D98]" office:value-type="float" office:value="0.429758325832583" calcext:value-type="float">
            <text:p>0.429758325832583</text:p>
          </table:table-cell>
          <table:table-cell office:value-type="float" office:value="17670665" calcext:value-type="float">
            <text:p>17670665</text:p>
          </table:table-cell>
          <table:table-cell office:value-type="float" office:value="5.283" calcext:value-type="float">
            <text:p>5.283</text:p>
          </table:table-cell>
          <table:table-cell table:formula="of:=[.L98]-[.D98]" office:value-type="float" office:value="3.22575832583258" calcext:value-type="float">
            <text:p>3.22575832583258</text:p>
          </table:table-cell>
          <table:table-cell table:formula="of:=([.M98]-[.G98])/[.G98]" office:value-type="float" office:value="6.93040515945153" calcext:value-type="float">
            <text:p>6.93040515945153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1.52569389138914" calcext:value-type="float">
            <text:p>1.52569389138914</text:p>
          </table:table-cell>
          <table:table-cell office:value-type="float" office:value="1.535" calcext:value-type="float">
            <text:p>1.535</text:p>
          </table:table-cell>
          <table:table-cell office:value-type="float" office:value="0.00930610861086123" calcext:value-type="float">
            <text:p>0.009306108610861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  <table:table-cell office:value-type="float" office:value="2.104" calcext:value-type="float">
            <text:p>2.104</text:p>
          </table:table-cell>
          <table:table-cell office:value-type="float" office:value="2.07438837683768" calcext:value-type="float">
            <text:p>2.07438837683768</text:p>
          </table:table-cell>
          <table:table-cell office:value-type="float" office:value="5667711" calcext:value-type="float">
            <text:p>5667711</text:p>
          </table:table-cell>
          <table:table-cell office:value-type="float" office:value="2.483" calcext:value-type="float">
            <text:p>2.483</text:p>
          </table:table-cell>
          <table:table-cell table:formula="of:=[.F99]-[.D99]" office:value-type="float" office:value="0.408611623162317" calcext:value-type="float">
            <text:p>0.408611623162317</text:p>
          </table:table-cell>
          <table:table-cell office:value-type="float" office:value="5678843" calcext:value-type="float">
            <text:p>5678843</text:p>
          </table:table-cell>
          <table:table-cell office:value-type="float" office:value="2.555" calcext:value-type="float">
            <text:p>2.555</text:p>
          </table:table-cell>
          <table:table-cell table:formula="of:=[.I99]-[.D99]" office:value-type="float" office:value="0.480611623162317" calcext:value-type="float">
            <text:p>0.480611623162317</text:p>
          </table:table-cell>
          <table:table-cell office:value-type="float" office:value="17852665" calcext:value-type="float">
            <text:p>17852665</text:p>
          </table:table-cell>
          <table:table-cell office:value-type="float" office:value="5.398" calcext:value-type="float">
            <text:p>5.398</text:p>
          </table:table-cell>
          <table:table-cell table:formula="of:=[.L99]-[.D99]" office:value-type="float" office:value="3.32361162316232" calcext:value-type="float">
            <text:p>3.32361162316232</text:p>
          </table:table-cell>
          <table:table-cell table:formula="of:=([.M99]-[.G99])/[.G99]" office:value-type="float" office:value="7.1339135618324" calcext:value-type="float">
            <text:p>7.1339135618324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1.54284059405941" calcext:value-type="float">
            <text:p>1.54284059405941</text:p>
          </table:table-cell>
          <table:table-cell office:value-type="float" office:value="1.495" calcext:value-type="float">
            <text:p>1.495</text:p>
          </table:table-cell>
          <table:table-cell office:value-type="float" office:value="-0.0478405940594056" calcext:value-type="float">
            <text:p>-0.047840594059406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  <table:table-cell office:value-type="float" office:value="2.09153507950795" calcext:value-type="float">
            <text:p>2.09153507950795</text:p>
          </table:table-cell>
          <table:table-cell office:value-type="float" office:value="5731307" calcext:value-type="float">
            <text:p>5731307</text:p>
          </table:table-cell>
          <table:table-cell office:value-type="float" office:value="2.508" calcext:value-type="float">
            <text:p>2.508</text:p>
          </table:table-cell>
          <table:table-cell table:formula="of:=[.F100]-[.D100]" office:value-type="float" office:value="0.416464920492049" calcext:value-type="float">
            <text:p>0.416464920492049</text:p>
          </table:table-cell>
          <table:table-cell office:value-type="float" office:value="5732319" calcext:value-type="float">
            <text:p>5732319</text:p>
          </table:table-cell>
          <table:table-cell office:value-type="float" office:value="2.592" calcext:value-type="float">
            <text:p>2.592</text:p>
          </table:table-cell>
          <table:table-cell table:formula="of:=[.I100]-[.D100]" office:value-type="float" office:value="0.500464920492049" calcext:value-type="float">
            <text:p>0.500464920492049</text:p>
          </table:table-cell>
          <table:table-cell office:value-type="float" office:value="18034665" calcext:value-type="float">
            <text:p>18034665</text:p>
          </table:table-cell>
          <table:table-cell office:value-type="float" office:value="5.224" calcext:value-type="float">
            <text:p>5.224</text:p>
          </table:table-cell>
          <table:table-cell table:formula="of:=[.L100]-[.D100]" office:value-type="float" office:value="3.13246492049205" calcext:value-type="float">
            <text:p>3.13246492049205</text:p>
          </table:table-cell>
          <table:table-cell table:formula="of:=([.M100]-[.G100])/[.G100]" office:value-type="float" office:value="6.52155767835397" calcext:value-type="float">
            <text:p>6.52155767835397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1.55998729672967" calcext:value-type="float">
            <text:p>1.55998729672967</text:p>
          </table:table-cell>
          <table:table-cell office:value-type="float" office:value="1.528" calcext:value-type="float">
            <text:p>1.528</text:p>
          </table:table-cell>
          <table:table-cell office:value-type="float" office:value="-0.0319872967296728" calcext:value-type="float">
            <text:p>-0.031987296729673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.113" calcext:value-type="float">
            <text:p>2.113</text:p>
          </table:table-cell>
          <table:table-cell office:value-type="float" office:value="2.10868178217822" calcext:value-type="float">
            <text:p>2.10868178217822</text:p>
          </table:table-cell>
          <table:table-cell office:value-type="float" office:value="5800181" calcext:value-type="float">
            <text:p>5800181</text:p>
          </table:table-cell>
          <table:table-cell office:value-type="float" office:value="2.511" calcext:value-type="float">
            <text:p>2.511</text:p>
          </table:table-cell>
          <table:table-cell table:formula="of:=[.F101]-[.D101]" office:value-type="float" office:value="0.402318217821782" calcext:value-type="float">
            <text:p>0.402318217821782</text:p>
          </table:table-cell>
          <table:table-cell office:value-type="float" office:value="5802205" calcext:value-type="float">
            <text:p>5802205</text:p>
          </table:table-cell>
          <table:table-cell office:value-type="float" office:value="2.564" calcext:value-type="float">
            <text:p>2.564</text:p>
          </table:table-cell>
          <table:table-cell table:formula="of:=[.I101]-[.D101]" office:value-type="float" office:value="0.455318217821782" calcext:value-type="float">
            <text:p>0.455318217821782</text:p>
          </table:table-cell>
          <table:table-cell office:value-type="float" office:value="18216665" calcext:value-type="float">
            <text:p>18216665</text:p>
          </table:table-cell>
          <table:table-cell office:value-type="float" office:value="5.484" calcext:value-type="float">
            <text:p>5.484</text:p>
          </table:table-cell>
          <table:table-cell table:formula="of:=[.L101]-[.D101]" office:value-type="float" office:value="3.37531821782178" calcext:value-type="float">
            <text:p>3.37531821782178</text:p>
          </table:table-cell>
          <table:table-cell table:formula="of:=([.M101]-[.G101])/[.G101]" office:value-type="float" office:value="7.38967282191773" calcext:value-type="float">
            <text:p>7.38967282191773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1.57713399939994" calcext:value-type="float">
            <text:p>1.57713399939994</text:p>
          </table:table-cell>
          <table:table-cell office:value-type="float" office:value="1.594" calcext:value-type="float">
            <text:p>1.594</text:p>
          </table:table-cell>
          <table:table-cell office:value-type="float" office:value="0.0168660006000598" calcext:value-type="float">
            <text:p>0.01686600060006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700" calcext:value-type="float">
            <text:p>700</text:p>
          </table:table-cell>
          <table:table-cell office:value-type="float" office:value="1.59428070207021" calcext:value-type="float">
            <text:p>1.59428070207021</text:p>
          </table:table-cell>
          <table:table-cell office:value-type="float" office:value="1.565" calcext:value-type="float">
            <text:p>1.565</text:p>
          </table:table-cell>
          <table:table-cell office:value-type="float" office:value="-0.0292807020702068" calcext:value-type="float">
            <text:p>-0.029280702070207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710" calcext:value-type="float">
            <text:p>710</text:p>
          </table:table-cell>
          <table:table-cell office:value-type="float" office:value="1.61142740474047" calcext:value-type="float">
            <text:p>1.61142740474047</text:p>
          </table:table-cell>
          <table:table-cell office:value-type="float" office:value="1.583" calcext:value-type="float">
            <text:p>1.583</text:p>
          </table:table-cell>
          <table:table-cell office:value-type="float" office:value="-0.028427404740474" calcext:value-type="float">
            <text:p>-0.028427404740474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720" calcext:value-type="float">
            <text:p>720</text:p>
          </table:table-cell>
          <table:table-cell office:value-type="float" office:value="1.62857410741074" calcext:value-type="float">
            <text:p>1.62857410741074</text:p>
          </table:table-cell>
          <table:table-cell office:value-type="float" office:value="1.588" calcext:value-type="float">
            <text:p>1.588</text:p>
          </table:table-cell>
          <table:table-cell office:value-type="float" office:value="-0.0405741074107411" calcext:value-type="float">
            <text:p>-0.040574107410741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730" calcext:value-type="float">
            <text:p>730</text:p>
          </table:table-cell>
          <table:table-cell office:value-type="float" office:value="1.64572081008101" calcext:value-type="float">
            <text:p>1.64572081008101</text:p>
          </table:table-cell>
          <table:table-cell office:value-type="float" office:value="1.828" calcext:value-type="float">
            <text:p>1.828</text:p>
          </table:table-cell>
          <table:table-cell office:value-type="float" office:value="0.182279189918992" calcext:value-type="float">
            <text:p>0.182279189918992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740" calcext:value-type="float">
            <text:p>740</text:p>
          </table:table-cell>
          <table:table-cell office:value-type="float" office:value="1.66286751275128" calcext:value-type="float">
            <text:p>1.66286751275128</text:p>
          </table:table-cell>
          <table:table-cell office:value-type="float" office:value="1.678" calcext:value-type="float">
            <text:p>1.678</text:p>
          </table:table-cell>
          <table:table-cell office:value-type="float" office:value="0.0151324872487248" calcext:value-type="float">
            <text:p>0.015132487248725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750" calcext:value-type="float">
            <text:p>750</text:p>
          </table:table-cell>
          <table:table-cell office:value-type="float" office:value="1.68001421542154" calcext:value-type="float">
            <text:p>1.68001421542154</text:p>
          </table:table-cell>
          <table:table-cell office:value-type="float" office:value="1.715" calcext:value-type="float">
            <text:p>1.715</text:p>
          </table:table-cell>
          <table:table-cell office:value-type="float" office:value="0.0349857845784576" calcext:value-type="float">
            <text:p>0.034985784578458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760" calcext:value-type="float">
            <text:p>760</text:p>
          </table:table-cell>
          <table:table-cell office:value-type="float" office:value="1.69716091809181" calcext:value-type="float">
            <text:p>1.69716091809181</text:p>
          </table:table-cell>
          <table:table-cell office:value-type="float" office:value="1.703" calcext:value-type="float">
            <text:p>1.703</text:p>
          </table:table-cell>
          <table:table-cell office:value-type="float" office:value="0.00583908190819105" calcext:value-type="float">
            <text:p>0.005839081908191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770" calcext:value-type="float">
            <text:p>770</text:p>
          </table:table-cell>
          <table:table-cell office:value-type="float" office:value="1.71430762076208" calcext:value-type="float">
            <text:p>1.71430762076208</text:p>
          </table:table-cell>
          <table:table-cell office:value-type="float" office:value="1.738" calcext:value-type="float">
            <text:p>1.738</text:p>
          </table:table-cell>
          <table:table-cell office:value-type="float" office:value="0.0236923792379238" calcext:value-type="float">
            <text:p>0.023692379237924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780" calcext:value-type="float">
            <text:p>780</text:p>
          </table:table-cell>
          <table:table-cell office:value-type="float" office:value="1.73145432343234" calcext:value-type="float">
            <text:p>1.73145432343234</text:p>
          </table:table-cell>
          <table:table-cell office:value-type="float" office:value="1.865" calcext:value-type="float">
            <text:p>1.865</text:p>
          </table:table-cell>
          <table:table-cell office:value-type="float" office:value="0.133545676567657" calcext:value-type="float">
            <text:p>0.133545676567657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790" calcext:value-type="float">
            <text:p>790</text:p>
          </table:table-cell>
          <table:table-cell office:value-type="float" office:value="1.74860102610261" calcext:value-type="float">
            <text:p>1.74860102610261</text:p>
          </table:table-cell>
          <table:table-cell office:value-type="float" office:value="1.863" calcext:value-type="float">
            <text:p>1.863</text:p>
          </table:table-cell>
          <table:table-cell office:value-type="float" office:value="0.11439897389739" calcext:value-type="float">
            <text:p>0.11439897389739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800" calcext:value-type="float">
            <text:p>800</text:p>
          </table:table-cell>
          <table:table-cell office:value-type="float" office:value="1.76574772877288" calcext:value-type="float">
            <text:p>1.76574772877288</text:p>
          </table:table-cell>
          <table:table-cell office:value-type="float" office:value="1.855" calcext:value-type="float">
            <text:p>1.855</text:p>
          </table:table-cell>
          <table:table-cell office:value-type="float" office:value="0.0892522712271227" calcext:value-type="float">
            <text:p>0.089252271227123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810" calcext:value-type="float">
            <text:p>810</text:p>
          </table:table-cell>
          <table:table-cell office:value-type="float" office:value="1.78289443144314" calcext:value-type="float">
            <text:p>1.78289443144314</text:p>
          </table:table-cell>
          <table:table-cell office:value-type="float" office:value="1.852" calcext:value-type="float">
            <text:p>1.852</text:p>
          </table:table-cell>
          <table:table-cell office:value-type="float" office:value="0.0691055685568558" calcext:value-type="float">
            <text:p>0.069105568556856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820" calcext:value-type="float">
            <text:p>820</text:p>
          </table:table-cell>
          <table:table-cell office:value-type="float" office:value="1.80004113411341" calcext:value-type="float">
            <text:p>1.80004113411341</text:p>
          </table:table-cell>
          <table:table-cell office:value-type="float" office:value="1.814" calcext:value-type="float">
            <text:p>1.814</text:p>
          </table:table-cell>
          <table:table-cell office:value-type="float" office:value="0.0139588658865888" calcext:value-type="float">
            <text:p>0.013958865886589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830" calcext:value-type="float">
            <text:p>830</text:p>
          </table:table-cell>
          <table:table-cell office:value-type="float" office:value="1.81718783678368" calcext:value-type="float">
            <text:p>1.81718783678368</text:p>
          </table:table-cell>
          <table:table-cell office:value-type="float" office:value="1.799" calcext:value-type="float">
            <text:p>1.799</text:p>
          </table:table-cell>
          <table:table-cell office:value-type="float" office:value="-0.0181878367836785" calcext:value-type="float">
            <text:p>-0.018187836783679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840" calcext:value-type="float">
            <text:p>840</text:p>
          </table:table-cell>
          <table:table-cell office:value-type="float" office:value="1.83433453945395" calcext:value-type="float">
            <text:p>1.83433453945395</text:p>
          </table:table-cell>
          <table:table-cell office:value-type="float" office:value="1.814" calcext:value-type="float">
            <text:p>1.814</text:p>
          </table:table-cell>
          <table:table-cell office:value-type="float" office:value="-0.0203345394539451" calcext:value-type="float">
            <text:p>-0.020334539453945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850" calcext:value-type="float">
            <text:p>850</text:p>
          </table:table-cell>
          <table:table-cell office:value-type="float" office:value="1.85148124212421" calcext:value-type="float">
            <text:p>1.85148124212421</text:p>
          </table:table-cell>
          <table:table-cell office:value-type="float" office:value="1.904" calcext:value-type="float">
            <text:p>1.904</text:p>
          </table:table-cell>
          <table:table-cell office:value-type="float" office:value="0.0525187578757875" calcext:value-type="float">
            <text:p>0.052518757875788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860" calcext:value-type="float">
            <text:p>860</text:p>
          </table:table-cell>
          <table:table-cell office:value-type="float" office:value="1.86862794479448" calcext:value-type="float">
            <text:p>1.86862794479448</text:p>
          </table:table-cell>
          <table:table-cell office:value-type="float" office:value="1.821" calcext:value-type="float">
            <text:p>1.821</text:p>
          </table:table-cell>
          <table:table-cell office:value-type="float" office:value="-0.0476279447944794" calcext:value-type="float">
            <text:p>-0.047627944794479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870" calcext:value-type="float">
            <text:p>870</text:p>
          </table:table-cell>
          <table:table-cell office:value-type="float" office:value="1.88577464746475" calcext:value-type="float">
            <text:p>1.88577464746475</text:p>
          </table:table-cell>
          <table:table-cell office:value-type="float" office:value="1.902" calcext:value-type="float">
            <text:p>1.902</text:p>
          </table:table-cell>
          <table:table-cell office:value-type="float" office:value="0.0162253525352538" calcext:value-type="float">
            <text:p>0.016225352535254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880" calcext:value-type="float">
            <text:p>880</text:p>
          </table:table-cell>
          <table:table-cell office:value-type="float" office:value="1.90292135013501" calcext:value-type="float">
            <text:p>1.90292135013501</text:p>
          </table:table-cell>
          <table:table-cell office:value-type="float" office:value="1.896" calcext:value-type="float">
            <text:p>1.896</text:p>
          </table:table-cell>
          <table:table-cell office:value-type="float" office:value="-0.0069213501350136" calcext:value-type="float">
            <text:p>-0.006921350135014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890" calcext:value-type="float">
            <text:p>890</text:p>
          </table:table-cell>
          <table:table-cell office:value-type="float" office:value="1.92006805280528" calcext:value-type="float">
            <text:p>1.92006805280528</text:p>
          </table:table-cell>
          <table:table-cell office:value-type="float" office:value="1.96" calcext:value-type="float">
            <text:p>1.96</text:p>
          </table:table-cell>
          <table:table-cell office:value-type="float" office:value="0.0399319471947193" calcext:value-type="float">
            <text:p>0.039931947194719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900" calcext:value-type="float">
            <text:p>900</text:p>
          </table:table-cell>
          <table:table-cell office:value-type="float" office:value="1.93721475547555" calcext:value-type="float">
            <text:p>1.93721475547555</text:p>
          </table:table-cell>
          <table:table-cell office:value-type="float" office:value="1.925" calcext:value-type="float">
            <text:p>1.925</text:p>
          </table:table-cell>
          <table:table-cell office:value-type="float" office:value="-0.0122147554755474" calcext:value-type="float">
            <text:p>-0.012214755475547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910" calcext:value-type="float">
            <text:p>910</text:p>
          </table:table-cell>
          <table:table-cell office:value-type="float" office:value="1.95436145814581" calcext:value-type="float">
            <text:p>1.95436145814581</text:p>
          </table:table-cell>
          <table:table-cell office:value-type="float" office:value="1.951" calcext:value-type="float">
            <text:p>1.951</text:p>
          </table:table-cell>
          <table:table-cell office:value-type="float" office:value="-0.00336145814581457" calcext:value-type="float">
            <text:p>-0.003361458145815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920" calcext:value-type="float">
            <text:p>920</text:p>
          </table:table-cell>
          <table:table-cell office:value-type="float" office:value="1.97150816081608" calcext:value-type="float">
            <text:p>1.97150816081608</text:p>
          </table:table-cell>
          <table:table-cell office:value-type="float" office:value="1.94" calcext:value-type="float">
            <text:p>1.94</text:p>
          </table:table-cell>
          <table:table-cell office:value-type="float" office:value="-0.0315081608160814" calcext:value-type="float">
            <text:p>-0.031508160816082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930" calcext:value-type="float">
            <text:p>930</text:p>
          </table:table-cell>
          <table:table-cell office:value-type="float" office:value="1.98865486348635" calcext:value-type="float">
            <text:p>1.98865486348635</text:p>
          </table:table-cell>
          <table:table-cell office:value-type="float" office:value="2.019" calcext:value-type="float">
            <text:p>2.019</text:p>
          </table:table-cell>
          <table:table-cell office:value-type="float" office:value="0.0303451365136516" calcext:value-type="float">
            <text:p>0.030345136513652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940" calcext:value-type="float">
            <text:p>940</text:p>
          </table:table-cell>
          <table:table-cell office:value-type="float" office:value="2.00580156615662" calcext:value-type="float">
            <text:p>2.00580156615662</text:p>
          </table:table-cell>
          <table:table-cell office:value-type="float" office:value="2.038" calcext:value-type="float">
            <text:p>2.038</text:p>
          </table:table-cell>
          <table:table-cell office:value-type="float" office:value="0.0321984338433841" calcext:value-type="float">
            <text:p>0.032198433843384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950" calcext:value-type="float">
            <text:p>950</text:p>
          </table:table-cell>
          <table:table-cell office:value-type="float" office:value="2.02294826882688" calcext:value-type="float">
            <text:p>2.02294826882688</text:p>
          </table:table-cell>
          <table:table-cell office:value-type="float" office:value="2.042" calcext:value-type="float">
            <text:p>2.042</text:p>
          </table:table-cell>
          <table:table-cell office:value-type="float" office:value="0.0190517311731173" calcext:value-type="float">
            <text:p>0.019051731173117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960" calcext:value-type="float">
            <text:p>960</text:p>
          </table:table-cell>
          <table:table-cell office:value-type="float" office:value="2.04009497149715" calcext:value-type="float">
            <text:p>2.04009497149715</text:p>
          </table:table-cell>
          <table:table-cell office:value-type="float" office:value="2.027" calcext:value-type="float">
            <text:p>2.027</text:p>
          </table:table-cell>
          <table:table-cell office:value-type="float" office:value="-0.0130949714971496" calcext:value-type="float">
            <text:p>-0.01309497149715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970" calcext:value-type="float">
            <text:p>970</text:p>
          </table:table-cell>
          <table:table-cell office:value-type="float" office:value="2.05724167416742" calcext:value-type="float">
            <text:p>2.05724167416742</text:p>
          </table:table-cell>
          <table:table-cell office:value-type="float" office:value="2.147" calcext:value-type="float">
            <text:p>2.147</text:p>
          </table:table-cell>
          <table:table-cell office:value-type="float" office:value="0.0897583258325829" calcext:value-type="float">
            <text:p>0.089758325832583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980" calcext:value-type="float">
            <text:p>980</text:p>
          </table:table-cell>
          <table:table-cell office:value-type="float" office:value="2.07438837683768" calcext:value-type="float">
            <text:p>2.07438837683768</text:p>
          </table:table-cell>
          <table:table-cell office:value-type="float" office:value="2.104" calcext:value-type="float">
            <text:p>2.104</text:p>
          </table:table-cell>
          <table:table-cell office:value-type="float" office:value="0.0296116231623165" calcext:value-type="float">
            <text:p>0.029611623162317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990" calcext:value-type="float">
            <text:p>990</text:p>
          </table:table-cell>
          <table:table-cell office:value-type="float" office:value="2.09153507950795" calcext:value-type="float">
            <text:p>2.09153507950795</text:p>
          </table:table-cell>
          <table:table-cell office:value-type="float" office:value="2.13" calcext:value-type="float">
            <text:p>2.13</text:p>
          </table:table-cell>
          <table:table-cell office:value-type="float" office:value="0.0384649204920491" calcext:value-type="float">
            <text:p>0.038464920492049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1000" calcext:value-type="float">
            <text:p>1000</text:p>
          </table:table-cell>
          <table:table-cell office:value-type="float" office:value="2.10868178217822" calcext:value-type="float">
            <text:p>2.10868178217822</text:p>
          </table:table-cell>
          <table:table-cell office:value-type="float" office:value="2.113" calcext:value-type="float">
            <text:p>2.113</text:p>
          </table:table-cell>
          <table:table-cell office:value-type="float" office:value="0.00431821782178199" calcext:value-type="float">
            <text:p>0.004318217821782</text:p>
          </table:table-cell>
          <table:table-cell table:number-columns-repeated="3"/>
        </table:table-row>
      </table:table>
      <table:table table:name="LAN ~1ms" table:style-name="ta1">
        <table:table-column table:style-name="co1" table:default-cell-style-name="Default"/>
        <table:table-column table:style-name="co2" table:number-columns-repeated="12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Number of writes before flush</text:p>
          </table:table-cell>
          <table:table-cell table:style-name="ce3" office:value-type="string" calcext:value-type="string" table:number-columns-spanned="3" table:number-rows-spanned="1">
            <text:p>No Client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Async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Flush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Sync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Semi</text:p>
          </table:table-cell>
          <table:covered-table-cell table:number-columns-repeated="2" table:style-name="ce4"/>
          <table:table-cell table:style-name="ce5" office:value-type="string" calcext:value-type="string" table:number-columns-spanned="3" table:number-rows-spanned="1">
            <text:p>Semi Thread Queue</text:p>
          </table:table-cell>
          <table:covered-table-cell table:number-columns-repeated="2" table:style-name="ce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0.411158217821782" calcext:value-type="float">
            <text:p>0.411158217821782</text:p>
          </table:table-cell>
          <table:table-cell office:value-type="float" office:value="55042" calcext:value-type="float">
            <text:p>55042</text:p>
          </table:table-cell>
          <table:table-cell office:value-type="float" office:value="0.448" calcext:value-type="float">
            <text:p>0.448</text:p>
          </table:table-cell>
          <table:table-cell table:formula="of:=[.F2]-[.D2]" office:value-type="float" office:value="0.036841782178218" calcext:value-type="float">
            <text:p>0.036841782178218</text:p>
          </table:table-cell>
          <table:table-cell office:value-type="float" office:value="63250" calcext:value-type="float">
            <text:p>63250</text:p>
          </table:table-cell>
          <table:table-cell office:value-type="float" office:value="9.846" calcext:value-type="float">
            <text:p>9.846</text:p>
          </table:table-cell>
          <table:table-cell table:formula="of:=[.I2]-[.D2]" office:value-type="float" office:value="9.43484178217822" calcext:value-type="float">
            <text:p>9.43484178217822</text:p>
          </table:table-cell>
          <table:table-cell/>
          <table:table-cell office:value-type="float" office:value="7.45404285714286" calcext:value-type="float">
            <text:p>7.45404285714286</text:p>
          </table:table-cell>
          <table:table-cell table:formula="of:=[.L2]-[.D2]" office:value-type="float" office:value="7.04288463932107" calcext:value-type="float">
            <text:p>7.04288463932107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525" calcext:value-type="float">
            <text:p>0.525</text:p>
          </table:table-cell>
          <table:table-cell office:value-type="float" office:value="0.428304920492049" calcext:value-type="float">
            <text:p>0.428304920492049</text:p>
          </table:table-cell>
          <table:table-cell office:value-type="float" office:value="110473" calcext:value-type="float">
            <text:p>110473</text:p>
          </table:table-cell>
          <table:table-cell office:value-type="float" office:value="0.52" calcext:value-type="float">
            <text:p>0.52</text:p>
          </table:table-cell>
          <table:table-cell table:formula="of:=[.F3]-[.D3]" office:value-type="float" office:value="0.091695079507951" calcext:value-type="float">
            <text:p>0.091695079507951</text:p>
          </table:table-cell>
          <table:table-cell office:value-type="float" office:value="113088" calcext:value-type="float">
            <text:p>113088</text:p>
          </table:table-cell>
          <table:table-cell office:value-type="float" office:value="9.856" calcext:value-type="float">
            <text:p>9.856</text:p>
          </table:table-cell>
          <table:table-cell table:formula="of:=[.I3]-[.D3]" office:value-type="float" office:value="9.42769507950795" calcext:value-type="float">
            <text:p>9.42769507950795</text:p>
          </table:table-cell>
          <table:table-cell/>
          <table:table-cell office:value-type="float" office:value="9.19539097744361" calcext:value-type="float">
            <text:p>9.19539097744361</text:p>
          </table:table-cell>
          <table:table-cell table:formula="of:=[.L3]-[.D3]" office:value-type="float" office:value="8.76708605695156" calcext:value-type="float">
            <text:p>8.767086056951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577" calcext:value-type="float">
            <text:p>0.577</text:p>
          </table:table-cell>
          <table:table-cell office:value-type="float" office:value="0.445451623162316" calcext:value-type="float">
            <text:p>0.445451623162316</text:p>
          </table:table-cell>
          <table:table-cell office:value-type="float" office:value="166693" calcext:value-type="float">
            <text:p>166693</text:p>
          </table:table-cell>
          <table:table-cell office:value-type="float" office:value="0.592" calcext:value-type="float">
            <text:p>0.592</text:p>
          </table:table-cell>
          <table:table-cell table:formula="of:=[.F4]-[.D4]" office:value-type="float" office:value="0.146548376837684" calcext:value-type="float">
            <text:p>0.146548376837684</text:p>
          </table:table-cell>
          <table:table-cell office:value-type="float" office:value="168788" calcext:value-type="float">
            <text:p>168788</text:p>
          </table:table-cell>
          <table:table-cell office:value-type="float" office:value="4.881" calcext:value-type="float">
            <text:p>4.881</text:p>
          </table:table-cell>
          <table:table-cell table:formula="of:=[.I4]-[.D4]" office:value-type="float" office:value="4.43554837683768" calcext:value-type="float">
            <text:p>4.43554837683768</text:p>
          </table:table-cell>
          <table:table-cell/>
          <table:table-cell office:value-type="float" office:value="10.9367390977444" calcext:value-type="float">
            <text:p>10.9367390977444</text:p>
          </table:table-cell>
          <table:table-cell table:formula="of:=[.L4]-[.D4]" office:value-type="float" office:value="10.491287474582" calcext:value-type="float">
            <text:p>10.49128747458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701" calcext:value-type="float">
            <text:p>0.701</text:p>
          </table:table-cell>
          <table:table-cell office:value-type="float" office:value="0.462598325832583" calcext:value-type="float">
            <text:p>0.462598325832583</text:p>
          </table:table-cell>
          <table:table-cell office:value-type="float" office:value="218793" calcext:value-type="float">
            <text:p>218793</text:p>
          </table:table-cell>
          <table:table-cell office:value-type="float" office:value="0.529" calcext:value-type="float">
            <text:p>0.529</text:p>
          </table:table-cell>
          <table:table-cell table:formula="of:=[.F5]-[.D5]" office:value-type="float" office:value="0.0664016741674169" calcext:value-type="float">
            <text:p>0.066401674167417</text:p>
          </table:table-cell>
          <table:table-cell office:value-type="float" office:value="220072" calcext:value-type="float">
            <text:p>220072</text:p>
          </table:table-cell>
          <table:table-cell office:value-type="float" office:value="10.067" calcext:value-type="float">
            <text:p>10.067</text:p>
          </table:table-cell>
          <table:table-cell table:formula="of:=[.I5]-[.D5]" office:value-type="float" office:value="9.60440167416742" calcext:value-type="float">
            <text:p>9.60440167416742</text:p>
          </table:table-cell>
          <table:table-cell/>
          <table:table-cell office:value-type="float" office:value="12.6780872180451" calcext:value-type="float">
            <text:p>12.6780872180451</text:p>
          </table:table-cell>
          <table:table-cell table:formula="of:=[.L5]-[.D5]" office:value-type="float" office:value="12.2154888922125" calcext:value-type="float">
            <text:p>12.21548889221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557" calcext:value-type="float">
            <text:p>0.557</text:p>
          </table:table-cell>
          <table:table-cell office:value-type="float" office:value="0.47974502850285" calcext:value-type="float">
            <text:p>0.47974502850285</text:p>
          </table:table-cell>
          <table:table-cell office:value-type="float" office:value="273103" calcext:value-type="float">
            <text:p>273103</text:p>
          </table:table-cell>
          <table:table-cell office:value-type="float" office:value="0.507" calcext:value-type="float">
            <text:p>0.507</text:p>
          </table:table-cell>
          <table:table-cell table:formula="of:=[.F6]-[.D6]" office:value-type="float" office:value="0.0272549714971498" calcext:value-type="float">
            <text:p>0.02725497149715</text:p>
          </table:table-cell>
          <table:table-cell office:value-type="float" office:value="286002" calcext:value-type="float">
            <text:p>286002</text:p>
          </table:table-cell>
          <table:table-cell office:value-type="float" office:value="12.185" calcext:value-type="float">
            <text:p>12.185</text:p>
          </table:table-cell>
          <table:table-cell table:formula="of:=[.I6]-[.D6]" office:value-type="float" office:value="11.7052549714972" calcext:value-type="float">
            <text:p>11.7052549714972</text:p>
          </table:table-cell>
          <table:table-cell/>
          <table:table-cell office:value-type="float" office:value="14.4194353383459" calcext:value-type="float">
            <text:p>14.4194353383459</text:p>
          </table:table-cell>
          <table:table-cell table:formula="of:=[.L6]-[.D6]" office:value-type="float" office:value="13.939690309843" calcext:value-type="float">
            <text:p>13.939690309843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535" calcext:value-type="float">
            <text:p>0.535</text:p>
          </table:table-cell>
          <table:table-cell office:value-type="float" office:value="0.496891731173117" calcext:value-type="float">
            <text:p>0.496891731173117</text:p>
          </table:table-cell>
          <table:table-cell office:value-type="float" office:value="326353" calcext:value-type="float">
            <text:p>326353</text:p>
          </table:table-cell>
          <table:table-cell office:value-type="float" office:value="0.428" calcext:value-type="float">
            <text:p>0.428</text:p>
          </table:table-cell>
          <table:table-cell table:formula="of:=[.F7]-[.D7]" office:value-type="float" office:value="-0.0688917311731171" calcext:value-type="float">
            <text:p>-0.068891731173117</text:p>
          </table:table-cell>
          <table:table-cell office:value-type="float" office:value="344911" calcext:value-type="float">
            <text:p>344911</text:p>
          </table:table-cell>
          <table:table-cell office:value-type="float" office:value="13.249" calcext:value-type="float">
            <text:p>13.249</text:p>
          </table:table-cell>
          <table:table-cell table:formula="of:=[.I7]-[.D7]" office:value-type="float" office:value="12.7521082688269" calcext:value-type="float">
            <text:p>12.7521082688269</text:p>
          </table:table-cell>
          <table:table-cell/>
          <table:table-cell office:value-type="float" office:value="16.1607834586466" calcext:value-type="float">
            <text:p>16.1607834586466</text:p>
          </table:table-cell>
          <table:table-cell table:formula="of:=[.L7]-[.D7]" office:value-type="float" office:value="15.6638917274735" calcext:value-type="float">
            <text:p>15.6638917274735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501" calcext:value-type="float">
            <text:p>0.501</text:p>
          </table:table-cell>
          <table:table-cell office:value-type="float" office:value="0.514038433843384" calcext:value-type="float">
            <text:p>0.514038433843384</text:p>
          </table:table-cell>
          <table:table-cell office:value-type="float" office:value="383663" calcext:value-type="float">
            <text:p>383663</text:p>
          </table:table-cell>
          <table:table-cell office:value-type="float" office:value="0.664" calcext:value-type="float">
            <text:p>0.664</text:p>
          </table:table-cell>
          <table:table-cell table:formula="of:=[.F8]-[.D8]" office:value-type="float" office:value="0.149961566156616" calcext:value-type="float">
            <text:p>0.149961566156616</text:p>
          </table:table-cell>
          <table:table-cell office:value-type="float" office:value="398475" calcext:value-type="float">
            <text:p>398475</text:p>
          </table:table-cell>
          <table:table-cell office:value-type="float" office:value="9.812" calcext:value-type="float">
            <text:p>9.812</text:p>
          </table:table-cell>
          <table:table-cell table:formula="of:=[.I8]-[.D8]" office:value-type="float" office:value="9.29796156615662" calcext:value-type="float">
            <text:p>9.29796156615662</text:p>
          </table:table-cell>
          <table:table-cell/>
          <table:table-cell office:value-type="float" office:value="17.9021315789474" calcext:value-type="float">
            <text:p>17.9021315789474</text:p>
          </table:table-cell>
          <table:table-cell table:formula="of:=[.L8]-[.D8]" office:value-type="float" office:value="17.388093145104" calcext:value-type="float">
            <text:p>17.388093145104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595" calcext:value-type="float">
            <text:p>0.595</text:p>
          </table:table-cell>
          <table:table-cell office:value-type="float" office:value="0.531185136513651" calcext:value-type="float">
            <text:p>0.531185136513651</text:p>
          </table:table-cell>
          <table:table-cell office:value-type="float" office:value="437063" calcext:value-type="float">
            <text:p>437063</text:p>
          </table:table-cell>
          <table:table-cell office:value-type="float" office:value="0.571" calcext:value-type="float">
            <text:p>0.571</text:p>
          </table:table-cell>
          <table:table-cell table:formula="of:=[.F9]-[.D9]" office:value-type="float" office:value="0.0398148634863488" calcext:value-type="float">
            <text:p>0.039814863486349</text:p>
          </table:table-cell>
          <table:table-cell office:value-type="float" office:value="465211" calcext:value-type="float">
            <text:p>465211</text:p>
          </table:table-cell>
          <table:table-cell office:value-type="float" office:value="18.18" calcext:value-type="float">
            <text:p>18.18</text:p>
          </table:table-cell>
          <table:table-cell table:formula="of:=[.I9]-[.D9]" office:value-type="float" office:value="17.6488148634863" calcext:value-type="float">
            <text:p>17.6488148634863</text:p>
          </table:table-cell>
          <table:table-cell/>
          <table:table-cell office:value-type="float" office:value="19.6434796992481" calcext:value-type="float">
            <text:p>19.6434796992481</text:p>
          </table:table-cell>
          <table:table-cell table:formula="of:=[.L9]-[.D9]" office:value-type="float" office:value="19.1122945627345" calcext:value-type="float">
            <text:p>19.112294562734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596" calcext:value-type="float">
            <text:p>0.596</text:p>
          </table:table-cell>
          <table:table-cell office:value-type="float" office:value="0.548331839183918" calcext:value-type="float">
            <text:p>0.548331839183918</text:p>
          </table:table-cell>
          <table:table-cell office:value-type="float" office:value="494903" calcext:value-type="float">
            <text:p>494903</text:p>
          </table:table-cell>
          <table:table-cell office:value-type="float" office:value="0.755" calcext:value-type="float">
            <text:p>0.755</text:p>
          </table:table-cell>
          <table:table-cell table:formula="of:=[.F10]-[.D10]" office:value-type="float" office:value="0.206668160816082" calcext:value-type="float">
            <text:p>0.206668160816082</text:p>
          </table:table-cell>
          <table:table-cell office:value-type="float" office:value="503848" calcext:value-type="float">
            <text:p>503848</text:p>
          </table:table-cell>
          <table:table-cell office:value-type="float" office:value="9.69" calcext:value-type="float">
            <text:p>9.69</text:p>
          </table:table-cell>
          <table:table-cell table:formula="of:=[.I10]-[.D10]" office:value-type="float" office:value="9.14166816081608" calcext:value-type="float">
            <text:p>9.14166816081608</text:p>
          </table:table-cell>
          <table:table-cell/>
          <table:table-cell office:value-type="float" office:value="21.3848278195489" calcext:value-type="float">
            <text:p>21.3848278195489</text:p>
          </table:table-cell>
          <table:table-cell table:formula="of:=[.L10]-[.D10]" office:value-type="float" office:value="20.836495980365" calcext:value-type="float">
            <text:p>20.836495980365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48" calcext:value-type="float">
            <text:p>0.648</text:p>
          </table:table-cell>
          <table:table-cell office:value-type="float" office:value="0.565478541854185" calcext:value-type="float">
            <text:p>0.565478541854185</text:p>
          </table:table-cell>
          <table:table-cell office:value-type="float" office:value="542383" calcext:value-type="float">
            <text:p>542383</text:p>
          </table:table-cell>
          <table:table-cell office:value-type="float" office:value="0.578" calcext:value-type="float">
            <text:p>0.578</text:p>
          </table:table-cell>
          <table:table-cell table:formula="of:=[.F11]-[.D11]" office:value-type="float" office:value="0.0125214581458147" calcext:value-type="float">
            <text:p>0.012521458145815</text:p>
          </table:table-cell>
          <table:table-cell office:value-type="float" office:value="562706" calcext:value-type="float">
            <text:p>562706</text:p>
          </table:table-cell>
          <table:table-cell office:value-type="float" office:value="8.647" calcext:value-type="float">
            <text:p>8.647</text:p>
          </table:table-cell>
          <table:table-cell table:formula="of:=[.I11]-[.D11]" office:value-type="float" office:value="8.08152145814582" calcext:value-type="float">
            <text:p>8.08152145814582</text:p>
          </table:table-cell>
          <table:table-cell/>
          <table:table-cell office:value-type="float" office:value="23.1261759398496" calcext:value-type="float">
            <text:p>23.1261759398496</text:p>
          </table:table-cell>
          <table:table-cell table:formula="of:=[.L11]-[.D11]" office:value-type="float" office:value="22.5606973979954" calcext:value-type="float">
            <text:p>22.5606973979954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0.598" calcext:value-type="float">
            <text:p>0.598</text:p>
          </table:table-cell>
          <table:table-cell office:value-type="float" office:value="0.582625244524452" calcext:value-type="float">
            <text:p>0.582625244524452</text:p>
          </table:table-cell>
          <table:table-cell office:value-type="float" office:value="597213" calcext:value-type="float">
            <text:p>597213</text:p>
          </table:table-cell>
          <table:table-cell office:value-type="float" office:value="0.567" calcext:value-type="float">
            <text:p>0.567</text:p>
          </table:table-cell>
          <table:table-cell table:formula="of:=[.F12]-[.D12]" office:value-type="float" office:value="-0.0156252445244522" calcext:value-type="float">
            <text:p>-0.015625244524452</text:p>
          </table:table-cell>
          <table:table-cell office:value-type="float" office:value="625005" calcext:value-type="float">
            <text:p>625005</text:p>
          </table:table-cell>
          <table:table-cell office:value-type="float" office:value="13.93" calcext:value-type="float">
            <text:p>13.93</text:p>
          </table:table-cell>
          <table:table-cell table:formula="of:=[.I12]-[.D12]" office:value-type="float" office:value="13.3473747554755" calcext:value-type="float">
            <text:p>13.3473747554755</text:p>
          </table:table-cell>
          <table:table-cell/>
          <table:table-cell office:value-type="float" office:value="24.8675240601504" calcext:value-type="float">
            <text:p>24.8675240601504</text:p>
          </table:table-cell>
          <table:table-cell table:formula="of:=[.L12]-[.D12]" office:value-type="float" office:value="24.2848988156259" calcext:value-type="float">
            <text:p>24.2848988156259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514" calcext:value-type="float">
            <text:p>0.514</text:p>
          </table:table-cell>
          <table:table-cell office:value-type="float" office:value="0.599771947194719" calcext:value-type="float">
            <text:p>0.599771947194719</text:p>
          </table:table-cell>
          <table:table-cell office:value-type="float" office:value="656733" calcext:value-type="float">
            <text:p>656733</text:p>
          </table:table-cell>
          <table:table-cell office:value-type="float" office:value="0.751" calcext:value-type="float">
            <text:p>0.751</text:p>
          </table:table-cell>
          <table:table-cell table:formula="of:=[.F13]-[.D13]" office:value-type="float" office:value="0.151228052805281" calcext:value-type="float">
            <text:p>0.151228052805281</text:p>
          </table:table-cell>
          <table:table-cell office:value-type="float" office:value="677839" calcext:value-type="float">
            <text:p>677839</text:p>
          </table:table-cell>
          <table:table-cell office:value-type="float" office:value="11.08" calcext:value-type="float">
            <text:p>11.08</text:p>
          </table:table-cell>
          <table:table-cell table:formula="of:=[.I13]-[.D13]" office:value-type="float" office:value="10.4802280528053" calcext:value-type="float">
            <text:p>10.4802280528053</text:p>
          </table:table-cell>
          <table:table-cell/>
          <table:table-cell office:value-type="float" office:value="26.6088721804511" calcext:value-type="float">
            <text:p>26.6088721804511</text:p>
          </table:table-cell>
          <table:table-cell table:formula="of:=[.L13]-[.D13]" office:value-type="float" office:value="26.0091002332564" calcext:value-type="float">
            <text:p>26.009100233256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0.606" calcext:value-type="float">
            <text:p>0.606</text:p>
          </table:table-cell>
          <table:table-cell office:value-type="float" office:value="0.616918649864986" calcext:value-type="float">
            <text:p>0.616918649864986</text:p>
          </table:table-cell>
          <table:table-cell office:value-type="float" office:value="708216" calcext:value-type="float">
            <text:p>708216</text:p>
          </table:table-cell>
          <table:table-cell office:value-type="float" office:value="0.644" calcext:value-type="float">
            <text:p>0.644</text:p>
          </table:table-cell>
          <table:table-cell table:formula="of:=[.F14]-[.D14]" office:value-type="float" office:value="0.0270813501350137" calcext:value-type="float">
            <text:p>0.027081350135014</text:p>
          </table:table-cell>
          <table:table-cell office:value-type="float" office:value="737046" calcext:value-type="float">
            <text:p>737046</text:p>
          </table:table-cell>
          <table:table-cell office:value-type="float" office:value="11.706" calcext:value-type="float">
            <text:p>11.706</text:p>
          </table:table-cell>
          <table:table-cell table:formula="of:=[.I14]-[.D14]" office:value-type="float" office:value="11.089081350135" calcext:value-type="float">
            <text:p>11.089081350135</text:p>
          </table:table-cell>
          <table:table-cell/>
          <table:table-cell office:value-type="float" office:value="28.3502203007519" calcext:value-type="float">
            <text:p>28.3502203007519</text:p>
          </table:table-cell>
          <table:table-cell table:formula="of:=[.L14]-[.D14]" office:value-type="float" office:value="27.7333016508869" calcext:value-type="float">
            <text:p>27.7333016508869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0.596" calcext:value-type="float">
            <text:p>0.596</text:p>
          </table:table-cell>
          <table:table-cell office:value-type="float" office:value="0.634065352535253" calcext:value-type="float">
            <text:p>0.634065352535253</text:p>
          </table:table-cell>
          <table:table-cell office:value-type="float" office:value="757573" calcext:value-type="float">
            <text:p>757573</text:p>
          </table:table-cell>
          <table:table-cell office:value-type="float" office:value="0.602" calcext:value-type="float">
            <text:p>0.602</text:p>
          </table:table-cell>
          <table:table-cell table:formula="of:=[.F15]-[.D15]" office:value-type="float" office:value="-0.0320653525352534" calcext:value-type="float">
            <text:p>-0.032065352535254</text:p>
          </table:table-cell>
          <table:table-cell office:value-type="float" office:value="790619" calcext:value-type="float">
            <text:p>790619</text:p>
          </table:table-cell>
          <table:table-cell office:value-type="float" office:value="13.33" calcext:value-type="float">
            <text:p>13.33</text:p>
          </table:table-cell>
          <table:table-cell table:formula="of:=[.I15]-[.D15]" office:value-type="float" office:value="12.6959346474647" calcext:value-type="float">
            <text:p>12.6959346474647</text:p>
          </table:table-cell>
          <table:table-cell/>
          <table:table-cell office:value-type="float" office:value="30.0915684210526" calcext:value-type="float">
            <text:p>30.0915684210526</text:p>
          </table:table-cell>
          <table:table-cell table:formula="of:=[.L15]-[.D15]" office:value-type="float" office:value="29.4575030685174" calcext:value-type="float">
            <text:p>29.4575030685174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0.689" calcext:value-type="float">
            <text:p>0.689</text:p>
          </table:table-cell>
          <table:table-cell office:value-type="float" office:value="0.65121205520552" calcext:value-type="float">
            <text:p>0.65121205520552</text:p>
          </table:table-cell>
          <table:table-cell office:value-type="float" office:value="647356" calcext:value-type="float">
            <text:p>647356</text:p>
          </table:table-cell>
          <table:table-cell office:value-type="float" office:value="0.636" calcext:value-type="float">
            <text:p>0.636</text:p>
          </table:table-cell>
          <table:table-cell table:formula="of:=[.F16]-[.D16]" office:value-type="float" office:value="-0.0152120552055205" calcext:value-type="float">
            <text:p>-0.015212055205521</text:p>
          </table:table-cell>
          <table:table-cell office:value-type="float" office:value="862394" calcext:value-type="float">
            <text:p>862394</text:p>
          </table:table-cell>
          <table:table-cell office:value-type="float" office:value="14.53" calcext:value-type="float">
            <text:p>14.53</text:p>
          </table:table-cell>
          <table:table-cell table:formula="of:=[.I16]-[.D16]" office:value-type="float" office:value="13.8787879447945" calcext:value-type="float">
            <text:p>13.8787879447945</text:p>
          </table:table-cell>
          <table:table-cell/>
          <table:table-cell office:value-type="float" office:value="31.8329165413534" calcext:value-type="float">
            <text:p>31.8329165413534</text:p>
          </table:table-cell>
          <table:table-cell table:formula="of:=[.L16]-[.D16]" office:value-type="float" office:value="31.1817044861479" calcext:value-type="float">
            <text:p>31.1817044861479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0.707" calcext:value-type="float">
            <text:p>0.707</text:p>
          </table:table-cell>
          <table:table-cell office:value-type="float" office:value="0.668358757875788" calcext:value-type="float">
            <text:p>0.668358757875788</text:p>
          </table:table-cell>
          <table:table-cell office:value-type="float" office:value="850562" calcext:value-type="float">
            <text:p>850562</text:p>
          </table:table-cell>
          <table:table-cell office:value-type="float" office:value="0.809" calcext:value-type="float">
            <text:p>0.809</text:p>
          </table:table-cell>
          <table:table-cell table:formula="of:=[.F17]-[.D17]" office:value-type="float" office:value="0.140641242124213" calcext:value-type="float">
            <text:p>0.140641242124213</text:p>
          </table:table-cell>
          <table:table-cell office:value-type="float" office:value="921099" calcext:value-type="float">
            <text:p>921099</text:p>
          </table:table-cell>
          <table:table-cell office:value-type="float" office:value="14.431" calcext:value-type="float">
            <text:p>14.431</text:p>
          </table:table-cell>
          <table:table-cell table:formula="of:=[.I17]-[.D17]" office:value-type="float" office:value="13.7626412421242" calcext:value-type="float">
            <text:p>13.7626412421242</text:p>
          </table:table-cell>
          <table:table-cell/>
          <table:table-cell office:value-type="float" office:value="33.5742646616541" calcext:value-type="float">
            <text:p>33.5742646616541</text:p>
          </table:table-cell>
          <table:table-cell table:formula="of:=[.L17]-[.D17]" office:value-type="float" office:value="32.9059059037783" calcext:value-type="float">
            <text:p>32.9059059037783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5505460546054" calcext:value-type="float">
            <text:p>0.685505460546054</text:p>
          </table:table-cell>
          <table:table-cell office:value-type="float" office:value="877245" calcext:value-type="float">
            <text:p>877245</text:p>
          </table:table-cell>
          <table:table-cell office:value-type="float" office:value="0.815" calcext:value-type="float">
            <text:p>0.815</text:p>
          </table:table-cell>
          <table:table-cell table:formula="of:=[.F18]-[.D18]" office:value-type="float" office:value="0.129494539453946" calcext:value-type="float">
            <text:p>0.129494539453946</text:p>
          </table:table-cell>
          <table:table-cell office:value-type="float" office:value="960495" calcext:value-type="float">
            <text:p>960495</text:p>
          </table:table-cell>
          <table:table-cell office:value-type="float" office:value="15.894" calcext:value-type="float">
            <text:p>15.894</text:p>
          </table:table-cell>
          <table:table-cell table:formula="of:=[.I18]-[.D18]" office:value-type="float" office:value="15.2084945394539" calcext:value-type="float">
            <text:p>15.2084945394539</text:p>
          </table:table-cell>
          <table:table-cell/>
          <table:table-cell office:value-type="float" office:value="35.3156127819549" calcext:value-type="float">
            <text:p>35.3156127819549</text:p>
          </table:table-cell>
          <table:table-cell table:formula="of:=[.L18]-[.D18]" office:value-type="float" office:value="34.6301073214088" calcext:value-type="float">
            <text:p>34.6301073214088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654" calcext:value-type="float">
            <text:p>0.654</text:p>
          </table:table-cell>
          <table:table-cell office:value-type="float" office:value="0.702652163216322" calcext:value-type="float">
            <text:p>0.702652163216322</text:p>
          </table:table-cell>
          <table:table-cell office:value-type="float" office:value="1039533" calcext:value-type="float">
            <text:p>1039533</text:p>
          </table:table-cell>
          <table:table-cell office:value-type="float" office:value="1.001" calcext:value-type="float">
            <text:p>1.001</text:p>
          </table:table-cell>
          <table:table-cell table:formula="of:=[.F19]-[.D19]" office:value-type="float" office:value="0.298347836783678" calcext:value-type="float">
            <text:p>0.298347836783678</text:p>
          </table:table-cell>
          <table:table-cell office:value-type="float" office:value="1029668" calcext:value-type="float">
            <text:p>1029668</text:p>
          </table:table-cell>
          <table:table-cell office:value-type="float" office:value="13.763" calcext:value-type="float">
            <text:p>13.763</text:p>
          </table:table-cell>
          <table:table-cell table:formula="of:=[.I19]-[.D19]" office:value-type="float" office:value="13.0603478367837" calcext:value-type="float">
            <text:p>13.0603478367837</text:p>
          </table:table-cell>
          <table:table-cell/>
          <table:table-cell office:value-type="float" office:value="37.0569609022556" calcext:value-type="float">
            <text:p>37.0569609022556</text:p>
          </table:table-cell>
          <table:table-cell table:formula="of:=[.L19]-[.D19]" office:value-type="float" office:value="36.3543087390393" calcext:value-type="float">
            <text:p>36.3543087390393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0.667" calcext:value-type="float">
            <text:p>0.667</text:p>
          </table:table-cell>
          <table:table-cell office:value-type="float" office:value="0.719798865886589" calcext:value-type="float">
            <text:p>0.719798865886589</text:p>
          </table:table-cell>
          <table:table-cell office:value-type="float" office:value="1055773" calcext:value-type="float">
            <text:p>1055773</text:p>
          </table:table-cell>
          <table:table-cell office:value-type="float" office:value="0.971" calcext:value-type="float">
            <text:p>0.971</text:p>
          </table:table-cell>
          <table:table-cell table:formula="of:=[.F20]-[.D20]" office:value-type="float" office:value="0.251201134113411" calcext:value-type="float">
            <text:p>0.251201134113411</text:p>
          </table:table-cell>
          <table:table-cell office:value-type="float" office:value="1084820" calcext:value-type="float">
            <text:p>1084820</text:p>
          </table:table-cell>
          <table:table-cell office:value-type="float" office:value="17.649" calcext:value-type="float">
            <text:p>17.649</text:p>
          </table:table-cell>
          <table:table-cell table:formula="of:=[.I20]-[.D20]" office:value-type="float" office:value="16.9292011341134" calcext:value-type="float">
            <text:p>16.9292011341134</text:p>
          </table:table-cell>
          <table:table-cell/>
          <table:table-cell office:value-type="float" office:value="38.7983090225564" calcext:value-type="float">
            <text:p>38.7983090225564</text:p>
          </table:table-cell>
          <table:table-cell table:formula="of:=[.L20]-[.D20]" office:value-type="float" office:value="38.0785101566698" calcext:value-type="float">
            <text:p>38.0785101566698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697" calcext:value-type="float">
            <text:p>0.697</text:p>
          </table:table-cell>
          <table:table-cell office:value-type="float" office:value="0.736945568556856" calcext:value-type="float">
            <text:p>0.736945568556856</text:p>
          </table:table-cell>
          <table:table-cell office:value-type="float" office:value="1070363" calcext:value-type="float">
            <text:p>1070363</text:p>
          </table:table-cell>
          <table:table-cell office:value-type="float" office:value="1.061" calcext:value-type="float">
            <text:p>1.061</text:p>
          </table:table-cell>
          <table:table-cell table:formula="of:=[.F21]-[.D21]" office:value-type="float" office:value="0.324054431443144" calcext:value-type="float">
            <text:p>0.324054431443144</text:p>
          </table:table-cell>
          <table:table-cell office:value-type="float" office:value="1132411" calcext:value-type="float">
            <text:p>1132411</text:p>
          </table:table-cell>
          <table:table-cell office:value-type="float" office:value="19.043" calcext:value-type="float">
            <text:p>19.043</text:p>
          </table:table-cell>
          <table:table-cell table:formula="of:=[.I21]-[.D21]" office:value-type="float" office:value="18.3060544314431" calcext:value-type="float">
            <text:p>18.3060544314431</text:p>
          </table:table-cell>
          <table:table-cell/>
          <table:table-cell office:value-type="float" office:value="40.5396571428572" calcext:value-type="float">
            <text:p>40.5396571428572</text:p>
          </table:table-cell>
          <table:table-cell table:formula="of:=[.L21]-[.D21]" office:value-type="float" office:value="39.8027115743003" calcext:value-type="float">
            <text:p>39.8027115743003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0.729" calcext:value-type="float">
            <text:p>0.729</text:p>
          </table:table-cell>
          <table:table-cell office:value-type="float" office:value="0.754092271227123" calcext:value-type="float">
            <text:p>0.754092271227123</text:p>
          </table:table-cell>
          <table:table-cell office:value-type="float" office:value="1079133" calcext:value-type="float">
            <text:p>1079133</text:p>
          </table:table-cell>
          <table:table-cell office:value-type="float" office:value="1.019" calcext:value-type="float">
            <text:p>1.019</text:p>
          </table:table-cell>
          <table:table-cell table:formula="of:=[.F22]-[.D22]" office:value-type="float" office:value="0.264907728772877" calcext:value-type="float">
            <text:p>0.264907728772877</text:p>
          </table:table-cell>
          <table:table-cell office:value-type="float" office:value="1193633" calcext:value-type="float">
            <text:p>1193633</text:p>
          </table:table-cell>
          <table:table-cell office:value-type="float" office:value="13.528" calcext:value-type="float">
            <text:p>13.528</text:p>
          </table:table-cell>
          <table:table-cell table:formula="of:=[.I22]-[.D22]" office:value-type="float" office:value="12.7739077287729" calcext:value-type="float">
            <text:p>12.7739077287729</text:p>
          </table:table-cell>
          <table:table-cell/>
          <table:table-cell office:value-type="float" office:value="42.2810052631579" calcext:value-type="float">
            <text:p>42.2810052631579</text:p>
          </table:table-cell>
          <table:table-cell table:formula="of:=[.L22]-[.D22]" office:value-type="float" office:value="41.5269129919308" calcext:value-type="float">
            <text:p>41.5269129919308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0.688" calcext:value-type="float">
            <text:p>0.688</text:p>
          </table:table-cell>
          <table:table-cell office:value-type="float" office:value="0.77123897389739" calcext:value-type="float">
            <text:p>0.77123897389739</text:p>
          </table:table-cell>
          <table:table-cell office:value-type="float" office:value="1217693" calcext:value-type="float">
            <text:p>1217693</text:p>
          </table:table-cell>
          <table:table-cell office:value-type="float" office:value="1.126" calcext:value-type="float">
            <text:p>1.126</text:p>
          </table:table-cell>
          <table:table-cell table:formula="of:=[.F23]-[.D23]" office:value-type="float" office:value="0.35476102610261" calcext:value-type="float">
            <text:p>0.35476102610261</text:p>
          </table:table-cell>
          <table:table-cell office:value-type="float" office:value="1238969" calcext:value-type="float">
            <text:p>1238969</text:p>
          </table:table-cell>
          <table:table-cell office:value-type="float" office:value="15.408" calcext:value-type="float">
            <text:p>15.408</text:p>
          </table:table-cell>
          <table:table-cell table:formula="of:=[.I23]-[.D23]" office:value-type="float" office:value="14.6367610261026" calcext:value-type="float">
            <text:p>14.6367610261026</text:p>
          </table:table-cell>
          <table:table-cell/>
          <table:table-cell office:value-type="float" office:value="44.0223533834586" calcext:value-type="float">
            <text:p>44.0223533834586</text:p>
          </table:table-cell>
          <table:table-cell table:formula="of:=[.L23]-[.D23]" office:value-type="float" office:value="43.2511144095613" calcext:value-type="float">
            <text:p>43.2511144095613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0.697" calcext:value-type="float">
            <text:p>0.697</text:p>
          </table:table-cell>
          <table:table-cell office:value-type="float" office:value="0.788385676567657" calcext:value-type="float">
            <text:p>0.788385676567657</text:p>
          </table:table-cell>
          <table:table-cell office:value-type="float" office:value="1152143" calcext:value-type="float">
            <text:p>1152143</text:p>
          </table:table-cell>
          <table:table-cell office:value-type="float" office:value="1.213" calcext:value-type="float">
            <text:p>1.213</text:p>
          </table:table-cell>
          <table:table-cell table:formula="of:=[.F24]-[.D24]" office:value-type="float" office:value="0.424614323432343" calcext:value-type="float">
            <text:p>0.424614323432343</text:p>
          </table:table-cell>
          <table:table-cell office:value-type="float" office:value="1315437" calcext:value-type="float">
            <text:p>1315437</text:p>
          </table:table-cell>
          <table:table-cell office:value-type="float" office:value="15.617" calcext:value-type="float">
            <text:p>15.617</text:p>
          </table:table-cell>
          <table:table-cell table:formula="of:=[.I24]-[.D24]" office:value-type="float" office:value="14.8286143234323" calcext:value-type="float">
            <text:p>14.8286143234323</text:p>
          </table:table-cell>
          <table:table-cell/>
          <table:table-cell office:value-type="float" office:value="45.7637015037594" calcext:value-type="float">
            <text:p>45.7637015037594</text:p>
          </table:table-cell>
          <table:table-cell table:formula="of:=[.L24]-[.D24]" office:value-type="float" office:value="44.9753158271917" calcext:value-type="float">
            <text:p>44.9753158271917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0.778" calcext:value-type="float">
            <text:p>0.778</text:p>
          </table:table-cell>
          <table:table-cell office:value-type="float" office:value="0.805532379237924" calcext:value-type="float">
            <text:p>0.805532379237924</text:p>
          </table:table-cell>
          <table:table-cell office:value-type="float" office:value="1298263" calcext:value-type="float">
            <text:p>1298263</text:p>
          </table:table-cell>
          <table:table-cell office:value-type="float" office:value="1.304" calcext:value-type="float">
            <text:p>1.304</text:p>
          </table:table-cell>
          <table:table-cell table:formula="of:=[.F25]-[.D25]" office:value-type="float" office:value="0.498467620762076" calcext:value-type="float">
            <text:p>0.498467620762076</text:p>
          </table:table-cell>
          <table:table-cell office:value-type="float" office:value="1386329" calcext:value-type="float">
            <text:p>1386329</text:p>
          </table:table-cell>
          <table:table-cell office:value-type="float" office:value="26.163" calcext:value-type="float">
            <text:p>26.163</text:p>
          </table:table-cell>
          <table:table-cell table:formula="of:=[.I25]-[.D25]" office:value-type="float" office:value="25.3574676207621" calcext:value-type="float">
            <text:p>25.3574676207621</text:p>
          </table:table-cell>
          <table:table-cell/>
          <table:table-cell office:value-type="float" office:value="47.5050496240602" calcext:value-type="float">
            <text:p>47.5050496240602</text:p>
          </table:table-cell>
          <table:table-cell table:formula="of:=[.L25]-[.D25]" office:value-type="float" office:value="46.6995172448222" calcext:value-type="float">
            <text:p>46.6995172448222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0.747" calcext:value-type="float">
            <text:p>0.747</text:p>
          </table:table-cell>
          <table:table-cell office:value-type="float" office:value="0.822679081908191" calcext:value-type="float">
            <text:p>0.822679081908191</text:p>
          </table:table-cell>
          <table:table-cell office:value-type="float" office:value="1361653" calcext:value-type="float">
            <text:p>1361653</text:p>
          </table:table-cell>
          <table:table-cell office:value-type="float" office:value="1.277" calcext:value-type="float">
            <text:p>1.277</text:p>
          </table:table-cell>
          <table:table-cell table:formula="of:=[.F26]-[.D26]" office:value-type="float" office:value="0.454320918091809" calcext:value-type="float">
            <text:p>0.454320918091809</text:p>
          </table:table-cell>
          <table:table-cell office:value-type="float" office:value="1448074" calcext:value-type="float">
            <text:p>1448074</text:p>
          </table:table-cell>
          <table:table-cell office:value-type="float" office:value="16.543" calcext:value-type="float">
            <text:p>16.543</text:p>
          </table:table-cell>
          <table:table-cell table:formula="of:=[.I26]-[.D26]" office:value-type="float" office:value="15.7203209180918" calcext:value-type="float">
            <text:p>15.7203209180918</text:p>
          </table:table-cell>
          <table:table-cell/>
          <table:table-cell office:value-type="float" office:value="49.2463977443609" calcext:value-type="float">
            <text:p>49.2463977443609</text:p>
          </table:table-cell>
          <table:table-cell table:formula="of:=[.L26]-[.D26]" office:value-type="float" office:value="48.4237186624527" calcext:value-type="float">
            <text:p>48.4237186624527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0.838" calcext:value-type="float">
            <text:p>0.838</text:p>
          </table:table-cell>
          <table:table-cell office:value-type="float" office:value="0.839825784578458" calcext:value-type="float">
            <text:p>0.839825784578458</text:p>
          </table:table-cell>
          <table:table-cell office:value-type="float" office:value="1392013" calcext:value-type="float">
            <text:p>1392013</text:p>
          </table:table-cell>
          <table:table-cell office:value-type="float" office:value="1.406" calcext:value-type="float">
            <text:p>1.406</text:p>
          </table:table-cell>
          <table:table-cell table:formula="of:=[.F27]-[.D27]" office:value-type="float" office:value="0.566174215421542" calcext:value-type="float">
            <text:p>0.566174215421542</text:p>
          </table:table-cell>
          <table:table-cell office:value-type="float" office:value="1468470" calcext:value-type="float">
            <text:p>1468470</text:p>
          </table:table-cell>
          <table:table-cell office:value-type="float" office:value="16.03" calcext:value-type="float">
            <text:p>16.03</text:p>
          </table:table-cell>
          <table:table-cell table:formula="of:=[.I27]-[.D27]" office:value-type="float" office:value="15.1901742154215" calcext:value-type="float">
            <text:p>15.1901742154215</text:p>
          </table:table-cell>
          <table:table-cell/>
          <table:table-cell office:value-type="float" office:value="50.9877458646617" calcext:value-type="float">
            <text:p>50.9877458646617</text:p>
          </table:table-cell>
          <table:table-cell table:formula="of:=[.L27]-[.D27]" office:value-type="float" office:value="50.1479200800832" calcext:value-type="float">
            <text:p>50.1479200800832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0.808" calcext:value-type="float">
            <text:p>0.808</text:p>
          </table:table-cell>
          <table:table-cell office:value-type="float" office:value="0.856972487248725" calcext:value-type="float">
            <text:p>0.856972487248725</text:p>
          </table:table-cell>
          <table:table-cell office:value-type="float" office:value="1508146" calcext:value-type="float">
            <text:p>1508146</text:p>
          </table:table-cell>
          <table:table-cell office:value-type="float" office:value="1.464" calcext:value-type="float">
            <text:p>1.464</text:p>
          </table:table-cell>
          <table:table-cell table:formula="of:=[.F28]-[.D28]" office:value-type="float" office:value="0.607027512751275" calcext:value-type="float">
            <text:p>0.607027512751275</text:p>
          </table:table-cell>
          <table:table-cell office:value-type="float" office:value="1518055" calcext:value-type="float">
            <text:p>1518055</text:p>
          </table:table-cell>
          <table:table-cell office:value-type="float" office:value="16.368" calcext:value-type="float">
            <text:p>16.368</text:p>
          </table:table-cell>
          <table:table-cell table:formula="of:=[.I28]-[.D28]" office:value-type="float" office:value="15.5110275127513" calcext:value-type="float">
            <text:p>15.5110275127513</text:p>
          </table:table-cell>
          <table:table-cell/>
          <table:table-cell office:value-type="float" office:value="52.7290939849624" calcext:value-type="float">
            <text:p>52.7290939849624</text:p>
          </table:table-cell>
          <table:table-cell table:formula="of:=[.L28]-[.D28]" office:value-type="float" office:value="51.8721214977137" calcext:value-type="float">
            <text:p>51.8721214977137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0.822" calcext:value-type="float">
            <text:p>0.822</text:p>
          </table:table-cell>
          <table:table-cell office:value-type="float" office:value="0.874119189918992" calcext:value-type="float">
            <text:p>0.874119189918992</text:p>
          </table:table-cell>
          <table:table-cell office:value-type="float" office:value="1571172" calcext:value-type="float">
            <text:p>1571172</text:p>
          </table:table-cell>
          <table:table-cell office:value-type="float" office:value="1.521" calcext:value-type="float">
            <text:p>1.521</text:p>
          </table:table-cell>
          <table:table-cell table:formula="of:=[.F29]-[.D29]" office:value-type="float" office:value="0.646880810081008" calcext:value-type="float">
            <text:p>0.646880810081008</text:p>
          </table:table-cell>
          <table:table-cell office:value-type="float" office:value="1563885" calcext:value-type="float">
            <text:p>1563885</text:p>
          </table:table-cell>
          <table:table-cell office:value-type="float" office:value="14.235" calcext:value-type="float">
            <text:p>14.235</text:p>
          </table:table-cell>
          <table:table-cell table:formula="of:=[.I29]-[.D29]" office:value-type="float" office:value="13.360880810081" calcext:value-type="float">
            <text:p>13.360880810081</text:p>
          </table:table-cell>
          <table:table-cell/>
          <table:table-cell office:value-type="float" office:value="54.4704421052632" calcext:value-type="float">
            <text:p>54.4704421052632</text:p>
          </table:table-cell>
          <table:table-cell table:formula="of:=[.L29]-[.D29]" office:value-type="float" office:value="53.5963229153442" calcext:value-type="float">
            <text:p>53.5963229153442</text:p>
          </table:table-cell>
          <table:table-cell table:number-columns-repeated="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891265892589259" calcext:value-type="float">
            <text:p>0.891265892589259</text:p>
          </table:table-cell>
          <table:table-cell office:value-type="float" office:value="1535603" calcext:value-type="float">
            <text:p>1535603</text:p>
          </table:table-cell>
          <table:table-cell office:value-type="float" office:value="1.474" calcext:value-type="float">
            <text:p>1.474</text:p>
          </table:table-cell>
          <table:table-cell table:formula="of:=[.F30]-[.D30]" office:value-type="float" office:value="0.582734107410741" calcext:value-type="float">
            <text:p>0.582734107410741</text:p>
          </table:table-cell>
          <table:table-cell office:value-type="float" office:value="1635362" calcext:value-type="float">
            <text:p>1635362</text:p>
          </table:table-cell>
          <table:table-cell office:value-type="float" office:value="32.419" calcext:value-type="float">
            <text:p>32.419</text:p>
          </table:table-cell>
          <table:table-cell table:formula="of:=[.I30]-[.D30]" office:value-type="float" office:value="31.5277341074107" calcext:value-type="float">
            <text:p>31.5277341074107</text:p>
          </table:table-cell>
          <table:table-cell/>
          <table:table-cell office:value-type="float" office:value="56.2117902255639" calcext:value-type="float">
            <text:p>56.2117902255639</text:p>
          </table:table-cell>
          <table:table-cell table:formula="of:=[.L30]-[.D30]" office:value-type="float" office:value="55.3205243329747" calcext:value-type="float">
            <text:p>55.3205243329747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0.831" calcext:value-type="float">
            <text:p>0.831</text:p>
          </table:table-cell>
          <table:table-cell office:value-type="float" office:value="0.908412595259526" calcext:value-type="float">
            <text:p>0.908412595259526</text:p>
          </table:table-cell>
          <table:table-cell office:value-type="float" office:value="1565893" calcext:value-type="float">
            <text:p>1565893</text:p>
          </table:table-cell>
          <table:table-cell office:value-type="float" office:value="1.503" calcext:value-type="float">
            <text:p>1.503</text:p>
          </table:table-cell>
          <table:table-cell table:formula="of:=[.F31]-[.D31]" office:value-type="float" office:value="0.594587404740474" calcext:value-type="float">
            <text:p>0.594587404740474</text:p>
          </table:table-cell>
          <table:table-cell office:value-type="float" office:value="1801567" calcext:value-type="float">
            <text:p>1801567</text:p>
          </table:table-cell>
          <table:table-cell office:value-type="float" office:value="58.84" calcext:value-type="float">
            <text:p>58.84</text:p>
          </table:table-cell>
          <table:table-cell table:formula="of:=[.I31]-[.D31]" office:value-type="float" office:value="57.9315874047405" calcext:value-type="float">
            <text:p>57.9315874047405</text:p>
          </table:table-cell>
          <table:table-cell/>
          <table:table-cell office:value-type="float" office:value="57.9531383458647" calcext:value-type="float">
            <text:p>57.9531383458647</text:p>
          </table:table-cell>
          <table:table-cell table:formula="of:=[.L31]-[.D31]" office:value-type="float" office:value="57.0447257506051" calcext:value-type="float">
            <text:p>57.0447257506051</text:p>
          </table:table-cell>
          <table:table-cell table:number-columns-repeated="6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0.903" calcext:value-type="float">
            <text:p>0.903</text:p>
          </table:table-cell>
          <table:table-cell office:value-type="float" office:value="0.925559297929793" calcext:value-type="float">
            <text:p>0.925559297929793</text:p>
          </table:table-cell>
          <table:table-cell office:value-type="float" office:value="1586133" calcext:value-type="float">
            <text:p>1586133</text:p>
          </table:table-cell>
          <table:table-cell office:value-type="float" office:value="1.577" calcext:value-type="float">
            <text:p>1.577</text:p>
          </table:table-cell>
          <table:table-cell table:formula="of:=[.F32]-[.D32]" office:value-type="float" office:value="0.651440702070207" calcext:value-type="float">
            <text:p>0.651440702070207</text:p>
          </table:table-cell>
          <table:table-cell office:value-type="float" office:value="1798965" calcext:value-type="float">
            <text:p>1798965</text:p>
          </table:table-cell>
          <table:table-cell office:value-type="float" office:value="25.91" calcext:value-type="float">
            <text:p>25.91</text:p>
          </table:table-cell>
          <table:table-cell table:formula="of:=[.I32]-[.D32]" office:value-type="float" office:value="24.9844407020702" calcext:value-type="float">
            <text:p>24.9844407020702</text:p>
          </table:table-cell>
          <table:table-cell/>
          <table:table-cell office:value-type="float" office:value="59.6944864661654" calcext:value-type="float">
            <text:p>59.6944864661654</text:p>
          </table:table-cell>
          <table:table-cell table:formula="of:=[.L32]-[.D32]" office:value-type="float" office:value="58.7689271682356" calcext:value-type="float">
            <text:p>58.7689271682356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0.949" calcext:value-type="float">
            <text:p>0.949</text:p>
          </table:table-cell>
          <table:table-cell office:value-type="float" office:value="0.94270600060006" calcext:value-type="float">
            <text:p>0.94270600060006</text:p>
          </table:table-cell>
          <table:table-cell office:value-type="float" office:value="1778413" calcext:value-type="float">
            <text:p>1778413</text:p>
          </table:table-cell>
          <table:table-cell office:value-type="float" office:value="1.673" calcext:value-type="float">
            <text:p>1.673</text:p>
          </table:table-cell>
          <table:table-cell table:formula="of:=[.F33]-[.D33]" office:value-type="float" office:value="0.73029399939994" calcext:value-type="float">
            <text:p>0.73029399939994</text:p>
          </table:table-cell>
          <table:table-cell office:value-type="float" office:value="1812609" calcext:value-type="float">
            <text:p>1812609</text:p>
          </table:table-cell>
          <table:table-cell office:value-type="float" office:value="25.664" calcext:value-type="float">
            <text:p>25.664</text:p>
          </table:table-cell>
          <table:table-cell table:formula="of:=[.I33]-[.D33]" office:value-type="float" office:value="24.7212939993999" calcext:value-type="float">
            <text:p>24.7212939993999</text:p>
          </table:table-cell>
          <table:table-cell/>
          <table:table-cell office:value-type="float" office:value="61.4358345864662" calcext:value-type="float">
            <text:p>61.4358345864662</text:p>
          </table:table-cell>
          <table:table-cell table:formula="of:=[.L33]-[.D33]" office:value-type="float" office:value="60.4931285858661" calcext:value-type="float">
            <text:p>60.4931285858661</text:p>
          </table:table-cell>
          <table:table-cell table:number-columns-repeated="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1.074" calcext:value-type="float">
            <text:p>1.074</text:p>
          </table:table-cell>
          <table:table-cell office:value-type="float" office:value="0.959852703270327" calcext:value-type="float">
            <text:p>0.959852703270327</text:p>
          </table:table-cell>
          <table:table-cell office:value-type="float" office:value="1785773" calcext:value-type="float">
            <text:p>1785773</text:p>
          </table:table-cell>
          <table:table-cell office:value-type="float" office:value="1.718" calcext:value-type="float">
            <text:p>1.718</text:p>
          </table:table-cell>
          <table:table-cell table:formula="of:=[.F34]-[.D34]" office:value-type="float" office:value="0.758147296729673" calcext:value-type="float">
            <text:p>0.758147296729673</text:p>
          </table:table-cell>
          <table:table-cell office:value-type="float" office:value="1851815" calcext:value-type="float">
            <text:p>1851815</text:p>
          </table:table-cell>
          <table:table-cell office:value-type="float" office:value="17.647" calcext:value-type="float">
            <text:p>17.647</text:p>
          </table:table-cell>
          <table:table-cell table:formula="of:=[.I34]-[.D34]" office:value-type="float" office:value="16.6871472967297" calcext:value-type="float">
            <text:p>16.6871472967297</text:p>
          </table:table-cell>
          <table:table-cell/>
          <table:table-cell office:value-type="float" office:value="63.1771827067669" calcext:value-type="float">
            <text:p>63.1771827067669</text:p>
          </table:table-cell>
          <table:table-cell table:formula="of:=[.L34]-[.D34]" office:value-type="float" office:value="62.2173300034966" calcext:value-type="float">
            <text:p>62.2173300034966</text:p>
          </table:table-cell>
          <table:table-cell table:number-columns-repeated="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.011" calcext:value-type="float">
            <text:p>1.011</text:p>
          </table:table-cell>
          <table:table-cell office:value-type="float" office:value="0.976999405940594" calcext:value-type="float">
            <text:p>0.976999405940594</text:p>
          </table:table-cell>
          <table:table-cell office:value-type="float" office:value="1810663" calcext:value-type="float">
            <text:p>1810663</text:p>
          </table:table-cell>
          <table:table-cell office:value-type="float" office:value="1.762" calcext:value-type="float">
            <text:p>1.762</text:p>
          </table:table-cell>
          <table:table-cell table:formula="of:=[.F35]-[.D35]" office:value-type="float" office:value="0.785000594059406" calcext:value-type="float">
            <text:p>0.785000594059406</text:p>
          </table:table-cell>
          <table:table-cell office:value-type="float" office:value="1904438" calcext:value-type="float">
            <text:p>1904438</text:p>
          </table:table-cell>
          <table:table-cell office:value-type="float" office:value="21.366" calcext:value-type="float">
            <text:p>21.366</text:p>
          </table:table-cell>
          <table:table-cell table:formula="of:=[.I35]-[.D35]" office:value-type="float" office:value="20.3890005940594" calcext:value-type="float">
            <text:p>20.3890005940594</text:p>
          </table:table-cell>
          <table:table-cell/>
          <table:table-cell office:value-type="float" office:value="64.9185308270677" calcext:value-type="float">
            <text:p>64.9185308270677</text:p>
          </table:table-cell>
          <table:table-cell table:formula="of:=[.L35]-[.D35]" office:value-type="float" office:value="63.9415314211271" calcext:value-type="float">
            <text:p>63.9415314211271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0.973" calcext:value-type="float">
            <text:p>0.973</text:p>
          </table:table-cell>
          <table:table-cell office:value-type="float" office:value="0.994146108610861" calcext:value-type="float">
            <text:p>0.994146108610861</text:p>
          </table:table-cell>
          <table:table-cell office:value-type="float" office:value="1909053" calcext:value-type="float">
            <text:p>1909053</text:p>
          </table:table-cell>
          <table:table-cell office:value-type="float" office:value="1.832" calcext:value-type="float">
            <text:p>1.832</text:p>
          </table:table-cell>
          <table:table-cell table:formula="of:=[.F36]-[.D36]" office:value-type="float" office:value="0.837853891389139" calcext:value-type="float">
            <text:p>0.837853891389139</text:p>
          </table:table-cell>
          <table:table-cell office:value-type="float" office:value="1973057" calcext:value-type="float">
            <text:p>1973057</text:p>
          </table:table-cell>
          <table:table-cell office:value-type="float" office:value="20.617" calcext:value-type="float">
            <text:p>20.617</text:p>
          </table:table-cell>
          <table:table-cell table:formula="of:=[.I36]-[.D36]" office:value-type="float" office:value="19.6228538913891" calcext:value-type="float">
            <text:p>19.6228538913891</text:p>
          </table:table-cell>
          <table:table-cell/>
          <table:table-cell office:value-type="float" office:value="66.6598789473684" calcext:value-type="float">
            <text:p>66.6598789473684</text:p>
          </table:table-cell>
          <table:table-cell table:formula="of:=[.L36]-[.D36]" office:value-type="float" office:value="65.6657328387576" calcext:value-type="float">
            <text:p>65.6657328387576</text:p>
          </table:table-cell>
          <table:table-cell table:number-columns-repeated="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1.005" calcext:value-type="float">
            <text:p>1.005</text:p>
          </table:table-cell>
          <table:table-cell office:value-type="float" office:value="1.01129281128113" calcext:value-type="float">
            <text:p>1.01129281128113</text:p>
          </table:table-cell>
          <table:table-cell office:value-type="float" office:value="1972896" calcext:value-type="float">
            <text:p>1972896</text:p>
          </table:table-cell>
          <table:table-cell office:value-type="float" office:value="1.943" calcext:value-type="float">
            <text:p>1.943</text:p>
          </table:table-cell>
          <table:table-cell table:formula="of:=[.F37]-[.D37]" office:value-type="float" office:value="0.931707188718872" calcext:value-type="float">
            <text:p>0.931707188718872</text:p>
          </table:table-cell>
          <table:table-cell office:value-type="float" office:value="2027456" calcext:value-type="float">
            <text:p>2027456</text:p>
          </table:table-cell>
          <table:table-cell office:value-type="float" office:value="16.262" calcext:value-type="float">
            <text:p>16.262</text:p>
          </table:table-cell>
          <table:table-cell table:formula="of:=[.I37]-[.D37]" office:value-type="float" office:value="15.2507071887189" calcext:value-type="float">
            <text:p>15.2507071887189</text:p>
          </table:table-cell>
          <table:table-cell/>
          <table:table-cell office:value-type="float" office:value="68.4012270676692" calcext:value-type="float">
            <text:p>68.4012270676692</text:p>
          </table:table-cell>
          <table:table-cell table:formula="of:=[.L37]-[.D37]" office:value-type="float" office:value="67.3899342563881" calcext:value-type="float">
            <text:p>67.3899342563881</text:p>
          </table:table-cell>
          <table:table-cell table:number-columns-repeated="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1.02843951395139" calcext:value-type="float">
            <text:p>1.02843951395139</text:p>
          </table:table-cell>
          <table:table-cell office:value-type="float" office:value="1947415" calcext:value-type="float">
            <text:p>1947415</text:p>
          </table:table-cell>
          <table:table-cell office:value-type="float" office:value="1.926" calcext:value-type="float">
            <text:p>1.926</text:p>
          </table:table-cell>
          <table:table-cell table:formula="of:=[.F38]-[.D38]" office:value-type="float" office:value="0.897560486048605" calcext:value-type="float">
            <text:p>0.897560486048605</text:p>
          </table:table-cell>
          <table:table-cell office:value-type="float" office:value="2117704" calcext:value-type="float">
            <text:p>2117704</text:p>
          </table:table-cell>
          <table:table-cell office:value-type="float" office:value="18.336" calcext:value-type="float">
            <text:p>18.336</text:p>
          </table:table-cell>
          <table:table-cell table:formula="of:=[.I38]-[.D38]" office:value-type="float" office:value="17.3075604860486" calcext:value-type="float">
            <text:p>17.3075604860486</text:p>
          </table:table-cell>
          <table:table-cell/>
          <table:table-cell office:value-type="float" office:value="70.1425751879699" calcext:value-type="float">
            <text:p>70.1425751879699</text:p>
          </table:table-cell>
          <table:table-cell table:formula="of:=[.L38]-[.D38]" office:value-type="float" office:value="69.1141356740185" calcext:value-type="float">
            <text:p>69.1141356740185</text:p>
          </table:table-cell>
          <table:table-cell table:number-columns-repeated="6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1.04558621662166" calcext:value-type="float">
            <text:p>1.04558621662166</text:p>
          </table:table-cell>
          <table:table-cell office:value-type="float" office:value="2096644" calcext:value-type="float">
            <text:p>2096644</text:p>
          </table:table-cell>
          <table:table-cell office:value-type="float" office:value="2.035" calcext:value-type="float">
            <text:p>2.035</text:p>
          </table:table-cell>
          <table:table-cell table:formula="of:=[.F39]-[.D39]" office:value-type="float" office:value="0.989413783378338" calcext:value-type="float">
            <text:p>0.989413783378338</text:p>
          </table:table-cell>
          <table:table-cell office:value-type="float" office:value="2141147" calcext:value-type="float">
            <text:p>2141147</text:p>
          </table:table-cell>
          <table:table-cell office:value-type="float" office:value="15.246" calcext:value-type="float">
            <text:p>15.246</text:p>
          </table:table-cell>
          <table:table-cell table:formula="of:=[.I39]-[.D39]" office:value-type="float" office:value="14.2004137833783" calcext:value-type="float">
            <text:p>14.2004137833783</text:p>
          </table:table-cell>
          <table:table-cell/>
          <table:table-cell office:value-type="float" office:value="71.8839233082707" calcext:value-type="float">
            <text:p>71.8839233082707</text:p>
          </table:table-cell>
          <table:table-cell table:formula="of:=[.L39]-[.D39]" office:value-type="float" office:value="70.838337091649" calcext:value-type="float">
            <text:p>70.838337091649</text:p>
          </table:table-cell>
          <table:table-cell table:number-columns-repeated="6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0.989" calcext:value-type="float">
            <text:p>0.989</text:p>
          </table:table-cell>
          <table:table-cell office:value-type="float" office:value="1.06273291929193" calcext:value-type="float">
            <text:p>1.06273291929193</text:p>
          </table:table-cell>
          <table:table-cell office:value-type="float" office:value="2060449" calcext:value-type="float">
            <text:p>2060449</text:p>
          </table:table-cell>
          <table:table-cell office:value-type="float" office:value="1.925" calcext:value-type="float">
            <text:p>1.925</text:p>
          </table:table-cell>
          <table:table-cell table:formula="of:=[.F40]-[.D40]" office:value-type="float" office:value="0.862267080708071" calcext:value-type="float">
            <text:p>0.862267080708071</text:p>
          </table:table-cell>
          <table:table-cell office:value-type="float" office:value="2199053" calcext:value-type="float">
            <text:p>2199053</text:p>
          </table:table-cell>
          <table:table-cell office:value-type="float" office:value="14.56" calcext:value-type="float">
            <text:p>14.56</text:p>
          </table:table-cell>
          <table:table-cell table:formula="of:=[.I40]-[.D40]" office:value-type="float" office:value="13.4972670807081" calcext:value-type="float">
            <text:p>13.4972670807081</text:p>
          </table:table-cell>
          <table:table-cell/>
          <table:table-cell office:value-type="float" office:value="73.6252714285714" calcext:value-type="float">
            <text:p>73.6252714285714</text:p>
          </table:table-cell>
          <table:table-cell table:formula="of:=[.L40]-[.D40]" office:value-type="float" office:value="72.5625385092795" calcext:value-type="float">
            <text:p>72.5625385092795</text:p>
          </table:table-cell>
          <table: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.021" calcext:value-type="float">
            <text:p>1.021</text:p>
          </table:table-cell>
          <table:table-cell office:value-type="float" office:value="1.0798796219622" calcext:value-type="float">
            <text:p>1.0798796219622</text:p>
          </table:table-cell>
          <table:table-cell office:value-type="float" office:value="2204580" calcext:value-type="float">
            <text:p>2204580</text:p>
          </table:table-cell>
          <table:table-cell office:value-type="float" office:value="2.126" calcext:value-type="float">
            <text:p>2.126</text:p>
          </table:table-cell>
          <table:table-cell table:formula="of:=[.F41]-[.D41]" office:value-type="float" office:value="1.0461203780378" calcext:value-type="float">
            <text:p>1.0461203780378</text:p>
          </table:table-cell>
          <table:table-cell office:value-type="float" office:value="2254468" calcext:value-type="float">
            <text:p>2254468</text:p>
          </table:table-cell>
          <table:table-cell office:value-type="float" office:value="15.775" calcext:value-type="float">
            <text:p>15.775</text:p>
          </table:table-cell>
          <table:table-cell table:formula="of:=[.I41]-[.D41]" office:value-type="float" office:value="14.6951203780378" calcext:value-type="float">
            <text:p>14.6951203780378</text:p>
          </table:table-cell>
          <table:table-cell/>
          <table:table-cell office:value-type="float" office:value="75.3666195488722" calcext:value-type="float">
            <text:p>75.3666195488722</text:p>
          </table:table-cell>
          <table:table-cell table:formula="of:=[.L41]-[.D41]" office:value-type="float" office:value="74.28673992691" calcext:value-type="float">
            <text:p>74.28673992691</text:p>
          </table:table-cell>
          <table:table-cell table:number-columns-repeated="6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1.118" calcext:value-type="float">
            <text:p>1.118</text:p>
          </table:table-cell>
          <table:table-cell office:value-type="float" office:value="1.09702632463246" calcext:value-type="float">
            <text:p>1.09702632463246</text:p>
          </table:table-cell>
          <table:table-cell office:value-type="float" office:value="2201002" calcext:value-type="float">
            <text:p>2201002</text:p>
          </table:table-cell>
          <table:table-cell office:value-type="float" office:value="2.179" calcext:value-type="float">
            <text:p>2.179</text:p>
          </table:table-cell>
          <table:table-cell table:formula="of:=[.F42]-[.D42]" office:value-type="float" office:value="1.08197367536754" calcext:value-type="float">
            <text:p>1.08197367536754</text:p>
          </table:table-cell>
          <table:table-cell office:value-type="float" office:value="2276810" calcext:value-type="float">
            <text:p>2276810</text:p>
          </table:table-cell>
          <table:table-cell office:value-type="float" office:value="15.027" calcext:value-type="float">
            <text:p>15.027</text:p>
          </table:table-cell>
          <table:table-cell table:formula="of:=[.I42]-[.D42]" office:value-type="float" office:value="13.9299736753675" calcext:value-type="float">
            <text:p>13.9299736753675</text:p>
          </table:table-cell>
          <table:table-cell/>
          <table:table-cell office:value-type="float" office:value="77.1079676691729" calcext:value-type="float">
            <text:p>77.1079676691729</text:p>
          </table:table-cell>
          <table:table-cell table:formula="of:=[.L42]-[.D42]" office:value-type="float" office:value="76.0109413445405" calcext:value-type="float">
            <text:p>76.0109413445405</text:p>
          </table:table-cell>
          <table:table-cell table:number-columns-repeated="6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1.066" calcext:value-type="float">
            <text:p>1.066</text:p>
          </table:table-cell>
          <table:table-cell office:value-type="float" office:value="1.11417302730273" calcext:value-type="float">
            <text:p>1.11417302730273</text:p>
          </table:table-cell>
          <table:table-cell office:value-type="float" office:value="2242096" calcext:value-type="float">
            <text:p>2242096</text:p>
          </table:table-cell>
          <table:table-cell office:value-type="float" office:value="2.253" calcext:value-type="float">
            <text:p>2.253</text:p>
          </table:table-cell>
          <table:table-cell table:formula="of:=[.F43]-[.D43]" office:value-type="float" office:value="1.13882697269727" calcext:value-type="float">
            <text:p>1.13882697269727</text:p>
          </table:table-cell>
          <table:table-cell office:value-type="float" office:value="2330909" calcext:value-type="float">
            <text:p>2330909</text:p>
          </table:table-cell>
          <table:table-cell office:value-type="float" office:value="16.059" calcext:value-type="float">
            <text:p>16.059</text:p>
          </table:table-cell>
          <table:table-cell table:formula="of:=[.I43]-[.D43]" office:value-type="float" office:value="14.9448269726973" calcext:value-type="float">
            <text:p>14.9448269726973</text:p>
          </table:table-cell>
          <table:table-cell/>
          <table:table-cell office:value-type="float" office:value="78.8493157894737" calcext:value-type="float">
            <text:p>78.8493157894737</text:p>
          </table:table-cell>
          <table:table-cell table:formula="of:=[.L43]-[.D43]" office:value-type="float" office:value="77.735142762171" calcext:value-type="float">
            <text:p>77.735142762171</text:p>
          </table:table-cell>
          <table:table-cell table:number-columns-repeated="6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1.138" calcext:value-type="float">
            <text:p>1.138</text:p>
          </table:table-cell>
          <table:table-cell office:value-type="float" office:value="1.131319729973" calcext:value-type="float">
            <text:p>1.131319729973</text:p>
          </table:table-cell>
          <table:table-cell office:value-type="float" office:value="2379173" calcext:value-type="float">
            <text:p>2379173</text:p>
          </table:table-cell>
          <table:table-cell office:value-type="float" office:value="2.253" calcext:value-type="float">
            <text:p>2.253</text:p>
          </table:table-cell>
          <table:table-cell table:formula="of:=[.F44]-[.D44]" office:value-type="float" office:value="1.121680270027" calcext:value-type="float">
            <text:p>1.121680270027</text:p>
          </table:table-cell>
          <table:table-cell office:value-type="float" office:value="2381919" calcext:value-type="float">
            <text:p>2381919</text:p>
          </table:table-cell>
          <table:table-cell office:value-type="float" office:value="15.362" calcext:value-type="float">
            <text:p>15.362</text:p>
          </table:table-cell>
          <table:table-cell table:formula="of:=[.I44]-[.D44]" office:value-type="float" office:value="14.230680270027" calcext:value-type="float">
            <text:p>14.230680270027</text:p>
          </table:table-cell>
          <table:table-cell/>
          <table:table-cell office:value-type="float" office:value="80.5906639097744" calcext:value-type="float">
            <text:p>80.5906639097744</text:p>
          </table:table-cell>
          <table:table-cell table:formula="of:=[.L44]-[.D44]" office:value-type="float" office:value="79.4593441798014" calcext:value-type="float">
            <text:p>79.4593441798014</text:p>
          </table:table-cell>
          <table:table-cell table:number-columns-repeated="6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1.087" calcext:value-type="float">
            <text:p>1.087</text:p>
          </table:table-cell>
          <table:table-cell office:value-type="float" office:value="1.14846643264326" calcext:value-type="float">
            <text:p>1.14846643264326</text:p>
          </table:table-cell>
          <table:table-cell office:value-type="float" office:value="2347681" calcext:value-type="float">
            <text:p>2347681</text:p>
          </table:table-cell>
          <table:table-cell office:value-type="float" office:value="2.268" calcext:value-type="float">
            <text:p>2.268</text:p>
          </table:table-cell>
          <table:table-cell table:formula="of:=[.F45]-[.D45]" office:value-type="float" office:value="1.11953356735674" calcext:value-type="float">
            <text:p>1.11953356735674</text:p>
          </table:table-cell>
          <table:table-cell office:value-type="float" office:value="2443762" calcext:value-type="float">
            <text:p>2443762</text:p>
          </table:table-cell>
          <table:table-cell office:value-type="float" office:value="16.247" calcext:value-type="float">
            <text:p>16.247</text:p>
          </table:table-cell>
          <table:table-cell table:formula="of:=[.I45]-[.D45]" office:value-type="float" office:value="15.0985335673567" calcext:value-type="float">
            <text:p>15.0985335673567</text:p>
          </table:table-cell>
          <table:table-cell/>
          <table:table-cell office:value-type="float" office:value="82.3320120300752" calcext:value-type="float">
            <text:p>82.3320120300752</text:p>
          </table:table-cell>
          <table:table-cell table:formula="of:=[.L45]-[.D45]" office:value-type="float" office:value="81.1835455974319" calcext:value-type="float">
            <text:p>81.1835455974319</text:p>
          </table:table-cell>
          <table:table-cell table:number-columns-repeated="6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.142" calcext:value-type="float">
            <text:p>1.142</text:p>
          </table:table-cell>
          <table:table-cell office:value-type="float" office:value="1.16561313531353" calcext:value-type="float">
            <text:p>1.16561313531353</text:p>
          </table:table-cell>
          <table:table-cell office:value-type="float" office:value="2479503" calcext:value-type="float">
            <text:p>2479503</text:p>
          </table:table-cell>
          <table:table-cell office:value-type="float" office:value="2.418" calcext:value-type="float">
            <text:p>2.418</text:p>
          </table:table-cell>
          <table:table-cell table:formula="of:=[.F46]-[.D46]" office:value-type="float" office:value="1.25238686468647" calcext:value-type="float">
            <text:p>1.25238686468647</text:p>
          </table:table-cell>
          <table:table-cell office:value-type="float" office:value="2519630" calcext:value-type="float">
            <text:p>2519630</text:p>
          </table:table-cell>
          <table:table-cell office:value-type="float" office:value="19.196" calcext:value-type="float">
            <text:p>19.196</text:p>
          </table:table-cell>
          <table:table-cell table:formula="of:=[.I46]-[.D46]" office:value-type="float" office:value="18.0303868646865" calcext:value-type="float">
            <text:p>18.0303868646865</text:p>
          </table:table-cell>
          <table:table-cell/>
          <table:table-cell office:value-type="float" office:value="84.073360150376" calcext:value-type="float">
            <text:p>84.073360150376</text:p>
          </table:table-cell>
          <table:table-cell table:formula="of:=[.L46]-[.D46]" office:value-type="float" office:value="82.9077470150624" calcext:value-type="float">
            <text:p>82.9077470150624</text:p>
          </table:table-cell>
          <table:table-cell table:number-columns-repeated="6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1.179" calcext:value-type="float">
            <text:p>1.179</text:p>
          </table:table-cell>
          <table:table-cell office:value-type="float" office:value="1.1827598379838" calcext:value-type="float">
            <text:p>1.1827598379838</text:p>
          </table:table-cell>
          <table:table-cell office:value-type="float" office:value="2421947" calcext:value-type="float">
            <text:p>2421947</text:p>
          </table:table-cell>
          <table:table-cell office:value-type="float" office:value="2.303" calcext:value-type="float">
            <text:p>2.303</text:p>
          </table:table-cell>
          <table:table-cell table:formula="of:=[.F47]-[.D47]" office:value-type="float" office:value="1.1202401620162" calcext:value-type="float">
            <text:p>1.1202401620162</text:p>
          </table:table-cell>
          <table:table-cell office:value-type="float" office:value="2578124" calcext:value-type="float">
            <text:p>2578124</text:p>
          </table:table-cell>
          <table:table-cell office:value-type="float" office:value="23.969" calcext:value-type="float">
            <text:p>23.969</text:p>
          </table:table-cell>
          <table:table-cell table:formula="of:=[.I47]-[.D47]" office:value-type="float" office:value="22.7862401620162" calcext:value-type="float">
            <text:p>22.7862401620162</text:p>
          </table:table-cell>
          <table:table-cell/>
          <table:table-cell office:value-type="float" office:value="85.8147082706767" calcext:value-type="float">
            <text:p>85.8147082706767</text:p>
          </table:table-cell>
          <table:table-cell table:formula="of:=[.L47]-[.D47]" office:value-type="float" office:value="84.6319484326929" calcext:value-type="float">
            <text:p>84.6319484326929</text:p>
          </table:table-cell>
          <table:table-cell table:number-columns-repeated="6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1.163" calcext:value-type="float">
            <text:p>1.163</text:p>
          </table:table-cell>
          <table:table-cell office:value-type="float" office:value="1.19990654065407" calcext:value-type="float">
            <text:p>1.19990654065407</text:p>
          </table:table-cell>
          <table:table-cell office:value-type="float" office:value="2574850" calcext:value-type="float">
            <text:p>2574850</text:p>
          </table:table-cell>
          <table:table-cell office:value-type="float" office:value="2.51" calcext:value-type="float">
            <text:p>2.51</text:p>
          </table:table-cell>
          <table:table-cell table:formula="of:=[.F48]-[.D48]" office:value-type="float" office:value="1.31009345934593" calcext:value-type="float">
            <text:p>1.31009345934593</text:p>
          </table:table-cell>
          <table:table-cell office:value-type="float" office:value="2637482" calcext:value-type="float">
            <text:p>2637482</text:p>
          </table:table-cell>
          <table:table-cell office:value-type="float" office:value="22.656" calcext:value-type="float">
            <text:p>22.656</text:p>
          </table:table-cell>
          <table:table-cell table:formula="of:=[.I48]-[.D48]" office:value-type="float" office:value="21.4560934593459" calcext:value-type="float">
            <text:p>21.4560934593459</text:p>
          </table:table-cell>
          <table:table-cell/>
          <table:table-cell office:value-type="float" office:value="87.5560563909774" calcext:value-type="float">
            <text:p>87.5560563909774</text:p>
          </table:table-cell>
          <table:table-cell table:formula="of:=[.L48]-[.D48]" office:value-type="float" office:value="86.3561498503234" calcext:value-type="float">
            <text:p>86.3561498503234</text:p>
          </table:table-cell>
          <table:table-cell table:number-columns-repeated="6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1.158" calcext:value-type="float">
            <text:p>1.158</text:p>
          </table:table-cell>
          <table:table-cell office:value-type="float" office:value="1.21705324332433" calcext:value-type="float">
            <text:p>1.21705324332433</text:p>
          </table:table-cell>
          <table:table-cell office:value-type="float" office:value="2618291" calcext:value-type="float">
            <text:p>2618291</text:p>
          </table:table-cell>
          <table:table-cell office:value-type="float" office:value="2.623" calcext:value-type="float">
            <text:p>2.623</text:p>
          </table:table-cell>
          <table:table-cell table:formula="of:=[.F49]-[.D49]" office:value-type="float" office:value="1.40594675667567" calcext:value-type="float">
            <text:p>1.40594675667567</text:p>
          </table:table-cell>
          <table:table-cell office:value-type="float" office:value="2682266" calcext:value-type="float">
            <text:p>2682266</text:p>
          </table:table-cell>
          <table:table-cell office:value-type="float" office:value="23.3" calcext:value-type="float">
            <text:p>23.3</text:p>
          </table:table-cell>
          <table:table-cell table:formula="of:=[.I49]-[.D49]" office:value-type="float" office:value="22.0829467566757" calcext:value-type="float">
            <text:p>22.0829467566757</text:p>
          </table:table-cell>
          <table:table-cell/>
          <table:table-cell office:value-type="float" office:value="89.2974045112782" calcext:value-type="float">
            <text:p>89.2974045112782</text:p>
          </table:table-cell>
          <table:table-cell table:formula="of:=[.L49]-[.D49]" office:value-type="float" office:value="88.0803512679539" calcext:value-type="float">
            <text:p>88.0803512679539</text:p>
          </table:table-cell>
          <table:table-cell table:number-columns-repeated="6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1.191" calcext:value-type="float">
            <text:p>1.191</text:p>
          </table:table-cell>
          <table:table-cell office:value-type="float" office:value="1.2341999459946" calcext:value-type="float">
            <text:p>1.2341999459946</text:p>
          </table:table-cell>
          <table:table-cell office:value-type="float" office:value="2683193" calcext:value-type="float">
            <text:p>2683193</text:p>
          </table:table-cell>
          <table:table-cell office:value-type="float" office:value="2.651" calcext:value-type="float">
            <text:p>2.651</text:p>
          </table:table-cell>
          <table:table-cell table:formula="of:=[.F50]-[.D50]" office:value-type="float" office:value="1.4168000540054" calcext:value-type="float">
            <text:p>1.4168000540054</text:p>
          </table:table-cell>
          <table:table-cell office:value-type="float" office:value="2759040" calcext:value-type="float">
            <text:p>2759040</text:p>
          </table:table-cell>
          <table:table-cell office:value-type="float" office:value="18.563" calcext:value-type="float">
            <text:p>18.563</text:p>
          </table:table-cell>
          <table:table-cell table:formula="of:=[.I50]-[.D50]" office:value-type="float" office:value="17.3288000540054" calcext:value-type="float">
            <text:p>17.3288000540054</text:p>
          </table:table-cell>
          <table:table-cell/>
          <table:table-cell office:value-type="float" office:value="91.0387526315789" calcext:value-type="float">
            <text:p>91.0387526315789</text:p>
          </table:table-cell>
          <table:table-cell table:formula="of:=[.L50]-[.D50]" office:value-type="float" office:value="89.8045526855843" calcext:value-type="float">
            <text:p>89.8045526855843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.224" calcext:value-type="float">
            <text:p>1.224</text:p>
          </table:table-cell>
          <table:table-cell office:value-type="float" office:value="1.25134664866487" calcext:value-type="float">
            <text:p>1.25134664866487</text:p>
          </table:table-cell>
          <table:table-cell office:value-type="float" office:value="2666539" calcext:value-type="float">
            <text:p>2666539</text:p>
          </table:table-cell>
          <table:table-cell office:value-type="float" office:value="2.643" calcext:value-type="float">
            <text:p>2.643</text:p>
          </table:table-cell>
          <table:table-cell table:formula="of:=[.F51]-[.D51]" office:value-type="float" office:value="1.39165335133513" calcext:value-type="float">
            <text:p>1.39165335133513</text:p>
          </table:table-cell>
          <table:table-cell office:value-type="float" office:value="2827397" calcext:value-type="float">
            <text:p>2827397</text:p>
          </table:table-cell>
          <table:table-cell office:value-type="float" office:value="22.74" calcext:value-type="float">
            <text:p>22.74</text:p>
          </table:table-cell>
          <table:table-cell table:formula="of:=[.I51]-[.D51]" office:value-type="float" office:value="21.4886533513351" calcext:value-type="float">
            <text:p>21.4886533513351</text:p>
          </table:table-cell>
          <table:table-cell/>
          <table:table-cell office:value-type="float" office:value="92.7801007518797" calcext:value-type="float">
            <text:p>92.7801007518797</text:p>
          </table:table-cell>
          <table:table-cell table:formula="of:=[.L51]-[.D51]" office:value-type="float" office:value="91.5287541032148" calcext:value-type="float">
            <text:p>91.5287541032148</text:p>
          </table:table-cell>
          <table:table-cell table:number-columns-repeated="6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1.259" calcext:value-type="float">
            <text:p>1.259</text:p>
          </table:table-cell>
          <table:table-cell office:value-type="float" office:value="1.26849335133513" calcext:value-type="float">
            <text:p>1.26849335133513</text:p>
          </table:table-cell>
          <table:table-cell office:value-type="float" office:value="2803433" calcext:value-type="float">
            <text:p>2803433</text:p>
          </table:table-cell>
          <table:table-cell office:value-type="float" office:value="2.758" calcext:value-type="float">
            <text:p>2.758</text:p>
          </table:table-cell>
          <table:table-cell table:formula="of:=[.F52]-[.D52]" office:value-type="float" office:value="1.48950664866487" calcext:value-type="float">
            <text:p>1.48950664866487</text:p>
          </table:table-cell>
          <table:table-cell office:value-type="float" office:value="2870421" calcext:value-type="float">
            <text:p>2870421</text:p>
          </table:table-cell>
          <table:table-cell office:value-type="float" office:value="24.611" calcext:value-type="float">
            <text:p>24.611</text:p>
          </table:table-cell>
          <table:table-cell table:formula="of:=[.I52]-[.D52]" office:value-type="float" office:value="23.3425066486649" calcext:value-type="float">
            <text:p>23.3425066486649</text:p>
          </table:table-cell>
          <table:table-cell/>
          <table:table-cell office:value-type="float" office:value="94.5214488721805" calcext:value-type="float">
            <text:p>94.5214488721805</text:p>
          </table:table-cell>
          <table:table-cell table:formula="of:=[.L52]-[.D52]" office:value-type="float" office:value="93.2529555208453" calcext:value-type="float">
            <text:p>93.2529555208453</text:p>
          </table:table-cell>
          <table:table-cell table:number-columns-repeated="6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1.259" calcext:value-type="float">
            <text:p>1.259</text:p>
          </table:table-cell>
          <table:table-cell office:value-type="float" office:value="1.2856400540054" calcext:value-type="float">
            <text:p>1.2856400540054</text:p>
          </table:table-cell>
          <table:table-cell office:value-type="float" office:value="2793456" calcext:value-type="float">
            <text:p>2793456</text:p>
          </table:table-cell>
          <table:table-cell office:value-type="float" office:value="2.575" calcext:value-type="float">
            <text:p>2.575</text:p>
          </table:table-cell>
          <table:table-cell table:formula="of:=[.F53]-[.D53]" office:value-type="float" office:value="1.2893599459946" calcext:value-type="float">
            <text:p>1.2893599459946</text:p>
          </table:table-cell>
          <table:table-cell office:value-type="float" office:value="2910266" calcext:value-type="float">
            <text:p>2910266</text:p>
          </table:table-cell>
          <table:table-cell office:value-type="float" office:value="18.832" calcext:value-type="float">
            <text:p>18.832</text:p>
          </table:table-cell>
          <table:table-cell table:formula="of:=[.I53]-[.D53]" office:value-type="float" office:value="17.5463599459946" calcext:value-type="float">
            <text:p>17.5463599459946</text:p>
          </table:table-cell>
          <table:table-cell/>
          <table:table-cell office:value-type="float" office:value="96.2627969924812" calcext:value-type="float">
            <text:p>96.2627969924812</text:p>
          </table:table-cell>
          <table:table-cell table:formula="of:=[.L53]-[.D53]" office:value-type="float" office:value="94.9771569384758" calcext:value-type="float">
            <text:p>94.9771569384758</text:p>
          </table:table-cell>
          <table:table-cell table:number-columns-repeated="6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1.239" calcext:value-type="float">
            <text:p>1.239</text:p>
          </table:table-cell>
          <table:table-cell office:value-type="float" office:value="1.30278675667567" calcext:value-type="float">
            <text:p>1.30278675667567</text:p>
          </table:table-cell>
          <table:table-cell office:value-type="float" office:value="3034907" calcext:value-type="float">
            <text:p>3034907</text:p>
          </table:table-cell>
          <table:table-cell office:value-type="float" office:value="2.74" calcext:value-type="float">
            <text:p>2.74</text:p>
          </table:table-cell>
          <table:table-cell table:formula="of:=[.F54]-[.D54]" office:value-type="float" office:value="1.43721324332433" calcext:value-type="float">
            <text:p>1.43721324332433</text:p>
          </table:table-cell>
          <table:table-cell office:value-type="float" office:value="2974956" calcext:value-type="float">
            <text:p>2974956</text:p>
          </table:table-cell>
          <table:table-cell office:value-type="float" office:value="22.151" calcext:value-type="float">
            <text:p>22.151</text:p>
          </table:table-cell>
          <table:table-cell table:formula="of:=[.I54]-[.D54]" office:value-type="float" office:value="20.8482132433243" calcext:value-type="float">
            <text:p>20.8482132433243</text:p>
          </table:table-cell>
          <table:table-cell/>
          <table:table-cell office:value-type="float" office:value="98.004145112782" calcext:value-type="float">
            <text:p>98.004145112782</text:p>
          </table:table-cell>
          <table:table-cell table:formula="of:=[.L54]-[.D54]" office:value-type="float" office:value="96.7013583561063" calcext:value-type="float">
            <text:p>96.7013583561063</text:p>
          </table:table-cell>
          <table:table-cell table:number-columns-repeated="6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1.273" calcext:value-type="float">
            <text:p>1.273</text:p>
          </table:table-cell>
          <table:table-cell office:value-type="float" office:value="1.31993345934593" calcext:value-type="float">
            <text:p>1.31993345934593</text:p>
          </table:table-cell>
          <table:table-cell office:value-type="float" office:value="2965987" calcext:value-type="float">
            <text:p>2965987</text:p>
          </table:table-cell>
          <table:table-cell office:value-type="float" office:value="2.808" calcext:value-type="float">
            <text:p>2.808</text:p>
          </table:table-cell>
          <table:table-cell table:formula="of:=[.F55]-[.D55]" office:value-type="float" office:value="1.48806654065407" calcext:value-type="float">
            <text:p>1.48806654065407</text:p>
          </table:table-cell>
          <table:table-cell office:value-type="float" office:value="3019294" calcext:value-type="float">
            <text:p>3019294</text:p>
          </table:table-cell>
          <table:table-cell office:value-type="float" office:value="18.099" calcext:value-type="float">
            <text:p>18.099</text:p>
          </table:table-cell>
          <table:table-cell table:formula="of:=[.I55]-[.D55]" office:value-type="float" office:value="16.7790665406541" calcext:value-type="float">
            <text:p>16.7790665406541</text:p>
          </table:table-cell>
          <table:table-cell/>
          <table:table-cell office:value-type="float" office:value="99.7454932330827" calcext:value-type="float">
            <text:p>99.7454932330827</text:p>
          </table:table-cell>
          <table:table-cell table:formula="of:=[.L55]-[.D55]" office:value-type="float" office:value="98.4255597737368" calcext:value-type="float">
            <text:p>98.4255597737368</text:p>
          </table:table-cell>
          <table:table-cell table:number-columns-repeated="6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1.296" calcext:value-type="float">
            <text:p>1.296</text:p>
          </table:table-cell>
          <table:table-cell office:value-type="float" office:value="1.3370801620162" calcext:value-type="float">
            <text:p>1.3370801620162</text:p>
          </table:table-cell>
          <table:table-cell office:value-type="float" office:value="3024230" calcext:value-type="float">
            <text:p>3024230</text:p>
          </table:table-cell>
          <table:table-cell office:value-type="float" office:value="2.777" calcext:value-type="float">
            <text:p>2.777</text:p>
          </table:table-cell>
          <table:table-cell table:formula="of:=[.F56]-[.D56]" office:value-type="float" office:value="1.4399198379838" calcext:value-type="float">
            <text:p>1.4399198379838</text:p>
          </table:table-cell>
          <table:table-cell office:value-type="float" office:value="3152487" calcext:value-type="float">
            <text:p>3152487</text:p>
          </table:table-cell>
          <table:table-cell office:value-type="float" office:value="85.026" calcext:value-type="float">
            <text:p>85.026</text:p>
          </table:table-cell>
          <table:table-cell table:formula="of:=[.I56]-[.D56]" office:value-type="float" office:value="83.6889198379838" calcext:value-type="float">
            <text:p>83.6889198379838</text:p>
          </table:table-cell>
          <table:table-cell/>
          <table:table-cell office:value-type="float" office:value="101.486841353383" calcext:value-type="float">
            <text:p>101.486841353383</text:p>
          </table:table-cell>
          <table:table-cell table:formula="of:=[.L56]-[.D56]" office:value-type="float" office:value="100.149761191367" calcext:value-type="float">
            <text:p>100.149761191367</text:p>
          </table:table-cell>
          <table:table-cell table:number-columns-repeated="6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1.372" calcext:value-type="float">
            <text:p>1.372</text:p>
          </table:table-cell>
          <table:table-cell office:value-type="float" office:value="1.35422686468647" calcext:value-type="float">
            <text:p>1.35422686468647</text:p>
          </table:table-cell>
          <table:table-cell office:value-type="float" office:value="3180253" calcext:value-type="float">
            <text:p>3180253</text:p>
          </table:table-cell>
          <table:table-cell office:value-type="float" office:value="3.029" calcext:value-type="float">
            <text:p>3.029</text:p>
          </table:table-cell>
          <table:table-cell table:formula="of:=[.F57]-[.D57]" office:value-type="float" office:value="1.67477313531353" calcext:value-type="float">
            <text:p>1.67477313531353</text:p>
          </table:table-cell>
          <table:table-cell office:value-type="float" office:value="3165155" calcext:value-type="float">
            <text:p>3165155</text:p>
          </table:table-cell>
          <table:table-cell office:value-type="float" office:value="23.318" calcext:value-type="float">
            <text:p>23.318</text:p>
          </table:table-cell>
          <table:table-cell table:formula="of:=[.I57]-[.D57]" office:value-type="float" office:value="21.9637731353135" calcext:value-type="float">
            <text:p>21.9637731353135</text:p>
          </table:table-cell>
          <table:table-cell/>
          <table:table-cell office:value-type="float" office:value="103.228189473684" calcext:value-type="float">
            <text:p>103.228189473684</text:p>
          </table:table-cell>
          <table:table-cell table:formula="of:=[.L57]-[.D57]" office:value-type="float" office:value="101.873962608998" calcext:value-type="float">
            <text:p>101.873962608998</text:p>
          </table:table-cell>
          <table:table-cell table:number-columns-repeated="6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float" office:value="1.298" calcext:value-type="float">
            <text:p>1.298</text:p>
          </table:table-cell>
          <table:table-cell office:value-type="float" office:value="1.37137356735674" calcext:value-type="float">
            <text:p>1.37137356735674</text:p>
          </table:table-cell>
          <table:table-cell office:value-type="float" office:value="2975347" calcext:value-type="float">
            <text:p>2975347</text:p>
          </table:table-cell>
          <table:table-cell office:value-type="float" office:value="2.806" calcext:value-type="float">
            <text:p>2.806</text:p>
          </table:table-cell>
          <table:table-cell table:formula="of:=[.F58]-[.D58]" office:value-type="float" office:value="1.43462643264326" calcext:value-type="float">
            <text:p>1.43462643264326</text:p>
          </table:table-cell>
          <table:table-cell office:value-type="float" office:value="3202328" calcext:value-type="float">
            <text:p>3202328</text:p>
          </table:table-cell>
          <table:table-cell office:value-type="float" office:value="18.795" calcext:value-type="float">
            <text:p>18.795</text:p>
          </table:table-cell>
          <table:table-cell table:formula="of:=[.I58]-[.D58]" office:value-type="float" office:value="17.4236264326433" calcext:value-type="float">
            <text:p>17.4236264326433</text:p>
          </table:table-cell>
          <table:table-cell/>
          <table:table-cell office:value-type="float" office:value="104.969537593985" calcext:value-type="float">
            <text:p>104.969537593985</text:p>
          </table:table-cell>
          <table:table-cell table:formula="of:=[.L58]-[.D58]" office:value-type="float" office:value="103.598164026628" calcext:value-type="float">
            <text:p>103.598164026628</text:p>
          </table:table-cell>
          <table:table-cell table:number-columns-repeated="6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1.353" calcext:value-type="float">
            <text:p>1.353</text:p>
          </table:table-cell>
          <table:table-cell office:value-type="float" office:value="1.388520270027" calcext:value-type="float">
            <text:p>1.388520270027</text:p>
          </table:table-cell>
          <table:table-cell office:value-type="float" office:value="3213133" calcext:value-type="float">
            <text:p>3213133</text:p>
          </table:table-cell>
          <table:table-cell office:value-type="float" office:value="3.126" calcext:value-type="float">
            <text:p>3.126</text:p>
          </table:table-cell>
          <table:table-cell table:formula="of:=[.F59]-[.D59]" office:value-type="float" office:value="1.737479729973" calcext:value-type="float">
            <text:p>1.737479729973</text:p>
          </table:table-cell>
          <table:table-cell office:value-type="float" office:value="3250284" calcext:value-type="float">
            <text:p>3250284</text:p>
          </table:table-cell>
          <table:table-cell office:value-type="float" office:value="22.952" calcext:value-type="float">
            <text:p>22.952</text:p>
          </table:table-cell>
          <table:table-cell table:formula="of:=[.I59]-[.D59]" office:value-type="float" office:value="21.563479729973" calcext:value-type="float">
            <text:p>21.563479729973</text:p>
          </table:table-cell>
          <table:table-cell/>
          <table:table-cell office:value-type="float" office:value="106.710885714286" calcext:value-type="float">
            <text:p>106.710885714286</text:p>
          </table:table-cell>
          <table:table-cell table:formula="of:=[.L59]-[.D59]" office:value-type="float" office:value="105.322365444259" calcext:value-type="float">
            <text:p>105.322365444259</text:p>
          </table:table-cell>
          <table:table-cell table:number-columns-repeated="6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1.352" calcext:value-type="float">
            <text:p>1.352</text:p>
          </table:table-cell>
          <table:table-cell office:value-type="float" office:value="1.40566697269727" calcext:value-type="float">
            <text:p>1.40566697269727</text:p>
          </table:table-cell>
          <table:table-cell office:value-type="float" office:value="3069393" calcext:value-type="float">
            <text:p>3069393</text:p>
          </table:table-cell>
          <table:table-cell office:value-type="float" office:value="2.957" calcext:value-type="float">
            <text:p>2.957</text:p>
          </table:table-cell>
          <table:table-cell table:formula="of:=[.F60]-[.D60]" office:value-type="float" office:value="1.55133302730273" calcext:value-type="float">
            <text:p>1.55133302730273</text:p>
          </table:table-cell>
          <table:table-cell office:value-type="float" office:value="3282023" calcext:value-type="float">
            <text:p>3282023</text:p>
          </table:table-cell>
          <table:table-cell office:value-type="float" office:value="22.528" calcext:value-type="float">
            <text:p>22.528</text:p>
          </table:table-cell>
          <table:table-cell table:formula="of:=[.I60]-[.D60]" office:value-type="float" office:value="21.1223330273027" calcext:value-type="float">
            <text:p>21.1223330273027</text:p>
          </table:table-cell>
          <table:table-cell/>
          <table:table-cell office:value-type="float" office:value="108.452233834586" calcext:value-type="float">
            <text:p>108.452233834586</text:p>
          </table:table-cell>
          <table:table-cell table:formula="of:=[.L60]-[.D60]" office:value-type="float" office:value="107.046566861889" calcext:value-type="float">
            <text:p>107.046566861889</text:p>
          </table:table-cell>
          <table:table-cell table:number-columns-repeated="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.366" calcext:value-type="float">
            <text:p>1.366</text:p>
          </table:table-cell>
          <table:table-cell office:value-type="float" office:value="1.42281367536754" calcext:value-type="float">
            <text:p>1.42281367536754</text:p>
          </table:table-cell>
          <table:table-cell office:value-type="float" office:value="3332765" calcext:value-type="float">
            <text:p>3332765</text:p>
          </table:table-cell>
          <table:table-cell office:value-type="float" office:value="3.084" calcext:value-type="float">
            <text:p>3.084</text:p>
          </table:table-cell>
          <table:table-cell table:formula="of:=[.F61]-[.D61]" office:value-type="float" office:value="1.66118632463246" calcext:value-type="float">
            <text:p>1.66118632463246</text:p>
          </table:table-cell>
          <table:table-cell office:value-type="float" office:value="3341751" calcext:value-type="float">
            <text:p>3341751</text:p>
          </table:table-cell>
          <table:table-cell office:value-type="float" office:value="20.711" calcext:value-type="float">
            <text:p>20.711</text:p>
          </table:table-cell>
          <table:table-cell table:formula="of:=[.I61]-[.D61]" office:value-type="float" office:value="19.2881863246325" calcext:value-type="float">
            <text:p>19.2881863246325</text:p>
          </table:table-cell>
          <table:table-cell/>
          <table:table-cell office:value-type="float" office:value="110.193581954887" calcext:value-type="float">
            <text:p>110.193581954887</text:p>
          </table:table-cell>
          <table:table-cell table:formula="of:=[.L61]-[.D61]" office:value-type="float" office:value="108.77076827952" calcext:value-type="float">
            <text:p>108.77076827952</text:p>
          </table:table-cell>
          <table:table-cell table:number-columns-repeated="6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1.482" calcext:value-type="float">
            <text:p>1.482</text:p>
          </table:table-cell>
          <table:table-cell office:value-type="float" office:value="1.4399603780378" calcext:value-type="float">
            <text:p>1.4399603780378</text:p>
          </table:table-cell>
          <table:table-cell office:value-type="float" office:value="3255590" calcext:value-type="float">
            <text:p>3255590</text:p>
          </table:table-cell>
          <table:table-cell office:value-type="float" office:value="3.072" calcext:value-type="float">
            <text:p>3.072</text:p>
          </table:table-cell>
          <table:table-cell table:formula="of:=[.F62]-[.D62]" office:value-type="float" office:value="1.6320396219622" calcext:value-type="float">
            <text:p>1.6320396219622</text:p>
          </table:table-cell>
          <table:table-cell office:value-type="float" office:value="3400557" calcext:value-type="float">
            <text:p>3400557</text:p>
          </table:table-cell>
          <table:table-cell office:value-type="float" office:value="17.346" calcext:value-type="float">
            <text:p>17.346</text:p>
          </table:table-cell>
          <table:table-cell table:formula="of:=[.I62]-[.D62]" office:value-type="float" office:value="15.9060396219622" calcext:value-type="float">
            <text:p>15.9060396219622</text:p>
          </table:table-cell>
          <table:table-cell/>
          <table:table-cell office:value-type="float" office:value="111.934930075188" calcext:value-type="float">
            <text:p>111.934930075188</text:p>
          </table:table-cell>
          <table:table-cell table:formula="of:=[.L62]-[.D62]" office:value-type="float" office:value="110.49496969715" calcext:value-type="float">
            <text:p>110.49496969715</text:p>
          </table:table-cell>
          <table:table-cell table:number-columns-repeated="6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1.399" calcext:value-type="float">
            <text:p>1.399</text:p>
          </table:table-cell>
          <table:table-cell office:value-type="float" office:value="1.45710708070807" calcext:value-type="float">
            <text:p>1.45710708070807</text:p>
          </table:table-cell>
          <table:table-cell office:value-type="float" office:value="3375653" calcext:value-type="float">
            <text:p>3375653</text:p>
          </table:table-cell>
          <table:table-cell office:value-type="float" office:value="3.123" calcext:value-type="float">
            <text:p>3.123</text:p>
          </table:table-cell>
          <table:table-cell table:formula="of:=[.F63]-[.D63]" office:value-type="float" office:value="1.66589291929193" calcext:value-type="float">
            <text:p>1.66589291929193</text:p>
          </table:table-cell>
          <table:table-cell office:value-type="float" office:value="3441192" calcext:value-type="float">
            <text:p>3441192</text:p>
          </table:table-cell>
          <table:table-cell office:value-type="float" office:value="17.483" calcext:value-type="float">
            <text:p>17.483</text:p>
          </table:table-cell>
          <table:table-cell table:formula="of:=[.I63]-[.D63]" office:value-type="float" office:value="16.0258929192919" calcext:value-type="float">
            <text:p>16.0258929192919</text:p>
          </table:table-cell>
          <table:table-cell/>
          <table:table-cell office:value-type="float" office:value="113.676278195489" calcext:value-type="float">
            <text:p>113.676278195489</text:p>
          </table:table-cell>
          <table:table-cell table:formula="of:=[.L63]-[.D63]" office:value-type="float" office:value="112.219171114781" calcext:value-type="float">
            <text:p>112.219171114781</text:p>
          </table:table-cell>
          <table:table-cell table:number-columns-repeated="6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1.438" calcext:value-type="float">
            <text:p>1.438</text:p>
          </table:table-cell>
          <table:table-cell office:value-type="float" office:value="1.47425378337834" calcext:value-type="float">
            <text:p>1.47425378337834</text:p>
          </table:table-cell>
          <table:table-cell office:value-type="float" office:value="3368623" calcext:value-type="float">
            <text:p>3368623</text:p>
          </table:table-cell>
          <table:table-cell office:value-type="float" office:value="3.19" calcext:value-type="float">
            <text:p>3.19</text:p>
          </table:table-cell>
          <table:table-cell table:formula="of:=[.F64]-[.D64]" office:value-type="float" office:value="1.71574621662166" calcext:value-type="float">
            <text:p>1.71574621662166</text:p>
          </table:table-cell>
          <table:table-cell office:value-type="float" office:value="3521577" calcext:value-type="float">
            <text:p>3521577</text:p>
          </table:table-cell>
          <table:table-cell office:value-type="float" office:value="19.843" calcext:value-type="float">
            <text:p>19.843</text:p>
          </table:table-cell>
          <table:table-cell table:formula="of:=[.I64]-[.D64]" office:value-type="float" office:value="18.3687462166217" calcext:value-type="float">
            <text:p>18.3687462166217</text:p>
          </table:table-cell>
          <table:table-cell/>
          <table:table-cell office:value-type="float" office:value="115.417626315789" calcext:value-type="float">
            <text:p>115.417626315789</text:p>
          </table:table-cell>
          <table:table-cell table:formula="of:=[.L64]-[.D64]" office:value-type="float" office:value="113.943372532411" calcext:value-type="float">
            <text:p>113.943372532411</text:p>
          </table:table-cell>
          <table:table-cell table:number-columns-repeated="6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1.421" calcext:value-type="float">
            <text:p>1.421</text:p>
          </table:table-cell>
          <table:table-cell office:value-type="float" office:value="1.49140048604861" calcext:value-type="float">
            <text:p>1.49140048604861</text:p>
          </table:table-cell>
          <table:table-cell office:value-type="float" office:value="3506597" calcext:value-type="float">
            <text:p>3506597</text:p>
          </table:table-cell>
          <table:table-cell office:value-type="float" office:value="3.318" calcext:value-type="float">
            <text:p>3.318</text:p>
          </table:table-cell>
          <table:table-cell table:formula="of:=[.F65]-[.D65]" office:value-type="float" office:value="1.8265995139514" calcext:value-type="float">
            <text:p>1.8265995139514</text:p>
          </table:table-cell>
          <table:table-cell office:value-type="float" office:value="3541518" calcext:value-type="float">
            <text:p>3541518</text:p>
          </table:table-cell>
          <table:table-cell office:value-type="float" office:value="21.871" calcext:value-type="float">
            <text:p>21.871</text:p>
          </table:table-cell>
          <table:table-cell table:formula="of:=[.I65]-[.D65]" office:value-type="float" office:value="20.3795995139514" calcext:value-type="float">
            <text:p>20.3795995139514</text:p>
          </table:table-cell>
          <table:table-cell/>
          <table:table-cell office:value-type="float" office:value="117.15897443609" calcext:value-type="float">
            <text:p>117.15897443609</text:p>
          </table:table-cell>
          <table:table-cell table:formula="of:=[.L65]-[.D65]" office:value-type="float" office:value="115.667573950042" calcext:value-type="float">
            <text:p>115.667573950042</text:p>
          </table:table-cell>
          <table:table-cell table:number-columns-repeated="6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1.545" calcext:value-type="float">
            <text:p>1.545</text:p>
          </table:table-cell>
          <table:table-cell office:value-type="float" office:value="1.50854718871887" calcext:value-type="float">
            <text:p>1.50854718871887</text:p>
          </table:table-cell>
          <table:table-cell office:value-type="float" office:value="3535561" calcext:value-type="float">
            <text:p>3535561</text:p>
          </table:table-cell>
          <table:table-cell office:value-type="float" office:value="3.401" calcext:value-type="float">
            <text:p>3.401</text:p>
          </table:table-cell>
          <table:table-cell table:formula="of:=[.F66]-[.D66]" office:value-type="float" office:value="1.89245281128113" calcext:value-type="float">
            <text:p>1.89245281128113</text:p>
          </table:table-cell>
          <table:table-cell office:value-type="float" office:value="3602218" calcext:value-type="float">
            <text:p>3602218</text:p>
          </table:table-cell>
          <table:table-cell office:value-type="float" office:value="20.14" calcext:value-type="float">
            <text:p>20.14</text:p>
          </table:table-cell>
          <table:table-cell table:formula="of:=[.I66]-[.D66]" office:value-type="float" office:value="18.6314528112811" calcext:value-type="float">
            <text:p>18.6314528112811</text:p>
          </table:table-cell>
          <table:table-cell/>
          <table:table-cell office:value-type="float" office:value="118.900322556391" calcext:value-type="float">
            <text:p>118.900322556391</text:p>
          </table:table-cell>
          <table:table-cell table:formula="of:=[.L66]-[.D66]" office:value-type="float" office:value="117.391775367672" calcext:value-type="float">
            <text:p>117.391775367672</text:p>
          </table:table-cell>
          <table:table-cell table:number-columns-repeated="6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1.535" calcext:value-type="float">
            <text:p>1.535</text:p>
          </table:table-cell>
          <table:table-cell office:value-type="float" office:value="1.52569389138914" calcext:value-type="float">
            <text:p>1.52569389138914</text:p>
          </table:table-cell>
          <table:table-cell office:value-type="float" office:value="3517417" calcext:value-type="float">
            <text:p>3517417</text:p>
          </table:table-cell>
          <table:table-cell office:value-type="float" office:value="3.417" calcext:value-type="float">
            <text:p>3.417</text:p>
          </table:table-cell>
          <table:table-cell table:formula="of:=[.F67]-[.D67]" office:value-type="float" office:value="1.89130610861086" calcext:value-type="float">
            <text:p>1.89130610861086</text:p>
          </table:table-cell>
          <table:table-cell office:value-type="float" office:value="3658960" calcext:value-type="float">
            <text:p>3658960</text:p>
          </table:table-cell>
          <table:table-cell office:value-type="float" office:value="17.347" calcext:value-type="float">
            <text:p>17.347</text:p>
          </table:table-cell>
          <table:table-cell table:formula="of:=[.I67]-[.D67]" office:value-type="float" office:value="15.8213061086109" calcext:value-type="float">
            <text:p>15.8213061086109</text:p>
          </table:table-cell>
          <table:table-cell/>
          <table:table-cell office:value-type="float" office:value="120.641670676692" calcext:value-type="float">
            <text:p>120.641670676692</text:p>
          </table:table-cell>
          <table:table-cell table:formula="of:=[.L67]-[.D67]" office:value-type="float" office:value="119.115976785303" calcext:value-type="float">
            <text:p>119.115976785303</text:p>
          </table:table-cell>
          <table:table-cell table:number-columns-repeated="6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office:value-type="float" office:value="1.495" calcext:value-type="float">
            <text:p>1.495</text:p>
          </table:table-cell>
          <table:table-cell office:value-type="float" office:value="1.54284059405941" calcext:value-type="float">
            <text:p>1.54284059405941</text:p>
          </table:table-cell>
          <table:table-cell office:value-type="float" office:value="3700383" calcext:value-type="float">
            <text:p>3700383</text:p>
          </table:table-cell>
          <table:table-cell office:value-type="float" office:value="3.683" calcext:value-type="float">
            <text:p>3.683</text:p>
          </table:table-cell>
          <table:table-cell table:formula="of:=[.F68]-[.D68]" office:value-type="float" office:value="2.14015940594059" calcext:value-type="float">
            <text:p>2.14015940594059</text:p>
          </table:table-cell>
          <table:table-cell office:value-type="float" office:value="3708092" calcext:value-type="float">
            <text:p>3708092</text:p>
          </table:table-cell>
          <table:table-cell office:value-type="float" office:value="18.658" calcext:value-type="float">
            <text:p>18.658</text:p>
          </table:table-cell>
          <table:table-cell table:formula="of:=[.I68]-[.D68]" office:value-type="float" office:value="17.1151594059406" calcext:value-type="float">
            <text:p>17.1151594059406</text:p>
          </table:table-cell>
          <table:table-cell/>
          <table:table-cell office:value-type="float" office:value="122.383018796992" calcext:value-type="float">
            <text:p>122.383018796992</text:p>
          </table:table-cell>
          <table:table-cell table:formula="of:=[.L68]-[.D68]" office:value-type="float" office:value="120.840178202933" calcext:value-type="float">
            <text:p>120.840178202933</text:p>
          </table:table-cell>
          <table:table-cell table:number-columns-repeated="6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office:value-type="float" office:value="1.528" calcext:value-type="float">
            <text:p>1.528</text:p>
          </table:table-cell>
          <table:table-cell office:value-type="float" office:value="1.55998729672967" calcext:value-type="float">
            <text:p>1.55998729672967</text:p>
          </table:table-cell>
          <table:table-cell office:value-type="float" office:value="3652520" calcext:value-type="float">
            <text:p>3652520</text:p>
          </table:table-cell>
          <table:table-cell office:value-type="float" office:value="3.535" calcext:value-type="float">
            <text:p>3.535</text:p>
          </table:table-cell>
          <table:table-cell table:formula="of:=[.F69]-[.D69]" office:value-type="float" office:value="1.97501270327033" calcext:value-type="float">
            <text:p>1.97501270327033</text:p>
          </table:table-cell>
          <table:table-cell office:value-type="float" office:value="3788823" calcext:value-type="float">
            <text:p>3788823</text:p>
          </table:table-cell>
          <table:table-cell office:value-type="float" office:value="21.626" calcext:value-type="float">
            <text:p>21.626</text:p>
          </table:table-cell>
          <table:table-cell table:formula="of:=[.I69]-[.D69]" office:value-type="float" office:value="20.0660127032703" calcext:value-type="float">
            <text:p>20.0660127032703</text:p>
          </table:table-cell>
          <table:table-cell/>
          <table:table-cell office:value-type="float" office:value="124.124366917293" calcext:value-type="float">
            <text:p>124.124366917293</text:p>
          </table:table-cell>
          <table:table-cell table:formula="of:=[.L69]-[.D69]" office:value-type="float" office:value="122.564379620564" calcext:value-type="float">
            <text:p>122.564379620564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office:value-type="float" office:value="1.594" calcext:value-type="float">
            <text:p>1.594</text:p>
          </table:table-cell>
          <table:table-cell office:value-type="float" office:value="1.57713399939994" calcext:value-type="float">
            <text:p>1.57713399939994</text:p>
          </table:table-cell>
          <table:table-cell office:value-type="float" office:value="3690067" calcext:value-type="float">
            <text:p>3690067</text:p>
          </table:table-cell>
          <table:table-cell office:value-type="float" office:value="3.454" calcext:value-type="float">
            <text:p>3.454</text:p>
          </table:table-cell>
          <table:table-cell table:formula="of:=[.F70]-[.D70]" office:value-type="float" office:value="1.87686600060006" calcext:value-type="float">
            <text:p>1.87686600060006</text:p>
          </table:table-cell>
          <table:table-cell office:value-type="float" office:value="3832481" calcext:value-type="float">
            <text:p>3832481</text:p>
          </table:table-cell>
          <table:table-cell office:value-type="float" office:value="23.242" calcext:value-type="float">
            <text:p>23.242</text:p>
          </table:table-cell>
          <table:table-cell table:formula="of:=[.I70]-[.D70]" office:value-type="float" office:value="21.6648660006001" calcext:value-type="float">
            <text:p>21.6648660006001</text:p>
          </table:table-cell>
          <table:table-cell/>
          <table:table-cell office:value-type="float" office:value="125.865715037594" calcext:value-type="float">
            <text:p>125.865715037594</text:p>
          </table:table-cell>
          <table:table-cell table:formula="of:=[.L70]-[.D70]" office:value-type="float" office:value="124.288581038194" calcext:value-type="float">
            <text:p>124.288581038194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.565" calcext:value-type="float">
            <text:p>1.565</text:p>
          </table:table-cell>
          <table:table-cell office:value-type="float" office:value="1.59428070207021" calcext:value-type="float">
            <text:p>1.59428070207021</text:p>
          </table:table-cell>
          <table:table-cell office:value-type="float" office:value="3764022" calcext:value-type="float">
            <text:p>3764022</text:p>
          </table:table-cell>
          <table:table-cell office:value-type="float" office:value="3.493" calcext:value-type="float">
            <text:p>3.493</text:p>
          </table:table-cell>
          <table:table-cell table:formula="of:=[.F71]-[.D71]" office:value-type="float" office:value="1.89871929792979" calcext:value-type="float">
            <text:p>1.89871929792979</text:p>
          </table:table-cell>
          <table:table-cell office:value-type="float" office:value="3884695" calcext:value-type="float">
            <text:p>3884695</text:p>
          </table:table-cell>
          <table:table-cell office:value-type="float" office:value="25.056" calcext:value-type="float">
            <text:p>25.056</text:p>
          </table:table-cell>
          <table:table-cell table:formula="of:=[.I71]-[.D71]" office:value-type="float" office:value="23.4617192979298" calcext:value-type="float">
            <text:p>23.4617192979298</text:p>
          </table:table-cell>
          <table:table-cell/>
          <table:table-cell office:value-type="float" office:value="127.607063157895" calcext:value-type="float">
            <text:p>127.607063157895</text:p>
          </table:table-cell>
          <table:table-cell table:formula="of:=[.L71]-[.D71]" office:value-type="float" office:value="126.012782455825" calcext:value-type="float">
            <text:p>126.012782455825</text:p>
          </table:table-cell>
          <table:table-cell table:number-columns-repeated="6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1.583" calcext:value-type="float">
            <text:p>1.583</text:p>
          </table:table-cell>
          <table:table-cell office:value-type="float" office:value="1.61142740474047" calcext:value-type="float">
            <text:p>1.61142740474047</text:p>
          </table:table-cell>
          <table:table-cell office:value-type="float" office:value="3902967" calcext:value-type="float">
            <text:p>3902967</text:p>
          </table:table-cell>
          <table:table-cell office:value-type="float" office:value="3.773" calcext:value-type="float">
            <text:p>3.773</text:p>
          </table:table-cell>
          <table:table-cell table:formula="of:=[.F72]-[.D72]" office:value-type="float" office:value="2.16157259525953" calcext:value-type="float">
            <text:p>2.16157259525953</text:p>
          </table:table-cell>
          <table:table-cell office:value-type="float" office:value="3967903" calcext:value-type="float">
            <text:p>3967903</text:p>
          </table:table-cell>
          <table:table-cell office:value-type="float" office:value="22.665" calcext:value-type="float">
            <text:p>22.665</text:p>
          </table:table-cell>
          <table:table-cell table:formula="of:=[.I72]-[.D72]" office:value-type="float" office:value="21.0535725952595" calcext:value-type="float">
            <text:p>21.0535725952595</text:p>
          </table:table-cell>
          <table:table-cell/>
          <table:table-cell office:value-type="float" office:value="129.348411278196" calcext:value-type="float">
            <text:p>129.348411278196</text:p>
          </table:table-cell>
          <table:table-cell table:formula="of:=[.L72]-[.D72]" office:value-type="float" office:value="127.736983873455" calcext:value-type="float">
            <text:p>127.736983873455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1.588" calcext:value-type="float">
            <text:p>1.588</text:p>
          </table:table-cell>
          <table:table-cell office:value-type="float" office:value="1.62857410741074" calcext:value-type="float">
            <text:p>1.62857410741074</text:p>
          </table:table-cell>
          <table:table-cell office:value-type="float" office:value="3860110" calcext:value-type="float">
            <text:p>3860110</text:p>
          </table:table-cell>
          <table:table-cell office:value-type="float" office:value="3.552" calcext:value-type="float">
            <text:p>3.552</text:p>
          </table:table-cell>
          <table:table-cell table:formula="of:=[.F73]-[.D73]" office:value-type="float" office:value="1.92342589258926" calcext:value-type="float">
            <text:p>1.92342589258926</text:p>
          </table:table-cell>
          <table:table-cell office:value-type="float" office:value="4041363" calcext:value-type="float">
            <text:p>4041363</text:p>
          </table:table-cell>
          <table:table-cell office:value-type="float" office:value="30.309" calcext:value-type="float">
            <text:p>30.309</text:p>
          </table:table-cell>
          <table:table-cell table:formula="of:=[.I73]-[.D73]" office:value-type="float" office:value="28.6804258925893" calcext:value-type="float">
            <text:p>28.6804258925893</text:p>
          </table:table-cell>
          <table:table-cell/>
          <table:table-cell office:value-type="float" office:value="131.089759398496" calcext:value-type="float">
            <text:p>131.089759398496</text:p>
          </table:table-cell>
          <table:table-cell table:formula="of:=[.L73]-[.D73]" office:value-type="float" office:value="129.461185291086" calcext:value-type="float">
            <text:p>129.461185291086</text:p>
          </table:table-cell>
          <table:table-cell table:number-columns-repeated="6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1.828" calcext:value-type="float">
            <text:p>1.828</text:p>
          </table:table-cell>
          <table:table-cell office:value-type="float" office:value="1.64572081008101" calcext:value-type="float">
            <text:p>1.64572081008101</text:p>
          </table:table-cell>
          <table:table-cell office:value-type="float" office:value="3925250" calcext:value-type="float">
            <text:p>3925250</text:p>
          </table:table-cell>
          <table:table-cell office:value-type="float" office:value="3.656" calcext:value-type="float">
            <text:p>3.656</text:p>
          </table:table-cell>
          <table:table-cell table:formula="of:=[.F74]-[.D74]" office:value-type="float" office:value="2.01027918991899" calcext:value-type="float">
            <text:p>2.01027918991899</text:p>
          </table:table-cell>
          <table:table-cell office:value-type="float" office:value="4074008" calcext:value-type="float">
            <text:p>4074008</text:p>
          </table:table-cell>
          <table:table-cell office:value-type="float" office:value="19.317" calcext:value-type="float">
            <text:p>19.317</text:p>
          </table:table-cell>
          <table:table-cell table:formula="of:=[.I74]-[.D74]" office:value-type="float" office:value="17.671279189919" calcext:value-type="float">
            <text:p>17.671279189919</text:p>
          </table:table-cell>
          <table:table-cell/>
          <table:table-cell office:value-type="float" office:value="132.831107518797" calcext:value-type="float">
            <text:p>132.831107518797</text:p>
          </table:table-cell>
          <table:table-cell table:formula="of:=[.L74]-[.D74]" office:value-type="float" office:value="131.185386708716" calcext:value-type="float">
            <text:p>131.185386708716</text:p>
          </table:table-cell>
          <table:table-cell table:number-columns-repeated="6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1.678" calcext:value-type="float">
            <text:p>1.678</text:p>
          </table:table-cell>
          <table:table-cell office:value-type="float" office:value="1.66286751275128" calcext:value-type="float">
            <text:p>1.66286751275128</text:p>
          </table:table-cell>
          <table:table-cell office:value-type="float" office:value="4012822" calcext:value-type="float">
            <text:p>4012822</text:p>
          </table:table-cell>
          <table:table-cell office:value-type="float" office:value="3.821" calcext:value-type="float">
            <text:p>3.821</text:p>
          </table:table-cell>
          <table:table-cell table:formula="of:=[.F75]-[.D75]" office:value-type="float" office:value="2.15813248724872" calcext:value-type="float">
            <text:p>2.15813248724872</text:p>
          </table:table-cell>
          <table:table-cell office:value-type="float" office:value="4091337" calcext:value-type="float">
            <text:p>4091337</text:p>
          </table:table-cell>
          <table:table-cell office:value-type="float" office:value="19.569" calcext:value-type="float">
            <text:p>19.569</text:p>
          </table:table-cell>
          <table:table-cell table:formula="of:=[.I75]-[.D75]" office:value-type="float" office:value="17.9061324872487" calcext:value-type="float">
            <text:p>17.9061324872487</text:p>
          </table:table-cell>
          <table:table-cell/>
          <table:table-cell office:value-type="float" office:value="134.572455639098" calcext:value-type="float">
            <text:p>134.572455639098</text:p>
          </table:table-cell>
          <table:table-cell table:formula="of:=[.L75]-[.D75]" office:value-type="float" office:value="132.909588126346" calcext:value-type="float">
            <text:p>132.909588126346</text:p>
          </table:table-cell>
          <table:table-cell table:number-columns-repeated="6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.715" calcext:value-type="float">
            <text:p>1.715</text:p>
          </table:table-cell>
          <table:table-cell office:value-type="float" office:value="1.68001421542154" calcext:value-type="float">
            <text:p>1.68001421542154</text:p>
          </table:table-cell>
          <table:table-cell office:value-type="float" office:value="4046557" calcext:value-type="float">
            <text:p>4046557</text:p>
          </table:table-cell>
          <table:table-cell office:value-type="float" office:value="3.883" calcext:value-type="float">
            <text:p>3.883</text:p>
          </table:table-cell>
          <table:table-cell table:formula="of:=[.F76]-[.D76]" office:value-type="float" office:value="2.20298578457846" calcext:value-type="float">
            <text:p>2.20298578457846</text:p>
          </table:table-cell>
          <table:table-cell office:value-type="float" office:value="4175557" calcext:value-type="float">
            <text:p>4175557</text:p>
          </table:table-cell>
          <table:table-cell office:value-type="float" office:value="30.479" calcext:value-type="float">
            <text:p>30.479</text:p>
          </table:table-cell>
          <table:table-cell table:formula="of:=[.I76]-[.D76]" office:value-type="float" office:value="28.7989857845785" calcext:value-type="float">
            <text:p>28.7989857845785</text:p>
          </table:table-cell>
          <table:table-cell/>
          <table:table-cell office:value-type="float" office:value="136.313803759399" calcext:value-type="float">
            <text:p>136.313803759399</text:p>
          </table:table-cell>
          <table:table-cell table:formula="of:=[.L76]-[.D76]" office:value-type="float" office:value="134.633789543977" calcext:value-type="float">
            <text:p>134.633789543977</text:p>
          </table:table-cell>
          <table:table-cell table:number-columns-repeated="6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office:value-type="float" office:value="1.703" calcext:value-type="float">
            <text:p>1.703</text:p>
          </table:table-cell>
          <table:table-cell office:value-type="float" office:value="1.69716091809181" calcext:value-type="float">
            <text:p>1.69716091809181</text:p>
          </table:table-cell>
          <table:table-cell office:value-type="float" office:value="4115403" calcext:value-type="float">
            <text:p>4115403</text:p>
          </table:table-cell>
          <table:table-cell office:value-type="float" office:value="4.079" calcext:value-type="float">
            <text:p>4.079</text:p>
          </table:table-cell>
          <table:table-cell table:formula="of:=[.F77]-[.D77]" office:value-type="float" office:value="2.38183908190819" calcext:value-type="float">
            <text:p>2.38183908190819</text:p>
          </table:table-cell>
          <table:table-cell office:value-type="float" office:value="4220453" calcext:value-type="float">
            <text:p>4220453</text:p>
          </table:table-cell>
          <table:table-cell office:value-type="float" office:value="24.098" calcext:value-type="float">
            <text:p>24.098</text:p>
          </table:table-cell>
          <table:table-cell table:formula="of:=[.I77]-[.D77]" office:value-type="float" office:value="22.4008390819082" calcext:value-type="float">
            <text:p>22.4008390819082</text:p>
          </table:table-cell>
          <table:table-cell/>
          <table:table-cell office:value-type="float" office:value="138.055151879699" calcext:value-type="float">
            <text:p>138.055151879699</text:p>
          </table:table-cell>
          <table:table-cell table:formula="of:=[.L77]-[.D77]" office:value-type="float" office:value="136.357990961607" calcext:value-type="float">
            <text:p>136.357990961607</text:p>
          </table:table-cell>
          <table:table-cell table:number-columns-repeated="6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1.738" calcext:value-type="float">
            <text:p>1.738</text:p>
          </table:table-cell>
          <table:table-cell office:value-type="float" office:value="1.71430762076208" calcext:value-type="float">
            <text:p>1.71430762076208</text:p>
          </table:table-cell>
          <table:table-cell office:value-type="float" office:value="4180465" calcext:value-type="float">
            <text:p>4180465</text:p>
          </table:table-cell>
          <table:table-cell office:value-type="float" office:value="3.919" calcext:value-type="float">
            <text:p>3.919</text:p>
          </table:table-cell>
          <table:table-cell table:formula="of:=[.F78]-[.D78]" office:value-type="float" office:value="2.20469237923792" calcext:value-type="float">
            <text:p>2.20469237923792</text:p>
          </table:table-cell>
          <table:table-cell office:value-type="float" office:value="4261882" calcext:value-type="float">
            <text:p>4261882</text:p>
          </table:table-cell>
          <table:table-cell office:value-type="float" office:value="29.317" calcext:value-type="float">
            <text:p>29.317</text:p>
          </table:table-cell>
          <table:table-cell table:formula="of:=[.I78]-[.D78]" office:value-type="float" office:value="27.6026923792379" calcext:value-type="float">
            <text:p>27.6026923792379</text:p>
          </table:table-cell>
          <table:table-cell/>
          <table:table-cell office:value-type="float" office:value="139.7965" calcext:value-type="float">
            <text:p>139.7965</text:p>
          </table:table-cell>
          <table:table-cell table:formula="of:=[.L78]-[.D78]" office:value-type="float" office:value="138.082192379238" calcext:value-type="float">
            <text:p>138.082192379238</text:p>
          </table:table-cell>
          <table:table-cell table:number-columns-repeated="6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office:value-type="float" office:value="1.865" calcext:value-type="float">
            <text:p>1.865</text:p>
          </table:table-cell>
          <table:table-cell office:value-type="float" office:value="1.73145432343234" calcext:value-type="float">
            <text:p>1.73145432343234</text:p>
          </table:table-cell>
          <table:table-cell office:value-type="float" office:value="4202943" calcext:value-type="float">
            <text:p>4202943</text:p>
          </table:table-cell>
          <table:table-cell office:value-type="float" office:value="3.927" calcext:value-type="float">
            <text:p>3.927</text:p>
          </table:table-cell>
          <table:table-cell table:formula="of:=[.F79]-[.D79]" office:value-type="float" office:value="2.19554567656766" calcext:value-type="float">
            <text:p>2.19554567656766</text:p>
          </table:table-cell>
          <table:table-cell office:value-type="float" office:value="4261404" calcext:value-type="float">
            <text:p>4261404</text:p>
          </table:table-cell>
          <table:table-cell office:value-type="float" office:value="92.206" calcext:value-type="float">
            <text:p>92.206</text:p>
          </table:table-cell>
          <table:table-cell table:formula="of:=[.I79]-[.D79]" office:value-type="float" office:value="90.4745456765677" calcext:value-type="float">
            <text:p>90.4745456765677</text:p>
          </table:table-cell>
          <table:table-cell/>
          <table:table-cell office:value-type="float" office:value="141.537848120301" calcext:value-type="float">
            <text:p>141.537848120301</text:p>
          </table:table-cell>
          <table:table-cell table:formula="of:=[.L79]-[.D79]" office:value-type="float" office:value="139.806393796868" calcext:value-type="float">
            <text:p>139.806393796868</text:p>
          </table:table-cell>
          <table:table-cell table:number-columns-repeated="6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office:value-type="float" office:value="1.863" calcext:value-type="float">
            <text:p>1.863</text:p>
          </table:table-cell>
          <table:table-cell office:value-type="float" office:value="1.74860102610261" calcext:value-type="float">
            <text:p>1.74860102610261</text:p>
          </table:table-cell>
          <table:table-cell office:value-type="float" office:value="4253485" calcext:value-type="float">
            <text:p>4253485</text:p>
          </table:table-cell>
          <table:table-cell office:value-type="float" office:value="3.994" calcext:value-type="float">
            <text:p>3.994</text:p>
          </table:table-cell>
          <table:table-cell table:formula="of:=[.F80]-[.D80]" office:value-type="float" office:value="2.24539897389739" calcext:value-type="float">
            <text:p>2.24539897389739</text:p>
          </table:table-cell>
          <table:table-cell office:value-type="float" office:value="4376637" calcext:value-type="float">
            <text:p>4376637</text:p>
          </table:table-cell>
          <table:table-cell office:value-type="float" office:value="31.767" calcext:value-type="float">
            <text:p>31.767</text:p>
          </table:table-cell>
          <table:table-cell table:formula="of:=[.I80]-[.D80]" office:value-type="float" office:value="30.0183989738974" calcext:value-type="float">
            <text:p>30.0183989738974</text:p>
          </table:table-cell>
          <table:table-cell/>
          <table:table-cell office:value-type="float" office:value="143.279196240602" calcext:value-type="float">
            <text:p>143.279196240602</text:p>
          </table:table-cell>
          <table:table-cell table:formula="of:=[.L80]-[.D80]" office:value-type="float" office:value="141.530595214499" calcext:value-type="float">
            <text:p>141.530595214499</text:p>
          </table:table-cell>
          <table:table-cell table:number-columns-repeated="6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.855" calcext:value-type="float">
            <text:p>1.855</text:p>
          </table:table-cell>
          <table:table-cell office:value-type="float" office:value="1.76574772877288" calcext:value-type="float">
            <text:p>1.76574772877288</text:p>
          </table:table-cell>
          <table:table-cell office:value-type="float" office:value="4276499" calcext:value-type="float">
            <text:p>4276499</text:p>
          </table:table-cell>
          <table:table-cell office:value-type="float" office:value="4.104" calcext:value-type="float">
            <text:p>4.104</text:p>
          </table:table-cell>
          <table:table-cell table:formula="of:=[.F81]-[.D81]" office:value-type="float" office:value="2.33825227122712" calcext:value-type="float">
            <text:p>2.33825227122712</text:p>
          </table:table-cell>
          <table:table-cell office:value-type="float" office:value="4429581" calcext:value-type="float">
            <text:p>4429581</text:p>
          </table:table-cell>
          <table:table-cell office:value-type="float" office:value="22.261" calcext:value-type="float">
            <text:p>22.261</text:p>
          </table:table-cell>
          <table:table-cell table:formula="of:=[.I81]-[.D81]" office:value-type="float" office:value="20.4952522712271" calcext:value-type="float">
            <text:p>20.4952522712271</text:p>
          </table:table-cell>
          <table:table-cell/>
          <table:table-cell office:value-type="float" office:value="145.020544360902" calcext:value-type="float">
            <text:p>145.020544360902</text:p>
          </table:table-cell>
          <table:table-cell table:formula="of:=[.L81]-[.D81]" office:value-type="float" office:value="143.254796632129" calcext:value-type="float">
            <text:p>143.254796632129</text:p>
          </table:table-cell>
          <table:table-cell table:number-columns-repeated="6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1.852" calcext:value-type="float">
            <text:p>1.852</text:p>
          </table:table-cell>
          <table:table-cell office:value-type="float" office:value="1.78289443144314" calcext:value-type="float">
            <text:p>1.78289443144314</text:p>
          </table:table-cell>
          <table:table-cell office:value-type="float" office:value="4478697" calcext:value-type="float">
            <text:p>4478697</text:p>
          </table:table-cell>
          <table:table-cell office:value-type="float" office:value="4.46" calcext:value-type="float">
            <text:p>4.46</text:p>
          </table:table-cell>
          <table:table-cell table:formula="of:=[.F82]-[.D82]" office:value-type="float" office:value="2.67710556855686" calcext:value-type="float">
            <text:p>2.67710556855686</text:p>
          </table:table-cell>
          <table:table-cell office:value-type="float" office:value="4471359" calcext:value-type="float">
            <text:p>4471359</text:p>
          </table:table-cell>
          <table:table-cell office:value-type="float" office:value="19.628" calcext:value-type="float">
            <text:p>19.628</text:p>
          </table:table-cell>
          <table:table-cell table:formula="of:=[.I82]-[.D82]" office:value-type="float" office:value="17.8451055685569" calcext:value-type="float">
            <text:p>17.8451055685569</text:p>
          </table:table-cell>
          <table:table-cell/>
          <table:table-cell office:value-type="float" office:value="146.761892481203" calcext:value-type="float">
            <text:p>146.761892481203</text:p>
          </table:table-cell>
          <table:table-cell table:formula="of:=[.L82]-[.D82]" office:value-type="float" office:value="144.97899804976" calcext:value-type="float">
            <text:p>144.97899804976</text:p>
          </table:table-cell>
          <table:table-cell table:number-columns-repeated="6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1.814" calcext:value-type="float">
            <text:p>1.814</text:p>
          </table:table-cell>
          <table:table-cell office:value-type="float" office:value="1.80004113411341" calcext:value-type="float">
            <text:p>1.80004113411341</text:p>
          </table:table-cell>
          <table:table-cell office:value-type="float" office:value="4470873" calcext:value-type="float">
            <text:p>4470873</text:p>
          </table:table-cell>
          <table:table-cell office:value-type="float" office:value="4.369" calcext:value-type="float">
            <text:p>4.369</text:p>
          </table:table-cell>
          <table:table-cell table:formula="of:=[.F83]-[.D83]" office:value-type="float" office:value="2.56895886588659" calcext:value-type="float">
            <text:p>2.56895886588659</text:p>
          </table:table-cell>
          <table:table-cell office:value-type="float" office:value="4518626" calcext:value-type="float">
            <text:p>4518626</text:p>
          </table:table-cell>
          <table:table-cell office:value-type="float" office:value="16.284" calcext:value-type="float">
            <text:p>16.284</text:p>
          </table:table-cell>
          <table:table-cell table:formula="of:=[.I83]-[.D83]" office:value-type="float" office:value="14.4839588658866" calcext:value-type="float">
            <text:p>14.4839588658866</text:p>
          </table:table-cell>
          <table:table-cell/>
          <table:table-cell office:value-type="float" office:value="148.503240601504" calcext:value-type="float">
            <text:p>148.503240601504</text:p>
          </table:table-cell>
          <table:table-cell table:formula="of:=[.L83]-[.D83]" office:value-type="float" office:value="146.70319946739" calcext:value-type="float">
            <text:p>146.70319946739</text:p>
          </table:table-cell>
          <table:table-cell table:number-columns-repeated="6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office:value-type="float" office:value="1.799" calcext:value-type="float">
            <text:p>1.799</text:p>
          </table:table-cell>
          <table:table-cell office:value-type="float" office:value="1.81718783678368" calcext:value-type="float">
            <text:p>1.81718783678368</text:p>
          </table:table-cell>
          <table:table-cell office:value-type="float" office:value="4409887" calcext:value-type="float">
            <text:p>4409887</text:p>
          </table:table-cell>
          <table:table-cell office:value-type="float" office:value="4.308" calcext:value-type="float">
            <text:p>4.308</text:p>
          </table:table-cell>
          <table:table-cell table:formula="of:=[.F84]-[.D84]" office:value-type="float" office:value="2.49081216321632" calcext:value-type="float">
            <text:p>2.49081216321632</text:p>
          </table:table-cell>
          <table:table-cell office:value-type="float" office:value="4643996" calcext:value-type="float">
            <text:p>4643996</text:p>
          </table:table-cell>
          <table:table-cell office:value-type="float" office:value="21.271" calcext:value-type="float">
            <text:p>21.271</text:p>
          </table:table-cell>
          <table:table-cell table:formula="of:=[.I84]-[.D84]" office:value-type="float" office:value="19.4538121632163" calcext:value-type="float">
            <text:p>19.4538121632163</text:p>
          </table:table-cell>
          <table:table-cell/>
          <table:table-cell office:value-type="float" office:value="150.244588721805" calcext:value-type="float">
            <text:p>150.244588721805</text:p>
          </table:table-cell>
          <table:table-cell table:formula="of:=[.L84]-[.D84]" office:value-type="float" office:value="148.427400885021" calcext:value-type="float">
            <text:p>148.427400885021</text:p>
          </table:table-cell>
          <table:table-cell table:number-columns-repeated="6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office:value-type="float" office:value="1.814" calcext:value-type="float">
            <text:p>1.814</text:p>
          </table:table-cell>
          <table:table-cell office:value-type="float" office:value="1.83433453945395" calcext:value-type="float">
            <text:p>1.83433453945395</text:p>
          </table:table-cell>
          <table:table-cell office:value-type="float" office:value="4487564" calcext:value-type="float">
            <text:p>4487564</text:p>
          </table:table-cell>
          <table:table-cell office:value-type="float" office:value="4.422" calcext:value-type="float">
            <text:p>4.422</text:p>
          </table:table-cell>
          <table:table-cell table:formula="of:=[.F85]-[.D85]" office:value-type="float" office:value="2.58766546054605" calcext:value-type="float">
            <text:p>2.58766546054605</text:p>
          </table:table-cell>
          <table:table-cell office:value-type="float" office:value="4631425" calcext:value-type="float">
            <text:p>4631425</text:p>
          </table:table-cell>
          <table:table-cell office:value-type="float" office:value="23.218" calcext:value-type="float">
            <text:p>23.218</text:p>
          </table:table-cell>
          <table:table-cell table:formula="of:=[.I85]-[.D85]" office:value-type="float" office:value="21.3836654605461" calcext:value-type="float">
            <text:p>21.3836654605461</text:p>
          </table:table-cell>
          <table:table-cell/>
          <table:table-cell office:value-type="float" office:value="151.985936842105" calcext:value-type="float">
            <text:p>151.985936842105</text:p>
          </table:table-cell>
          <table:table-cell table:formula="of:=[.L85]-[.D85]" office:value-type="float" office:value="150.151602302651" calcext:value-type="float">
            <text:p>150.151602302651</text:p>
          </table:table-cell>
          <table:table-cell table:number-columns-repeated="6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office:value-type="float" office:value="1.904" calcext:value-type="float">
            <text:p>1.904</text:p>
          </table:table-cell>
          <table:table-cell office:value-type="float" office:value="1.85148124212421" calcext:value-type="float">
            <text:p>1.85148124212421</text:p>
          </table:table-cell>
          <table:table-cell office:value-type="float" office:value="4605061" calcext:value-type="float">
            <text:p>4605061</text:p>
          </table:table-cell>
          <table:table-cell office:value-type="float" office:value="4.469" calcext:value-type="float">
            <text:p>4.469</text:p>
          </table:table-cell>
          <table:table-cell table:formula="of:=[.F86]-[.D86]" office:value-type="float" office:value="2.61751875787579" calcext:value-type="float">
            <text:p>2.61751875787579</text:p>
          </table:table-cell>
          <table:table-cell office:value-type="float" office:value="4683116" calcext:value-type="float">
            <text:p>4683116</text:p>
          </table:table-cell>
          <table:table-cell office:value-type="float" office:value="22.249" calcext:value-type="float">
            <text:p>22.249</text:p>
          </table:table-cell>
          <table:table-cell table:formula="of:=[.I86]-[.D86]" office:value-type="float" office:value="20.3975187578758" calcext:value-type="float">
            <text:p>20.3975187578758</text:p>
          </table:table-cell>
          <table:table-cell/>
          <table:table-cell office:value-type="float" office:value="153.727284962406" calcext:value-type="float">
            <text:p>153.727284962406</text:p>
          </table:table-cell>
          <table:table-cell table:formula="of:=[.L86]-[.D86]" office:value-type="float" office:value="151.875803720282" calcext:value-type="float">
            <text:p>151.875803720282</text:p>
          </table:table-cell>
          <table:table-cell table:number-columns-repeated="6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office:value-type="float" office:value="1.821" calcext:value-type="float">
            <text:p>1.821</text:p>
          </table:table-cell>
          <table:table-cell office:value-type="float" office:value="1.86862794479448" calcext:value-type="float">
            <text:p>1.86862794479448</text:p>
          </table:table-cell>
          <table:table-cell office:value-type="float" office:value="4676553" calcext:value-type="float">
            <text:p>4676553</text:p>
          </table:table-cell>
          <table:table-cell office:value-type="float" office:value="4.601" calcext:value-type="float">
            <text:p>4.601</text:p>
          </table:table-cell>
          <table:table-cell table:formula="of:=[.F87]-[.D87]" office:value-type="float" office:value="2.73237205520552" calcext:value-type="float">
            <text:p>2.73237205520552</text:p>
          </table:table-cell>
          <table:table-cell office:value-type="float" office:value="4764457" calcext:value-type="float">
            <text:p>4764457</text:p>
          </table:table-cell>
          <table:table-cell office:value-type="float" office:value="24.9" calcext:value-type="float">
            <text:p>24.9</text:p>
          </table:table-cell>
          <table:table-cell table:formula="of:=[.I87]-[.D87]" office:value-type="float" office:value="23.0313720552055" calcext:value-type="float">
            <text:p>23.0313720552055</text:p>
          </table:table-cell>
          <table:table-cell/>
          <table:table-cell office:value-type="float" office:value="155.468633082707" calcext:value-type="float">
            <text:p>155.468633082707</text:p>
          </table:table-cell>
          <table:table-cell table:formula="of:=[.L87]-[.D87]" office:value-type="float" office:value="153.600005137912" calcext:value-type="float">
            <text:p>153.600005137912</text:p>
          </table:table-cell>
          <table:table-cell table:number-columns-repeated="6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float" office:value="1.902" calcext:value-type="float">
            <text:p>1.902</text:p>
          </table:table-cell>
          <table:table-cell office:value-type="float" office:value="1.88577464746475" calcext:value-type="float">
            <text:p>1.88577464746475</text:p>
          </table:table-cell>
          <table:table-cell office:value-type="float" office:value="4732293" calcext:value-type="float">
            <text:p>4732293</text:p>
          </table:table-cell>
          <table:table-cell office:value-type="float" office:value="4.627" calcext:value-type="float">
            <text:p>4.627</text:p>
          </table:table-cell>
          <table:table-cell table:formula="of:=[.F88]-[.D88]" office:value-type="float" office:value="2.74122535253525" calcext:value-type="float">
            <text:p>2.74122535253525</text:p>
          </table:table-cell>
          <table:table-cell office:value-type="float" office:value="4795053" calcext:value-type="float">
            <text:p>4795053</text:p>
          </table:table-cell>
          <table:table-cell office:value-type="float" office:value="17.886" calcext:value-type="float">
            <text:p>17.886</text:p>
          </table:table-cell>
          <table:table-cell table:formula="of:=[.I88]-[.D88]" office:value-type="float" office:value="16.0002253525353" calcext:value-type="float">
            <text:p>16.0002253525353</text:p>
          </table:table-cell>
          <table:table-cell/>
          <table:table-cell office:value-type="float" office:value="157.209981203008" calcext:value-type="float">
            <text:p>157.209981203008</text:p>
          </table:table-cell>
          <table:table-cell table:formula="of:=[.L88]-[.D88]" office:value-type="float" office:value="155.324206555543" calcext:value-type="float">
            <text:p>155.324206555543</text:p>
          </table:table-cell>
          <table:table-cell table:number-columns-repeated="6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1.896" calcext:value-type="float">
            <text:p>1.896</text:p>
          </table:table-cell>
          <table:table-cell office:value-type="float" office:value="1.90292135013501" calcext:value-type="float">
            <text:p>1.90292135013501</text:p>
          </table:table-cell>
          <table:table-cell office:value-type="float" office:value="4808981" calcext:value-type="float">
            <text:p>4808981</text:p>
          </table:table-cell>
          <table:table-cell office:value-type="float" office:value="4.719" calcext:value-type="float">
            <text:p>4.719</text:p>
          </table:table-cell>
          <table:table-cell table:formula="of:=[.F89]-[.D89]" office:value-type="float" office:value="2.81607864986499" calcext:value-type="float">
            <text:p>2.81607864986499</text:p>
          </table:table-cell>
          <table:table-cell office:value-type="float" office:value="4871848" calcext:value-type="float">
            <text:p>4871848</text:p>
          </table:table-cell>
          <table:table-cell office:value-type="float" office:value="24.024" calcext:value-type="float">
            <text:p>24.024</text:p>
          </table:table-cell>
          <table:table-cell table:formula="of:=[.I89]-[.D89]" office:value-type="float" office:value="22.121078649865" calcext:value-type="float">
            <text:p>22.121078649865</text:p>
          </table:table-cell>
          <table:table-cell/>
          <table:table-cell office:value-type="float" office:value="158.951329323308" calcext:value-type="float">
            <text:p>158.951329323308</text:p>
          </table:table-cell>
          <table:table-cell table:formula="of:=[.L89]-[.D89]" office:value-type="float" office:value="157.048407973173" calcext:value-type="float">
            <text:p>157.048407973173</text:p>
          </table:table-cell>
          <table:table-cell table:number-columns-repeated="6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office:value-type="float" office:value="1.92006805280528" calcext:value-type="float">
            <text:p>1.92006805280528</text:p>
          </table:table-cell>
          <table:table-cell office:value-type="float" office:value="4753737" calcext:value-type="float">
            <text:p>4753737</text:p>
          </table:table-cell>
          <table:table-cell office:value-type="float" office:value="4.713" calcext:value-type="float">
            <text:p>4.713</text:p>
          </table:table-cell>
          <table:table-cell table:formula="of:=[.F90]-[.D90]" office:value-type="float" office:value="2.79293194719472" calcext:value-type="float">
            <text:p>2.79293194719472</text:p>
          </table:table-cell>
          <table:table-cell office:value-type="float" office:value="4908720" calcext:value-type="float">
            <text:p>4908720</text:p>
          </table:table-cell>
          <table:table-cell office:value-type="float" office:value="21.22" calcext:value-type="float">
            <text:p>21.22</text:p>
          </table:table-cell>
          <table:table-cell table:formula="of:=[.I90]-[.D90]" office:value-type="float" office:value="19.2999319471947" calcext:value-type="float">
            <text:p>19.2999319471947</text:p>
          </table:table-cell>
          <table:table-cell/>
          <table:table-cell office:value-type="float" office:value="160.692677443609" calcext:value-type="float">
            <text:p>160.692677443609</text:p>
          </table:table-cell>
          <table:table-cell table:formula="of:=[.L90]-[.D90]" office:value-type="float" office:value="158.772609390804" calcext:value-type="float">
            <text:p>158.772609390804</text:p>
          </table:table-cell>
          <table:table-cell table:number-columns-repeated="6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.925" calcext:value-type="float">
            <text:p>1.925</text:p>
          </table:table-cell>
          <table:table-cell office:value-type="float" office:value="1.93721475547555" calcext:value-type="float">
            <text:p>1.93721475547555</text:p>
          </table:table-cell>
          <table:table-cell office:value-type="float" office:value="4883267" calcext:value-type="float">
            <text:p>4883267</text:p>
          </table:table-cell>
          <table:table-cell office:value-type="float" office:value="4.73" calcext:value-type="float">
            <text:p>4.73</text:p>
          </table:table-cell>
          <table:table-cell table:formula="of:=[.F91]-[.D91]" office:value-type="float" office:value="2.79278524452445" calcext:value-type="float">
            <text:p>2.79278524452445</text:p>
          </table:table-cell>
          <table:table-cell office:value-type="float" office:value="4968948" calcext:value-type="float">
            <text:p>4968948</text:p>
          </table:table-cell>
          <table:table-cell office:value-type="float" office:value="19.849" calcext:value-type="float">
            <text:p>19.849</text:p>
          </table:table-cell>
          <table:table-cell table:formula="of:=[.I91]-[.D91]" office:value-type="float" office:value="17.9117852445245" calcext:value-type="float">
            <text:p>17.9117852445245</text:p>
          </table:table-cell>
          <table:table-cell/>
          <table:table-cell office:value-type="float" office:value="162.43402556391" calcext:value-type="float">
            <text:p>162.43402556391</text:p>
          </table:table-cell>
          <table:table-cell table:formula="of:=[.L91]-[.D91]" office:value-type="float" office:value="160.496810808434" calcext:value-type="float">
            <text:p>160.496810808434</text:p>
          </table:table-cell>
          <table:table-cell table:number-columns-repeated="6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  <table:table-cell office:value-type="float" office:value="1.951" calcext:value-type="float">
            <text:p>1.951</text:p>
          </table:table-cell>
          <table:table-cell office:value-type="float" office:value="1.95436145814581" calcext:value-type="float">
            <text:p>1.95436145814581</text:p>
          </table:table-cell>
          <table:table-cell office:value-type="float" office:value="4851121" calcext:value-type="float">
            <text:p>4851121</text:p>
          </table:table-cell>
          <table:table-cell office:value-type="float" office:value="4.737" calcext:value-type="float">
            <text:p>4.737</text:p>
          </table:table-cell>
          <table:table-cell table:formula="of:=[.F92]-[.D92]" office:value-type="float" office:value="2.78263854185419" calcext:value-type="float">
            <text:p>2.78263854185419</text:p>
          </table:table-cell>
          <table:table-cell office:value-type="float" office:value="5025972" calcext:value-type="float">
            <text:p>5025972</text:p>
          </table:table-cell>
          <table:table-cell office:value-type="float" office:value="22.571" calcext:value-type="float">
            <text:p>22.571</text:p>
          </table:table-cell>
          <table:table-cell table:formula="of:=[.I92]-[.D92]" office:value-type="float" office:value="20.6166385418542" calcext:value-type="float">
            <text:p>20.6166385418542</text:p>
          </table:table-cell>
          <table:table-cell/>
          <table:table-cell office:value-type="float" office:value="164.175373684211" calcext:value-type="float">
            <text:p>164.175373684211</text:p>
          </table:table-cell>
          <table:table-cell table:formula="of:=[.L92]-[.D92]" office:value-type="float" office:value="162.221012226065" calcext:value-type="float">
            <text:p>162.221012226065</text:p>
          </table:table-cell>
          <table:table-cell table:number-columns-repeated="6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office:value-type="float" office:value="1.94" calcext:value-type="float">
            <text:p>1.94</text:p>
          </table:table-cell>
          <table:table-cell office:value-type="float" office:value="1.97150816081608" calcext:value-type="float">
            <text:p>1.97150816081608</text:p>
          </table:table-cell>
          <table:table-cell office:value-type="float" office:value="4992783" calcext:value-type="float">
            <text:p>4992783</text:p>
          </table:table-cell>
          <table:table-cell office:value-type="float" office:value="4.824" calcext:value-type="float">
            <text:p>4.824</text:p>
          </table:table-cell>
          <table:table-cell table:formula="of:=[.F93]-[.D93]" office:value-type="float" office:value="2.85249183918392" calcext:value-type="float">
            <text:p>2.85249183918392</text:p>
          </table:table-cell>
          <table:table-cell office:value-type="float" office:value="5079055" calcext:value-type="float">
            <text:p>5079055</text:p>
          </table:table-cell>
          <table:table-cell office:value-type="float" office:value="19.204" calcext:value-type="float">
            <text:p>19.204</text:p>
          </table:table-cell>
          <table:table-cell table:formula="of:=[.I93]-[.D93]" office:value-type="float" office:value="17.2324918391839" calcext:value-type="float">
            <text:p>17.2324918391839</text:p>
          </table:table-cell>
          <table:table-cell/>
          <table:table-cell office:value-type="float" office:value="165.916721804511" calcext:value-type="float">
            <text:p>165.916721804511</text:p>
          </table:table-cell>
          <table:table-cell table:formula="of:=[.L93]-[.D93]" office:value-type="float" office:value="163.945213643695" calcext:value-type="float">
            <text:p>163.945213643695</text:p>
          </table:table-cell>
          <table:table-cell table:number-columns-repeated="6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office:value-type="float" office:value="2.019" calcext:value-type="float">
            <text:p>2.019</text:p>
          </table:table-cell>
          <table:table-cell office:value-type="float" office:value="1.98865486348635" calcext:value-type="float">
            <text:p>1.98865486348635</text:p>
          </table:table-cell>
          <table:table-cell office:value-type="float" office:value="5024511" calcext:value-type="float">
            <text:p>5024511</text:p>
          </table:table-cell>
          <table:table-cell office:value-type="float" office:value="4.778" calcext:value-type="float">
            <text:p>4.778</text:p>
          </table:table-cell>
          <table:table-cell table:formula="of:=[.F94]-[.D94]" office:value-type="float" office:value="2.78934513651365" calcext:value-type="float">
            <text:p>2.78934513651365</text:p>
          </table:table-cell>
          <table:table-cell office:value-type="float" office:value="5127530" calcext:value-type="float">
            <text:p>5127530</text:p>
          </table:table-cell>
          <table:table-cell office:value-type="float" office:value="19.429" calcext:value-type="float">
            <text:p>19.429</text:p>
          </table:table-cell>
          <table:table-cell table:formula="of:=[.I94]-[.D94]" office:value-type="float" office:value="17.4403451365136" calcext:value-type="float">
            <text:p>17.4403451365136</text:p>
          </table:table-cell>
          <table:table-cell/>
          <table:table-cell office:value-type="float" office:value="167.658069924812" calcext:value-type="float">
            <text:p>167.658069924812</text:p>
          </table:table-cell>
          <table:table-cell table:formula="of:=[.L94]-[.D94]" office:value-type="float" office:value="165.669415061326" calcext:value-type="float">
            <text:p>165.669415061326</text:p>
          </table:table-cell>
          <table:table-cell table:number-columns-repeated="6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office:value-type="float" office:value="2.038" calcext:value-type="float">
            <text:p>2.038</text:p>
          </table:table-cell>
          <table:table-cell office:value-type="float" office:value="2.00580156615662" calcext:value-type="float">
            <text:p>2.00580156615662</text:p>
          </table:table-cell>
          <table:table-cell office:value-type="float" office:value="5090841" calcext:value-type="float">
            <text:p>5090841</text:p>
          </table:table-cell>
          <table:table-cell office:value-type="float" office:value="4.797" calcext:value-type="float">
            <text:p>4.797</text:p>
          </table:table-cell>
          <table:table-cell table:formula="of:=[.F95]-[.D95]" office:value-type="float" office:value="2.79119843384338" calcext:value-type="float">
            <text:p>2.79119843384338</text:p>
          </table:table-cell>
          <table:table-cell office:value-type="float" office:value="5186459" calcext:value-type="float">
            <text:p>5186459</text:p>
          </table:table-cell>
          <table:table-cell office:value-type="float" office:value="18.535" calcext:value-type="float">
            <text:p>18.535</text:p>
          </table:table-cell>
          <table:table-cell table:formula="of:=[.I95]-[.D95]" office:value-type="float" office:value="16.5291984338434" calcext:value-type="float">
            <text:p>16.5291984338434</text:p>
          </table:table-cell>
          <table:table-cell/>
          <table:table-cell office:value-type="float" office:value="169.399418045113" calcext:value-type="float">
            <text:p>169.399418045113</text:p>
          </table:table-cell>
          <table:table-cell table:formula="of:=[.L95]-[.D95]" office:value-type="float" office:value="167.393616478956" calcext:value-type="float">
            <text:p>167.393616478956</text:p>
          </table:table-cell>
          <table:table-cell table:number-columns-repeated="6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float" office:value="2.042" calcext:value-type="float">
            <text:p>2.042</text:p>
          </table:table-cell>
          <table:table-cell office:value-type="float" office:value="2.02294826882688" calcext:value-type="float">
            <text:p>2.02294826882688</text:p>
          </table:table-cell>
          <table:table-cell office:value-type="float" office:value="5143281" calcext:value-type="float">
            <text:p>5143281</text:p>
          </table:table-cell>
          <table:table-cell office:value-type="float" office:value="4.99" calcext:value-type="float">
            <text:p>4.99</text:p>
          </table:table-cell>
          <table:table-cell table:formula="of:=[.F96]-[.D96]" office:value-type="float" office:value="2.96705173117312" calcext:value-type="float">
            <text:p>2.96705173117312</text:p>
          </table:table-cell>
          <table:table-cell office:value-type="float" office:value="5224732" calcext:value-type="float">
            <text:p>5224732</text:p>
          </table:table-cell>
          <table:table-cell office:value-type="float" office:value="18.168" calcext:value-type="float">
            <text:p>18.168</text:p>
          </table:table-cell>
          <table:table-cell table:formula="of:=[.I96]-[.D96]" office:value-type="float" office:value="16.1450517311731" calcext:value-type="float">
            <text:p>16.1450517311731</text:p>
          </table:table-cell>
          <table:table-cell/>
          <table:table-cell office:value-type="float" office:value="171.140766165414" calcext:value-type="float">
            <text:p>171.140766165414</text:p>
          </table:table-cell>
          <table:table-cell table:formula="of:=[.L96]-[.D96]" office:value-type="float" office:value="169.117817896587" calcext:value-type="float">
            <text:p>169.117817896587</text:p>
          </table:table-cell>
          <table:table-cell table:number-columns-repeated="6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float" office:value="2.027" calcext:value-type="float">
            <text:p>2.027</text:p>
          </table:table-cell>
          <table:table-cell office:value-type="float" office:value="2.04009497149715" calcext:value-type="float">
            <text:p>2.04009497149715</text:p>
          </table:table-cell>
          <table:table-cell office:value-type="float" office:value="5246783" calcext:value-type="float">
            <text:p>5246783</text:p>
          </table:table-cell>
          <table:table-cell office:value-type="float" office:value="5.124" calcext:value-type="float">
            <text:p>5.124</text:p>
          </table:table-cell>
          <table:table-cell table:formula="of:=[.F97]-[.D97]" office:value-type="float" office:value="3.08390502850285" calcext:value-type="float">
            <text:p>3.08390502850285</text:p>
          </table:table-cell>
          <table:table-cell office:value-type="float" office:value="5267528" calcext:value-type="float">
            <text:p>5267528</text:p>
          </table:table-cell>
          <table:table-cell office:value-type="float" office:value="17.475" calcext:value-type="float">
            <text:p>17.475</text:p>
          </table:table-cell>
          <table:table-cell table:formula="of:=[.I97]-[.D97]" office:value-type="float" office:value="15.4349050285029" calcext:value-type="float">
            <text:p>15.4349050285029</text:p>
          </table:table-cell>
          <table:table-cell/>
          <table:table-cell office:value-type="float" office:value="172.882114285714" calcext:value-type="float">
            <text:p>172.882114285714</text:p>
          </table:table-cell>
          <table:table-cell table:formula="of:=[.L97]-[.D97]" office:value-type="float" office:value="170.842019314217" calcext:value-type="float">
            <text:p>170.842019314217</text:p>
          </table:table-cell>
          <table:table-cell table:number-columns-repeated="6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office:value-type="float" office:value="2.147" calcext:value-type="float">
            <text:p>2.147</text:p>
          </table:table-cell>
          <table:table-cell office:value-type="float" office:value="2.05724167416742" calcext:value-type="float">
            <text:p>2.05724167416742</text:p>
          </table:table-cell>
          <table:table-cell office:value-type="float" office:value="5291561" calcext:value-type="float">
            <text:p>5291561</text:p>
          </table:table-cell>
          <table:table-cell office:value-type="float" office:value="5.078" calcext:value-type="float">
            <text:p>5.078</text:p>
          </table:table-cell>
          <table:table-cell table:formula="of:=[.F98]-[.D98]" office:value-type="float" office:value="3.02075832583258" calcext:value-type="float">
            <text:p>3.02075832583258</text:p>
          </table:table-cell>
          <table:table-cell office:value-type="float" office:value="5339267" calcext:value-type="float">
            <text:p>5339267</text:p>
          </table:table-cell>
          <table:table-cell office:value-type="float" office:value="20.311" calcext:value-type="float">
            <text:p>20.311</text:p>
          </table:table-cell>
          <table:table-cell table:formula="of:=[.I98]-[.D98]" office:value-type="float" office:value="18.2537583258326" calcext:value-type="float">
            <text:p>18.2537583258326</text:p>
          </table:table-cell>
          <table:table-cell/>
          <table:table-cell office:value-type="float" office:value="174.623462406015" calcext:value-type="float">
            <text:p>174.623462406015</text:p>
          </table:table-cell>
          <table:table-cell table:formula="of:=[.L98]-[.D98]" office:value-type="float" office:value="172.566220731848" calcext:value-type="float">
            <text:p>172.566220731848</text:p>
          </table:table-cell>
          <table:table-cell table:number-columns-repeated="6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  <table:table-cell office:value-type="float" office:value="2.104" calcext:value-type="float">
            <text:p>2.104</text:p>
          </table:table-cell>
          <table:table-cell office:value-type="float" office:value="2.07438837683768" calcext:value-type="float">
            <text:p>2.07438837683768</text:p>
          </table:table-cell>
          <table:table-cell office:value-type="float" office:value="5279773" calcext:value-type="float">
            <text:p>5279773</text:p>
          </table:table-cell>
          <table:table-cell office:value-type="float" office:value="4.998" calcext:value-type="float">
            <text:p>4.998</text:p>
          </table:table-cell>
          <table:table-cell table:formula="of:=[.F99]-[.D99]" office:value-type="float" office:value="2.92361162316232" calcext:value-type="float">
            <text:p>2.92361162316232</text:p>
          </table:table-cell>
          <table:table-cell office:value-type="float" office:value="5389601" calcext:value-type="float">
            <text:p>5389601</text:p>
          </table:table-cell>
          <table:table-cell office:value-type="float" office:value="20.753" calcext:value-type="float">
            <text:p>20.753</text:p>
          </table:table-cell>
          <table:table-cell table:formula="of:=[.I99]-[.D99]" office:value-type="float" office:value="18.6786116231623" calcext:value-type="float">
            <text:p>18.6786116231623</text:p>
          </table:table-cell>
          <table:table-cell/>
          <table:table-cell office:value-type="float" office:value="176.364810526316" calcext:value-type="float">
            <text:p>176.364810526316</text:p>
          </table:table-cell>
          <table:table-cell table:formula="of:=[.L99]-[.D99]" office:value-type="float" office:value="174.290422149478" calcext:value-type="float">
            <text:p>174.290422149478</text:p>
          </table:table-cell>
          <table:table-cell table:number-columns-repeated="6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  <table:table-cell office:value-type="float" office:value="2.09153507950795" calcext:value-type="float">
            <text:p>2.09153507950795</text:p>
          </table:table-cell>
          <table:table-cell office:value-type="float" office:value="5391743" calcext:value-type="float">
            <text:p>5391743</text:p>
          </table:table-cell>
          <table:table-cell office:value-type="float" office:value="5.133" calcext:value-type="float">
            <text:p>5.133</text:p>
          </table:table-cell>
          <table:table-cell table:formula="of:=[.F100]-[.D100]" office:value-type="float" office:value="3.04146492049205" calcext:value-type="float">
            <text:p>3.04146492049205</text:p>
          </table:table-cell>
          <table:table-cell office:value-type="float" office:value="5440542" calcext:value-type="float">
            <text:p>5440542</text:p>
          </table:table-cell>
          <table:table-cell office:value-type="float" office:value="20.546" calcext:value-type="float">
            <text:p>20.546</text:p>
          </table:table-cell>
          <table:table-cell table:formula="of:=[.I100]-[.D100]" office:value-type="float" office:value="18.4544649204921" calcext:value-type="float">
            <text:p>18.4544649204921</text:p>
          </table:table-cell>
          <table:table-cell/>
          <table:table-cell office:value-type="float" office:value="178.106158646617" calcext:value-type="float">
            <text:p>178.106158646617</text:p>
          </table:table-cell>
          <table:table-cell table:formula="of:=[.L100]-[.D100]" office:value-type="float" office:value="176.014623567109" calcext:value-type="float">
            <text:p>176.014623567109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.113" calcext:value-type="float">
            <text:p>2.113</text:p>
          </table:table-cell>
          <table:table-cell office:value-type="float" office:value="2.10868178217822" calcext:value-type="float">
            <text:p>2.10868178217822</text:p>
          </table:table-cell>
          <table:table-cell office:value-type="float" office:value="5312457" calcext:value-type="float">
            <text:p>5312457</text:p>
          </table:table-cell>
          <table:table-cell office:value-type="float" office:value="5.097" calcext:value-type="float">
            <text:p>5.097</text:p>
          </table:table-cell>
          <table:table-cell table:formula="of:=[.F101]-[.D101]" office:value-type="float" office:value="2.98831821782178" calcext:value-type="float">
            <text:p>2.98831821782178</text:p>
          </table:table-cell>
          <table:table-cell office:value-type="float" office:value="5501884" calcext:value-type="float">
            <text:p>5501884</text:p>
          </table:table-cell>
          <table:table-cell office:value-type="float" office:value="22.902" calcext:value-type="float">
            <text:p>22.902</text:p>
          </table:table-cell>
          <table:table-cell table:formula="of:=[.I101]-[.D101]" office:value-type="float" office:value="20.7933182178218" calcext:value-type="float">
            <text:p>20.7933182178218</text:p>
          </table:table-cell>
          <table:table-cell/>
          <table:table-cell office:value-type="float" office:value="179.847506766917" calcext:value-type="float">
            <text:p>179.847506766917</text:p>
          </table:table-cell>
          <table:table-cell table:formula="of:=[.L101]-[.D101]" office:value-type="float" office:value="177.738824984739" calcext:value-type="float">
            <text:p>177.73882498473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roid Sans Fallback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02:50:55.271197769</meta:creation-date>
    <dc:date>2019-05-04T00:17:25.431947128</dc:date>
    <meta:editing-duration>PT34M26S</meta:editing-duration>
    <meta:editing-cycles>4</meta:editing-cycles>
    <meta:generator>LibreOffice/6.2.3.2$Linux_X86_64 LibreOffice_project/20$Build-2</meta:generator>
    <meta:document-statistic meta:table-count="2" meta:cell-count="308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675cm" svg:y="3.706cm" style:legend-expansion="high" chart:style-name="ch2"/>
        <chart:plot-area chart:style-name="ch3" table:cell-range-address="'Local ~50us'.E1:'Local ~50us'.E1 'Local ~50us'.G2:'Local ~50us'.G101 'Local ~50us'.H1:'Local ~50us'.H1 'Local ~50us'.J2:'Local ~50us'.J101 'Local ~50us'.K1:'Local ~50us'.K1 'Local ~50us'.M2:'Local ~50us'.M101" chart:data-source-has-labels="row" svg:x="0.319cm" svg:y="0.18cm" svg:width="13.037cm" svg:height="8.646cm">
          <chartooo:coordinate-region svg:x="1.152cm" svg:y="0.379cm" svg:width="12.204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Local ~50us'.G2:'Local ~50us'.G101" chart:label-cell-address="'Local ~50us'.E1:'Local ~50us'.E1" chart:class="chart:line">
            <chart:data-point chart:repeated="100"/>
          </chart:series>
          <chart:series chart:style-name="ch8" chart:values-cell-range-address="'Local ~50us'.J2:'Local ~50us'.J101" chart:label-cell-address="'Local ~50us'.H1:'Local ~50us'.H1" chart:class="chart:line">
            <chart:data-point chart:repeated="100"/>
          </chart:series>
          <chart:series chart:style-name="ch9" chart:values-cell-range-address="'Local ~50us'.M2:'Local ~50us'.M101" chart:label-cell-address="'Local ~50us'.K1:'Local ~50us'.K1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ync</text:p>
                <draw:g>
                  <svg:desc>'Local ~50us'.E1:'Local ~50us'.E1</svg:desc>
                </draw:g>
              </table:table-cell>
              <table:table-cell office:value-type="string">
                <text:p>Flush</text:p>
                <draw:g>
                  <svg:desc>'Local ~50us'.H1:'Local ~50us'.H1</svg:desc>
                </draw:g>
              </table:table-cell>
              <table:table-cell office:value-type="string">
                <text:p>Sync</text:p>
                <draw:g>
                  <svg:desc>'Local ~50us'.K1:'Local ~50us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0841782178218">
                <text:p>0.230841782178218</text:p>
                <draw:g>
                  <svg:desc>'Local ~50us'.G2:'Local ~50us'.G101</svg:desc>
                </draw:g>
              </table:table-cell>
              <table:table-cell office:value-type="float" office:value="0.157841782178218">
                <text:p>0.157841782178218</text:p>
                <draw:g>
                  <svg:desc>'Local ~50us'.J2:'Local ~50us'.J101</svg:desc>
                </draw:g>
              </table:table-cell>
              <table:table-cell office:value-type="float" office:value="0.342841782178218">
                <text:p>0.342841782178218</text:p>
                <draw:g>
                  <svg:desc>'Local ~50us'.M2:'Local ~50us'.M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6695079507951">
                <text:p>0.326695079507951</text:p>
              </table:table-cell>
              <table:table-cell office:value-type="float" office:value="0.267695079507951">
                <text:p>0.267695079507951</text:p>
              </table:table-cell>
              <table:table-cell office:value-type="float" office:value="0.200695079507951">
                <text:p>0.2006950795079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2548376837684">
                <text:p>0.272548376837684</text:p>
              </table:table-cell>
              <table:table-cell office:value-type="float" office:value="0.302548376837684">
                <text:p>0.302548376837684</text:p>
              </table:table-cell>
              <table:table-cell office:value-type="float" office:value="0.226548376837684">
                <text:p>0.226548376837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7401674167417">
                <text:p>0.357401674167417</text:p>
              </table:table-cell>
              <table:table-cell office:value-type="float" office:value="0.191401674167417">
                <text:p>0.191401674167417</text:p>
              </table:table-cell>
              <table:table-cell office:value-type="float" office:value="0.226401674167417">
                <text:p>0.2264016741674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225497149715">
                <text:p>0.23225497149715</text:p>
              </table:table-cell>
              <table:table-cell office:value-type="float" office:value="0.21025497149715">
                <text:p>0.21025497149715</text:p>
              </table:table-cell>
              <table:table-cell office:value-type="float" office:value="0.18525497149715">
                <text:p>0.18525497149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7108268826883">
                <text:p>0.197108268826883</text:p>
              </table:table-cell>
              <table:table-cell office:value-type="float" office:value="0.250108268826883">
                <text:p>0.250108268826883</text:p>
              </table:table-cell>
              <table:table-cell office:value-type="float" office:value="0.183108268826883">
                <text:p>0.1831082688268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7961566156616">
                <text:p>0.107961566156616</text:p>
              </table:table-cell>
              <table:table-cell office:value-type="float" office:value="0.206961566156616">
                <text:p>0.206961566156616</text:p>
              </table:table-cell>
              <table:table-cell office:value-type="float" office:value="0.230961566156616">
                <text:p>0.2309615661566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8814863486349">
                <text:p>0.158814863486349</text:p>
              </table:table-cell>
              <table:table-cell office:value-type="float" office:value="0.139814863486349">
                <text:p>0.139814863486349</text:p>
              </table:table-cell>
              <table:table-cell office:value-type="float" office:value="0.306814863486349">
                <text:p>0.3068148634863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36681608160817">
                <text:p>0.0836681608160817</text:p>
              </table:table-cell>
              <table:table-cell office:value-type="float" office:value="0.0356681608160817">
                <text:p>0.0356681608160817</text:p>
              </table:table-cell>
              <table:table-cell office:value-type="float" office:value="0.258668160816082">
                <text:p>0.2586681608160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95214581458148">
                <text:p>0.0395214581458148</text:p>
              </table:table-cell>
              <table:table-cell office:value-type="float" office:value="0.0355214581458148">
                <text:p>0.0355214581458148</text:p>
              </table:table-cell>
              <table:table-cell office:value-type="float" office:value="0.284521458145815">
                <text:p>0.284521458145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43747554755477">
                <text:p>0.0743747554755477</text:p>
              </table:table-cell>
              <table:table-cell office:value-type="float" office:value="0.0113747554755477">
                <text:p>0.0113747554755477</text:p>
              </table:table-cell>
              <table:table-cell office:value-type="float" office:value="0.310374755475548">
                <text:p>0.3103747554755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327719471947193">
                <text:p>-0.0327719471947193</text:p>
              </table:table-cell>
              <table:table-cell office:value-type="float" office:value="-0.0207719471947194">
                <text:p>-0.0207719471947194</text:p>
              </table:table-cell>
              <table:table-cell office:value-type="float" office:value="0.385228052805281">
                <text:p>0.3852280528052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70813501350137">
                <text:p>0.0170813501350137</text:p>
              </table:table-cell>
              <table:table-cell office:value-type="float" office:value="0.00908135013501365">
                <text:p>0.00908135013501365</text:p>
              </table:table-cell>
              <table:table-cell office:value-type="float" office:value="0.416081350135014">
                <text:p>0.4160813501350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360653525352534">
                <text:p>-0.0360653525352534</text:p>
              </table:table-cell>
              <table:table-cell office:value-type="float" office:value="-0.0190653525352534">
                <text:p>-0.0190653525352534</text:p>
              </table:table-cell>
              <table:table-cell office:value-type="float" office:value="0.448934647464747">
                <text:p>0.4489346474647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132120552055205">
                <text:p>-0.0132120552055205</text:p>
              </table:table-cell>
              <table:table-cell office:value-type="float" office:value="-0.0192120552055205">
                <text:p>-0.0192120552055205</text:p>
              </table:table-cell>
              <table:table-cell office:value-type="float" office:value="0.415787944794479">
                <text:p>0.4157879447944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435875787578743">
                <text:p>-0.00435875787578743</text:p>
              </table:table-cell>
              <table:table-cell office:value-type="float" office:value="0.0396412421242125">
                <text:p>0.0396412421242125</text:p>
              </table:table-cell>
              <table:table-cell office:value-type="float" office:value="0.494641242124213">
                <text:p>0.4946412421242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950546054605439">
                <text:p>-0.00950546054605439</text:p>
              </table:table-cell>
              <table:table-cell office:value-type="float" office:value="-0.0145054605460544">
                <text:p>-0.0145054605460544</text:p>
              </table:table-cell>
              <table:table-cell office:value-type="float" office:value="0.503494539453946">
                <text:p>0.5034945394539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34783678367845">
                <text:p>0.00534783678367845</text:p>
              </table:table-cell>
              <table:table-cell office:value-type="float" office:value="-0.00165216321632145">
                <text:p>-0.00165216321632145</text:p>
              </table:table-cell>
              <table:table-cell office:value-type="float" office:value="0.598347836783678">
                <text:p>0.5983478367836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02011341134114">
                <text:p>0.0202011341134114</text:p>
              </table:table-cell>
              <table:table-cell office:value-type="float" office:value="0.0312011341134114">
                <text:p>0.0312011341134114</text:p>
              </table:table-cell>
              <table:table-cell office:value-type="float" office:value="0.553201134113412">
                <text:p>0.5532011341134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305443144314443">
                <text:p>0.00305443144314443</text:p>
              </table:table-cell>
              <table:table-cell office:value-type="float" office:value="-0.00294556855685557">
                <text:p>-0.00294556855685557</text:p>
              </table:table-cell>
              <table:table-cell office:value-type="float" office:value="0.631054431443144">
                <text:p>0.6310544314431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590772877287749">
                <text:p>0.00590772877287749</text:p>
              </table:table-cell>
              <table:table-cell office:value-type="float" office:value="0.0339077287728775">
                <text:p>0.0339077287728775</text:p>
              </table:table-cell>
              <table:table-cell office:value-type="float" office:value="0.625907728772877">
                <text:p>0.6259077287728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77610261026104">
                <text:p>0.0177610261026104</text:p>
              </table:table-cell>
              <table:table-cell office:value-type="float" office:value="-0.0122389738973896">
                <text:p>-0.0122389738973896</text:p>
              </table:table-cell>
              <table:table-cell office:value-type="float" office:value="0.73776102610261">
                <text:p>0.737761026102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26143234323434">
                <text:p>0.0226143234323434</text:p>
              </table:table-cell>
              <table:table-cell office:value-type="float" office:value="0.0406143234323434">
                <text:p>0.0406143234323434</text:p>
              </table:table-cell>
              <table:table-cell office:value-type="float" office:value="0.738614323432343">
                <text:p>0.7386143234323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646762076207641">
                <text:p>0.00646762076207641</text:p>
              </table:table-cell>
              <table:table-cell office:value-type="float" office:value="0.0504676207620763">
                <text:p>0.0504676207620763</text:p>
              </table:table-cell>
              <table:table-cell office:value-type="float" office:value="0.751467620762076">
                <text:p>0.7514676207620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23209180918092">
                <text:p>0.0223209180918092</text:p>
              </table:table-cell>
              <table:table-cell office:value-type="float" office:value="0.0303209180918093">
                <text:p>0.0303209180918093</text:p>
              </table:table-cell>
              <table:table-cell office:value-type="float" office:value="0.792320918091809">
                <text:p>0.7923209180918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61742154215422">
                <text:p>0.0761742154215422</text:p>
              </table:table-cell>
              <table:table-cell office:value-type="float" office:value="0.0581742154215422">
                <text:p>0.0581742154215422</text:p>
              </table:table-cell>
              <table:table-cell office:value-type="float" office:value="0.800174215421542">
                <text:p>0.8001742154215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00275127512753">
                <text:p>0.0400275127512753</text:p>
              </table:table-cell>
              <table:table-cell office:value-type="float" office:value="0.0260275127512752">
                <text:p>0.0260275127512752</text:p>
              </table:table-cell>
              <table:table-cell office:value-type="float" office:value="0.871027512751275">
                <text:p>0.8710275127512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18808100810083">
                <text:p>0.0118808100810083</text:p>
              </table:table-cell>
              <table:table-cell office:value-type="float" office:value="0.0418808100810083">
                <text:p>0.0418808100810083</text:p>
              </table:table-cell>
              <table:table-cell office:value-type="float" office:value="0.915880810081008">
                <text:p>0.9158808100810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77341074107413">
                <text:p>0.0677341074107413</text:p>
              </table:table-cell>
              <table:table-cell office:value-type="float" office:value="0.0657341074107413">
                <text:p>0.0657341074107413</text:p>
              </table:table-cell>
              <table:table-cell office:value-type="float" office:value="0.894734107410741">
                <text:p>0.8947341074107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75874047404742">
                <text:p>0.0375874047404742</text:p>
              </table:table-cell>
              <table:table-cell office:value-type="float" office:value="0.0395874047404742">
                <text:p>0.0395874047404742</text:p>
              </table:table-cell>
              <table:table-cell office:value-type="float" office:value="0.957587404740474">
                <text:p>0.9575874047404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34407020702071">
                <text:p>0.0634407020702071</text:p>
              </table:table-cell>
              <table:table-cell office:value-type="float" office:value="0.0944407020702072">
                <text:p>0.0944407020702072</text:p>
              </table:table-cell>
              <table:table-cell office:value-type="float" office:value="0.972440702070207">
                <text:p>0.9724407020702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02939993999401">
                <text:p>0.0402939993999401</text:p>
              </table:table-cell>
              <table:table-cell office:value-type="float" office:value="0.06229399939994">
                <text:p>0.06229399939994</text:p>
              </table:table-cell>
              <table:table-cell office:value-type="float" office:value="1.10729399939994">
                <text:p>1.107293999399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21472967296731">
                <text:p>0.0621472967296731</text:p>
              </table:table-cell>
              <table:table-cell office:value-type="float" office:value="0.0921472967296731">
                <text:p>0.0921472967296731</text:p>
              </table:table-cell>
              <table:table-cell office:value-type="float" office:value="1.07114729672967">
                <text:p>1.071147296729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07000594059406">
                <text:p>0.107000594059406</text:p>
              </table:table-cell>
              <table:table-cell office:value-type="float" office:value="0.0950005940594061">
                <text:p>0.0950005940594061</text:p>
              </table:table-cell>
              <table:table-cell office:value-type="float" office:value="1.10800059405941">
                <text:p>1.10800059405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64853891389139">
                <text:p>0.064853891389139</text:p>
              </table:table-cell>
              <table:table-cell office:value-type="float" office:value="0.066853891389139">
                <text:p>0.066853891389139</text:p>
              </table:table-cell>
              <table:table-cell office:value-type="float" office:value="1.10785389138914">
                <text:p>1.107853891389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657071887188718">
                <text:p>0.0657071887188718</text:p>
              </table:table-cell>
              <table:table-cell office:value-type="float" office:value="0.100707188718872">
                <text:p>0.100707188718872</text:p>
              </table:table-cell>
              <table:table-cell office:value-type="float" office:value="1.23070718871887">
                <text:p>1.230707188718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55604860486052">
                <text:p>0.0955604860486052</text:p>
              </table:table-cell>
              <table:table-cell office:value-type="float" office:value="0.0985604860486051">
                <text:p>0.0985604860486051</text:p>
              </table:table-cell>
              <table:table-cell office:value-type="float" office:value="1.23556048604861">
                <text:p>1.235560486048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964137833783378">
                <text:p>0.0964137833783378</text:p>
              </table:table-cell>
              <table:table-cell office:value-type="float" office:value="0.099413783378338">
                <text:p>0.099413783378338</text:p>
              </table:table-cell>
              <table:table-cell office:value-type="float" office:value="1.23541378337834">
                <text:p>1.235413783378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82267080708071">
                <text:p>0.082267080708071</text:p>
              </table:table-cell>
              <table:table-cell office:value-type="float" office:value="0.108267080708071">
                <text:p>0.108267080708071</text:p>
              </table:table-cell>
              <table:table-cell office:value-type="float" office:value="1.28626708070807">
                <text:p>1.286267080708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9120378037804">
                <text:p>0.049120378037804</text:p>
              </table:table-cell>
              <table:table-cell office:value-type="float" office:value="0.118120378037804">
                <text:p>0.118120378037804</text:p>
              </table:table-cell>
              <table:table-cell office:value-type="float" office:value="1.3551203780378">
                <text:p>1.35512037803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869736753675367">
                <text:p>0.0869736753675367</text:p>
              </table:table-cell>
              <table:table-cell office:value-type="float" office:value="0.124973675367537">
                <text:p>0.124973675367537</text:p>
              </table:table-cell>
              <table:table-cell office:value-type="float" office:value="1.33997367536754">
                <text:p>1.339973675367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382697269727">
                <text:p>0.10382697269727</text:p>
              </table:table-cell>
              <table:table-cell office:value-type="float" office:value="0.11782697269727">
                <text:p>0.11782697269727</text:p>
              </table:table-cell>
              <table:table-cell office:value-type="float" office:value="1.42582697269727">
                <text:p>1.425826972697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1680270027003">
                <text:p>0.121680270027003</text:p>
              </table:table-cell>
              <table:table-cell office:value-type="float" office:value="0.129680270027003">
                <text:p>0.129680270027003</text:p>
              </table:table-cell>
              <table:table-cell office:value-type="float" office:value="1.406680270027">
                <text:p>1.4066802700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985335673567356">
                <text:p>0.0985335673567356</text:p>
              </table:table-cell>
              <table:table-cell office:value-type="float" office:value="0.129533567356736">
                <text:p>0.129533567356736</text:p>
              </table:table-cell>
              <table:table-cell office:value-type="float" office:value="1.42553356735674">
                <text:p>1.425533567356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09386864686469">
                <text:p>0.109386864686469</text:p>
              </table:table-cell>
              <table:table-cell office:value-type="float" office:value="0.121386864686469">
                <text:p>0.121386864686469</text:p>
              </table:table-cell>
              <table:table-cell office:value-type="float" office:value="1.49738686468647">
                <text:p>1.497386864686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12401620162018">
                <text:p>0.0912401620162018</text:p>
              </table:table-cell>
              <table:table-cell office:value-type="float" office:value="0.108240162016202">
                <text:p>0.108240162016202</text:p>
              </table:table-cell>
              <table:table-cell office:value-type="float" office:value="1.5582401620162">
                <text:p>1.55824016201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930934593459345">
                <text:p>0.0930934593459345</text:p>
              </table:table-cell>
              <table:table-cell office:value-type="float" office:value="0.135093459345935">
                <text:p>0.135093459345935</text:p>
              </table:table-cell>
              <table:table-cell office:value-type="float" office:value="1.59109345934593">
                <text:p>1.591093459345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6946756675668">
                <text:p>0.116946756675668</text:p>
              </table:table-cell>
              <table:table-cell office:value-type="float" office:value="0.166946756675668">
                <text:p>0.166946756675668</text:p>
              </table:table-cell>
              <table:table-cell office:value-type="float" office:value="1.57994675667567">
                <text:p>1.579946756675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68000540054006">
                <text:p>0.0868000540054006</text:p>
              </table:table-cell>
              <table:table-cell office:value-type="float" office:value="0.149800054005401">
                <text:p>0.149800054005401</text:p>
              </table:table-cell>
              <table:table-cell office:value-type="float" office:value="1.6318000540054">
                <text:p>1.63180005400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29653351335133">
                <text:p>0.129653351335133</text:p>
              </table:table-cell>
              <table:table-cell office:value-type="float" office:value="0.176653351335133">
                <text:p>0.176653351335133</text:p>
              </table:table-cell>
              <table:table-cell office:value-type="float" office:value="1.67465335133513">
                <text:p>1.674653351335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40506648664867">
                <text:p>0.140506648664867</text:p>
              </table:table-cell>
              <table:table-cell office:value-type="float" office:value="0.156506648664867">
                <text:p>0.156506648664867</text:p>
              </table:table-cell>
              <table:table-cell office:value-type="float" office:value="1.74250664866487">
                <text:p>1.742506648664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093599459946">
                <text:p>0.1093599459946</text:p>
              </table:table-cell>
              <table:table-cell office:value-type="float" office:value="0.176359945994599">
                <text:p>0.176359945994599</text:p>
              </table:table-cell>
              <table:table-cell office:value-type="float" office:value="1.7553599459946">
                <text:p>1.75535994599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05213243324332">
                <text:p>0.105213243324332</text:p>
              </table:table-cell>
              <table:table-cell office:value-type="float" office:value="0.173213243324333">
                <text:p>0.173213243324333</text:p>
              </table:table-cell>
              <table:table-cell office:value-type="float" office:value="1.75421324332433">
                <text:p>1.754213243324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55066540654066">
                <text:p>0.155066540654066</text:p>
              </table:table-cell>
              <table:table-cell office:value-type="float" office:value="0.179066540654066">
                <text:p>0.179066540654066</text:p>
              </table:table-cell>
              <table:table-cell office:value-type="float" office:value="1.75106654065407">
                <text:p>1.751066540654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74919837983798">
                <text:p>0.174919837983798</text:p>
              </table:table-cell>
              <table:table-cell office:value-type="float" office:value="0.208919837983798">
                <text:p>0.208919837983798</text:p>
              </table:table-cell>
              <table:table-cell office:value-type="float" office:value="1.8419198379838">
                <text:p>1.84191983798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28773135313532">
                <text:p>0.128773135313532</text:p>
              </table:table-cell>
              <table:table-cell office:value-type="float" office:value="0.172773135313532">
                <text:p>0.172773135313532</text:p>
              </table:table-cell>
              <table:table-cell office:value-type="float" office:value="1.89677313531353">
                <text:p>1.896773135313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91626432643265">
                <text:p>0.191626432643265</text:p>
              </table:table-cell>
              <table:table-cell office:value-type="float" office:value="0.200626432643265">
                <text:p>0.200626432643265</text:p>
              </table:table-cell>
              <table:table-cell office:value-type="float" office:value="1.90462643264326">
                <text:p>1.904626432643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40479729972997">
                <text:p>0.140479729972997</text:p>
              </table:table-cell>
              <table:table-cell office:value-type="float" office:value="0.204479729972997">
                <text:p>0.204479729972997</text:p>
              </table:table-cell>
              <table:table-cell office:value-type="float" office:value="1.930479729973">
                <text:p>1.9304797299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8133302730273">
                <text:p>0.18133302730273</text:p>
              </table:table-cell>
              <table:table-cell office:value-type="float" office:value="0.234333027302731">
                <text:p>0.234333027302731</text:p>
              </table:table-cell>
              <table:table-cell office:value-type="float" office:value="1.93933302730273">
                <text:p>1.939333027302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05186324632463">
                <text:p>0.205186324632463</text:p>
              </table:table-cell>
              <table:table-cell office:value-type="float" office:value="0.219186324632463">
                <text:p>0.219186324632463</text:p>
              </table:table-cell>
              <table:table-cell office:value-type="float" office:value="1.99918632463246">
                <text:p>1.999186324632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60039621962196">
                <text:p>0.160039621962196</text:p>
              </table:table-cell>
              <table:table-cell office:value-type="float" office:value="0.219039621962196">
                <text:p>0.219039621962196</text:p>
              </table:table-cell>
              <table:table-cell office:value-type="float" office:value="2.0970396219622">
                <text:p>2.09703962196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91892919291929">
                <text:p>0.191892919291929</text:p>
              </table:table-cell>
              <table:table-cell office:value-type="float" office:value="0.21889291929193">
                <text:p>0.21889291929193</text:p>
              </table:table-cell>
              <table:table-cell office:value-type="float" office:value="2.01989291929193">
                <text:p>2.019892919291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99746216621662">
                <text:p>0.199746216621662</text:p>
              </table:table-cell>
              <table:table-cell office:value-type="float" office:value="0.249746216621662">
                <text:p>0.249746216621662</text:p>
              </table:table-cell>
              <table:table-cell office:value-type="float" office:value="2.05374621662166">
                <text:p>2.053746216621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03599513951395">
                <text:p>0.203599513951395</text:p>
              </table:table-cell>
              <table:table-cell office:value-type="float" office:value="0.254599513951395">
                <text:p>0.254599513951395</text:p>
              </table:table-cell>
              <table:table-cell office:value-type="float" office:value="2.11859951395139">
                <text:p>2.118599513951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95452811281128">
                <text:p>0.195452811281128</text:p>
              </table:table-cell>
              <table:table-cell office:value-type="float" office:value="0.301452811281128">
                <text:p>0.301452811281128</text:p>
              </table:table-cell>
              <table:table-cell office:value-type="float" office:value="2.19445281128113">
                <text:p>2.194452811281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13306108610861">
                <text:p>0.213306108610861</text:p>
              </table:table-cell>
              <table:table-cell office:value-type="float" office:value="0.296306108610861">
                <text:p>0.296306108610861</text:p>
              </table:table-cell>
              <table:table-cell office:value-type="float" office:value="2.21930610861086">
                <text:p>2.219306108610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88159405940594">
                <text:p>0.188159405940594</text:p>
              </table:table-cell>
              <table:table-cell office:value-type="float" office:value="0.324159405940594">
                <text:p>0.324159405940594</text:p>
              </table:table-cell>
              <table:table-cell office:value-type="float" office:value="2.19515940594059">
                <text:p>2.195159405940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05012703270327">
                <text:p>0.205012703270327</text:p>
              </table:table-cell>
              <table:table-cell office:value-type="float" office:value="0.430012703270327">
                <text:p>0.430012703270327</text:p>
              </table:table-cell>
              <table:table-cell office:value-type="float" office:value="2.28701270327033">
                <text:p>2.287012703270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3886600060006">
                <text:p>0.23886600060006</text:p>
              </table:table-cell>
              <table:table-cell office:value-type="float" office:value="0.30586600060006">
                <text:p>0.30586600060006</text:p>
              </table:table-cell>
              <table:table-cell office:value-type="float" office:value="2.29786600060006">
                <text:p>2.297866000600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22719297929793">
                <text:p>0.222719297929793</text:p>
              </table:table-cell>
              <table:table-cell office:value-type="float" office:value="0.338719297929793">
                <text:p>0.338719297929793</text:p>
              </table:table-cell>
              <table:table-cell office:value-type="float" office:value="2.38871929792979">
                <text:p>2.388719297929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35572595259526">
                <text:p>0.235572595259526</text:p>
              </table:table-cell>
              <table:table-cell office:value-type="float" office:value="0.545572595259526">
                <text:p>0.545572595259526</text:p>
              </table:table-cell>
              <table:table-cell office:value-type="float" office:value="2.39457259525953">
                <text:p>2.394572595259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18425892589259">
                <text:p>0.218425892589259</text:p>
              </table:table-cell>
              <table:table-cell office:value-type="float" office:value="0.381425892589259">
                <text:p>0.381425892589259</text:p>
              </table:table-cell>
              <table:table-cell office:value-type="float" office:value="2.40542589258926">
                <text:p>2.405425892589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13279189918992">
                <text:p>0.213279189918992</text:p>
              </table:table-cell>
              <table:table-cell office:value-type="float" office:value="0.322279189918992">
                <text:p>0.322279189918992</text:p>
              </table:table-cell>
              <table:table-cell office:value-type="float" office:value="2.43527918991899">
                <text:p>2.435279189918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26132487248725">
                <text:p>0.226132487248725</text:p>
              </table:table-cell>
              <table:table-cell office:value-type="float" office:value="0.303132487248725">
                <text:p>0.303132487248725</text:p>
              </table:table-cell>
              <table:table-cell office:value-type="float" office:value="2.44813248724872">
                <text:p>2.448132487248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52985784578458">
                <text:p>0.252985784578458</text:p>
              </table:table-cell>
              <table:table-cell office:value-type="float" office:value="0.272985784578458">
                <text:p>0.272985784578458</text:p>
              </table:table-cell>
              <table:table-cell office:value-type="float" office:value="2.50998578457846">
                <text:p>2.509985784578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58839081908191">
                <text:p>0.258839081908191</text:p>
              </table:table-cell>
              <table:table-cell office:value-type="float" office:value="0.299839081908191">
                <text:p>0.299839081908191</text:p>
              </table:table-cell>
              <table:table-cell office:value-type="float" office:value="2.53683908190819">
                <text:p>2.536839081908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67692379237924">
                <text:p>0.267692379237924</text:p>
              </table:table-cell>
              <table:table-cell office:value-type="float" office:value="0.272692379237924">
                <text:p>0.272692379237924</text:p>
              </table:table-cell>
              <table:table-cell office:value-type="float" office:value="2.56369237923792">
                <text:p>2.563692379237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64545676567657">
                <text:p>0.264545676567657</text:p>
              </table:table-cell>
              <table:table-cell office:value-type="float" office:value="0.289545676567657">
                <text:p>0.289545676567657</text:p>
              </table:table-cell>
              <table:table-cell office:value-type="float" office:value="2.56354567656766">
                <text:p>2.563545676567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4739897389739">
                <text:p>0.24739897389739</text:p>
              </table:table-cell>
              <table:table-cell office:value-type="float" office:value="0.30139897389739">
                <text:p>0.30139897389739</text:p>
              </table:table-cell>
              <table:table-cell office:value-type="float" office:value="2.61939897389739">
                <text:p>2.619398973897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65252271227123">
                <text:p>0.265252271227123</text:p>
              </table:table-cell>
              <table:table-cell office:value-type="float" office:value="0.331252271227123">
                <text:p>0.331252271227123</text:p>
              </table:table-cell>
              <table:table-cell office:value-type="float" office:value="2.67625227122712">
                <text:p>2.676252271227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51105568556856">
                <text:p>0.251105568556856</text:p>
              </table:table-cell>
              <table:table-cell office:value-type="float" office:value="0.367105568556856">
                <text:p>0.367105568556856</text:p>
              </table:table-cell>
              <table:table-cell office:value-type="float" office:value="2.67410556855686">
                <text:p>2.674105568556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85958865886589">
                <text:p>0.285958865886589</text:p>
              </table:table-cell>
              <table:table-cell office:value-type="float" office:value="0.400958865886589">
                <text:p>0.400958865886589</text:p>
              </table:table-cell>
              <table:table-cell office:value-type="float" office:value="2.74195886588659">
                <text:p>2.741958865886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53812163216322">
                <text:p>0.253812163216322</text:p>
              </table:table-cell>
              <table:table-cell office:value-type="float" office:value="0.415812163216322">
                <text:p>0.415812163216322</text:p>
              </table:table-cell>
              <table:table-cell office:value-type="float" office:value="2.73881216321632">
                <text:p>2.738812163216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82665460546055">
                <text:p>0.282665460546055</text:p>
              </table:table-cell>
              <table:table-cell office:value-type="float" office:value="0.381665460546055">
                <text:p>0.381665460546055</text:p>
              </table:table-cell>
              <table:table-cell office:value-type="float" office:value="2.75666546054605">
                <text:p>2.756665460546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87518757875788">
                <text:p>0.287518757875788</text:p>
              </table:table-cell>
              <table:table-cell office:value-type="float" office:value="0.373518757875788">
                <text:p>0.373518757875788</text:p>
              </table:table-cell>
              <table:table-cell office:value-type="float" office:value="2.86251875787579">
                <text:p>2.862518757875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9037205520552">
                <text:p>0.29037205520552</text:p>
              </table:table-cell>
              <table:table-cell office:value-type="float" office:value="0.42937205520552">
                <text:p>0.42937205520552</text:p>
              </table:table-cell>
              <table:table-cell office:value-type="float" office:value="2.86037205520552">
                <text:p>2.860372055205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99225352535254">
                <text:p>0.299225352535254</text:p>
              </table:table-cell>
              <table:table-cell office:value-type="float" office:value="0.409225352535254">
                <text:p>0.409225352535254</text:p>
              </table:table-cell>
              <table:table-cell office:value-type="float" office:value="2.87722535253525">
                <text:p>2.877225352535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83078649864986">
                <text:p>0.283078649864986</text:p>
              </table:table-cell>
              <table:table-cell office:value-type="float" office:value="0.420078649864986">
                <text:p>0.420078649864986</text:p>
              </table:table-cell>
              <table:table-cell office:value-type="float" office:value="2.89007864986499">
                <text:p>2.890078649864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75931947194719">
                <text:p>0.475931947194719</text:p>
              </table:table-cell>
              <table:table-cell office:value-type="float" office:value="0.441931947194719">
                <text:p>0.441931947194719</text:p>
              </table:table-cell>
              <table:table-cell office:value-type="float" office:value="3.03393194719472">
                <text:p>3.033931947194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61785244524453">
                <text:p>0.461785244524453</text:p>
              </table:table-cell>
              <table:table-cell office:value-type="float" office:value="0.467785244524453">
                <text:p>0.467785244524453</text:p>
              </table:table-cell>
              <table:table-cell office:value-type="float" office:value="3.33678524452445">
                <text:p>3.336785244524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85638541854185">
                <text:p>0.385638541854185</text:p>
              </table:table-cell>
              <table:table-cell office:value-type="float" office:value="0.461638541854185">
                <text:p>0.461638541854185</text:p>
              </table:table-cell>
              <table:table-cell office:value-type="float" office:value="2.88863854185419">
                <text:p>2.888638541854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78491839183919">
                <text:p>0.378491839183919</text:p>
              </table:table-cell>
              <table:table-cell office:value-type="float" office:value="0.483491839183919">
                <text:p>0.483491839183919</text:p>
              </table:table-cell>
              <table:table-cell office:value-type="float" office:value="2.90749183918392">
                <text:p>2.907491839183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02345136513651">
                <text:p>0.402345136513651</text:p>
              </table:table-cell>
              <table:table-cell office:value-type="float" office:value="0.448345136513651">
                <text:p>0.448345136513651</text:p>
              </table:table-cell>
              <table:table-cell office:value-type="float" office:value="2.89634513651365">
                <text:p>2.896345136513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24198433843384">
                <text:p>0.424198433843384</text:p>
              </table:table-cell>
              <table:table-cell office:value-type="float" office:value="0.428198433843384">
                <text:p>0.428198433843384</text:p>
              </table:table-cell>
              <table:table-cell office:value-type="float" office:value="3.03919843384338">
                <text:p>3.039198433843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87051731173118">
                <text:p>0.387051731173118</text:p>
              </table:table-cell>
              <table:table-cell office:value-type="float" office:value="0.509051731173118">
                <text:p>0.509051731173118</text:p>
              </table:table-cell>
              <table:table-cell office:value-type="float" office:value="2.96505173117312">
                <text:p>2.965051731173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8590502850285">
                <text:p>0.38590502850285</text:p>
              </table:table-cell>
              <table:table-cell office:value-type="float" office:value="0.48590502850285">
                <text:p>0.48590502850285</text:p>
              </table:table-cell>
              <table:table-cell office:value-type="float" office:value="3.00490502850285">
                <text:p>3.004905028502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06758325832583">
                <text:p>0.406758325832583</text:p>
              </table:table-cell>
              <table:table-cell office:value-type="float" office:value="0.429758325832583">
                <text:p>0.429758325832583</text:p>
              </table:table-cell>
              <table:table-cell office:value-type="float" office:value="3.22575832583258">
                <text:p>3.225758325832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08611623162317">
                <text:p>0.408611623162317</text:p>
              </table:table-cell>
              <table:table-cell office:value-type="float" office:value="0.480611623162317">
                <text:p>0.480611623162317</text:p>
              </table:table-cell>
              <table:table-cell office:value-type="float" office:value="3.32361162316232">
                <text:p>3.323611623162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16464920492049">
                <text:p>0.416464920492049</text:p>
              </table:table-cell>
              <table:table-cell office:value-type="float" office:value="0.500464920492049">
                <text:p>0.500464920492049</text:p>
              </table:table-cell>
              <table:table-cell office:value-type="float" office:value="3.13246492049205">
                <text:p>3.132464920492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02318217821782">
                <text:p>0.402318217821782</text:p>
              </table:table-cell>
              <table:table-cell office:value-type="float" office:value="0.455318217821782">
                <text:p>0.455318217821782</text:p>
              </table:table-cell>
              <table:table-cell office:value-type="float" office:value="3.37531821782178">
                <text:p>3.375318217821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line" chart:style-name="ch1">
        <chart:legend chart:legend-position="end" svg:x="13.057cm" svg:y="3.954cm" style:legend-expansion="high" chart:style-name="ch2"/>
        <chart:plot-area chart:style-name="ch3" table:cell-range-address="'Local ~50us'.C2:'Local ~50us'.D101" chart:data-source-has-labels="row" svg:x="0.319cm" svg:y="0.18cm" svg:width="12.419cm" svg:height="8.645cm">
          <chartooo:coordinate-region svg:x="1.046cm" svg:y="0.379cm" svg:width="11.692cm" svg:height="7.6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ocal ~50us'.C2:'Local ~50us'.C101" loext:label-string="actual" chart:class="chart:line">
            <chart:data-point chart:repeated="100"/>
          </chart:series>
          <chart:series chart:style-name="ch7" chart:values-cell-range-address="'Local ~50us'.D2:'Local ~50us'.D101" loext:label-string="regression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</table:table-cell>
              <table:table-cell office:value-type="string">
                <text:p>regress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1">
                <text:p>0.61</text:p>
                <draw:g>
                  <svg:desc>'Local ~50us'.C2:'Local ~50us'.C101</svg:desc>
                </draw:g>
              </table:table-cell>
              <table:table-cell office:value-type="float" office:value="0.411158217821782">
                <text:p>0.411158217821782</text:p>
                <draw:g>
                  <svg:desc>'Local ~50us'.D2:'Local ~50us'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25">
                <text:p>0.525</text:p>
              </table:table-cell>
              <table:table-cell office:value-type="float" office:value="0.428304920492049">
                <text:p>0.428304920492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77">
                <text:p>0.577</text:p>
              </table:table-cell>
              <table:table-cell office:value-type="float" office:value="0.445451623162316">
                <text:p>0.4454516231623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1">
                <text:p>0.701</text:p>
              </table:table-cell>
              <table:table-cell office:value-type="float" office:value="0.462598325832583">
                <text:p>0.462598325832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57">
                <text:p>0.557</text:p>
              </table:table-cell>
              <table:table-cell office:value-type="float" office:value="0.47974502850285">
                <text:p>0.479745028502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35">
                <text:p>0.535</text:p>
              </table:table-cell>
              <table:table-cell office:value-type="float" office:value="0.496891731173117">
                <text:p>0.4968917311731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01">
                <text:p>0.501</text:p>
              </table:table-cell>
              <table:table-cell office:value-type="float" office:value="0.514038433843384">
                <text:p>0.5140384338433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5">
                <text:p>0.595</text:p>
              </table:table-cell>
              <table:table-cell office:value-type="float" office:value="0.531185136513651">
                <text:p>0.5311851365136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6">
                <text:p>0.596</text:p>
              </table:table-cell>
              <table:table-cell office:value-type="float" office:value="0.548331839183918">
                <text:p>0.5483318391839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48">
                <text:p>0.648</text:p>
              </table:table-cell>
              <table:table-cell office:value-type="float" office:value="0.565478541854185">
                <text:p>0.5654785418541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8">
                <text:p>0.598</text:p>
              </table:table-cell>
              <table:table-cell office:value-type="float" office:value="0.582625244524452">
                <text:p>0.5826252445244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4">
                <text:p>0.514</text:p>
              </table:table-cell>
              <table:table-cell office:value-type="float" office:value="0.599771947194719">
                <text:p>0.5997719471947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06">
                <text:p>0.606</text:p>
              </table:table-cell>
              <table:table-cell office:value-type="float" office:value="0.616918649864986">
                <text:p>0.6169186498649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96">
                <text:p>0.596</text:p>
              </table:table-cell>
              <table:table-cell office:value-type="float" office:value="0.634065352535253">
                <text:p>0.6340653525352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9">
                <text:p>0.689</text:p>
              </table:table-cell>
              <table:table-cell office:value-type="float" office:value="0.65121205520552">
                <text:p>0.651212055205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07">
                <text:p>0.707</text:p>
              </table:table-cell>
              <table:table-cell office:value-type="float" office:value="0.668358757875788">
                <text:p>0.6683587578757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87">
                <text:p>0.687</text:p>
              </table:table-cell>
              <table:table-cell office:value-type="float" office:value="0.685505460546054">
                <text:p>0.6855054605460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54">
                <text:p>0.654</text:p>
              </table:table-cell>
              <table:table-cell office:value-type="float" office:value="0.702652163216322">
                <text:p>0.7026521632163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67">
                <text:p>0.667</text:p>
              </table:table-cell>
              <table:table-cell office:value-type="float" office:value="0.719798865886589">
                <text:p>0.7197988658865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97">
                <text:p>0.697</text:p>
              </table:table-cell>
              <table:table-cell office:value-type="float" office:value="0.736945568556856">
                <text:p>0.7369455685568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29">
                <text:p>0.729</text:p>
              </table:table-cell>
              <table:table-cell office:value-type="float" office:value="0.754092271227123">
                <text:p>0.7540922712271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88">
                <text:p>0.688</text:p>
              </table:table-cell>
              <table:table-cell office:value-type="float" office:value="0.77123897389739">
                <text:p>0.771238973897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97">
                <text:p>0.697</text:p>
              </table:table-cell>
              <table:table-cell office:value-type="float" office:value="0.788385676567657">
                <text:p>0.7883856765676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78">
                <text:p>0.778</text:p>
              </table:table-cell>
              <table:table-cell office:value-type="float" office:value="0.805532379237924">
                <text:p>0.8055323792379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47">
                <text:p>0.747</text:p>
              </table:table-cell>
              <table:table-cell office:value-type="float" office:value="0.822679081908191">
                <text:p>0.8226790819081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38">
                <text:p>0.838</text:p>
              </table:table-cell>
              <table:table-cell office:value-type="float" office:value="0.839825784578458">
                <text:p>0.8398257845784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08">
                <text:p>0.808</text:p>
              </table:table-cell>
              <table:table-cell office:value-type="float" office:value="0.856972487248725">
                <text:p>0.8569724872487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22">
                <text:p>0.822</text:p>
              </table:table-cell>
              <table:table-cell office:value-type="float" office:value="0.874119189918992">
                <text:p>0.8741191899189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">
                <text:p>0.8</text:p>
              </table:table-cell>
              <table:table-cell office:value-type="float" office:value="0.891265892589259">
                <text:p>0.8912658925892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31">
                <text:p>0.831</text:p>
              </table:table-cell>
              <table:table-cell office:value-type="float" office:value="0.908412595259526">
                <text:p>0.9084125952595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03">
                <text:p>0.903</text:p>
              </table:table-cell>
              <table:table-cell office:value-type="float" office:value="0.925559297929793">
                <text:p>0.9255592979297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49">
                <text:p>0.949</text:p>
              </table:table-cell>
              <table:table-cell office:value-type="float" office:value="0.94270600060006">
                <text:p>0.942706000600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74">
                <text:p>1.074</text:p>
              </table:table-cell>
              <table:table-cell office:value-type="float" office:value="0.959852703270327">
                <text:p>0.9598527032703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11">
                <text:p>1.011</text:p>
              </table:table-cell>
              <table:table-cell office:value-type="float" office:value="0.976999405940594">
                <text:p>0.9769994059405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73">
                <text:p>0.973</text:p>
              </table:table-cell>
              <table:table-cell office:value-type="float" office:value="0.994146108610861">
                <text:p>0.9941461086108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05">
                <text:p>1.005</text:p>
              </table:table-cell>
              <table:table-cell office:value-type="float" office:value="1.01129281128113">
                <text:p>1.011292811281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4">
                <text:p>0.94</text:p>
              </table:table-cell>
              <table:table-cell office:value-type="float" office:value="1.02843951395139">
                <text:p>1.028439513951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8">
                <text:p>0.98</text:p>
              </table:table-cell>
              <table:table-cell office:value-type="float" office:value="1.04558621662166">
                <text:p>1.045586216621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89">
                <text:p>0.989</text:p>
              </table:table-cell>
              <table:table-cell office:value-type="float" office:value="1.06273291929193">
                <text:p>1.062732919291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21">
                <text:p>1.021</text:p>
              </table:table-cell>
              <table:table-cell office:value-type="float" office:value="1.0798796219622">
                <text:p>1.07987962196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18">
                <text:p>1.118</text:p>
              </table:table-cell>
              <table:table-cell office:value-type="float" office:value="1.09702632463246">
                <text:p>1.097026324632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66">
                <text:p>1.066</text:p>
              </table:table-cell>
              <table:table-cell office:value-type="float" office:value="1.11417302730273">
                <text:p>1.114173027302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138">
                <text:p>1.138</text:p>
              </table:table-cell>
              <table:table-cell office:value-type="float" office:value="1.131319729973">
                <text:p>1.1313197299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87">
                <text:p>1.087</text:p>
              </table:table-cell>
              <table:table-cell office:value-type="float" office:value="1.14846643264326">
                <text:p>1.148466432643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42">
                <text:p>1.142</text:p>
              </table:table-cell>
              <table:table-cell office:value-type="float" office:value="1.16561313531353">
                <text:p>1.165613135313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79">
                <text:p>1.179</text:p>
              </table:table-cell>
              <table:table-cell office:value-type="float" office:value="1.1827598379838">
                <text:p>1.18275983798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63">
                <text:p>1.163</text:p>
              </table:table-cell>
              <table:table-cell office:value-type="float" office:value="1.19990654065407">
                <text:p>1.199906540654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58">
                <text:p>1.158</text:p>
              </table:table-cell>
              <table:table-cell office:value-type="float" office:value="1.21705324332433">
                <text:p>1.217053243324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91">
                <text:p>1.191</text:p>
              </table:table-cell>
              <table:table-cell office:value-type="float" office:value="1.2341999459946">
                <text:p>1.23419994599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24">
                <text:p>1.224</text:p>
              </table:table-cell>
              <table:table-cell office:value-type="float" office:value="1.25134664866487">
                <text:p>1.251346648664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59">
                <text:p>1.259</text:p>
              </table:table-cell>
              <table:table-cell office:value-type="float" office:value="1.26849335133513">
                <text:p>1.268493351335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59">
                <text:p>1.259</text:p>
              </table:table-cell>
              <table:table-cell office:value-type="float" office:value="1.2856400540054">
                <text:p>1.28564005400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39">
                <text:p>1.239</text:p>
              </table:table-cell>
              <table:table-cell office:value-type="float" office:value="1.30278675667567">
                <text:p>1.302786756675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73">
                <text:p>1.273</text:p>
              </table:table-cell>
              <table:table-cell office:value-type="float" office:value="1.31993345934593">
                <text:p>1.319933459345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296">
                <text:p>1.296</text:p>
              </table:table-cell>
              <table:table-cell office:value-type="float" office:value="1.3370801620162">
                <text:p>1.33708016201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72">
                <text:p>1.372</text:p>
              </table:table-cell>
              <table:table-cell office:value-type="float" office:value="1.35422686468647">
                <text:p>1.354226864686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298">
                <text:p>1.298</text:p>
              </table:table-cell>
              <table:table-cell office:value-type="float" office:value="1.37137356735674">
                <text:p>1.371373567356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353">
                <text:p>1.353</text:p>
              </table:table-cell>
              <table:table-cell office:value-type="float" office:value="1.388520270027">
                <text:p>1.3885202700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352">
                <text:p>1.352</text:p>
              </table:table-cell>
              <table:table-cell office:value-type="float" office:value="1.40566697269727">
                <text:p>1.405666972697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66">
                <text:p>1.366</text:p>
              </table:table-cell>
              <table:table-cell office:value-type="float" office:value="1.42281367536754">
                <text:p>1.422813675367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482">
                <text:p>1.482</text:p>
              </table:table-cell>
              <table:table-cell office:value-type="float" office:value="1.4399603780378">
                <text:p>1.43996037803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399">
                <text:p>1.399</text:p>
              </table:table-cell>
              <table:table-cell office:value-type="float" office:value="1.45710708070807">
                <text:p>1.457107080708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438">
                <text:p>1.438</text:p>
              </table:table-cell>
              <table:table-cell office:value-type="float" office:value="1.47425378337834">
                <text:p>1.474253783378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421">
                <text:p>1.421</text:p>
              </table:table-cell>
              <table:table-cell office:value-type="float" office:value="1.49140048604861">
                <text:p>1.491400486048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45">
                <text:p>1.545</text:p>
              </table:table-cell>
              <table:table-cell office:value-type="float" office:value="1.50854718871887">
                <text:p>1.508547188718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35">
                <text:p>1.535</text:p>
              </table:table-cell>
              <table:table-cell office:value-type="float" office:value="1.52569389138914">
                <text:p>1.525693891389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495">
                <text:p>1.495</text:p>
              </table:table-cell>
              <table:table-cell office:value-type="float" office:value="1.54284059405941">
                <text:p>1.542840594059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28">
                <text:p>1.528</text:p>
              </table:table-cell>
              <table:table-cell office:value-type="float" office:value="1.55998729672967">
                <text:p>1.559987296729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594">
                <text:p>1.594</text:p>
              </table:table-cell>
              <table:table-cell office:value-type="float" office:value="1.57713399939994">
                <text:p>1.577133999399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65">
                <text:p>1.565</text:p>
              </table:table-cell>
              <table:table-cell office:value-type="float" office:value="1.59428070207021">
                <text:p>1.594280702070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83">
                <text:p>1.583</text:p>
              </table:table-cell>
              <table:table-cell office:value-type="float" office:value="1.61142740474047">
                <text:p>1.611427404740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88">
                <text:p>1.588</text:p>
              </table:table-cell>
              <table:table-cell office:value-type="float" office:value="1.62857410741074">
                <text:p>1.628574107410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828">
                <text:p>1.828</text:p>
              </table:table-cell>
              <table:table-cell office:value-type="float" office:value="1.64572081008101">
                <text:p>1.645720810081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678">
                <text:p>1.678</text:p>
              </table:table-cell>
              <table:table-cell office:value-type="float" office:value="1.66286751275128">
                <text:p>1.662867512751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715">
                <text:p>1.715</text:p>
              </table:table-cell>
              <table:table-cell office:value-type="float" office:value="1.68001421542154">
                <text:p>1.680014215421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703">
                <text:p>1.703</text:p>
              </table:table-cell>
              <table:table-cell office:value-type="float" office:value="1.69716091809181">
                <text:p>1.697160918091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738">
                <text:p>1.738</text:p>
              </table:table-cell>
              <table:table-cell office:value-type="float" office:value="1.71430762076208">
                <text:p>1.714307620762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865">
                <text:p>1.865</text:p>
              </table:table-cell>
              <table:table-cell office:value-type="float" office:value="1.73145432343234">
                <text:p>1.731454323432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863">
                <text:p>1.863</text:p>
              </table:table-cell>
              <table:table-cell office:value-type="float" office:value="1.74860102610261">
                <text:p>1.748601026102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855">
                <text:p>1.855</text:p>
              </table:table-cell>
              <table:table-cell office:value-type="float" office:value="1.76574772877288">
                <text:p>1.765747728772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852">
                <text:p>1.852</text:p>
              </table:table-cell>
              <table:table-cell office:value-type="float" office:value="1.78289443144314">
                <text:p>1.782894431443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814">
                <text:p>1.814</text:p>
              </table:table-cell>
              <table:table-cell office:value-type="float" office:value="1.80004113411341">
                <text:p>1.800041134113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99">
                <text:p>1.799</text:p>
              </table:table-cell>
              <table:table-cell office:value-type="float" office:value="1.81718783678368">
                <text:p>1.817187836783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814">
                <text:p>1.814</text:p>
              </table:table-cell>
              <table:table-cell office:value-type="float" office:value="1.83433453945395">
                <text:p>1.834334539453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904">
                <text:p>1.904</text:p>
              </table:table-cell>
              <table:table-cell office:value-type="float" office:value="1.85148124212421">
                <text:p>1.851481242124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821">
                <text:p>1.821</text:p>
              </table:table-cell>
              <table:table-cell office:value-type="float" office:value="1.86862794479448">
                <text:p>1.868627944794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902">
                <text:p>1.902</text:p>
              </table:table-cell>
              <table:table-cell office:value-type="float" office:value="1.88577464746475">
                <text:p>1.885774647464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896">
                <text:p>1.896</text:p>
              </table:table-cell>
              <table:table-cell office:value-type="float" office:value="1.90292135013501">
                <text:p>1.902921350135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96">
                <text:p>1.96</text:p>
              </table:table-cell>
              <table:table-cell office:value-type="float" office:value="1.92006805280528">
                <text:p>1.920068052805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925">
                <text:p>1.925</text:p>
              </table:table-cell>
              <table:table-cell office:value-type="float" office:value="1.93721475547555">
                <text:p>1.937214755475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951">
                <text:p>1.951</text:p>
              </table:table-cell>
              <table:table-cell office:value-type="float" office:value="1.95436145814581">
                <text:p>1.954361458145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4">
                <text:p>1.94</text:p>
              </table:table-cell>
              <table:table-cell office:value-type="float" office:value="1.97150816081608">
                <text:p>1.971508160816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019">
                <text:p>2.019</text:p>
              </table:table-cell>
              <table:table-cell office:value-type="float" office:value="1.98865486348635">
                <text:p>1.988654863486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038">
                <text:p>2.038</text:p>
              </table:table-cell>
              <table:table-cell office:value-type="float" office:value="2.00580156615662">
                <text:p>2.005801566156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042">
                <text:p>2.042</text:p>
              </table:table-cell>
              <table:table-cell office:value-type="float" office:value="2.02294826882688">
                <text:p>2.022948268826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027">
                <text:p>2.027</text:p>
              </table:table-cell>
              <table:table-cell office:value-type="float" office:value="2.04009497149715">
                <text:p>2.040094971497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147">
                <text:p>2.147</text:p>
              </table:table-cell>
              <table:table-cell office:value-type="float" office:value="2.05724167416742">
                <text:p>2.057241674167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104">
                <text:p>2.104</text:p>
              </table:table-cell>
              <table:table-cell office:value-type="float" office:value="2.07438837683768">
                <text:p>2.074388376837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13">
                <text:p>2.13</text:p>
              </table:table-cell>
              <table:table-cell office:value-type="float" office:value="2.09153507950795">
                <text:p>2.091535079507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113">
                <text:p>2.113</text:p>
              </table:table-cell>
              <table:table-cell office:value-type="float" office:value="2.10868178217822">
                <text:p>2.108681782178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